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ucida Sans1" svg:font-family="'Lucida Sans'" style:font-family-generic="swiss"/>
    <style:font-face style:name="F" svg:font-family="" style:font-family-generic="roman" style:font-pitch="variable"/>
    <style:font-face style:name="Arial" svg:font-family="Arial"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4722in" fo:margin-top="0in" fo:margin-bottom="0in" table:align="center" style:writing-mode="lr-tb"/>
    </style:style>
    <style:style style:name="Table1.A" style:family="table-column">
      <style:table-column-properties style:column-width="1.1569in"/>
    </style:style>
    <style:style style:name="Table1.B" style:family="table-column">
      <style:table-column-properties style:column-width="1.1576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List_20_Continue_20_3" style:list-style-name="WWNum2"/>
    <style:style style:name="P2" style:family="paragraph" style:parent-style-name="Bibliography" style:list-style-name="WWNum6"/>
    <style:style style:name="P3" style:family="paragraph" style:parent-style-name="List_20_Continue_20_2" style:list-style-name="WWNum2"/>
    <style:style style:name="P4" style:family="paragraph" style:parent-style-name="List_20_Continue_20_4" style:list-style-name="WWNum2"/>
    <style:style style:name="P5" style:family="paragraph" style:parent-style-name="Table_20_text_20__28_9_29_">
      <style:paragraph-properties fo:text-align="start" style:justify-single-word="false"/>
    </style:style>
    <style:style style:name="P6" style:family="paragraph" style:parent-style-name="GeneratedTitle" style:master-page-name="First_20_Page">
      <style:paragraph-properties style:page-number="auto"/>
    </style:style>
    <style:style style:name="P7" style:family="paragraph" style:parent-style-name="List_20_Continue" style:list-style-name="WWNum2"/>
    <style:style style:name="T1" style:family="text">
      <style:text-properties style:text-position="27% 100%" fo:font-style="italic" style:font-style-asian="italic"/>
    </style:style>
    <style:style style:name="T2" style:family="text">
      <style:text-properties style:font-name="Courier"/>
    </style:style>
    <style:style style:name="T3" style:family="text">
      <style:text-properties style:font-name="Courier" fo:font-weight="bold" style:font-weight-asian="bold"/>
    </style:style>
    <style:style style:name="T4" style:family="text">
      <style:text-properties style:font-name="Courier" fo:language="en" fo:country="none"/>
    </style:style>
    <style:style style:name="T5" style:family="text">
      <style:text-properties style:font-name="Courier" fo:language="fr" fo:country="FR"/>
    </style:style>
    <style:style style:name="T6" style:family="text">
      <style:text-properties style:font-name="Courier" fo:language="es" fo:country="none"/>
    </style:style>
    <style:style style:name="T7" style:family="text">
      <style:text-properties style:font-name="Courier" fo:language="ja" fo:country="none"/>
    </style:style>
    <style:style style:name="T8" style:family="text">
      <style:text-properties fo:language="none" fo:country="none"/>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fo:font-weight="bold" style:font-weight-asian="bold"/>
    </style:style>
    <style:style style:name="T12" style:family="text">
      <style:text-properties style:text-underline-style="none"/>
    </style:style>
    <style:style style:name="T13" style:family="text">
      <style:text-properties style:text-position="super 58%"/>
    </style:style>
    <style:style style:name="T14" style:family="text">
      <style:text-properties style:text-position="super 58%" fo:font-weight="bold" style:font-weight-asian="bold"/>
    </style:style>
    <style:style style:name="T15" style:family="text">
      <style:text-properties style:text-position="super 58%" fo:font-style="italic" style:font-style-asian="italic"/>
    </style:style>
    <style:style style:name="T16" style:family="text">
      <style:text-properties style:text-position="sub 58%"/>
    </style:style>
    <style:style style:name="T17" style:family="text">
      <style:text-properties fo:language="en" fo:country="none"/>
    </style:style>
    <style:style style:name="T18" style:family="text">
      <style:text-properties fo:language="en" fo:country="none" fo:font-style="italic" style:font-style-asian="italic"/>
    </style:style>
    <style:style style:name="T19" style:family="text">
      <style:text-properties fo:language="ko" fo:country="none"/>
    </style:style>
    <style:style style:name="T20" style:family="text">
      <style:text-properties fo:language="ko" fo:country="none" fo:font-style="italic" style:font-style-asian="italic"/>
    </style:style>
    <style:style style:name="T21" style:family="text">
      <style:text-properties fo:language="zh" fo:country="TW"/>
    </style:style>
    <style:style style:name="T22" style:family="text">
      <style:text-properties fo:language="ja" fo:country="none"/>
    </style:style>
    <style:style style:name="T23" style:family="text">
      <style:text-properties fo:language="ja" fo:country="none" fo:font-style="italic" style:font-style-asian="italic"/>
    </style:style>
    <style:style style:name="T24" style:family="text">
      <style:text-properties fo:language="fr" fo:country="FR"/>
    </style:style>
    <style:style style:name="T25" style:family="text">
      <style:text-properties fo:language="fr" fo:country="FR" fo:font-style="italic" style:font-style-asian="italic"/>
    </style:style>
    <style:style style:name="T26" style:family="text">
      <style:text-properties fo:language="es" fo:country="none"/>
    </style:style>
    <style:style style:name="T27" style:family="text">
      <style:text-properties fo:language="es" fo:country="none" fo:font-style="italic" style:font-style-asian="italic"/>
    </style:style>
    <style:style style:name="T28" style:family="text">
      <style:text-properties fo:language="it" fo:country="none"/>
    </style:style>
    <style:style style:name="T29" style:family="text">
      <style:text-properties fo:language="it" fo:country="none"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Guidelines for Encoding Critical Editions for the Library of Digital Latin Texts</text:span></text:p>
      <text:p text:style-name="Author">Samuel J. Huskey and Hugh Cayless</text:p>
      <text:h text:style-name="Heading_20_1" text:outline-level="1"><text:bookmark-start text:name="Acknowledgments"/>Acknowledgments<text:bookmark-end text:name="Acknowledgments"/></text:h>
      <text:p text:style-name="Standard">The following guidelines are the product of a collaboration between Samuel J. Huskey (University of Oklahoma) and Hugh Cayless (Duke Collaboratory for Classical Computing), but many others deserve acknowledgment for their contributions.</text:p>
      <text:p text:style-name="Standard">Cynthia Damon (University of Pennsylvania) and Robert Kaster (Princeton University) read and commented on the guidelines from their perspectives as editors of critical texts. Their insights into the methods and practices of textual criticism, particularly with regard to terminology, have been invaluable. They also contributed pilot projects for use in evaluating and refining the encoding guidelines. In addition, Robert Kaster devoted considerable time to developing the typology of variant readings in the section "<text:bookmark-ref text:reference-format="number-no-superior" text:ref-name="apparatus-criticus-analysis">Tagging Readings for Analysis</text:bookmark-ref>." Since that typology is the basis for a significant feature of the Library of Digital Latin Texts, his efforts deserve special recognition here.</text:p>
      <text:p text:style-name="Standard">Tom Elliott (Institute for the Study of the Ancient World, New York University) contributed valuable insights and suggestions throughout, but particularly with regard to the sections "<text:bookmark-ref text:reference-format="number-no-superior" text:ref-name="edition-text-people">People</text:bookmark-ref>" and "<text:bookmark-ref text:reference-format="number-no-superior" text:ref-name="edition-text-places">Places</text:bookmark-ref>."</text:p>
      <text:p text:style-name="Standard">Jeffrey C. Witt (Loyola University, Maryland) also contributed to the development of these guidelines by sharing the encoding guidelines for his own project, Lombard Press (<text:a xlink:type="simple" xlink:href="http://lombardpress.org/" text:style-name="ListLabel_20_17" text:visited-style-name="ListLabel_20_17"><text:span text:style-name="Internet_20_link">http://lombardpress.org/</text:span></text:a>).</text:p>
      <text:p text:style-name="Standard">Jim Ginther (St. Michael's College, University of Toronto), Patrick Cuba (St. Louis University), Joshua D. Sosin (Duke University), and Jeffrey C. Witt (Loyola University, Maryland) participated in technical meetings to discuss various aspects of this project.</text:p>
      <text:p text:style-name="Standard">Chris Weaver (University of Oklahoma) and June Abbas (University of Oklahoma), both co-PI's with Huskey on the Digital Latin Library project, provided important comments and insights from their perspectives in the fields of computer science and library and information studies, respectively.</text:p>
      <text:p text:style-name="Standard">Virginia K. Felkner (University of Oklahoma) helped to refine the guidelines in many places through her work in designing scripts for automating some of the encoding tasks described here.</text:p>
      <text:p text:style-name="Standard">The <text:a xlink:type="simple" xlink:href="https://mellon.org/" text:style-name="ListLabel_20_17" text:visited-style-name="ListLabel_20_17"><text:span text:style-name="Internet_20_link">Andrew W. Mellon Foundation</text:span></text:a> provided funding for the development of these guidelines.</text:p>
      <text:p text:style-name="Standard">Donald Mastronarde (University of California, Berkeley, and Richard Tarrant (Harvard) collaborated to review an earlier version (<text:a xlink:type="simple" xlink:href="https://github.com/DigitalLatin/guidelines/blob/3bf9f30333a373e2ea4046683157ffab6e3c4d59/LDLT-Guidelines.xml" text:style-name="ListLabel_20_17" text:visited-style-name="ListLabel_20_17"><text:span text:style-name="Internet_20_link">72479d0</text:span></text:a>) of these guidelines. Their review was published on December 4, 2017 on the Society for Classical Studies' blog as "<text:a xlink:type="simple" xlink:href="https://classicalstudies.org/scs-blog/donald-j-mastronarde/review-guidelines-encoding-critical-editions-library-digital-latin" text:style-name="ListLabel_20_17" text:visited-style-name="ListLabel_20_17"><text:span text:style-name="Internet_20_link">Review: Guidelines for Encoding Critical </text:span></text:a><text:soft-page-break/><text:a xlink:type="simple" xlink:href="https://classicalstudies.org/scs-blog/donald-j-mastronarde/review-guidelines-encoding-critical-editions-library-digital-latin" text:style-name="ListLabel_20_17" text:visited-style-name="ListLabel_20_17"><text:span text:style-name="Internet_20_link">Editions for the Library of Digital Latin Texts</text:span></text:a>." The current version of these guidelines owes much to their constructive criticism. </text:p>
      <text:p text:style-name="Standard">Finally, the many contributors to the standard established and maintained by <text:bookmark-ref text:reference-format="number-no-superior" text:ref-name="TEI">Text Encoding Initiative (TEI)</text:bookmark-ref><text:s/>deserve the gratitude of anyone involved in humanities computing. The LDLT guidelines are a customization of the TEI and the <text:bookmark-ref text:reference-format="number-no-superior" text:ref-name="EpiDoc">EpiDoc</text:bookmark-ref><text:s/>guidelines for XML text markup of ancient documents, to which they also owe much.</text:p>
      <text:h text:style-name="Heading_20_1" text:outline-level="1"><text:bookmark-start text:name="Getting-started"/>Getting Started<text:bookmark-end text:name="Getting-started"/></text:h>
      <text:p text:style-name="Standard">This document contains encoding guidelines for The Library of Digital Latin Texts (LDLT), a series to be published by the Digital Latin Library in collaboration with the Society for Classical Studies, the Medieval Academy of America, and the Renaissance Society of America.</text:p>
      <text:p text:style-name="Standard">The LDLT uses a customization of the standard established by the <text:bookmark-ref text:reference-format="number-no-superior" text:ref-name="TEI">Text Encoding Initiative (TEI)</text:bookmark-ref>. LDLT texts are in a format called XML, which uses tags wrapped in angle brackets to mark various aspects of the text. XML is a ‘plain text’ format, meaning writing programs like Microsoft Word are not suitable for editing it. We recommend you either purchase an XML editor, like <text:a xlink:type="simple" xlink:href="https://www.oxygenxml.com/" text:style-name="ListLabel_20_17" text:visited-style-name="ListLabel_20_17"><text:span text:style-name="Internet_20_link">oXygen</text:span></text:a>, or use a free text editor, ideally with XML support. <text:a xlink:type="simple" xlink:href="https://atom.io/" text:style-name="ListLabel_20_17" text:visited-style-name="ListLabel_20_17"><text:span text:style-name="Internet_20_link">Atom</text:span></text:a>, with the <text:a xlink:type="simple" xlink:href="https://atom.io/packages/linter-autocomplete-jing" text:style-name="ListLabel_20_17" text:visited-style-name="ListLabel_20_17"><text:span text:style-name="Internet_20_link">linter-autocomplete-jing</text:span></text:a> plugin is one example. Oxygen comes with a lot of built-in TEI support, so it may give you a better experience. </text:p>
      <text:p text:style-name="Standard">There are some very basic rules to editing XML documents you should be aware of: XML tags (or elements) must nest properly. If you open one (e.g. <text:span text:style-name="T2">&lt;p&gt;</text:span>), you must close it (<text:span text:style-name="T2">&lt;/p&gt;</text:span>) or have it close itself (e.g. <text:span text:style-name="T2">&lt;ptr/&gt;</text:span>). You can have only one root element (<text:span text:style-name="T2">&lt;TEI&gt;</text:span> in this case). Some special characters (especially <text:span text:style-name="T2">&lt;</text:span>) need to be escaped (<text:span text:style-name="T2">&amp;lt;</text:span> is how you do a left angle branket). LDLT documents use a ‘schema’ to check whether the tags you've used are in the right places. In general, you can only put certain tags in certain locations, so no &lt;<text:span text:style-name="T2">div</text:span>&gt;s (which mark a section of text, e.g. a chapter) inside a &lt;<text:span text:style-name="T2">p</text:span>&gt; (a paragraph), for example (because that would be silly). The schema contains rules that enforce these kinds of restrictions. Your editing program should tell you when and where you've done something wrong, and should help you out by telling you what tags you're allowed to use at any given spot. We have provided a <text:a xlink:type="simple" xlink:href="https://digitallatin.github.io/guidelines/template.xml" text:style-name="ListLabel_20_17" text:visited-style-name="ListLabel_20_17"><text:span text:style-name="Internet_20_link">template</text:span></text:a> file to get you started with your edition. </text:p>
      <text:h text:style-name="Heading_20_1" text:outline-level="1"><text:bookmark-start text:name="edition-definition"/>Definition of an LDLT Edition<text:bookmark-end text:name="edition-definition"/></text:h>
      <text:p text:style-name="Standard">The term "scholarly digital edition" can refer to many different kinds of digital objects, from simple text or HTML files to dynamic, multimedia resources. Most scholarly digital editions attempt to combine textual criticism with insights and techniques from a variety of other scholarly fields such as human-computer interaction, information visualization, interface design, and data analytics. In addition to a critical text, these multi-media resources provide a digital environment designed for experiencing textual and other kinds of data (e.g., visual, aural). Often these environments highlight the idiosyncrasies of a specific work or works, and they require a variety of technologies to function as expected.</text:p>
      <text:p text:style-name="Standard">Although such editions can promote new and original ways of thinking about texts and their contexts, they are liable to loss of functionality over time as technology changes. Moreover, they do not lend themselves to contributing to a larger collection of texts that can be stored, searched, analyzed, visualized, and reused with reliable, reproducible results. The overall goal of the LDLT is to build <text:soft-page-break/>such a collection, and to make the collection and its individual texts available for use with a variety of platforms and applications.</text:p>
      <text:p text:style-name="Standard">A tenet of the Digital Latin Library project is that editors of critical editions should not have to become experts in the full stack of technology required for designing, building, and maintaining digital resources. A corollary is that designing, building, and maintaining digital resources can and should be considered scholarly activities, too, especially if they make original contributions to scholarship or enable others to make those contributions. For these reasons, the LDLT separates, as much as possible, textual data from visualization and interaction.</text:p>
      <text:p text:style-name="Standard">Accordingly, an LDLT edition is a single, version-controlled file encoded in <text:bookmark-ref text:reference-format="number-no-superior" text:ref-name="TEI">TEI XML</text:bookmark-ref><text:s/>according to the guidelines articulated in this document. The file contains the elements traditionally associated with critical editions: a preface, a critical text, scholarly apparatuses, and ancillary materials. Editors may include critical transcriptions of witnesses, collation tables, notes, images, and other materials in the repository that holds the LDLT edition so that users can have access to that data if they wish to study the text in greater detail. Although LDLT editions themselves are not multimedia resources, editors should take advantage of the opportunity to enhance their editions by incorporating links to digital resources both within the edition (e.g., names of <text:bookmark-ref text:reference-format="number-no-superior" text:ref-name="edition-text-people">people</text:bookmark-ref><text:s/>and/or <text:bookmark-ref text:reference-format="number-no-superior" text:ref-name="edition-text-places">places</text:bookmark-ref>) and elsewhere (e.g., digital copies of books and articles, images of manuscripts, maps, etc.). See the section "<text:bookmark-ref text:reference-format="number-no-superior" text:ref-name="linking">Linking</text:bookmark-ref>" for more information.</text:p>
      <text:p text:style-name="Standard">Because LDLT editions are openly available for reuse as the basis for information visualization, data analysis, or other projects, nothing precludes anyone from creating a multimedia project to highlight aspects of LDLT data. Indeed, the Digital Latin Library itself is developing an application for using information visualization techniques on LDLT data, and it also provides the official <text:bookmark-ref text:reference-format="number-no-superior" text:ref-name="ldlt-viewer">LDLT Viewer</text:bookmark-ref><text:s/>as a reading environment for LDLT editions. It should be emphasized, however, that the text as presented in the LDLT Viewer is not the same thing as the LDLT edition. Rather, the edition is a specific version of the file that contains the data that the LDLT Viewer visualizes.</text:p>
      <text:h text:style-name="Heading_20_2" text:outline-level="2"><text:bookmark-start text:name="ldlt-viewer"/>The LDLT Viewer<text:bookmark-end text:name="ldlt-viewer"/></text:h>
      <text:p text:style-name="Standard">Because LDLT editions are XML files, humans can read them, but not with ease. That is why the Digital Latin Library has developed and maintains the official LDLT Viewer, an application that provides an interactive reading environment.</text:p>
      <text:p text:style-name="Standard">The LDLT Viewer itself is an example of the reuse of LDLT data for scholarly purposes. Drawing on his experience with and knowledge of human-computer interaction, interface design, and traditional philology, Cayless built the LDLT Viewer to highlight certain aspects of these guidelines. Depending on the choices made by editors when following these guidelines, the following features may be available when an LDLT edition is viewed in the LDLT Viewer:</text:p>
      <text:list xml:id="list1288326430" text:style-name="WWNum2">
        <text:list-item>
          <text:p text:style-name="P7">Variant readings can be swapped into or out of the text so that they can be evaluated <text:span text:style-name="tei_5f_foreign"><text:span text:style-name="T8">in situ</text:span></text:span>.</text:p>
        </text:list-item>
        <text:list-item>
          <text:p text:style-name="P7">Transposed lines can be swapped to show their "original" and altered positions.</text:p>
        </text:list-item>
        <text:list-item>
          <text:p text:style-name="P7">Types of variant readings (e.g., orthographic variations) can be filtered to limit the number of apparatus entries on the screen.</text:p>
        </text:list-item>
        <text:list-item>
          <text:p text:style-name="P7">Notes on the text can be viewed in close proximity to their related subject.</text:p>
        </text:list-item>
      </text:list>
      <text:p text:style-name="Standard"><text:soft-page-break/>The LDLT Viewer also presents the apparatus criticus in two formats: clickable icons in the margin of the text, and a more traditional critical apparatus format at the end of each section of text. Reading aids are also available through the implementation of Javascript libraries available from <text:bookmark-ref text:reference-format="number-no-superior" text:ref-name="Alpheios">The Alpheios Project</text:bookmark-ref>. Clicking on a word will reveal a window that provides lexical and morphological information.</text:p>
      <text:p text:style-name="Standard">To provide maximum flexibility in making editorial decisions, these guidelines offer several approaches to encoding certain types of information. As noted in the sections of this document, some approaches may affect the availability of the LDLT Viewer's features.</text:p>
      <text:p text:style-name="Standard">Since the LDLT Viewer is not the same thing as the LDLT edition, the functionality of the viewer should not be the determining factor in editorial decisions. Rather, editors should opt for the method that most accurately expresses their view of the text.</text:p>
      <text:h text:style-name="Heading_20_1" text:outline-level="1"><text:bookmark-start text:name="language"/>Language of an LDLT Edition<text:bookmark-end text:name="language"/></text:h>
      <text:p text:style-name="Standard">The <text:bookmark-ref text:reference-format="number-no-superior" text:ref-name="front-matter">front matter</text:bookmark-ref><text:s/>(i.e., preface, manuscript descriptions, etc.), <text:bookmark-ref text:reference-format="number-no-superior" text:ref-name="textual-commentary">textual commentary</text:bookmark-ref>, and any appendices of an LDLT edition may be in Latin or English, depending on the editor's preference.</text:p>
      <text:p text:style-name="Standard">Traditional Latin conventions for the apparatus fontium, apparatus testium, and apparatus criticus should be used for those components of an LDLT edition.</text:p>
      <text:h text:style-name="Heading_20_1" text:outline-level="1"><text:bookmark-start text:name="linking"/>Linking<text:bookmark-end text:name="linking"/></text:h>
      <text:p text:style-name="Standard">This section refers to the Digital Latin Library's catalog, a resource not yet available. The DLL's catalog is scheduled to be launched for public use in the summer of 2018.</text:p>
      <text:p text:style-name="Standard">In general, linking is accomplished using <text:span text:style-name="T9">@target</text:span> with &lt;<text:span text:style-name="T2">ptr</text:span>&gt; or &lt;<text:span text:style-name="T2">ref</text:span>&gt;.</text:p>
      <text:p text:style-name="Standard">&lt;<text:span text:style-name="T2">ptr</text:span>&gt; is a "self-closing" or milestone tag. It will simply display the address for the resource in question (e.g., http://www.someurl.org/resource).</text:p>
      <text:p text:style-name="Special">&lt;<text:span text:style-name="T11">ptr</text:span> <text:span text:style-name="T11">target</text:span>="http://www.someurl.org/resource"/&gt;</text:p>
      <text:p text:style-name="Standard">&lt;<text:span text:style-name="T2">ref</text:span>&gt; can contain text to be hyperlinked to a resource. In the following example, the words "Some linked text" would become a clickable hyperlink to the resource at http://www.someurl.org/resource:</text:p>
      <text:p text:style-name="Special">&lt;<text:span text:style-name="T11">ref</text:span> <text:span text:style-name="T11">target</text:span>="http://www.someurl.org/resource"&gt;Some linked text&lt;/<text:span text:style-name="T11">ref</text:span>&gt;</text:p>
      <text:h text:style-name="Heading_20_2" text:outline-level="2"><text:bookmark-start text:name="linking-referring-to-passages"/>Linking to Passages in Texts<text:bookmark-end text:name="linking-referring-to-passages"/></text:h>
      <text:p text:style-name="Standard">When it is necessary to refer to or cite a primary source without mentioning a specific edition, (e.g., Verg., Ecl. 1.5), editors have a number of options.</text:p>
      <text:p text:style-name="Standard">References may be made without any semantic markup at all, or with minimal markup to indicate how the text should be displayed:</text:p>
      <text:p text:style-name="Special"><text:soft-page-break/>&lt;<text:span text:style-name="T11">p</text:span>&gt;This is a reference to Vergil, &lt;<text:span text:style-name="T11">title</text:span>&gt;Eclogues&lt;/<text:span text:style-name="T11">title</text:span>&gt; 1.5.&lt;/<text:span text:style-name="T11">p</text:span>&gt;</text:p>
      <text:p text:style-name="Standard">If it is desireable to generate a list of passages cited, using &lt;<text:span text:style-name="T2">bibl</text:span>&gt; and its <text:a xlink:type="simple" xlink:href="http://www.tei-c.org/release/doc/tei-p5-doc/en/html/ref-bibl.html" text:style-name="ListLabel_20_17" text:visited-style-name="ListLabel_20_17"><text:span text:style-name="Internet_20_link">associated elements and attributes</text:span></text:a> can help with identifying citations:</text:p>
      <text:p text:style-name="Special">&lt;<text:span text:style-name="T11">p</text:span>&gt;This is a reference to &lt;<text:span text:style-name="T11">bibl</text:span>&gt;<text:line-break/>  &lt;<text:span text:style-name="T11">author</text:span>&gt;Vergil&lt;/<text:span text:style-name="T11">author</text:span>&gt;,<text:line-break/>  &lt;<text:span text:style-name="T11">title</text:span>&gt;Eclogues&lt;/<text:span text:style-name="T11">title</text:span>&gt;<text:line-break/>  &lt;<text:span text:style-name="T11">citedRange</text:span>&gt;1.5&lt;/<text:span text:style-name="T11">citedRange</text:span>&gt;&lt;/<text:span text:style-name="T11">bibl</text:span>&gt;&lt;/<text:span text:style-name="T11">p</text:span>&gt;</text:p>
      <text:p text:style-name="Standard">Of course, one of the distinctive features of the digital format is that citations can be hyperlinked to other resources, making it possible for readers to examine the cited text for themselves. But linking to specific sites on the internet can have pitfalls. Although many maintainers of online texts take pains to observe best practices with regard to the stability and reliability of their sites, several factors beyond their control can render texts inaccessible on a temporary or permanent basis.</text:p>
      <text:p text:style-name="Standard">One way of mitigating these factors is to refer not to specific instances of texts, but to a Universal Resource Name (URN). <text:a xlink:type="simple" xlink:href="http://cts3.sourceforge.net/" text:style-name="ListLabel_20_17" text:visited-style-name="ListLabel_20_17"><text:span text:style-name="Internet_20_link">Canonical Text Services</text:span></text:a> (CTS) is one such scheme for providing URN's for texts that can be used on any sites that are configured to resolve them. CTS URN's exist for all of Classical Latin and much of Medieval Latin; coverage of Neo-Latin texts, however, is spotty, though progress is being made to improve it, and the Digital Latin Library is contributing to that effort. For example, texts added to the LDLT will be citable with CTS URN's. However, since the adoption of CTS URN's varies from one scholarly community to another, what may be second nature to one group may be foreign to another, so these guidelines suggest an alternative approach for inserting hyperlinks to texts.</text:p>
      <text:p text:style-name="Standard">Although the use of CTS URN's is supported, editors of texts for the LDLT are encouraged to make use of the data in the catalog of the Digital Latin Library (DLL). A mission of the DLL is to catalog versions of Latin texts available on the internet and to provide a <text:a xlink:type="simple" xlink:href="http://linkeddata.org" text:style-name="ListLabel_20_17" text:visited-style-name="ListLabel_20_17"><text:span text:style-name="Internet_20_link">Linked Open Data</text:span></text:a> architecture for referring to information related to works in Latin. This Linked Open Data architecture includes author pages and works pages that feature a range of identifiers, including not only CTS URN's (where they exist), but also identifiers from the <text:a xlink:type="simple" xlink:href="https://viaf.org" text:style-name="ListLabel_20_17" text:visited-style-name="ListLabel_20_17"><text:span text:style-name="Internet_20_link">Virtual International Authority File</text:span></text:a>, the <text:a xlink:type="simple" xlink:href="https://loc.gov/" text:style-name="ListLabel_20_17" text:visited-style-name="ListLabel_20_17"><text:span text:style-name="Internet_20_link">Library of Congress</text:span></text:a>, and individual collections such as the <text:a xlink:type="simple" xlink:href="http://latin.packhum.org/" text:style-name="ListLabel_20_17" text:visited-style-name="ListLabel_20_17"><text:span text:style-name="Internet_20_link">Packard Humanities Institute's Latin Texts</text:span></text:a>, among others.</text:p>
      <text:p text:style-name="Standard">All of this means that a link to a work page in the DLL catalog will not be a direct link to a text. Rather, it will be a link to a resource for finding multiple versions of that text (e.g., digital editions, digital copies of print editions or incunabula, images of manuscripts, etc.). Linking to an entry in the DLL's catalog delivers more than just ready access to a variety of versions of the text; it sends readers to a stable resource that is updated and maintained in tandem with the LDLT, providing some protection against dead links in LDLT editions.</text:p>
      <text:h text:style-name="Heading_20_3" text:outline-level="3"><text:bookmark-start text:name="linking-referring-to-passages-linking"/>Linking to Passages via the Digital Latin Library<text:bookmark-end text:name="linking-referring-to-passages-linking"/></text:h>
      <text:p text:style-name="Standard">This section refers to the Digital Latin Library's catalog, a resource not yet available. The DLL's catalog is scheduled to be launched for public use in the summer of 2018.</text:p>
      <text:p text:style-name="Standard">Looking up DLL pages for all of the citations in a critical edition would take a great deal of time, once search times and page-load times are factored into the equation. Therefore, to simplify the process, <text:soft-page-break/>and to make it possible to automate it, the DLL has made the addresses for these pages easy to generate by following a pattern based on the work's ID number or alias in the DLL's catalog. Those ID numbers and aliases will be available online or as downloadable CSV files for quick reference.</text:p>
      <text:p text:style-name="Standard">Generating the address for a work is a matter of appending an ID number or alias to the following pattern:</text:p>
      <text:list xml:id="list170514473002054" text:continue-numbering="true" text:style-name="WWNum2">
        <text:list-item>
          <text:p text:style-name="P7">https://catalog.digitallatin.org/work/[ID]</text:p>
        </text:list-item>
        <text:list-item>
          <text:p text:style-name="P7">https://catalog.digitallatin.org/work/[alias]</text:p>
        </text:list-item>
      </text:list>
      <text:p text:style-name="Standard">In both cases, the text inside the square brackets is to be replaced with the ID number or the alias for the work. For example, the pattern for a work with ID number 12345 or the alias "Work" would be https://catalog.digitallatin.org/work/12345 or https://catalog.digitallatin.org/work/Work. The resulting page will include the authorized form of the author's name, standard and alternative forms of the title of the work, known identifiers for the work, and links to versions of the text known to the DLL catalog.</text:p>
      <text:p text:style-name="Standard">In an LDLT edition, an editor referring to line 12 of that same work could link to the DLL's work page as follows:</text:p>
      <text:p text:style-name="Special">&lt;<text:span text:style-name="T11">title</text:span>&gt;<text:line-break/> &lt;<text:span text:style-name="T11">ref</text:span> <text:span text:style-name="T11">target</text:span>="https://catalog.digitallatin.org/work/12345"&gt;Work&lt;/<text:span text:style-name="T11">ref</text:span>&gt;<text:line-break/>&lt;/<text:span text:style-name="T11">title</text:span>&gt; 12. </text:p>
      <text:p text:style-name="Standard">It is also possible to use the following shorthand version of the link, instead of entering the full base address dozens of times:</text:p>
      <text:p text:style-name="Special">&lt;<text:span text:style-name="T11">title</text:span> <text:span text:style-name="T11">ref</text:span>="dll:[ID-or-alias]"&gt;Carm.&lt;/<text:span text:style-name="T11">title</text:span>&gt; 12. </text:p>
      <text:p text:style-name="Standard">In this shorthand version, the prefix "dll" in <text:span text:style-name="T9">@ref</text:span> can be expanded automatically to the string "https://catalog.digitallatin.org/work/", and the ID or alias after the colon can be appended to it to create the link to the DLL page for that work.</text:p>
      <text:p text:style-name="Standard">If any necessary information is not yet in the DLL's catalog, editors should alert DLL staff so that it can be given the highest priority in the queue for adding entries to the catalog.</text:p>
      <text:h text:style-name="Heading_20_2" text:outline-level="2"><text:bookmark-start text:name="linking-other-references"/>Other References<text:bookmark-end text:name="linking-other-references"/></text:h>
      <text:p text:style-name="Standard">These guidelines recommend encoding an edition's list of manuscripts and its bibliography in the front matter. The following sections describe in detail how to encode the different types of sources:</text:p>
      <text:list xml:id="list170513515626505" text:continue-numbering="true" text:style-name="WWNum2">
        <text:list-item>
          <text:p text:style-name="P7"><text:bookmark-ref text:reference-format="number-no-superior" text:ref-name="front-matter-description-listWit">Manuscripts</text:bookmark-ref></text:p>
        </text:list-item>
        <text:list-item>
          <text:p text:style-name="P7"><text:bookmark-ref text:reference-format="number-no-superior" text:ref-name="front-matter-editions">Editions</text:bookmark-ref></text:p>
        </text:list-item>
        <text:list-item>
          <text:p text:style-name="P7"><text:bookmark-ref text:reference-format="number-no-superior" text:ref-name="front-matter-bibliography-books">Books (e.g., commentaries, monographs, collections, etc.)</text:bookmark-ref></text:p>
        </text:list-item>
        <text:list-item>
          <text:p text:style-name="P7"><text:bookmark-ref text:reference-format="number-no-superior" text:ref-name="front-matter-bibliography-articles">Articles</text:bookmark-ref></text:p>
        </text:list-item>
        <text:list-item>
          <text:p text:style-name="P7"><text:bookmark-ref text:reference-format="number-no-superior" text:ref-name="front-matter-bibliography-articles-reviews">Reviews</text:bookmark-ref></text:p>
        </text:list-item>
        <text:list-item>
          <text:p text:style-name="P7"><text:bookmark-ref text:reference-format="number-no-superior" text:ref-name="front-matter-bibliography-list-of-scholars">Scholars referred to by name only</text:bookmark-ref></text:p>
        </text:list-item>
      </text:list>
      <text:p text:style-name="Standard"><text:soft-page-break/>Those sections also include information about encoding hyperlinks to digital versions of items in lists of manuscripts or the bibliography. Because each item should have a unique identifier (see "<text:bookmark-ref text:reference-format="number-no-superior" text:ref-name="front-matter-sigla">Human- and Machine-Readable Sigla, Symbols, and Abbreviations</text:bookmark-ref>", references to these sources can be made anywhere in the text using &lt;<text:span text:style-name="T2">ref</text:span>&gt; with <text:span text:style-name="T9">@target</text:span> as follows:</text:p>
      <text:p text:style-name="Special"><text:s/>This is a reference to &lt;<text:span text:style-name="T11">ref</text:span> <text:span text:style-name="T11">target</text:span>="#Weherlein1922"&gt;Wehrlein's 1922 edition&lt;/<text:span text:style-name="T11">ref</text:span>&gt;. </text:p>
      <text:p text:style-name="Standard">That encoding will render "Wehrlein's 1922 edition" as a hyperlink to the full item in the edition's bibliography.</text:p>
      <text:p text:style-name="Standard">If it is desireable to refer to a particular source on the internet without citing it in the bibliography, &lt;<text:span text:style-name="T2">ptr</text:span>&gt; or &lt;<text:span text:style-name="T2">ref</text:span>&gt; with <text:span text:style-name="T9">@target</text:span> may be used as described in the section "<text:bookmark-ref text:reference-format="number-no-superior" text:ref-name="linking">Linking</text:bookmark-ref>".</text:p>
      <text:p text:style-name="Standard">For example, at Calp. 1.73 Giarratano refers once to a conjecture made by Müller in his review of Schenkl: <text:span text:style-name="T9">asseret</text:span> L. Mueller (Berl. phil. Woch. V. p. 1071). Since the fifth volume of <text:span text:style-name="T9">Berliner philologische Wochenschrift</text:span> is openly available, the editor of an LDLT edition could include a link to it with &lt;<text:span text:style-name="T2">ref</text:span>&gt;:</text:p>
      <text:p text:style-name="Special">&lt;<text:span text:style-name="T11">note</text:span>&gt;L. Mueller (&lt;<text:span text:style-name="T11">ref</text:span> <text:span text:style-name="T11">target</text:span>="https://hdl.handle.net/2027/uiug.30112023962282?urlappend=%3Bseq=674"&gt;Berl. phil. Woch. V. p. 1071&lt;/<text:span text:style-name="T11">ref</text:span>&gt;)&lt;/<text:span text:style-name="T11">note</text:span>&gt;</text:p>
      <text:p text:style-name="Standard">That link will point the reader to the pdf of that page (column, to be exact) as stored at the <text:a xlink:type="simple" xlink:href="https://www.hathitrust.org" text:style-name="ListLabel_20_17" text:visited-style-name="ListLabel_20_17"><text:span text:style-name="Internet_20_link">HathiTrust's digital library</text:span></text:a>.</text:p>
      <text:h text:style-name="Heading_20_3" text:outline-level="3"><text:bookmark-start text:name="linking-other-references-dll"/>Linking Other References via the Digital Latin Library<text:bookmark-end text:name="linking-other-references-dll"/></text:h>
      <text:p text:style-name="Standard">This section refers to the Digital Latin Library's catalog, a resource not yet available. The DLL's catalog is scheduled to be launched for public use in the summer of 2018.</text:p>
      <text:p text:style-name="Standard">When linking to manuscripts and previous editions or versions of a text, links can point directly to those resources or they can point to entries about them in the DLL's catalog. Immediate, unmediated access to the resource is an obvious benefit to linking directly to a resource. <text:a xlink:type="simple" xlink:href="https://en.wikipedia.org/wiki/Link_rot" text:style-name="ListLabel_20_17" text:visited-style-name="ListLabel_20_17"><text:span text:style-name="Internet_20_link">Link rot</text:span></text:a>, however, is a risk when using internet resources. Links can change or expire, and entire sites can become defunct. One solution is to update links periodically. Another is to link to the DLL catalog's stable record for the resource. Although this means that access to the resource will be mediated (i.e., users will be sent to the DLL's site first, where they will find a link to the resource), that mediation provides some protection against link rot. That is, even if the resource is no longer available, its metadata, or identifying information, will be preserved in the DLL's catalog.</text:p>
      <text:p text:style-name="Standard">The scope and scale of the DLL's catalog limits its content to manuscript descriptions, editions, and electronic versions of texts. Secondary scholarship (e.g., monographs, notes on the text, translations, etc.) will not be found in the catalog. Item records are added on an ongoing basis independently of the LDLT, but the preparation of LDLT editions yields important information for the catalog. If a source is not already in the DLL's catalog, editors should contact the DLL staff about adding it.</text:p>
      <text:h text:style-name="Heading_20_1" text:outline-level="1"><text:bookmark-start text:name="LDLT-edition-structure"/><text:soft-page-break/>Structure of an LDLT Edition<text:bookmark-end text:name="LDLT-edition-structure"/></text:h>
      <text:p text:style-name="Standard">This section describes the basic structure of the file containing an edition for the LDLT. The structure of an LDLT edition resembles the structure of a traditional printed critical edition.</text:p>
      <text:p text:style-name="Standard">Parts of an LDLT Edition</text:p>
      <text:list xml:id="list170514452489556" text:continue-numbering="true" text:style-name="WWNum2">
        <text:list-item>
          <text:p text:style-name="P7">Publication Details</text:p>
        </text:list-item>
        <text:list-item>
          <text:p text:style-name="P7">Front Matter (preface, description of manuscripts, bibliography, etc.)</text:p>
        </text:list-item>
        <text:list-item>
          <text:p text:style-name="P7">Critical Text (including critical apparatus and other critical aids)</text:p>
        </text:list-item>
        <text:list-item>
          <text:p text:style-name="P7">Indices</text:p>
        </text:list-item>
      </text:list>
      <text:p text:style-name="Standard">Since every text is unique, not every LDLT edition will have all of these sections. The nature of the text and the editor’s judgment will determine the contents of an edition. The purpose of this section is to define the parts of an LDLT edition and to provide guidelines for representing them in XML.</text:p>
      <text:h text:style-name="Heading_20_2" text:outline-level="2"><text:bookmark-start text:name="general-structure"/>General Structure of an LDLT Edition<text:bookmark-end text:name="general-structure"/></text:h>
      <text:p text:style-name="Standard">The following is an example of the general overall structure of an XML file for an LDLT edition:</text:p>
      <text:p text:style-name="Special">&lt;<text:span text:style-name="T11">teiHeader</text:span>&gt;<text:line-break/> &lt;<text:span text:style-name="T11">fileDesc</text:span>&gt;<text:line-break/>  &lt;<text:span text:style-name="T11">titleStmt</text:span>&gt;<text:line-break/>   &lt;<text:span text:style-name="T11">title</text:span>&gt;Title of Work&lt;/<text:span text:style-name="T11">title</text:span>&gt;<text:line-break/>   &lt;<text:span text:style-name="T11">author</text:span>&gt;Name of Author&lt;/<text:span text:style-name="T11">author</text:span>&gt;<text:line-break/>   &lt;<text:span text:style-name="T11">editor</text:span>&gt;Name of Editor&lt;/<text:span text:style-name="T11">editor</text:span>&gt;<text:line-break/>  &lt;/<text:span text:style-name="T11">titleStmt</text:span>&gt;<text:line-break/>  &lt;<text:span text:style-name="T11">editionStmt</text:span>&gt;<text:line-break/>   &lt;<text:span text:style-name="T11">edition</text:span>&gt;First Edition&lt;/<text:span text:style-name="T11">edition</text:span>&gt;<text:line-break/>  &lt;/<text:span text:style-name="T11">editionStmt</text:span>&gt;<text:line-break/>  &lt;<text:span text:style-name="T11">publicationStmt</text:span>&gt;<text:line-break/>   &lt;<text:span text:style-name="T11">publisher</text:span>&gt;Society for Classical Studies&lt;/<text:span text:style-name="T11">publisher</text:span>&gt;<text:line-break/>   &lt;<text:span text:style-name="T11">distributor</text:span>&gt;Digital Latin Library&lt;/<text:span text:style-name="T11">distributor</text:span>&gt;<text:line-break/>   &lt;<text:span text:style-name="T11">date</text:span>&gt;2016&lt;/<text:span text:style-name="T11">date</text:span>&gt;<text:line-break/>   &lt;<text:span text:style-name="T11">availability</text:span>&gt;<text:line-break/>    &lt;<text:span text:style-name="T11">license</text:span> <text:span text:style-name="T11">target</text:span>="https://creativecommons.org/licenses/by/4.0/"&gt;Distributed under a Creative Commons Attribution 4.0<text:line-break/>           International License.&lt;/<text:span text:style-name="T11">license</text:span>&gt;<text:line-break/>   &lt;/<text:span text:style-name="T11">availability</text:span>&gt;<text:line-break/>  &lt;/<text:span text:style-name="T11">publicationStmt</text:span>&gt;<text:line-break/>  &lt;<text:span text:style-name="T11">seriesStmt</text:span>&gt;<text:line-break/>   &lt;<text:span text:style-name="T11">title</text:span> <text:span text:style-name="T11">level</text:span>="s"&gt;Library of Digital Latin Texts&lt;/<text:span text:style-name="T11">title</text:span>&gt;<text:line-break/>   &lt;<text:span text:style-name="T11">biblScope</text:span> <text:span text:style-name="T11">unit</text:span>="vol"&gt;1&lt;/<text:span text:style-name="T11">biblScope</text:span>&gt;<text:line-break/>  &lt;/<text:span text:style-name="T11">seriesStmt</text:span>&gt;<text:line-break/>  &lt;<text:span text:style-name="T11">sourceDesc</text:span>&gt;<text:line-break/>   &lt;<text:span text:style-name="T11">p</text:span>&gt;Born digital.&lt;/<text:span text:style-name="T11">p</text:span>&gt;<text:line-break/>  &lt;/<text:span text:style-name="T11">sourceDesc</text:span>&gt;<text:line-break/> &lt;/<text:span text:style-name="T11">fileDesc</text:span>&gt;<text:line-break/>&lt;/<text:span text:style-name="T11">teiHeader</text:span>&gt;<text:line-break/>&lt;<text:span text:style-name="T11">text</text:span>&gt;<text:line-break/> &lt;<text:span text:style-name="T11">front</text:span> <text:span text:style-name="T11">xml:id</text:span>="front"&gt;<text:line-break/>  &lt;<text:span text:style-name="T11">div</text:span> <text:span text:style-name="T11">type</text:span>="section" <text:span text:style-name="T11">xml:id</text:span>="preface"&gt;<text:line-break/>   &lt;<text:span text:style-name="T11">head</text:span>&gt;Preface&lt;/<text:span text:style-name="T11">head</text:span>&gt;<text:line-break/><text:soft-page-break/>   &lt;<text:span text:style-name="T11">p</text:span>&gt;General introductory remarks about the edition.&lt;/<text:span text:style-name="T11">p</text:span>&gt;<text:line-break/>   &lt;<text:span text:style-name="T11">div</text:span> <text:span text:style-name="T11">type</text:span>="section"<text:line-break/>    <text:span text:style-name="T11">xml:id</text:span>="preface-section-1"&gt;<text:line-break/>&lt;!--This is a section within the preface. Editors should use sections (distinguished by &lt;div&gt;) to organize the content of the edition's preface.--&gt;<text:line-break/>   &lt;/<text:span text:style-name="T11">div</text:span>&gt;<text:line-break/>  &lt;/<text:span text:style-name="T11">div</text:span>&gt;<text:line-break/>  &lt;<text:span text:style-name="T11">div</text:span> <text:span text:style-name="T11">type</text:span>="section" <text:span text:style-name="T11">xml:id</text:span>="bibliography"&gt;<text:line-break/>   &lt;<text:span text:style-name="T11">head</text:span>&gt;Bibliography&lt;/<text:span text:style-name="T11">head</text:span>&gt;<text:line-break/>&lt;!--This is where the bibliography for the edition is listed, including manuscript descriptions, and lists of early editions, modern editions, and other sources cited in the current edition. For more information on encoding the items in the bibliography see "Bibliography" below. --&gt;<text:line-break/>  &lt;/<text:span text:style-name="T11">div</text:span>&gt;<text:line-break/> &lt;/<text:span text:style-name="T11">front</text:span>&gt;<text:line-break/> &lt;<text:span text:style-name="T11">body</text:span>&gt;<text:line-break/>  &lt;<text:span text:style-name="T11">div</text:span> <text:span text:style-name="T11">type</text:span>="edition" <text:span text:style-name="T11">xml:id</text:span>="edition-text"<text:line-break/>   <text:span text:style-name="T11">xml:space</text:span>="preserve"&gt;                                     &lt;<text:span text:style-name="T11">div</text:span> <text:span text:style-name="T11">type</text:span>="textpart" <text:span text:style-name="T11">n</text:span>="1" <text:span text:style-name="T11">xml:id</text:span>="part1"&gt;                                         &lt;<text:span text:style-name="T11">head</text:span>&gt;Title of First Part&lt;/<text:span text:style-name="T11">head</text:span>&gt;                                         <text:line-break/>&lt;!--Text goes here, according to the conventions laid out elsewhere in these guidelines.--&gt;                                     &lt;/<text:span text:style-name="T11">div</text:span>&gt;                                     &lt;<text:span text:style-name="T11">div</text:span> <text:span text:style-name="T11">type</text:span>="textpart" <text:span text:style-name="T11">n</text:span>="2" <text:span text:style-name="T11">xml:id</text:span>="part2"&gt;                                         &lt;<text:span text:style-name="T11">head</text:span>&gt;Title of Second Part&lt;/<text:span text:style-name="T11">head</text:span>&gt;                                         <text:line-break/>&lt;!--Each new major section (e.g., book, volume) has a new &lt;div&gt;.--&gt;                                     &lt;/<text:span text:style-name="T11">div</text:span>&gt;                                 <text:line-break/>  &lt;/<text:span text:style-name="T11">div</text:span>&gt;<text:line-break/> &lt;/<text:span text:style-name="T11">body</text:span>&gt;<text:line-break/> &lt;<text:span text:style-name="T11">back</text:span>&gt;<text:line-break/>&lt;!--The content of the back matter will be determined in consultation between the editor and the staff of the DLL. Because LDLT editions are encoded, the matter traditionally found in the back of a printed critical edition may be generated by applications instead of having to be entered manually. Nevertheless, there is space here for notes, indices, and other kinds of information.--&gt;<text:line-break/> &lt;/<text:span text:style-name="T11">back</text:span>&gt;<text:line-break/>&lt;/<text:span text:style-name="T11">text</text:span>&gt;</text:p>
      <text:h text:style-name="Heading_20_2" text:outline-level="2"><text:bookmark-start text:name="publication-details"/>Publication Details<text:bookmark-end text:name="publication-details"/></text:h>
      <text:p text:style-name="Standard">A traditional critical edition in print has a title page announcing the title of the work, its author, the editor(s), and details of publication. In an LDLT edition, these details are presented as structured data within a TEI header (&lt;<text:span text:style-name="T2">teiHeader</text:span>&gt;). For example:</text:p>
      <text:p text:style-name="Special">&lt;<text:span text:style-name="T11">teiHeader</text:span>&gt;<text:line-break/> &lt;<text:span text:style-name="T11">fileDesc</text:span>&gt;<text:line-break/>  &lt;<text:span text:style-name="T11">titleStmt</text:span>&gt;<text:line-break/>   &lt;<text:span text:style-name="T11">title</text:span>&gt;Bucolica&lt;/<text:span text:style-name="T11">title</text:span>&gt;<text:line-break/>   &lt;<text:span text:style-name="T11">author</text:span>&gt;Calpurnius Siculus&lt;/<text:span text:style-name="T11">author</text:span>&gt;<text:line-break/>   &lt;<text:span text:style-name="T11">editor</text:span>&gt;Jane Doe&lt;/<text:span text:style-name="T11">editor</text:span>&gt;<text:line-break/>  &lt;/<text:span text:style-name="T11">titleStmt</text:span>&gt;<text:line-break/>  &lt;<text:span text:style-name="T11">editionStmt</text:span>&gt;<text:line-break/>   &lt;<text:span text:style-name="T11">edition</text:span>&gt;First Edition&lt;/<text:span text:style-name="T11">edition</text:span>&gt;<text:line-break/>  &lt;/<text:span text:style-name="T11">editionStmt</text:span>&gt;<text:line-break/><text:soft-page-break/>  &lt;<text:span text:style-name="T11">publicationStmt</text:span>&gt;<text:line-break/>   &lt;<text:span text:style-name="T11">publisher</text:span>&gt;Society for Classical Studies&lt;/<text:span text:style-name="T11">publisher</text:span>&gt;<text:line-break/>   &lt;<text:span text:style-name="T11">distributor</text:span>&gt;Digital Latin Library&lt;/<text:span text:style-name="T11">distributor</text:span>&gt;<text:line-break/>   &lt;<text:span text:style-name="T11">date</text:span>&gt;2016&lt;/<text:span text:style-name="T11">date</text:span>&gt;<text:line-break/>   &lt;<text:span text:style-name="T11">availability</text:span>&gt;<text:line-break/>    &lt;<text:span text:style-name="T11">license</text:span> <text:span text:style-name="T11">target</text:span>="https://creativecommons.org/licenses/by/4.0/"&gt;Distributed under a Creative Commons Attribution 4.0<text:line-break/>           International License.&lt;/<text:span text:style-name="T11">license</text:span>&gt;<text:line-break/>   &lt;/<text:span text:style-name="T11">availability</text:span>&gt;<text:line-break/>  &lt;/<text:span text:style-name="T11">publicationStmt</text:span>&gt;<text:line-break/>  &lt;<text:span text:style-name="T11">seriesStmt</text:span>&gt;<text:line-break/>   &lt;<text:span text:style-name="T11">title</text:span> <text:span text:style-name="T11">level</text:span>="s"&gt;Library of Digital Latin Texts&lt;/<text:span text:style-name="T11">title</text:span>&gt;<text:line-break/>   &lt;<text:span text:style-name="T11">biblScope</text:span> <text:span text:style-name="T11">unit</text:span>="vol"&gt;1&lt;/<text:span text:style-name="T11">biblScope</text:span>&gt;<text:line-break/>  &lt;/<text:span text:style-name="T11">seriesStmt</text:span>&gt;<text:line-break/>  &lt;<text:span text:style-name="T11">sourceDesc</text:span>&gt;<text:line-break/>   &lt;<text:span text:style-name="T11">p</text:span>&gt;Born digital.&lt;/<text:span text:style-name="T11">p</text:span>&gt;<text:line-break/>  &lt;/<text:span text:style-name="T11">sourceDesc</text:span>&gt;<text:line-break/> &lt;/<text:span text:style-name="T11">fileDesc</text:span>&gt;<text:line-break/>&lt;/<text:span text:style-name="T11">teiHeader</text:span>&gt;</text:p>
      <text:p text:style-name="Standard">Since a critical edition is often based upon many sources (e.g., manuscripts, previous editions, commentaries, etc.), the &lt;<text:span text:style-name="T2">teiHeader</text:span>&gt; for an LDLT edition does not hew strictly to the TEI guidelines for &lt;<text:span text:style-name="T2">sourceDesc</text:span>&gt;. The sources for an LDLT edition are documented and described in the edition’s front matter.</text:p>
      <text:p text:style-name="Standard">Just as an editor is not expected to create the title page and document the publication information, this section of an LDLT text is the responsibility of the DLL staff.</text:p>
      <text:h text:style-name="Heading_20_1" text:outline-level="1"><text:bookmark-start text:name="front-matter"/>Front Matter<text:bookmark-end text:name="front-matter"/></text:h>
      <text:p text:style-name="Standard">The &lt;<text:span text:style-name="T2">front</text:span>&gt; contains the argument for the current edition, a survey of the witnesses and sources, the bibliography, and other information that may be of interest. The front matter may be organized into sections and subsections (using &lt;<text:span text:style-name="T2">div</text:span>&gt;, each with a unique <text:span text:style-name="T9">@xml:id</text:span>). See the section "<text:bookmark-ref text:reference-format="number-no-superior" text:ref-name="LDLT-edition-structure">Structure of an LDLT Edition</text:bookmark-ref>" for an example.</text:p>
      <text:p text:style-name="Standard">The front matter may be in Latin or English, depending on the editor's preference.</text:p>
      <text:p text:style-name="Standard">The elements and attributes available to all TEI documents may be used in the edition's front matter. For example, in addition to using &lt;<text:span text:style-name="T2">p</text:span>&gt; to divide the preface into paragraphs, an editor might want to make a table comparing the readings of manuscript families. In that case, the editor would use <text:a xlink:type="simple" xlink:href="http://www.tei-c.org/release/doc/tei-p5-doc/en/html/ref-table.html" text:style-name="ListLabel_20_17" text:visited-style-name="ListLabel_20_17"><text:span text:style-name="Internet_20_link">&lt;table&gt;</text:span></text:a> and its related elements. Similarly, certain standard elements may be used in the <text:a xlink:type="simple" xlink:href="#front-matter-preface-descriptions" text:style-name="ListLabel_20_18" text:visited-style-name="ListLabel_20_18"><text:span text:style-name="Internet_20_link"><text:span text:style-name="T12">description of manuscripts and other sources</text:span></text:span></text:a>. See section 3 of the TEI Guidelines, "<text:a xlink:type="simple" xlink:href="http://www.tei-c.org/release/doc/tei-p5-doc/en/html/CO.html" text:style-name="ListLabel_20_17" text:visited-style-name="ListLabel_20_17"><text:span text:style-name="Internet_20_link">Elements Available in All TEI Documents</text:span></text:a>" for a list of the available elements and attributes and more information about using them.</text:p>
      <text:p text:style-name="Standard">Because the &lt;<text:span text:style-name="T2">front</text:span>&gt; also defines the edition's data and data model, it is important to understand how the LDLT's data model handles certain traditional aspects of critical editions. In particular, it is vital to understand what the terms "<text:span text:style-name="T11">witness</text:span>" and "<text:span text:style-name="T11">source</text:span>" mean in the context of the LDLT, and how to refer to them with sigla and abbreviations that can be understood by humans and processed by machines.</text:p>
      <text:h text:style-name="Heading_20_2" text:outline-level="2"><text:bookmark-start text:name="front-matter-terminology"/><text:soft-page-break/>Terminology: Witness and Source<text:bookmark-end text:name="front-matter-terminology"/></text:h>
      <text:p text:style-name="Standard">Editors consult many types of documents and publications in the process of creating critical editions: manuscripts, incunabula, modern editions, monographs, articles, notes, correspondence, etc. Some of these types (i.e., manuscripts and incunables) are commonly referred to as “witnesses,” since they stand in close relationship to a certain version of the text. The term “witness” cannot be applied to the other types, since they do not cleave to one exemplar, but rather reflect a broad range of sources (including scholarly conjecture).</text:p>
      <text:p text:style-name="Standard">This issue is raised here because the model for LDLT editions requires precision in the use of the terms “witness” and “source,” particularly with regard to the encoding of the critical apparatus, where <text:span text:style-name="T9">@wit</text:span> (witness) and <text:span text:style-name="T9">@source</text:span> (external source) are used to classify readings. The classification of resources as witnesses and sources also affects how they are encoded in the edition's preface and bibliography.</text:p>
      <text:p text:style-name="Standard"><text:span text:style-name="T11">Witness</text:span>: For the purposes of these guidelines, manuscripts and some incunabula retain their traditional distinction as witnesses, but that category has been enlarged to include manuscript hands, which may bear witness to alternative readings in glosses, marginalia, corrections, conjectures, etc. This is a departure from the <text:a xlink:type="simple" xlink:href="http://www.tei-c.org/release/doc/tei-p5-doc/en/html/MS.html#msph2" text:style-name="ListLabel_20_17" text:visited-style-name="ListLabel_20_17"><text:span text:style-name="Internet_20_link">TEI's guidelines on Manuscript Description</text:span></text:a>, which treat the manuscript itself as a witness, but consider hands as agents responsible for specific textual content. It is up to the editor to determine whether an incunabulum is a witness to a single manuscript. For more on editions as witnesses, see "<text:a xlink:type="simple" xlink:href="#bibliography-editions" text:style-name="ListLabel_20_18" text:visited-style-name="ListLabel_20_18"><text:span text:style-name="Internet_20_link"><text:span text:style-name="T12">Editions</text:span></text:span></text:a>."</text:p>
      <text:p text:style-name="Standard"><text:span text:style-name="T11">Source</text:span>: All other resources cited in an edition fall under the category of “source,” a capacious term that refers to any resource external to the current edition.</text:p>
      <text:p text:style-name="Standard">Whether an item is a witness or a source, it <text:span text:style-name="T11">must</text:span> have two kinds of identifier that will stand for it wherever it is referenced in the edition: one for human readers, the other for machines. The next section explains the concept of human- and machine-readable sigla, symbols, and abbreviations.</text:p>
      <text:h text:style-name="Heading_20_2" text:outline-level="2"><text:bookmark-start text:name="front-matter-sigla"/>Human- and Machine-Readable Sigla, Symbols, and Abbreviations<text:bookmark-end text:name="front-matter-sigla"/></text:h>
      <text:p text:style-name="Standard">Printed editions have long used a system of references for manuscripts and other items. For example, single letters, or <text:span text:style-name="T9">sigla</text:span>, stand for manuscripts, and the last names of scholars stand for editions, commentaries, or other works of scholarship. Centuries of use have demontrated that this system of sigla and other symbols and abbreviations is an efficient, effective, and economical way of presenting the complex information contained in critical editions. Although its development was motivated by the constraints of the printed page, its virtues for representing data commend it for other media, too. But just as the printed page has limits, so too does the digital file, which means that the traditional system requires an update to make it useful in a digital context.</text:p>
      <text:p text:style-name="Standard">Given some guidance and experience, people can learn how to navigate the system of letters, numbers, symbols, and other typographical conventions for referring to the sources of a crticial edition. If one edition uses superscript numerals to indicate the hands that wrote in a manuscript, but another uses superscript numerals to signify the number of a manuscript in a collection, a human reader can adjust to the difference in meaning without much effort. In contrast, machines need clear instructions and a reliable set of rules for reading a digital file. For example, a human might see <text:span text:style-name="T11">N</text:span><text:span text:style-name="T14">2</text:span> and correctly interpret it within a particular edition as meaning “text written by the second in a <text:soft-page-break/>succession of people who wrote in the manuscript known as codex Neapolitanus V A 8.” Without explicit instructions, a machine will interpret the same information as simply the letter “N” with a superscript numeral 2 next to it. A less experienced human reader might reach the same conclusion as the machine.</text:p>
      <text:p text:style-name="Standard">Since the audience for LDLT editions includes an entirely new class of reader (i.e., machines), it stands to reason that the reference system should be adapted to accommodate the needs of the expanded readership. For this reason, LDLT editions encode sigla and other aspects of the traditional reference system in two ways: a machine-readable version (using <text:span text:style-name="T9">@xml:id</text:span>) and a human-readable version (using &lt;<text:span text:style-name="T2">abbr</text:span>&gt;, with special instructions for rendering typographical conventions such as superscript and subscript notation). In some cases, the values for both will be the same, but the <text:bookmark-ref text:reference-format="number-no-superior" text:ref-name="xml-id">strict rules of the XML specification for @xml:id</text:bookmark-ref><text:s/>do not allow for the traditional system of combining letters with superscript and/or subscript numerals. Nevertheless, the values of <text:span text:style-name="T9">@xml:id</text:span> and &lt;<text:span text:style-name="T2">abbr</text:span>&gt; should be similar, if not identical, to each other, and they should be meaningful. Editors should follow the conventions in previous editions of the same text, changing a siglum only if it is important to the edition’s argument. If the text has never been edited, the editor should choose sigla according to the principles outlined by <text:bookmark-ref text:reference-format="number-no-superior" text:ref-name="West">West</text:bookmark-ref><text:s/>(74–75). In brief, sigla should have mnemonic value (e.g., “V” for “Vaticanus” or “P” for “Parisinus”).</text:p>
      <text:p text:style-name="Standard">Because the needs of editors will vary from edition to edition, the LDLT does not have strict rules for representing manuscript hands or similar information. The following suggestions might be useful:</text:p>
      <table:table table:name="Table1" table:style-name="Table1">
        <table:table-column table:style-name="Table1.A"/>
        <table:table-column table:style-name="Table1.B" table:number-columns-repeated="2"/>
        <table:table-row table:style-name="Table1.1">
          <table:table-cell table:style-name="Table1.A1" office:value-type="string">
            <text:p text:style-name="P5"><text:span text:style-name="T11">Information</text:span></text:p>
          </table:table-cell>
          <table:table-cell table:style-name="Table1.A1" office:value-type="string">
            <text:p text:style-name="P5"><text:span text:style-name="T11">Example Value of </text:span><text:span text:style-name="T9">@xml:id</text:span></text:p>
          </table:table-cell>
          <table:table-cell table:style-name="Table1.A1" office:value-type="string">
            <text:p text:style-name="P5"><text:span text:style-name="T11">Example Value of </text:span>&lt;<text:span text:style-name="T2">abbr</text:span>&gt;</text:p>
          </table:table-cell>
        </table:table-row>
        <table:table-row table:style-name="Table1.1">
          <table:table-cell table:style-name="Table1.A1" office:value-type="string">
            <text:p text:style-name="P5">A single manuscript</text:p>
          </table:table-cell>
          <table:table-cell table:style-name="Table1.A1" office:value-type="string">
            <text:p text:style-name="P5">V</text:p>
          </table:table-cell>
          <table:table-cell table:style-name="Table1.A1" office:value-type="string">
            <text:p text:style-name="P5">V</text:p>
          </table:table-cell>
        </table:table-row>
        <table:table-row table:style-name="Table1.1">
          <table:table-cell table:style-name="Table1.A1" office:value-type="string">
            <text:p text:style-name="P5">Manuscript Hands</text:p>
          </table:table-cell>
          <table:table-cell table:style-name="Table1.A1" office:value-type="string">
            <text:p text:style-name="P5">Vh1, Vh2</text:p>
          </table:table-cell>
          <table:table-cell table:style-name="Table1.A1" office:value-type="string">
            <text:p text:style-name="P5">V<text:span text:style-name="T13">1</text:span>, V<text:span text:style-name="T13">2</text:span></text:p>
          </table:table-cell>
        </table:table-row>
        <table:table-row table:style-name="Table1.1">
          <table:table-cell table:style-name="Table1.A1" office:value-type="string">
            <text:p text:style-name="P5">Multiple manuscripts from one collection</text:p>
          </table:table-cell>
          <table:table-cell table:style-name="Table1.A1" office:value-type="string">
            <text:p text:style-name="P5">Vms1, Vms2</text:p>
          </table:table-cell>
          <table:table-cell table:style-name="Table1.A1" office:value-type="string">
            <text:p text:style-name="P5">V<text:span text:style-name="T16">1</text:span>, V<text:span text:style-name="T16">2</text:span></text:p>
          </table:table-cell>
        </table:table-row>
        <table:table-row table:style-name="Table1.1">
          <table:table-cell table:style-name="Table1.A1" office:value-type="string">
            <text:p text:style-name="P5">One of many indistinguishable hands</text:p>
          </table:table-cell>
          <table:table-cell table:style-name="Table1.A1" office:value-type="string">
            <text:p text:style-name="P5">Vrec</text:p>
          </table:table-cell>
          <table:table-cell table:style-name="Table1.A1" office:value-type="string">
            <text:p text:style-name="P5">V<text:span text:style-name="T13">rec</text:span></text:p>
          </table:table-cell>
        </table:table-row>
        <table:table-row table:style-name="Table1.1">
          <table:table-cell table:style-name="Table1.A1" office:value-type="string">
            <text:p text:style-name="P5">Fragments of ancient copies</text:p>
          </table:table-cell>
          <table:table-cell table:style-name="Table1.A1" office:value-type="string">
            <text:p text:style-name="P5">Π1, Π2</text:p>
          </table:table-cell>
          <table:table-cell table:style-name="Table1.A1" office:value-type="string">
            <text:p text:style-name="P5">Π<text:span text:style-name="T13">1</text:span>, Π<text:span text:style-name="T13">2</text:span></text:p>
          </table:table-cell>
        </table:table-row>
        <table:table-row table:style-name="Table1.1">
          <table:table-cell table:style-name="Table1.A1" office:value-type="string">
            <text:p text:style-name="P5">Consensus of manuscripts</text:p>
          </table:table-cell>
          <table:table-cell table:style-name="Table1.A1" office:value-type="string">
            <text:p text:style-name="P5">ω</text:p>
          </table:table-cell>
          <table:table-cell table:style-name="Table1.A1" office:value-type="string">
            <text:p text:style-name="P5">ω</text:p>
          </table:table-cell>
        </table:table-row>
        <table:table-row table:style-name="Table1.1">
          <table:table-cell table:style-name="Table1.A1" office:value-type="string">
            <text:p text:style-name="P5">One or more late manuscripts</text:p>
          </table:table-cell>
          <table:table-cell table:style-name="Table1.A1" office:value-type="string">
            <text:p text:style-name="P5"><text:bookmark-start text:name="stigma-siglum"/>Ϛ (see <text:bookmark-ref text:reference-format="number-no-superior" text:ref-name="stigma-note">note</text:bookmark-ref><text:s/>below)<text:bookmark-end text:name="stigma-siglum"/></text:p>
          </table:table-cell>
          <table:table-cell table:style-name="Table1.A1" office:value-type="string">
            <text:p text:style-name="P5">ϛ</text:p>
          </table:table-cell>
        </table:table-row>
        <table:table-row table:style-name="Table1.1">
          <table:table-cell table:style-name="Table1.A1" office:value-type="string">
            <text:p text:style-name="P5">Scholia</text:p>
          </table:table-cell>
          <table:table-cell table:style-name="Table1.A1" office:value-type="string">
            <text:p text:style-name="P5">Σ</text:p>
          </table:table-cell>
          <table:table-cell table:style-name="Table1.A1" office:value-type="string">
            <text:p text:style-name="P5">Σ</text:p>
          </table:table-cell>
        </table:table-row>
        <table:table-row table:style-name="Table1.1">
          <table:table-cell table:style-name="Table1.A1" office:value-type="string">
            <text:p text:style-name="P5">Scholia in a certain manuscript</text:p>
          </table:table-cell>
          <table:table-cell table:style-name="Table1.A1" office:value-type="string">
            <text:p text:style-name="P5">Σa, Σb</text:p>
          </table:table-cell>
          <table:table-cell table:style-name="Table1.A1" office:value-type="string">
            <text:p text:style-name="P5">Σ<text:span text:style-name="T13">a</text:span>, Σ<text:span text:style-name="T13">b</text:span></text:p>
          </table:table-cell>
        </table:table-row>
        <table:table-row table:style-name="Table1.1">
          <table:table-cell table:style-name="Table1.A1" office:value-type="string">
            <text:p text:style-name="P5">A Single Edition, Book or Other Source</text:p>
          </table:table-cell>
          <table:table-cell table:style-name="Table1.A1" office:value-type="string">
            <text:p text:style-name="P5">Mynors</text:p>
          </table:table-cell>
          <table:table-cell table:style-name="Table1.A1" office:value-type="string">
            <text:p text:style-name="P5">Mynors</text:p>
          </table:table-cell>
        </table:table-row>
        <table:table-row table:style-name="Table1.1">
          <table:table-cell table:style-name="Table1.A1" office:value-type="string">
            <text:p text:style-name="P5">Multiple editions</text:p>
          </table:table-cell>
          <table:table-cell table:style-name="Table1.A1" office:value-type="string">
            <text:p text:style-name="P5">Schenkl1, Schenkl2</text:p>
          </table:table-cell>
          <table:table-cell table:style-name="Table1.A1" office:value-type="string">
            <text:p text:style-name="P5">Schenkl<text:span text:style-name="T13">1</text:span>, Schenkl<text:span text:style-name="T13">2</text:span></text:p>
          </table:table-cell>
        </table:table-row>
        <table:table-row table:style-name="Table1.1">
          <table:table-cell table:style-name="Table1.A1" office:value-type="string">
            <text:p text:style-name="P5">Multiple books or articles by the same scholar</text:p>
          </table:table-cell>
          <table:table-cell table:style-name="Table1.A1" office:value-type="string">
            <text:p text:style-name="P5">Burm1731, Burm1759</text:p>
          </table:table-cell>
          <table:table-cell table:style-name="Table1.A1" office:value-type="string">
            <text:p text:style-name="P5">Burm. 1731, Burm. 1759</text:p>
          </table:table-cell>
        </table:table-row>
      </table:table>
      <text:p text:style-name="Standard"><text:soft-page-break/></text:p>
      <text:p text:style-name="tei_5f_quote"><text:bookmark-start text:name="stigma-note"/>The lower-case character "stigma" (ϛ) is, due to an oversight in the XML Specification, an illegal value for <text:span text:style-name="T9">@xml:id</text:span>, so the upper-case character (Ϛ) is used in its place in this example. For more on this issue, see Cayless <text:bookmark-end text:name="stigma-note"/><text:a xlink:type="simple" xlink:href="https://docs.google.com/document/d/15yT6s8hR4JmWcLVjpyJgo75Z2Sh1sJkpOi_Z9kBRrPU/edit#heading=h.cqdtsrwcc56e" text:style-name="ListLabel_20_17" text:visited-style-name="ListLabel_20_17"><text:span text:style-name="Internet_20_link">"TEI Next."</text:span></text:a></text:p>
      <text:p text:style-name="Standard">In short, <text:span text:style-name="T11">every witness or source in an LDLT edition must have both a machine-readable ID (using </text:span><text:span text:style-name="T9">@xml:id</text:span><text:span text:style-name="T11">) and a human-readable siglum or abbreviation (using </text:span>&lt;<text:span text:style-name="T3">abbr</text:span>&gt;<text:span text:style-name="T11">).</text:span> Otherwise, the edition will not be able to make full use of the digital format. Morever, if an entry lacks &lt;<text:span text:style-name="T2">abbr</text:span>&gt;, it will not be available for a print version of the edition, should one be required.</text:p>
      <text:h text:style-name="Heading_20_2" text:outline-level="2"><text:bookmark-start text:name="front-matter-description"/>Manuscript Description<text:bookmark-end text:name="front-matter-description"/></text:h>
      <text:p text:style-name="Standard">The description of manuscripts is a discipline unto itself, with long-established conventions for capturing all of the details about not only a manuscript’s contents, but also its dimensions, provenance, material, and other details. The TEI has a <text:a xlink:type="simple" xlink:href="http://www.tei-c.org/release/doc/tei-p5-doc/en/html/MS.html#msph2" text:style-name="ListLabel_20_17" text:visited-style-name="ListLabel_20_17"><text:span text:style-name="Internet_20_link">module for manuscript description</text:span></text:a>, but its highly structured nature is intended for use in catalogs and databases of manuscripts. Accordingly, these guidelines describe a method similar to what is found in traditional critical editions: detailed prose descriptions of manuscripts in a preface and/or a list of more concise information in the <text:span text:style-name="tei_5f_foreign"><text:span text:style-name="T8">conspectus siglorum</text:span></text:span>. If, however, the edition is a critical transcription of a single manuscript or a limited number of manuscripts, the editor may wish to enrich the edition's metadata by adding a structured description (using &lt;<text:span text:style-name="T2">msDesc</text:span>&gt;) in the &lt;<text:span text:style-name="T2">sourceDesc</text:span>&gt; portion of the TEI header. The Digital Latin Library is also building a catalog of manuscripts, using the TEI guidelines as a model. Editors of LDLT editions may elect to create records for manuscripts in the catalog and point to those records in their editions.</text:p>
      <text:p text:style-name="Standard">The following sections describe the components of manuscript description in an LDLT edition.</text:p>
      <text:h text:style-name="Heading_20_3" text:outline-level="3"><text:bookmark-start text:name="front-matter-description-listWit"/>Listing Manuscripts<text:bookmark-end text:name="front-matter-description-listWit"/></text:h>
      <text:p text:style-name="Standard">This section describes the minimum requirements for manuscript description in an LDLT edition: a concise list (using &lt;<text:span text:style-name="T2">listWit</text:span>&gt; and &lt;<text:span text:style-name="T2">witness</text:span>&gt;) of manuscripts in which the sigla (both <text:bookmark-ref text:reference-format="number-no-superior" text:ref-name="front-matter-sigla">human- and machine-readable</text:bookmark-ref>) are defined. This is sufficient to give readers basic information about the manuscripts and to establish a data model for the edition. It is also sufficient to enable the functionality of the LDLT viewing application. The lists described here correspond to the <text:span text:style-name="tei_5f_foreign"><text:span text:style-name="T8">conspectus siglorum</text:span></text:span> in a traditional printed edition.</text:p>
      <text:p text:style-name="Standard">The absolute minimum required is &lt;<text:span text:style-name="T2">listWit</text:span>&gt;, &lt;<text:span text:style-name="T2">witness</text:span>&gt;, &lt;<text:span text:style-name="T2">abbr</text:span>&gt;, &lt;<text:span text:style-name="T2">name</text:span>&gt;, and &lt;<text:span text:style-name="T2">date</text:span>&gt;:</text:p>
      <text:list xml:id="list170513543968298" text:continue-numbering="true" text:style-name="WWNum2">
        <text:list-item>
          <text:p text:style-name="P7">&lt;<text:span text:style-name="T2">listWit</text:span>&gt; (list of witnesses) contains the descriptions of manuscript witnesses for the edition. Separate &lt;<text:span text:style-name="T2">listWit</text:span>&gt; elements may be used to distinguish families of manuscripts (see section "<text:a xlink:type="simple" xlink:href="file:///Users/sjhuskey/Development/TEIC/LDLT/preface-manuscripts-families" text:style-name="ListLabel_20_17" text:visited-style-name="ListLabel_20_17"><text:span text:style-name="Internet_20_link">Manuscript Families</text:span></text:a>").</text:p>
        </text:list-item>
        <text:list-item>
          <text:p text:style-name="P7">&lt;<text:span text:style-name="T2">witness</text:span>&gt; contains the information about a single manuscript, archetype, or hyparchetype. The <text:span text:style-name="T9">@xml:id</text:span> of each &lt;<text:span text:style-name="T2">witness</text:span>&gt; is the unique machine-readable identifier to be used when referring to the manuscript’s data (e.g., in the <text:span text:style-name="T9">@wit</text:span> of a &lt;<text:span text:style-name="T2">rdg</text:span>&gt; in the apparatus criticus).</text:p>
        </text:list-item>
        <text:list-item>
          <text:p text:style-name="P7">&lt;<text:span text:style-name="T2">abbr</text:span>&gt; contains the human-readable siglum that should be displayed on screen or printed. Any superscript or subscript characters should be encoded using &lt;<text:span text:style-name="T2">hi</text:span>&gt; with the appropriate value for <text:span text:style-name="T9">@rend</text:span>.</text:p>
        </text:list-item>
        <text:list-item>
          <text:p text:style-name="P7"><text:soft-page-break/>&lt;<text:span text:style-name="T2">name</text:span>&gt; contains the name of the manuscript as it appears in its repository's catalog.</text:p>
        </text:list-item>
        <text:list-item>
          <text:p text:style-name="P7">&lt;<text:span text:style-name="T2">date</text:span>&gt; contains a reference to the date when the manuscript was written.</text:p>
        </text:list-item>
      </text:list>
      <text:p text:style-name="Standard">The following example demonstrates the bare minimum for describing manuscripts in an LDLT edition:</text:p>
      <text:p text:style-name="Special">&lt;<text:span text:style-name="T11">listWit</text:span>&gt;<text:line-break/> &lt;<text:span text:style-name="T11">witness</text:span> <text:span text:style-name="T11">xml:id</text:span>="N"&gt;<text:line-break/>  &lt;<text:span text:style-name="T11">abbr</text:span> <text:span text:style-name="T11">type</text:span>="siglum"&gt;N&lt;/<text:span text:style-name="T11">abbr</text:span>&gt;<text:line-break/>  &lt;<text:span text:style-name="T11">name</text:span>&gt;Codex Neapolitanus V A 8&lt;/<text:span text:style-name="T11">name</text:span>&gt;, &lt;<text:span text:style-name="T11">date</text:span>&gt;saec.<text:line-break/>       XV&lt;/<text:span text:style-name="T11">date</text:span>&gt;&lt;/<text:span text:style-name="T11">witness</text:span>&gt;<text:line-break/> &lt;<text:span text:style-name="T11">witness</text:span> <text:span text:style-name="T11">xml:id</text:span>="G"&gt;<text:line-break/>  &lt;<text:span text:style-name="T11">abbr</text:span> <text:span text:style-name="T11">type</text:span>="siglum"&gt;G&lt;/<text:span text:style-name="T11">abbr</text:span>&gt;<text:line-break/>  &lt;<text:span text:style-name="T11">name</text:span>&gt;Codex Gaddianus pl. 90, 12 inf.&lt;/<text:span text:style-name="T11">name</text:span>&gt;, &lt;<text:span text:style-name="T11">date</text:span>&gt;saec.<text:line-break/>       XV&lt;/<text:span text:style-name="T11">date</text:span>&gt;&lt;/<text:span text:style-name="T11">witness</text:span>&gt;<text:line-break/>&lt;/<text:span text:style-name="T11">listWit</text:span>&gt;</text:p>
      <text:p text:style-name="Standard">That example provides enough human- and machine-readable information to identify the manuscripts in the apparatus criticus, but it leaves much to be desired by anyone hoping to learn more about the manuscripts or to locate them for private study, which is why an editor may want to include a <text:a xlink:type="simple" xlink:href="#front-matter-description-prose" text:style-name="ListLabel_20_18" text:visited-style-name="ListLabel_20_18"><text:span text:style-name="Internet_20_link"><text:span text:style-name="T12">prose description</text:span></text:span></text:a> with more information elsewhere in the front matter.</text:p>
      <text:p text:style-name="Standard">Note that the language used for listing manuscripts is the editor's choice, but if the manuscript is traditionally referred to by a Latin name, that form should be used.</text:p>
      <text:p text:style-name="Standard">The next sections demonstrate how to assign sigla to families of manuscripts, archetypes, and hyparchetypes so that they may be referred to in the apparatus criticus or elsewhere. </text:p>
      <text:h text:style-name="Heading_20_4" text:outline-level="4"><text:bookmark-start text:name="front-matter-manuscripts-families"/>Manuscript Families<text:bookmark-end text:name="front-matter-manuscripts-families"/></text:h>
      <text:p text:style-name="Standard">Since a manuscript's family is not itself a physical object, but a concept (i.e., a group of related manuscripts), the family's siglum is assigned to &lt;<text:span text:style-name="T2">listWit</text:span>&gt; as the container of the individual &lt;<text:span text:style-name="T2">witness</text:span>&gt; elements that describe the manuscripts in the family.</text:p>
      <text:p text:style-name="Standard">In the following example, &lt;<text:span text:style-name="T2">listWit</text:span>&gt; has the <text:span text:style-name="T9">@xml:id</text:span> V for the machine-readable siglum; &lt;<text:span text:style-name="T2">head</text:span>&gt; contains the name of the family and the human-readable siglum in &lt;<text:span text:style-name="T2">abbr</text:span>&gt;.</text:p>
      <text:p text:style-name="Special">&lt;<text:span text:style-name="T11">listWit</text:span> <text:span text:style-name="T11">xml:id</text:span>="V"&gt;<text:line-break/> &lt;<text:span text:style-name="T11">head</text:span>&gt;First Family (&lt;<text:span text:style-name="T11">abbr</text:span> <text:span text:style-name="T11">type</text:span>="siglum"&gt;V&lt;/<text:span text:style-name="T11">abbr</text:span>&gt;)&lt;/<text:span text:style-name="T11">head</text:span>&gt;<text:line-break/> &lt;<text:span text:style-name="T11">witness</text:span> <text:span text:style-name="T11">xml:id</text:span>="A"&gt;<text:line-break/>&lt;!-- Identifying information for manuscript A --&gt;<text:line-break/> &lt;/<text:span text:style-name="T11">witness</text:span>&gt;<text:line-break/> &lt;<text:span text:style-name="T11">witness</text:span> <text:span text:style-name="T11">xml:id</text:span>="B"&gt;<text:line-break/>&lt;!-- Identifying information manuscript B --&gt;<text:line-break/> &lt;/<text:span text:style-name="T11">witness</text:span>&gt;<text:line-break/>&lt;!-- Et cetera --&gt;<text:line-break/>&lt;/<text:span text:style-name="T11">listWit</text:span>&gt;</text:p>
      <text:h text:style-name="Heading_20_4" text:outline-level="4"><text:bookmark-start text:name="front-matter-manuscripts-hyparchetypes-archetypes"/><text:soft-page-break/>Archetypes and Hyparchetypes<text:bookmark-end text:name="front-matter-manuscripts-hyparchetypes-archetypes"/></text:h>
      <text:p text:style-name="Standard">An archetype is the most recent common ancestor of the known manuscripts (cf. <text:bookmark-ref text:reference-format="number-no-superior" text:ref-name="West">West</text:bookmark-ref><text:s/>32). A hyparchetype is the ancestor of a branch of a family of manuscripts. In editions of Latin texts, both archetypes and hyparchetypes are commonly represented with lower case Greek letters.</text:p>
      <text:p text:style-name="Standard">For example, <text:bookmark-ref text:reference-format="number-no-superior" text:ref-name="kaster-suetonius">Robert Kaster</text:bookmark-ref><text:s/>assigns the siglum ω to the archetype of the manuscripts of Suetonius’ De Vita Caesarum. The manuscripts can be analyzed into two families that stem from two hyparchetypes, to which Kaster has assigned the sigla α and β. The two families have branches, each with their own hyparchetype (α<text:span text:style-name="T16">1</text:span> α<text:span text:style-name="T16">2</text:span> β<text:span text:style-name="T16">1</text:span> β<text:span text:style-name="T16">2</text:span>).</text:p>
      <text:p text:style-name="Standard">Kaster lists the sigla as follows:</text:p>
      <text:list xml:id="list170513754919293" text:continue-numbering="true" text:style-name="WWNum2">
        <text:list-item>
          <text:p text:style-name="P7">ω archetypus codicum αβ </text:p>
          <text:list>
            <text:list-item>
              <text:p text:style-name="P3">α hyparchetypus codicum α<text:span text:style-name="T16">1</text:span> α<text:span text:style-name="T16">2</text:span></text:p>
              <text:list>
                <text:list-item>
                  <text:p text:style-name="P1">α<text:span text:style-name="T16">1</text:span> hyparchetypus codicum MG</text:p>
                  <text:list>
                    <text:list-item>
                      <text:p text:style-name="P4">M Paris. lat. 6115 s. IX<text:span text:style-name="T13">1/2</text:span> (an. c. 820?)</text:p>
                    </text:list-item>
                    <text:list-item>
                      <text:p text:style-name="P4">G Guelf. 4573 (Gud. lat. 268), s. XI<text:span text:style-name="T13">3/4</text:span></text:p>
                    </text:list-item>
                  </text:list>
                </text:list-item>
                <text:list-item>
                  <text:p text:style-name="P1">etc.</text:p>
                </text:list-item>
              </text:list>
            </text:list-item>
          </text:list>
        </text:list-item>
      </text:list>
      <text:p text:style-name="Standard">Though no longer extant, archetypes and hyparchetypes can be referred to as witnesses to readings. Therefore, they are encoded with &lt;<text:span text:style-name="T2">witness</text:span>&gt;. The following example demonstrates how Kaster’s list should be encoded:</text:p>
      <text:p text:style-name="Special">&lt;<text:span text:style-name="T11">listWit</text:span>&gt;<text:line-break/> &lt;<text:span text:style-name="T11">witness</text:span> <text:span text:style-name="T11">xml:id</text:span>="ω"&gt;<text:line-break/>  &lt;<text:span text:style-name="T11">abbr</text:span> <text:span text:style-name="T11">type</text:span>="siglum"&gt;ω&lt;/<text:span text:style-name="T11">abbr</text:span>&gt;<text:line-break/>  &lt;<text:span text:style-name="T11">name</text:span>&gt;archetypus codicum αβ&lt;/<text:span text:style-name="T11">name</text:span>&gt;<text:line-break/>  &lt;<text:span text:style-name="T11">listWit</text:span>&gt;<text:line-break/>   &lt;<text:span text:style-name="T11">witness</text:span> <text:span text:style-name="T11">xml:id</text:span>="a"&gt;<text:line-break/>    &lt;<text:span text:style-name="T11">abbr</text:span> <text:span text:style-name="T11">type</text:span>="siglum"&gt;α&lt;/<text:span text:style-name="T11">abbr</text:span>&gt;<text:line-break/>    &lt;<text:span text:style-name="T11">name</text:span>&gt;hyparchetypus codicum α&lt;<text:span text:style-name="T11">hi</text:span> <text:span text:style-name="T11">rend</text:span>="subscript"&gt;1&lt;/<text:span text:style-name="T11">hi</text:span>&gt; α&lt;<text:span text:style-name="T11">hi</text:span> <text:span text:style-name="T11">rend</text:span>="subscript"&gt;2&lt;/<text:span text:style-name="T11">hi</text:span>&gt;&lt;/<text:span text:style-name="T11">name</text:span>&gt;<text:line-break/>    &lt;<text:span text:style-name="T11">listWit</text:span>&gt;<text:line-break/>     &lt;<text:span text:style-name="T11">witness</text:span> <text:span text:style-name="T11">xml:id</text:span>="α1"&gt;<text:line-break/>      &lt;<text:span text:style-name="T11">abbr</text:span> <text:span text:style-name="T11">type</text:span>="siglum"&gt;α&lt;<text:span text:style-name="T11">hi</text:span> <text:span text:style-name="T11">rend</text:span>="subscript"&gt;1&lt;/<text:span text:style-name="T11">hi</text:span>&gt;&lt;/<text:span text:style-name="T11">abbr</text:span>&gt;<text:line-break/>      &lt;<text:span text:style-name="T11">name</text:span>&gt;hyparchetypus codicum MG&lt;/<text:span text:style-name="T11">name</text:span>&gt;<text:line-break/>      &lt;<text:span text:style-name="T11">listWit</text:span>&gt;<text:line-break/>       &lt;<text:span text:style-name="T11">witness</text:span> <text:span text:style-name="T11">xml:id</text:span>="M"&gt;<text:line-break/>        &lt;<text:span text:style-name="T11">abbr</text:span> <text:span text:style-name="T11">type</text:span>="siglum"&gt;M&lt;/<text:span text:style-name="T11">abbr</text:span>&gt;<text:line-break/>&lt;!-- Description of witness M --&gt;<text:line-break/>       &lt;/<text:span text:style-name="T11">witness</text:span>&gt;<text:line-break/>       &lt;<text:span text:style-name="T11">witness</text:span> <text:span text:style-name="T11">xml:id</text:span>="G"&gt;<text:line-break/>        &lt;<text:span text:style-name="T11">abbr</text:span> <text:span text:style-name="T11">type</text:span>="siglum"&gt;G&lt;/<text:span text:style-name="T11">abbr</text:span>&gt;<text:line-break/>&lt;!-- Description of witness G --&gt;<text:line-break/>       &lt;/<text:span text:style-name="T11">witness</text:span>&gt;<text:line-break/>      &lt;/<text:span text:style-name="T11">listWit</text:span>&gt;<text:line-break/><text:soft-page-break/>     &lt;/<text:span text:style-name="T11">witness</text:span>&gt;<text:line-break/>    &lt;/<text:span text:style-name="T11">listWit</text:span>&gt;<text:line-break/>   &lt;/<text:span text:style-name="T11">witness</text:span>&gt;<text:line-break/>  &lt;/<text:span text:style-name="T11">listWit</text:span>&gt;<text:line-break/> &lt;/<text:span text:style-name="T11">witness</text:span>&gt;<text:line-break/>&lt;/<text:span text:style-name="T11">listWit</text:span>&gt;</text:p>
      <text:p text:style-name="Standard">The nesting of witnesses in this way can lead to confusion, so it is a good idea to include code comments to show where information begins and ends:</text:p>
      <text:p text:style-name="Special">&lt;<text:span text:style-name="T11">listWit</text:span>&gt;<text:line-break/> &lt;<text:span text:style-name="T11">witness</text:span> <text:span text:style-name="T11">xml:id</text:span>="ω"&gt;<text:line-break/>  &lt;<text:span text:style-name="T11">abbr</text:span> <text:span text:style-name="T11">type</text:span>="siglum"&gt;ω&lt;/<text:span text:style-name="T11">abbr</text:span>&gt; archetypus<text:line-break/>     codicum αβ &lt;<text:span text:style-name="T11">listWit</text:span>&gt;<text:line-break/>   &lt;<text:span text:style-name="T11">witness</text:span> <text:span text:style-name="T11">xml:id</text:span>="a"&gt;<text:line-break/>    &lt;<text:span text:style-name="T11">abbr</text:span> <text:span text:style-name="T11">type</text:span>="siglum"&gt;α&lt;/<text:span text:style-name="T11">abbr</text:span>&gt;<text:line-break/>    &lt;<text:span text:style-name="T11">name</text:span>&gt;hyparchetypus codicum α&lt;<text:span text:style-name="T11">hi</text:span> <text:span text:style-name="T11">rend</text:span>="subscript"&gt;1&lt;/<text:span text:style-name="T11">hi</text:span>&gt; α&lt;<text:span text:style-name="T11">hi</text:span> <text:span text:style-name="T11">rend</text:span>="subscript"&gt;2&lt;/<text:span text:style-name="T11">hi</text:span>&gt;&lt;/<text:span text:style-name="T11">name</text:span>&gt;<text:line-break/>    &lt;<text:span text:style-name="T11">listWit</text:span>&gt;<text:line-break/>     &lt;<text:span text:style-name="T11">witness</text:span> <text:span text:style-name="T11">xml:id</text:span>="α1"&gt;<text:line-break/>      &lt;<text:span text:style-name="T11">abbr</text:span> <text:span text:style-name="T11">type</text:span>="siglum"&gt;α&lt;<text:span text:style-name="T11">hi</text:span> <text:span text:style-name="T11">rend</text:span>="subscript"&gt;1&lt;/<text:span text:style-name="T11">hi</text:span>&gt;&lt;/<text:span text:style-name="T11">abbr</text:span>&gt;<text:line-break/>      &lt;<text:span text:style-name="T11">name</text:span>&gt;hyparchetypus codicum MG&lt;/<text:span text:style-name="T11">name</text:span>&gt;<text:line-break/>      &lt;<text:span text:style-name="T11">listWit</text:span>&gt;<text:line-break/>       &lt;<text:span text:style-name="T11">witness</text:span> <text:span text:style-name="T11">xml:id</text:span>="M"&gt;<text:line-break/>        &lt;<text:span text:style-name="T11">abbr</text:span> <text:span text:style-name="T11">type</text:span>="siglum"&gt;M&lt;/<text:span text:style-name="T11">abbr</text:span>&gt;<text:line-break/>&lt;!-- Description of witness M --&gt;<text:line-break/>       &lt;/<text:span text:style-name="T11">witness</text:span>&gt;<text:line-break/>       &lt;<text:span text:style-name="T11">witness</text:span> <text:span text:style-name="T11">xml:id</text:span>="G"&gt;<text:line-break/>        &lt;<text:span text:style-name="T11">abbr</text:span> <text:span text:style-name="T11">type</text:span>="siglum"&gt;G&lt;/<text:span text:style-name="T11">abbr</text:span>&gt;<text:line-break/>&lt;!-- Description of witness G --&gt;<text:line-break/>       &lt;/<text:span text:style-name="T11">witness</text:span>&gt;<text:line-break/>      &lt;/<text:span text:style-name="T11">listWit</text:span>&gt;<text:line-break/>&lt;!-- End of list of children of hyparchetype α1. --&gt;<text:line-break/>     &lt;/<text:span text:style-name="T11">witness</text:span>&gt;<text:line-break/>&lt;!-- End of hyparchetype α1 --&gt;<text:line-break/>&lt;!-- Start a new &lt;witness&gt; for α2 here, with &lt;listWit&gt; for any of its children. --&gt;<text:line-break/>    &lt;/<text:span text:style-name="T11">listWit</text:span>&gt;<text:line-break/>&lt;!-- End of list of witnesses descending from hyparchetype α --&gt;<text:line-break/>   &lt;/<text:span text:style-name="T11">witness</text:span>&gt;<text:line-break/>&lt;!-- End of hyparchetype α. This is where a description of β would begin. --&gt;<text:line-break/>  &lt;/<text:span text:style-name="T11">listWit</text:span>&gt;<text:line-break/>&lt;!-- End of list of witnesses descending from ω. --&gt;<text:line-break/> &lt;/<text:span text:style-name="T11">witness</text:span>&gt;<text:line-break/>&lt;!-- End of witness ω, archetype of αβ. --&gt;<text:line-break/>&lt;/<text:span text:style-name="T11">listWit</text:span>&gt;<text:line-break/>&lt;!-- End of the initial list. --&gt;</text:p>
      <text:h text:style-name="Heading_20_4" text:outline-level="4"><text:bookmark-start text:name="front-matter-manuscript-linking"/>Linking to Digital Records of Manuscripts<text:bookmark-end text:name="front-matter-manuscript-linking"/></text:h>
      <text:p text:style-name="Standard">Linking to digital records (e.g., catalog descriptions, images, etc.) of manuscripts can enhance an LDLT edition. For this reason, editors of LDLT editions are encouraged to request an account for adding records to the Digital Latin Library's catalog of manuscripts. Doing so will allow them to record information about manuscripts in a more detailed, structured format than is practical in a <text:soft-page-break/>critical edition. If records and/or images are already available, editors may simply point to those instead.</text:p>
      <text:p text:style-name="Standard">Whether pointing to records in the DLL's catalog or elsewhere, both &lt;<text:span text:style-name="T2">ptr</text:span>&gt; and &lt;<text:span text:style-name="T2">ref</text:span>&gt; are available for inserting links. The former renders a simple hyperlink:</text:p>
      <text:p text:style-name="Special">&lt;<text:span text:style-name="T11">witness</text:span> <text:span text:style-name="T11">xml:id</text:span>="ν"&gt;<text:line-break/> &lt;<text:span text:style-name="T11">abbr</text:span> <text:span text:style-name="T11">type</text:span>="siglum"&gt;ν&lt;/<text:span text:style-name="T11">abbr</text:span>&gt; Codex Laurentianus<text:line-break/>   pl. 37.14, saec. XV (&lt;<text:span text:style-name="T11">ptr</text:span> <text:span text:style-name="T11">target</text:span>="http://teca.bmlonline.it/ImageViewer/servlet/ImageViewer?idr=TECA0000622886&amp;amp;keyworks=Calpurnius#page/362/mode/1up"/&gt;, accessed on 2017-12-18)&lt;/<text:span text:style-name="T11">witness</text:span>&gt;</text:p>
      <text:p text:style-name="Standard">The latter may be used to cause certain words (e.g., the manuscript's name) to be linked to a URL:</text:p>
      <text:p text:style-name="Special">&lt;<text:span text:style-name="T11">witness</text:span> <text:span text:style-name="T11">xml:id</text:span>="ν"&gt;<text:line-break/> &lt;<text:span text:style-name="T11">abbr</text:span> <text:span text:style-name="T11">type</text:span>="siglum"&gt;ν&lt;/<text:span text:style-name="T11">abbr</text:span>&gt;<text:line-break/> &lt;<text:span text:style-name="T11">ref</text:span> <text:span text:style-name="T11">target</text:span>="http://teca.bmlonline.it/ImageViewer/servlet/ImageViewer?idr=TECA0000622886&amp;amp;keyworks=Calpurnius#page/362/mode/1up"&gt;Codex Laurentianus pl. 37.14&lt;/<text:span text:style-name="T11">ref</text:span>&gt; (accessed 2017-12-18),<text:line-break/>   saec. XV&lt;/<text:span text:style-name="T11">witness</text:span>&gt;</text:p>
      <text:p text:style-name="Standard">Whichever method is used, the date when the URL was last verified as accessible must be included.</text:p>
      <text:h text:style-name="Heading_20_3" text:outline-level="3"><text:bookmark-start text:name="front-matter-manuscript-description-prose"/>Prose Descriptions of Manuscripts<text:bookmark-end text:name="front-matter-manuscript-description-prose"/></text:h>
      <text:p text:style-name="Standard">Although the information provided in the &lt;<text:span text:style-name="T2">witness</text:span>&gt; element described in the previous sections should be sufficient to identify a manuscript, editors may wish to discuss other details, such as whether a given manuscript has been fully collated, and how it was consulted (e.g., <text:span text:style-name="tei_5f_foreign"><text:span text:style-name="T8">in situ</text:span></text:span>, on microfilm, or in digital form). This information may be conveyed in a prose description (using &lt;<text:span text:style-name="T2">p</text:span>&gt;) in the edition's front matter.</text:p>
      <text:p text:style-name="Standard">All prose descriptions of manuscripts must include a link (using &lt;<text:span text:style-name="T2">ref</text:span>&gt; to the manuscript's <text:a xlink:type="simple" xlink:href="#preface-sigla" text:style-name="ListLabel_20_18" text:visited-style-name="ListLabel_20_18"><text:span text:style-name="Internet_20_link"><text:span text:style-name="T12">human- and machine-readable siglum or abbreviation</text:span></text:span></text:a>, which are <text:bookmark-ref text:reference-format="number-no-superior" text:ref-name="front-matter-description-listWit">defined elsewhere</text:bookmark-ref><text:s/>in &lt;<text:span text:style-name="T2">witness</text:span>&gt;:</text:p>
      <text:p text:style-name="Special">&lt;<text:span text:style-name="T11">p</text:span>&gt;<text:line-break/> &lt;<text:span text:style-name="T11">ref</text:span> <text:span text:style-name="T11">target</text:span>="#ν"&gt;Codex Laurentianus pl. 37.14&lt;/<text:span text:style-name="T11">ref</text:span>&gt;, known here as<text:line-break/> &lt;<text:span text:style-name="T11">hi</text:span> <text:span text:style-name="T11">rend</text:span>="bold"&gt;ν&lt;/<text:span text:style-name="T11">hi</text:span>&gt;, may be found in Florence at the<text:line-break/>   Biblioteca Laurenziana. Measuring 323 × 195 mm, it contains 224<text:line-break/>   written leaves of parchment, with 35 verses per page. Its contents<text:line-break/>   are Silius Italicus &lt;<text:span text:style-name="T11">hi</text:span> <text:span text:style-name="T11">rend</text:span>="italics"&gt;Punica&lt;/<text:span text:style-name="T11">hi</text:span>&gt;, Calpurnius &lt;<text:span text:style-name="T11">hi</text:span> <text:span text:style-name="T11">rend</text:span>="italics"&gt;Eclogae &lt;/<text:span text:style-name="T11">hi</text:span>&gt; XI (ff. 177ᵛ–193ᵛ), Hesiod &lt;<text:span text:style-name="T11">hi</text:span> <text:span text:style-name="T11">rend</text:span>="italics"&gt;Opera et Dies&lt;/<text:span text:style-name="T11">hi</text:span>&gt; (in a Latin translation by N.<text:line-break/>   Valla), and Claudian &lt;<text:span text:style-name="T11">hi</text:span> <text:span text:style-name="T11">rend</text:span>="italics"&gt;De raptu Proserpinae&lt;/<text:span text:style-name="T11">hi</text:span>&gt;.<text:line-break/>   Two hands (ν&lt;<text:span text:style-name="T11">hi</text:span> <text:span text:style-name="T11">rend</text:span>="super"&gt;1&lt;/<text:span text:style-name="T11">hi</text:span>&gt; and ν&lt;<text:span text:style-name="T11">hi</text:span> <text:span text:style-name="T11">rend</text:span>="super"&gt;2&lt;/<text:span text:style-name="T11">hi</text:span>&gt;<text:line-break/>   from the fifteenth century are distinct. Digital images of the<text:line-break/>   manuscript are available at &lt;<text:span text:style-name="T11">ref</text:span> <text:span text:style-name="T11">target</text:span>="http://teca.bmlonline.it/ImageViewer/servlet/ImageViewer?idr=TECA0000622886&amp;amp;keyworks=Calpurnius#page/362/mode/1up"&gt;http://teca.bmlonline.it/ImageViewer/servlet/ImageViewer?idr=TECA0000622886&amp;amp;keyworks=Calpurnius#page/362/mode/1up&lt;/<text:span text:style-name="T11">ref</text:span>&gt;<text:line-break/>   (accessed on 2017-12-17). &lt;/<text:span text:style-name="T11">p</text:span>&gt;</text:p>
      <text:p text:style-name="Standard"><text:soft-page-break/>Prose descriptions give editors the freedom to determine the amount of detail to give to the discussion of a manuscript or group of manuscripts.</text:p>
      <text:h text:style-name="Heading_20_3" text:outline-level="3"><text:bookmark-start text:name="front-matter-combined-manuscript-description"/>Combining the Two Forms of Manuscript Description<text:bookmark-end text:name="front-matter-combined-manuscript-description"/></text:h>
      <text:p text:style-name="Standard">Instead of separating the two forms of manuscript description into sections corresponding to the traditional preface and <text:span text:style-name="tei_5f_foreign"><text:span text:style-name="T8">conspectus siglorum</text:span></text:span>, editors may wish to combine them into one section. This might be especially helpful in cases where there are multiple groups of manuscripts.</text:p>
      <text:p text:style-name="Standard">Combining the two forms is as simple as listing the manuscripts in &lt;<text:span text:style-name="T2">listWit</text:span>&gt;, then following the list with a discussion of the manuscripts in prose:</text:p>
      <text:p text:style-name="Special">&lt;<text:span text:style-name="T11">listWit</text:span>&gt;<text:line-break/> &lt;<text:span text:style-name="T11">head</text:span>&gt;First Family&lt;/<text:span text:style-name="T11">head</text:span>&gt;<text:line-break/> &lt;<text:span text:style-name="T11">witness</text:span> <text:span text:style-name="T11">xml:id</text:span>="A"&gt;<text:line-break/>  &lt;<text:span text:style-name="T11">abbr</text:span>&gt;A&lt;/<text:span text:style-name="T11">abbr</text:span>&gt;<text:line-break/>&lt;!--Identifying information for A --&gt;<text:line-break/> &lt;/<text:span text:style-name="T11">witness</text:span>&gt;<text:line-break/> &lt;<text:span text:style-name="T11">witness</text:span> <text:span text:style-name="T11">xml:id</text:span>="B"&gt;<text:line-break/>  &lt;<text:span text:style-name="T11">abbr</text:span>&gt;B&lt;/<text:span text:style-name="T11">abbr</text:span>&gt;<text:line-break/>&lt;!-- Identifying information for B --&gt;<text:line-break/> &lt;/<text:span text:style-name="T11">witness</text:span>&gt;<text:line-break/> &lt;<text:span text:style-name="T11">witness</text:span> <text:span text:style-name="T11">xml:id</text:span>="C"&gt;<text:line-break/>  &lt;<text:span text:style-name="T11">abbr</text:span>&gt;C&lt;/<text:span text:style-name="T11">abbr</text:span>&gt;<text:line-break/>&lt;!-- Identifying information for C --&gt;<text:line-break/> &lt;/<text:span text:style-name="T11">witness</text:span>&gt;<text:line-break/>&lt;/<text:span text:style-name="T11">listWit</text:span>&gt;<text:line-break/>&lt;<text:span text:style-name="T11">p</text:span>&gt;Manuscripts A, B, and C …<text:line-break/> <text:line-break/>&lt;!-- prose description of A, B, and C. --&gt;<text:line-break/>&lt;/<text:span text:style-name="T11">p</text:span>&gt;</text:p>
      <text:h text:style-name="Heading_20_2" text:outline-level="2"><text:bookmark-start text:name="front-matter-editions"/>Editions<text:bookmark-end text:name="front-matter-editions"/></text:h>
      <text:p text:style-name="Standard">To make the most of the functionality supported by the LDLT Viewer and to remain true to the LDLT's data model, previous editions should be classified in one of two categories: <text:span text:style-name="T11">witness</text:span> and <text:span text:style-name="T11">source</text:span>. Editors have considerable leeway for making the distinction. The following paragraphs provide some guidance.</text:p>
      <text:p text:style-name="Standard"><text:span text:style-name="T11">Witness</text:span><text:bookmark-start text:name="edition-witness"/>: An edition may be considered a witness if it is an early printed edition that is not clearly based on more than one external source. That is, incunabula, or books printed before 1500, were often reproductions of single manuscripts; they might also reflect some editing by the typesetter, but on nothing like the scale of modern critical editions.<text:bookmark-end text:name="edition-witness"/></text:p>
      <text:p text:style-name="Standard"><text:span text:style-name="T11">Source</text:span><text:bookmark-start text:name="edition-source"/>: An edition may be considered a source if it is based on a scholarly approach to the text. An edition does not have to be based on a specific approach to textual criticism to be classified as a source. Indeed, tralatitious editions, variorum editions, and early commentaries may be classified as sources if it seems appropriate. In the case of early editions that are important not because of their text, but because of the comments of scholars preserved in their notes, it may be worth recording the edition in the bibliography and listing the names of those scholars separately in a "<text:bookmark-ref text:reference-format="number-no-superior" text:ref-name="front-matter-bibliography-list-of-scholars">list of scholars</text:bookmark-ref>".<text:bookmark-end text:name="edition-source"/></text:p>
      <text:p text:style-name="Standard"><text:soft-page-break/>Classification as "witness" or "source" will have consequences for how editions are handled in the front matter and the apparatus criticus (see the section "<text:bookmark-ref text:reference-format="number-no-superior" text:ref-name="apparatus-criticus">Apparatus Criticus</text:bookmark-ref>"). In the front matter, &lt;<text:span text:style-name="T2">listWit</text:span>&gt; is used with one &lt;<text:span text:style-name="T2">witness</text:span>&gt; each for witnesses; &lt;<text:span text:style-name="T2">listBibl</text:span>&gt; is used with one &lt;<text:span text:style-name="T2">bibl</text:span>&gt; each for sources. In both types of list, the items should be presented in chronological order.</text:p>
      <text:p text:style-name="Standard">For more information on the terms “witness” and “source” as they are used here, see the section “<text:bookmark-ref text:reference-format="number-no-superior" text:ref-name="front-matter-terminology">Terminology: Witness and Source</text:bookmark-ref>” above.</text:p>
      <text:h text:style-name="Heading_20_3" text:outline-level="3"><text:bookmark-start text:name="front-matter-editions-witnesses"/>Editions: Witnesses<text:bookmark-end text:name="front-matter-editions-witnesses"/></text:h>
      <text:p text:style-name="Standard">Editions classified as <text:bookmark-ref text:reference-format="number-no-superior" text:ref-name="edition-witness">witnesses</text:bookmark-ref><text:s/>must be grouped in &lt;<text:span text:style-name="T2">listWit</text:span>&gt;. Since they are also printed books, they also require the use of &lt;<text:span text:style-name="T2">bibl</text:span>&gt; and its related elements.</text:p>
      <text:list xml:id="list170514004800259" text:continue-numbering="true" text:style-name="WWNum2">
        <text:list-item>
          <text:p text:style-name="P7">&lt;<text:span text:style-name="T2">listWit</text:span>&gt; (list of witnesses) contains bibliographical records for editions classified as witnesses.</text:p>
        </text:list-item>
        <text:list-item>
          <text:p text:style-name="P7">&lt;<text:span text:style-name="T2">witness</text:span>&gt; contains the information about an individual edition. <text:span text:style-name="T9">@xml:id</text:span> provides the machine-readable abbreviation for the edition.</text:p>
        </text:list-item>
        <text:list-item>
          <text:p text:style-name="P7">&lt;<text:span text:style-name="T2">abbr</text:span>&gt; (abbreviation) with <text:span text:style-name="T9">@type</text:span>="siglum" contains the human-readable abbreviation for the record, i.e., how the edition is referred to in the apparatus criticus.</text:p>
        </text:list-item>
        <text:list-item>
          <text:p text:style-name="P7">&lt;<text:span text:style-name="T2">bibl</text:span>&gt; (bibliographic citation) contains the following bibliographical information about the edition: </text:p>
          <text:list>
            <text:list-item>
              <text:p text:style-name="P3">&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3">&lt;<text:span text:style-name="T2">title</text:span>&gt; contains either the name by which the edition is commonly known (e.g., <text:span text:style-name="tei_5f_foreign"><text:span text:style-name="T8">editio Romana</text:span></text:span>, <text:span text:style-name="tei_5f_foreign"><text:span text:style-name="T8">editio <text:s text:c="44"/>Aldina</text:span></text:span>) and/or the actual title of the edition.</text:p>
            </text:list-item>
            <text:list-item>
              <text:p text:style-name="P3">&lt;<text:span text:style-name="T2">pubPlace</text:span>&gt; (place of publication) contains the name of the place where the edition was published, as it appears on the title page (e.g., Lipsiae instead of Leipzig). If the place is unknown, the value should be “s.l.” (<text:span text:style-name="tei_5f_foreign"><text:span text:style-name="T8">sine loco</text:span></text:span>). If the place is known, but not explicitly printed in the edition, the place name should be enclosed in square brackets.</text:p>
            </text:list-item>
            <text:list-item>
              <text:p text:style-name="P3">&lt;<text:span text:style-name="T2">publisher</text:span>&gt; contains the name of the publisher, as it appears on the title page. If the publisher’s name is unknown, the value should be “s.n.” (<text:span text:style-name="tei_5f_foreign"><text:span text:style-name="T8">sine nomine</text:span></text:span>). If the publisher is known, but not explicitly printed in the edition, the publisher’s name should be enclosed in square brackets.</text:p>
            </text:list-item>
            <text:list-item>
              <text:p text:style-name="P3">&lt;<text:span text:style-name="T2">date</text:span>&gt; contains the date in arabic numerals (e.g., 1504, not MDIV or CIↃIↃIV). If the date is unknown, the value should be “s.d.” (<text:span text:style-name="tei_5f_foreign"><text:span text:style-name="T8">sine <text:s text:c="44"/>die</text:span></text:span>). If the date is known, but not explicitly printed in the edition, the date should be enclosed in square brackets.</text:p>
            </text:list-item>
            <text:list-item>
              <text:p text:style-name="P3">&lt;<text:span text:style-name="T2">ptr</text:span>&gt; (pointer) has <text:span text:style-name="T9">@target</text:span> with the URL of a digital copy of the edition, if one exists, or the URL of the entry for the edition in the DLL's catalog.</text:p>
            </text:list-item>
          </text:list>
        </text:list-item>
      </text:list>
      <text:p text:style-name="Special">&lt;<text:span text:style-name="T11">listWit</text:span> <text:span text:style-name="T11">xml:id</text:span>="early-editions"&gt;<text:line-break/> &lt;<text:span text:style-name="T11">head</text:span>&gt;Editions: Witnesses&lt;/<text:span text:style-name="T11">head</text:span>&gt;<text:line-break/> &lt;<text:span text:style-name="T11">witness</text:span> <text:span text:style-name="T11">xml:id</text:span>="r"&gt;<text:line-break/>  &lt;<text:span text:style-name="T11">abbr</text:span> <text:span text:style-name="T11">type</text:span>="siglum"&gt;r&lt;/<text:span text:style-name="T11">abbr</text:span>&gt;<text:line-break/>  &lt;<text:span text:style-name="T11">bibl</text:span>&gt;<text:line-break/>   &lt;<text:span text:style-name="T11">editor</text:span>&gt;<text:line-break/><text:soft-page-break/>    &lt;<text:span text:style-name="T11">name</text:span>&gt;Anonymous&lt;/<text:span text:style-name="T11">name</text:span>&gt;<text:line-break/>   &lt;/<text:span text:style-name="T11">editor</text:span>&gt;. &lt;<text:span text:style-name="T11">title</text:span>&gt;editio<text:line-break/>         Romana&lt;/<text:span text:style-name="T11">title</text:span>&gt;. &lt;<text:span text:style-name="T11">pubPlace</text:span>&gt;[Romae]&lt;/<text:span text:style-name="T11">pubPlace</text:span>&gt;:<text:line-break/>   &lt;<text:span text:style-name="T11">publisher</text:span>&gt;Schweynheim et Pannartz&lt;/<text:span text:style-name="T11">publisher</text:span>&gt;,<text:line-break/>   &lt;<text:span text:style-name="T11">date</text:span>&gt;1471&lt;/<text:span text:style-name="T11">date</text:span>&gt;&lt;/<text:span text:style-name="T11">bibl</text:span>&gt;.&lt;/<text:span text:style-name="T11">witness</text:span>&gt;<text:line-break/> &lt;<text:span text:style-name="T11">witness</text:span> <text:span text:style-name="T11">xml:id</text:span>="e"&gt;<text:line-break/>  &lt;<text:span text:style-name="T11">abbr</text:span> <text:span text:style-name="T11">type</text:span>="siglum"&gt;e&lt;/<text:span text:style-name="T11">abbr</text:span>&gt;<text:line-break/>  &lt;<text:span text:style-name="T11">bibl</text:span>&gt;<text:line-break/>   &lt;<text:span text:style-name="T11">editor</text:span>&gt;<text:line-break/>    &lt;<text:span text:style-name="T11">name</text:span>&gt;Anonymous&lt;/<text:span text:style-name="T11">name</text:span>&gt;. &lt;/<text:span text:style-name="T11">editor</text:span>&gt;<text:line-break/>   &lt;<text:span text:style-name="T11">title</text:span>&gt;editio<text:line-break/>         Veneta&lt;/<text:span text:style-name="T11">title</text:span>&gt;. &lt;<text:span text:style-name="T11">pubPlace</text:span>&gt;[Venetiis]&lt;/<text:span text:style-name="T11">pubPlace</text:span>&gt;:<text:line-break/>   &lt;<text:span text:style-name="T11">publisher</text:span>&gt;Ausonius et Giradinus&lt;/<text:span text:style-name="T11">publisher</text:span>&gt;,<text:line-break/>   &lt;<text:span text:style-name="T11">date</text:span>&gt;1472&lt;/<text:span text:style-name="T11">date</text:span>&gt;&lt;/<text:span text:style-name="T11">bibl</text:span>&gt;.&lt;/<text:span text:style-name="T11">witness</text:span>&gt;<text:line-break/> &lt;<text:span text:style-name="T11">witness</text:span> <text:span text:style-name="T11">xml:id</text:span>="u"&gt;<text:line-break/>  &lt;<text:span text:style-name="T11">abbr</text:span> <text:span text:style-name="T11">type</text:span>="siglum"&gt;u&lt;/<text:span text:style-name="T11">abbr</text:span>&gt;<text:line-break/>  &lt;<text:span text:style-name="T11">bibl</text:span>&gt;<text:line-break/>   &lt;<text:span text:style-name="T11">editor</text:span>&gt;Anonymous&lt;/<text:span text:style-name="T11">editor</text:span>&gt;. &lt;<text:span text:style-name="T11">title</text:span>&gt;editio Ang.<text:line-break/>         Ugoleti&lt;/<text:span text:style-name="T11">title</text:span>&gt;. &lt;<text:span text:style-name="T11">pubPlace</text:span>&gt;Parmae&lt;/<text:span text:style-name="T11">pubPlace</text:span>&gt;:<text:line-break/>   &lt;<text:span text:style-name="T11">publisher</text:span>&gt;Angelus Ugoletus&lt;/<text:span text:style-name="T11">publisher</text:span>&gt;,<text:line-break/>   &lt;<text:span text:style-name="T11">date</text:span>&gt;1492&lt;/<text:span text:style-name="T11">date</text:span>&gt;&lt;/<text:span text:style-name="T11">bibl</text:span>&gt;.&lt;/<text:span text:style-name="T11">witness</text:span>&gt;<text:line-break/> &lt;<text:span text:style-name="T11">witness</text:span> <text:span text:style-name="T11">xml:id</text:span>="c"&gt;<text:line-break/>  &lt;<text:span text:style-name="T11">abbr</text:span> <text:span text:style-name="T11">type</text:span>="siglum"&gt;c&lt;/<text:span text:style-name="T11">abbr</text:span>&gt;<text:line-break/>  &lt;<text:span text:style-name="T11">bibl</text:span>&gt;<text:line-break/>   &lt;<text:span text:style-name="T11">editor</text:span>&gt;Anonymous&lt;/<text:span text:style-name="T11">editor</text:span>&gt;. &lt;<text:span text:style-name="T11">title</text:span>&gt;editio Coloniensis<text:line-break/>         (Buccolica canori poetae Titi Calphurnii Siculi undecim<text:line-break/>         Aeglogis iucunditer decantata)&lt;/<text:span text:style-name="T11">title</text:span>&gt;.<text:line-break/>   &lt;<text:span text:style-name="T11">pubPlace</text:span>&gt;Coloniae&lt;/<text:span text:style-name="T11">pubPlace</text:span>&gt;: &lt;<text:span text:style-name="T11">publisher</text:span>&gt;[Henricus<text:line-break/>         Quintell]&lt;/<text:span text:style-name="T11">publisher</text:span>&gt;, &lt;<text:span text:style-name="T11">date</text:span>&gt;1505(?)&lt;/<text:span text:style-name="T11">date</text:span>&gt;&lt;/<text:span text:style-name="T11">bibl</text:span>&gt;. URL:<text:line-break/>  &lt;<text:span text:style-name="T11">ptr</text:span> <text:span text:style-name="T11">target</text:span>="http://digitale.bibliothek.uni-halle.de/vd16/content/titleinfo/1000626"/&gt;.&lt;/<text:span text:style-name="T11">witness</text:span>&gt;<text:line-break/> &lt;<text:span text:style-name="T11">witness</text:span> <text:span text:style-name="T11">xml:id</text:span>="Nordh."&gt;<text:line-break/>  &lt;<text:span text:style-name="T11">abbr</text:span> <text:span text:style-name="T11">type</text:span>="siglum"&gt;Nordh.&lt;/<text:span text:style-name="T11">abbr</text:span>&gt;<text:line-break/>  &lt;<text:span text:style-name="T11">bibl</text:span>&gt;<text:line-break/>   &lt;<text:span text:style-name="T11">editor</text:span>/&gt;. &lt;<text:span text:style-name="T11">title</text:span>&gt;ed. Nordheimensis&lt;/<text:span text:style-name="T11">title</text:span>&gt;.<text:line-break/>   &lt;<text:span text:style-name="T11">pubPlace</text:span>&gt;[Nordheim]&lt;/<text:span text:style-name="T11">pubPlace</text:span>&gt;:<text:line-break/>   &lt;<text:span text:style-name="T11">publisher</text:span>&gt;s.n.&lt;/<text:span text:style-name="T11">publisher</text:span>&gt;,<text:line-break/>   &lt;<text:span text:style-name="T11">date</text:span>&gt;s.d.&lt;/<text:span text:style-name="T11">date</text:span>&gt;&lt;/<text:span text:style-name="T11">bibl</text:span>&gt;.&lt;/<text:span text:style-name="T11">witness</text:span>&gt;<text:line-break/> &lt;<text:span text:style-name="T11">witness</text:span> <text:span text:style-name="T11">xml:id</text:span>="s"&gt;<text:line-break/>  &lt;<text:span text:style-name="T11">abbr</text:span> <text:span text:style-name="T11">type</text:span>="siglum"&gt;s&lt;/<text:span text:style-name="T11">abbr</text:span>&gt;<text:line-break/>  &lt;<text:span text:style-name="T11">bibl</text:span>&gt;<text:line-break/>   &lt;<text:span text:style-name="T11">title</text:span>&gt;editio Ascensiana&lt;/<text:span text:style-name="T11">title</text:span>&gt; = &lt;<text:span text:style-name="T11">editor</text:span>&gt;Badius, Josse<text:line-break/>         (“Ascensius”)&lt;/<text:span text:style-name="T11">editor</text:span>&gt;. &lt;<text:span text:style-name="T11">title</text:span>&gt;Buccolica, cum<text:line-break/>         adnotatione Ascensiana&lt;/<text:span text:style-name="T11">title</text:span>&gt;. &lt;<text:span text:style-name="T11">pubPlace</text:span>&gt;Parhisiis, in<text:line-break/>         vico Maturinorum&lt;/<text:span text:style-name="T11">pubPlace</text:span>&gt;: &lt;<text:span text:style-name="T11">publisher</text:span>&gt;a Durando<text:line-break/>         Gerlerio&lt;/<text:span text:style-name="T11">publisher</text:span>&gt;, &lt;<text:span text:style-name="T11">date</text:span>&gt;1503&lt;/<text:span text:style-name="T11">date</text:span>&gt;&lt;/<text:span text:style-name="T11">bibl</text:span>&gt;. URL:<text:line-break/>  &lt;<text:span text:style-name="T11">ptr</text:span> <text:span text:style-name="T11">target</text:span>="http://gallica.bnf.fr/ark:/12148/bpt6k841539v"/&gt;.&lt;/<text:span text:style-name="T11">witness</text:span>&gt;<text:line-break/> &lt;<text:span text:style-name="T11">witness</text:span> <text:span text:style-name="T11">xml:id</text:span>="b"&gt;<text:line-break/>  &lt;<text:span text:style-name="T11">abbr</text:span> <text:span text:style-name="T11">type</text:span>="siglum"&gt;b&lt;/<text:span text:style-name="T11">abbr</text:span>&gt;<text:line-break/>  &lt;<text:span text:style-name="T11">bibl</text:span>&gt;<text:line-break/>   &lt;<text:span text:style-name="T11">title</text:span>&gt;editio Bononiensis&lt;/<text:span text:style-name="T11">title</text:span>&gt; = &lt;<text:span text:style-name="T11">editor</text:span>&gt;Guidalottus<text:line-break/>         Bononiensis, Diomedes&lt;/<text:span text:style-name="T11">editor</text:span>&gt;. &lt;<text:span text:style-name="T11">title</text:span>&gt;Calpurnii et<text:line-break/>         Nemesiani Poetarum Buccolicum Carmen&lt;/<text:span text:style-name="T11">title</text:span>&gt;.<text:line-break/>   &lt;<text:span text:style-name="T11">pubPlace</text:span>&gt;Bononiae&lt;/<text:span text:style-name="T11">pubPlace</text:span>&gt;: &lt;<text:span text:style-name="T11">publisher</text:span>&gt;per Caligulam<text:line-break/>         Bazalerium&lt;/<text:span text:style-name="T11">publisher</text:span>&gt;, &lt;<text:span text:style-name="T11">date</text:span>&gt;1504&lt;/<text:span text:style-name="T11">date</text:span>&gt;&lt;/<text:span text:style-name="T11">bibl</text:span>&gt;. URL:<text:line-break/>  &lt;<text:span text:style-name="T11">ptr</text:span> <text:span text:style-name="T11">target</text:span>="https://books.google.com/books?<text:soft-page-break/>id=B1RrV7ciP6gC&amp;amp;pg=PT3#v=onepage&amp;amp;q&amp;amp;f=false"/&gt;.&lt;/<text:span text:style-name="T11">witness</text:span>&gt;<text:line-break/>&lt;/<text:span text:style-name="T11">listWit</text:span>&gt;</text:p>
      <text:h text:style-name="Heading_20_3" text:outline-level="3"><text:bookmark-start text:name="front-matter-editions-sources"/>Editions: Sources<text:bookmark-end text:name="front-matter-editions-sources"/></text:h>
      <text:p text:style-name="Standard">Editions classified as <text:bookmark-ref text:reference-format="number-no-superior" text:ref-name="edition-source">sources</text:bookmark-ref><text:s/>follow the same pattern as early editions, except &lt;<text:span text:style-name="T2">listBibl</text:span>&gt; is used instead of &lt;<text:span text:style-name="T2">listWit</text:span>&gt;.</text:p>
      <text:list xml:id="list170514132497837" text:continue-numbering="true" text:style-name="WWNum2">
        <text:list-item>
          <text:p text:style-name="P7">&lt;<text:span text:style-name="T2">listBibl</text:span>&gt; (citation lists) contains bibliographical records for modern editions.</text:p>
        </text:list-item>
        <text:list-item>
          <text:p text:style-name="P7">&lt;<text:span text:style-name="T2">bibl</text:span>&gt; (bibliographic citation) has <text:span text:style-name="T9">@xml:id</text:span> with the <text:bookmark-ref text:reference-format="number-no-superior" text:ref-name="front-matter-sigla">machine-readable abbreviation</text:bookmark-ref><text:s/>for the edition. It contains the following bibliographical information about the edition: </text:p>
          <text:list>
            <text:list-item>
              <text:p text:style-name="P3">&lt;<text:span text:style-name="T2">abbr</text:span>&gt; (abbreviation) contains the human-readable abbreviation for the record, i.e., how the edition is referred to in the apparatus criticus.</text:p>
            </text:list-item>
            <text:list-item>
              <text:p text:style-name="P3">&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3">&lt;<text:span text:style-name="T2">title</text:span>&gt; contains either the name by which the edition is commonly known (e.g., editio Romana, editio Aldina) and/or the actual title of the edition.</text:p>
            </text:list-item>
            <text:list-item>
              <text:p text:style-name="P3">&lt;<text:span text:style-name="T2">pubPlace</text:span>&gt; (place of publication) contains the name of the place where the edition was published, as it appears on the title page (e.g., Lipsiae instead of Leipzig). If the place is unknown, the value should be “s.l.” (<text:span text:style-name="tei_5f_foreign"><text:span text:style-name="T8">sine loco</text:span></text:span>). If the place is known, but not explicitly printed in the edition, the place name should be enclosed in square brackets.</text:p>
            </text:list-item>
            <text:list-item>
              <text:p text:style-name="P3">&lt;<text:span text:style-name="T2">publisher</text:span>&gt; contains the name of the publisher, as it appears on the title page. If the publisher’s name is unknown, the value should be “s.n.” (<text:span text:style-name="tei_5f_foreign"><text:span text:style-name="T8">sine nomine</text:span></text:span>). If the publisher is known, but not explicitly printed in the edition, the publisher’s name should be enclosed in square brackets.</text:p>
            </text:list-item>
            <text:list-item>
              <text:p text:style-name="P3">&lt;<text:span text:style-name="T2">date</text:span>&gt; contains the date in arabic numerals (e.g., 1504, not MDIV or CIↃIↃIV). If the date is unknown, the value should be “s.d.” (<text:span text:style-name="tei_5f_foreign"><text:span text:style-name="T8">sine <text:s text:c="44"/>die</text:span></text:span>). If the date is known, but not explicitly printed in the edition, the date should be enclosed in square brackets.</text:p>
            </text:list-item>
            <text:list-item>
              <text:p text:style-name="P3">&lt;<text:span text:style-name="T2">ptr</text:span>&gt; (pointer) has <text:span text:style-name="T9">@target</text:span> with the URL of a digital copy of the edition, if one exists.</text:p>
            </text:list-item>
          </text:list>
        </text:list-item>
      </text:list>
      <text:p text:style-name="Special">&lt;<text:span text:style-name="T11">listBibl</text:span> <text:span text:style-name="T11">xml:id</text:span>="modern-editions"&gt;<text:line-break/> &lt;<text:span text:style-name="T11">head</text:span>&gt;Modern Editions&lt;/<text:span text:style-name="T11">head</text:span>&gt;<text:line-break/> &lt;<text:span text:style-name="T11">bibl</text:span> <text:span text:style-name="T11">xml:id</text:span>="n"&gt;<text:line-break/>  &lt;<text:span text:style-name="T11">abbr</text:span> <text:span text:style-name="T11">type</text:span>="siglum"&gt;n&lt;/<text:span text:style-name="T11">abbr</text:span>&gt;<text:line-break/>  &lt;<text:span text:style-name="T11">editor</text:span>&gt;Brassicanus, Johannes Alexander&lt;/<text:span text:style-name="T11">editor</text:span>&gt;. &lt;<text:span text:style-name="T11">title</text:span>&gt;editio<text:line-break/>       Brassicani&lt;/<text:span text:style-name="T11">title</text:span>&gt;. &lt;<text:span text:style-name="T11">pubPlace</text:span>&gt;Argentorati<text:line-break/>       (Strasbourg)&lt;/<text:span text:style-name="T11">pubPlace</text:span>&gt;: &lt;<text:span text:style-name="T11">publisher</text:span>&gt;Iohannis<text:line-break/>       Knoblochus&lt;/<text:span text:style-name="T11">publisher</text:span>&gt;, &lt;<text:span text:style-name="T11">date</text:span>&gt;1519&lt;/<text:span text:style-name="T11">date</text:span>&gt;. URL: &lt;<text:span text:style-name="T11">ptr</text:span> <text:span text:style-name="T11">target</text:span>="https://books.google.com/books?id=n8JSAAAAcAAJ&amp;amp;pg=PA1#v=onepage&amp;amp;q&amp;amp;f=false"/&gt;.&lt;/<text:span text:style-name="T11">bibl</text:span>&gt;<text:line-break/> &lt;<text:span text:style-name="T11">bibl</text:span> <text:span text:style-name="T11">xml:id</text:span>="Vienn."&gt;<text:line-break/>  &lt;<text:span text:style-name="T11">abbr</text:span> <text:span text:style-name="T11">type</text:span>="siglum"&gt;Vienn.&lt;/<text:span text:style-name="T11">abbr</text:span>&gt;<text:line-break/>  &lt;<text:span text:style-name="T11">editor</text:span>&gt;Anonymous&lt;/<text:span text:style-name="T11">editor</text:span>&gt;. &lt;<text:span text:style-name="T11">title</text:span>&gt;ed. Viennensis&lt;/<text:span text:style-name="T11">title</text:span>&gt;.<text:line-break/>  &lt;<text:span text:style-name="T11">pubPlace</text:span>&gt;s.l.&lt;/<text:span text:style-name="T11">pubPlace</text:span>&gt;, &lt;<text:span text:style-name="T11">date</text:span>&gt;s.d.&lt;/<text:span text:style-name="T11">date</text:span>&gt;&lt;/<text:span text:style-name="T11">bibl</text:span>&gt;<text:line-break/> &lt;<text:span text:style-name="T11">bibl</text:span> <text:span text:style-name="T11">xml:id</text:span>="g"&gt;<text:line-break/>  &lt;<text:span text:style-name="T11">abbr</text:span> <text:span text:style-name="T11">type</text:span>="siglum"&gt;g&lt;/<text:span text:style-name="T11">abbr</text:span>&gt;<text:line-break/>  &lt;<text:span text:style-name="T11">editor</text:span>&gt;Logus, Georgius&lt;/<text:span text:style-name="T11">editor</text:span>&gt;. &lt;<text:span text:style-name="T11">title</text:span>&gt;editio<text:line-break/><text:soft-page-break/>       Augustana&lt;/<text:span text:style-name="T11">title</text:span>&gt;. &lt;<text:span text:style-name="T11">pubPlace</text:span>&gt;Augustae<text:line-break/>       Vindelicorum&lt;/<text:span text:style-name="T11">pubPlace</text:span>&gt;: &lt;<text:span text:style-name="T11">publisher</text:span>&gt;in officina Henrici<text:line-break/>       Steyner&lt;/<text:span text:style-name="T11">publisher</text:span>&gt;), &lt;<text:span text:style-name="T11">date</text:span>&gt;1534&lt;/<text:span text:style-name="T11">date</text:span>&gt;. URL: &lt;<text:span text:style-name="T11">ptr</text:span> <text:span text:style-name="T11">target</text:span>="http://daten.digitale-sammlungen.de/~db/0003/bsb00038602/images/"/&gt;&lt;/<text:span text:style-name="T11">bibl</text:span>&gt;<text:line-break/> &lt;<text:span text:style-name="T11">bibl</text:span> <text:span text:style-name="T11">xml:id</text:span>="Tig."&gt;<text:line-break/>  &lt;<text:span text:style-name="T11">abbr</text:span> <text:span text:style-name="T11">type</text:span>="siglum"&gt;Tig.&lt;/<text:span text:style-name="T11">abbr</text:span>&gt;<text:line-break/>  &lt;<text:span text:style-name="T11">editor</text:span>&gt;Anonymous&lt;/<text:span text:style-name="T11">editor</text:span>&gt;. &lt;<text:span text:style-name="T11">title</text:span>&gt;editio Tigurina&lt;/<text:span text:style-name="T11">title</text:span>&gt;<text:line-break/>  &lt;<text:span text:style-name="T11">pubPlace</text:span>&gt;Tiguri&lt;/<text:span text:style-name="T11">pubPlace</text:span>&gt;: &lt;<text:span text:style-name="T11">pubPlace</text:span>&gt;apud Christophorum<text:line-break/>       Froschouerum&lt;/<text:span text:style-name="T11">pubPlace</text:span>&gt;, &lt;<text:span text:style-name="T11">date</text:span>&gt;1537&lt;/<text:span text:style-name="T11">date</text:span>&gt;. URL: &lt;<text:span text:style-name="T11">ptr</text:span> <text:span text:style-name="T11">target</text:span>="http://reader.digitale-sammlungen.de/resolve/display/bsb11088503.html"/&gt;.&lt;/<text:span text:style-name="T11">bibl</text:span>&gt;<text:line-break/> &lt;<text:span text:style-name="T11">bibl</text:span> <text:span text:style-name="T11">xml:id</text:span>="Gryph."&gt;<text:line-break/>  &lt;<text:span text:style-name="T11">abbr</text:span> <text:span text:style-name="T11">type</text:span>="siglum"&gt;Gryph.&lt;/<text:span text:style-name="T11">abbr</text:span>&gt;<text:line-break/>  &lt;<text:span text:style-name="T11">editor</text:span>&gt;Anonymous&lt;/<text:span text:style-name="T11">editor</text:span>&gt;. &lt;<text:span text:style-name="T11">title</text:span>&gt;editio Gryph.&lt;/<text:span text:style-name="T11">title</text:span>&gt;<text:line-break/>  &lt;<text:span text:style-name="T11">pubPlace</text:span>&gt;Lugduni&lt;/<text:span text:style-name="T11">pubPlace</text:span>&gt;: &lt;<text:span text:style-name="T11">publisher</text:span>&gt;apud Seb.<text:line-break/>       Gyrphium&lt;/<text:span text:style-name="T11">publisher</text:span>&gt;, &lt;<text:span text:style-name="T11">date</text:span>&gt;1537&lt;/<text:span text:style-name="T11">date</text:span>&gt;. URL: &lt;<text:span text:style-name="T11">ptr</text:span> <text:span text:style-name="T11">target</text:span>="https://books.google.com/books?id=JpJXAAAAcAAJ&amp;amp;pg=PA1#v=onepage&amp;amp;q&amp;amp;f=false"/&gt;.&lt;/<text:span text:style-name="T11">bibl</text:span>&gt;<text:line-break/> &lt;<text:span text:style-name="T11">bibl</text:span> <text:span text:style-name="T11">xml:id</text:span>="o"&gt;<text:line-break/>  &lt;<text:span text:style-name="T11">abbr</text:span> <text:span text:style-name="T11">type</text:span>="siglum"&gt;o&lt;/<text:span text:style-name="T11">abbr</text:span>&gt;<text:line-break/>  &lt;<text:span text:style-name="T11">editor</text:span>&gt;Anonymous&lt;/<text:span text:style-name="T11">editor</text:span>&gt;. &lt;<text:span text:style-name="T11">title</text:span>&gt;ed. Oporiniana&lt;/<text:span text:style-name="T11">title</text:span>&gt;<text:line-break/>  &lt;<text:span text:style-name="T11">pubPlace</text:span>&gt;Basileae&lt;/<text:span text:style-name="T11">pubPlace</text:span>&gt;: &lt;<text:span text:style-name="T11">publisher</text:span>&gt;Johannes<text:line-break/>       Oporinus&lt;/<text:span text:style-name="T11">publisher</text:span>&gt;, &lt;<text:span text:style-name="T11">date</text:span>&gt;1546&lt;/<text:span text:style-name="T11">date</text:span>&gt;.URL: &lt;<text:span text:style-name="T11">ptr</text:span> <text:span text:style-name="T11">target</text:span>="https://books.google.com/books?id=cKqCwvkRiTgC&amp;amp;pg=PP5#v=onepage&amp;amp;q&amp;amp;f=false"/&gt;&lt;/<text:span text:style-name="T11">bibl</text:span>&gt;<text:line-break/> &lt;<text:span text:style-name="T11">bibl</text:span> <text:span text:style-name="T11">xml:id</text:span>="p"&gt;<text:line-break/>  &lt;<text:span text:style-name="T11">abbr</text:span> <text:span text:style-name="T11">type</text:span>="siglum"&gt;p&lt;/<text:span text:style-name="T11">abbr</text:span>&gt;<text:line-break/>  &lt;<text:span text:style-name="T11">editor</text:span>&gt;Pithoeus, Petrus&lt;/<text:span text:style-name="T11">editor</text:span>&gt;. &lt;<text:span text:style-name="T11">title</text:span>&gt;Epigrammata et<text:line-break/>       poematia vetera&lt;/<text:span text:style-name="T11">title</text:span>&gt;. &lt;<text:span text:style-name="T11">pubPlace</text:span>&gt;Parisiis&lt;/<text:span text:style-name="T11">pubPlace</text:span>&gt;:<text:line-break/>  &lt;<text:span text:style-name="T11">publisher</text:span>&gt;Dionysius Duvallius&lt;/<text:span text:style-name="T11">publisher</text:span>&gt;,<text:line-break/>  &lt;<text:span text:style-name="T11">date</text:span>&gt;1590&lt;/<text:span text:style-name="T11">date</text:span>&gt;. URL: &lt;<text:span text:style-name="T11">ptr</text:span> <text:span text:style-name="T11">target</text:span>="https://books.google.com/books?id=F_E6AAAAcAAJ&amp;amp;pg=PR6#v=onepage&amp;amp;q&amp;amp;f=false"/&gt;&lt;/<text:span text:style-name="T11">bibl</text:span>&gt;<text:line-break/> &lt;<text:span text:style-name="T11">bibl</text:span> <text:span text:style-name="T11">xml:id</text:span>="edAurel"&gt;<text:line-break/>  &lt;<text:span text:style-name="T11">abbr</text:span> <text:span text:style-name="T11">type</text:span>="siglum"&gt;Aurel.&lt;/<text:span text:style-name="T11">abbr</text:span>&gt;<text:line-break/>  &lt;<text:span text:style-name="T11">editor</text:span>&gt;Anonymous&lt;/<text:span text:style-name="T11">editor</text:span>&gt;. &lt;<text:span text:style-name="T11">title</text:span>&gt;Corpus omnium veterum<text:line-break/>       poetarum latinorum (Volumen Secundum)&lt;/<text:span text:style-name="T11">title</text:span>&gt;.<text:line-break/>  &lt;<text:span text:style-name="T11">pubPlace</text:span>&gt;Aureliae Allobrogum&lt;/<text:span text:style-name="T11">pubPlace</text:span>&gt;: &lt;<text:span text:style-name="T11">publisher</text:span>&gt;Samuel<text:line-break/>       Crispinus&lt;/<text:span text:style-name="T11">publisher</text:span>&gt;, &lt;<text:span text:style-name="T11">date</text:span>&gt;1611&lt;/<text:span text:style-name="T11">date</text:span>&gt;. URL: &lt;<text:span text:style-name="T11">ptr</text:span> <text:span text:style-name="T11">target</text:span>="https://books.google.com/books?id=Q-EPAAAAQAAJ&amp;amp;pg=PP5#v=onepage&amp;amp;q&amp;amp;f=false"/&gt;&lt;/<text:span text:style-name="T11">bibl</text:span>&gt;<text:line-break/> &lt;<text:span text:style-name="T11">bibl</text:span> <text:span text:style-name="T11">xml:id</text:span>="Barth1613"&gt;<text:line-break/>  &lt;<text:span text:style-name="T11">abbr</text:span> <text:span text:style-name="T11">type</text:span>="siglum"&gt;Barth 1613&lt;/<text:span text:style-name="T11">abbr</text:span>&gt;<text:line-break/>  &lt;<text:span text:style-name="T11">editor</text:span>&gt;Barthius, Casparus&lt;/<text:span text:style-name="T11">editor</text:span>&gt;. &lt;<text:span text:style-name="T11">title</text:span>&gt;Venatici et Bucolici<text:line-break/>       Poetae Latini: Gratius, Nemesianus, Calpurnius&lt;/<text:span text:style-name="T11">title</text:span>&gt;.<text:line-break/>  &lt;<text:span text:style-name="T11">pubPlace</text:span>&gt;Hanoviae&lt;/<text:span text:style-name="T11">pubPlace</text:span>&gt;: &lt;<text:span text:style-name="T11">publisher</text:span>&gt;In Bibliopolio<text:line-break/>       Willieriano&lt;/<text:span text:style-name="T11">publisher</text:span>&gt;, &lt;<text:span text:style-name="T11">date</text:span>&gt;1613&lt;/<text:span text:style-name="T11">date</text:span>&gt;. URL: &lt;<text:span text:style-name="T11">ptr</text:span> <text:span text:style-name="T11">target</text:span>="https://books.google.com/books?id=SEVXAAAAcAAJ&amp;amp;pg=PP7#v=onepage&amp;amp;q&amp;amp;f=false"/&gt;&lt;/<text:span text:style-name="T11">bibl</text:span>&gt;<text:line-break/> &lt;<text:span text:style-name="T11">bibl</text:span> <text:span text:style-name="T11">xml:id</text:span>="Ulit."&gt;<text:line-break/>  &lt;<text:span text:style-name="T11">abbr</text:span> <text:span text:style-name="T11">type</text:span>="siglum"&gt;Ulit.&lt;/<text:span text:style-name="T11">abbr</text:span>&gt;<text:line-break/>  &lt;<text:span text:style-name="T11">editor</text:span>&gt;Ulitius, Ianus&lt;/<text:span text:style-name="T11">editor</text:span>&gt;. &lt;<text:span text:style-name="T11">title</text:span>&gt;Venatio<text:line-break/>       Novantiqua&lt;/<text:span text:style-name="T11">title</text:span>&gt;. &lt;<text:span text:style-name="T11">pubPlace</text:span>&gt;Leidae&lt;/<text:span text:style-name="T11">pubPlace</text:span>&gt;:<text:line-break/>  &lt;<text:span text:style-name="T11">publisher</text:span>&gt;Ex Officina Elzeveriana&lt;/<text:span text:style-name="T11">publisher</text:span>&gt;,<text:line-break/>  &lt;<text:span text:style-name="T11">date</text:span>&gt;1645&lt;/<text:span text:style-name="T11">date</text:span>&gt;. URL: &lt;<text:span text:style-name="T11">ptr</text:span> <text:span text:style-name="T11">target</text:span>="https://books.google.com/books?id=Yb09AAAAcAAJ&amp;amp;pg=PR4#v=onepage&amp;amp;q&amp;amp;f=false"/&gt;&lt;/<text:span text:style-name="T11">bibl</text:span>&gt;<text:line-break/> &lt;<text:span text:style-name="T11">bibl</text:span> <text:span text:style-name="T11">xml:id</text:span>="h"&gt;<text:line-break/><text:soft-page-break/>  &lt;<text:span text:style-name="T11">abbr</text:span> <text:span text:style-name="T11">type</text:span>="siglum"&gt;h&lt;/<text:span text:style-name="T11">abbr</text:span>&gt;<text:line-break/>  &lt;<text:span text:style-name="T11">editor</text:span>&gt;Anonymous&lt;/<text:span text:style-name="T11">editor</text:span>&gt;. &lt;<text:span text:style-name="T11">title</text:span>&gt;Poetae Latini Rei Venaticae<text:line-break/>       Scriptores et Bucolici Antiqui&lt;/<text:span text:style-name="T11">title</text:span>&gt;. &lt;<text:span text:style-name="T11">pubPlace</text:span>&gt;Lugduni<text:line-break/>       Batavorum et Hagae Comitum&lt;/<text:span text:style-name="T11">pubPlace</text:span>&gt;: apud Johannem<text:line-break/>     Arnoldum Langerak, P. Gosse, et J. Neaulme; Rutg. Christoph.<text:line-break/>     Alberts, J. Vander Kloot, &lt;<text:span text:style-name="T11">date</text:span>&gt;1728&lt;/<text:span text:style-name="T11">date</text:span>&gt;. URL: &lt;<text:span text:style-name="T11">ptr</text:span> <text:span text:style-name="T11">target</text:span>="https://books.google.com/books?id=nJVAAAAAcAAJ&amp;amp;pg=PP9#v=onepage&amp;amp;q&amp;amp;f=false"/&gt;&lt;/<text:span text:style-name="T11">bibl</text:span>&gt;<text:line-break/> &lt;<text:span text:style-name="T11">bibl</text:span> <text:span text:style-name="T11">xml:id</text:span>="Burm1731"&gt;<text:line-break/>  &lt;<text:span text:style-name="T11">abbr</text:span> <text:span text:style-name="T11">type</text:span>="siglum"&gt;Burm. 1731&lt;/<text:span text:style-name="T11">abbr</text:span>&gt;<text:line-break/>  &lt;<text:span text:style-name="T11">editor</text:span>&gt;Burmannus, Petrus (Pieter Burman)&lt;/<text:span text:style-name="T11">editor</text:span>&gt;.<text:line-break/>  &lt;<text:span text:style-name="T11">title</text:span>&gt;Poetae Latini Minores, Tom. I&lt;/<text:span text:style-name="T11">title</text:span>&gt;.<text:line-break/>  &lt;<text:span text:style-name="T11">pubPlace</text:span>&gt;Leidae&lt;/<text:span text:style-name="T11">pubPlace</text:span>&gt;: &lt;<text:span text:style-name="T11">publisher</text:span>&gt;apud Conradum<text:line-break/>       Wishoff et Danielem Goedval&lt;/<text:span text:style-name="T11">publisher</text:span>&gt;, &lt;<text:span text:style-name="T11">date</text:span>&gt;1731&lt;/<text:span text:style-name="T11">date</text:span>&gt;.<text:line-break/>     URL: &lt;<text:span text:style-name="T11">ptr</text:span> <text:span text:style-name="T11">target</text:span>="https://books.google.com/books?id=uKZAAAAAcAAJ&amp;amp;pg=PP9#v=onepage&amp;amp;q&amp;amp;f=false"/&gt;&lt;/<text:span text:style-name="T11">bibl</text:span>&gt;<text:line-break/> &lt;<text:span text:style-name="T11">bibl</text:span> <text:span text:style-name="T11">xml:id</text:span>="t"&gt;<text:line-break/>  &lt;<text:span text:style-name="T11">abbr</text:span> <text:span text:style-name="T11">type</text:span>="siglum"&gt;t&lt;/<text:span text:style-name="T11">abbr</text:span>&gt;<text:line-break/>  &lt;<text:span text:style-name="T11">editor</text:span>&gt;Anonymous&lt;/<text:span text:style-name="T11">editor</text:span>&gt;. &lt;<text:span text:style-name="T11">title</text:span>&gt;M. Aurelii Olympii Nemesiani<text:line-break/>       Eclogae IV et T. Calpurnii Siculi Eclogae VII ad Nemesianum<text:line-break/>       Carthaginiensem, cum notis selectis Titii, Martelli, Ulitii,<text:line-break/>       et Petri Burmanni integris.&lt;/<text:span text:style-name="T11">title</text:span>&gt;<text:line-break/>  &lt;<text:span text:style-name="T11">pubPlace</text:span>&gt;Mitaviae&lt;/<text:span text:style-name="T11">pubPlace</text:span>&gt;: &lt;<text:span text:style-name="T11">publisher</text:span>&gt;apud Jacob. Frider.<text:line-break/>       Hinzium&lt;/<text:span text:style-name="T11">publisher</text:span>&gt;, &lt;<text:span text:style-name="T11">date</text:span>&gt;1774&lt;/<text:span text:style-name="T11">date</text:span>&gt;. URL: &lt;<text:span text:style-name="T11">ptr</text:span> <text:span text:style-name="T11">target</text:span>="https://books.google.com/books?id=eNUpAAAAYAAJ&amp;amp;pg=PP11#v=onepage&amp;amp;q&amp;amp;f=false"/&gt;.&lt;/<text:span text:style-name="T11">bibl</text:span>&gt;<text:line-break/> &lt;<text:span text:style-name="T11">bibl</text:span> <text:span text:style-name="T11">xml:id</text:span>="Wernsd."&gt;<text:line-break/>  &lt;<text:span text:style-name="T11">abbr</text:span> <text:span text:style-name="T11">type</text:span>="siglum"&gt;Wernsd.&lt;/<text:span text:style-name="T11">abbr</text:span>&gt;<text:line-break/>  &lt;<text:span text:style-name="T11">editor</text:span>&gt;Wernsdorf, Iohannes Christianus.&lt;/<text:span text:style-name="T11">editor</text:span>&gt;<text:line-break/>  &lt;<text:span text:style-name="T11">title</text:span>&gt;Poetae Latini Minores, Tomus Primus&lt;/<text:span text:style-name="T11">title</text:span>&gt;.<text:line-break/>  &lt;<text:span text:style-name="T11">pubPlace</text:span>&gt;Altenburgi&lt;/<text:span text:style-name="T11">pubPlace</text:span>&gt;: &lt;<text:span text:style-name="T11">pubPlace</text:span>&gt;ex officina<text:line-break/>       Richteria&lt;/<text:span text:style-name="T11">pubPlace</text:span>&gt;, &lt;<text:span text:style-name="T11">date</text:span>&gt;1780&lt;/<text:span text:style-name="T11">date</text:span>&gt;. URL: &lt;<text:span text:style-name="T11">ptr</text:span> <text:span text:style-name="T11">target</text:span>="https://books.google.com/books?id=A8w9AAAAcAAJ&amp;amp;pg=PR1#v=onepage&amp;amp;q&amp;amp;f=false"/&gt;&lt;/<text:span text:style-name="T11">bibl</text:span>&gt;<text:line-break/> &lt;<text:span text:style-name="T11">bibl</text:span> <text:span text:style-name="T11">xml:id</text:span>="Beck"&gt;<text:line-break/>  &lt;<text:span text:style-name="T11">abbr</text:span> <text:span text:style-name="T11">type</text:span>="siglum"&gt;Beck&lt;/<text:span text:style-name="T11">abbr</text:span>&gt;<text:line-break/>  &lt;<text:span text:style-name="T11">editor</text:span>&gt;Beck, Christian Daniel&lt;/<text:span text:style-name="T11">editor</text:span>&gt;. &lt;<text:span text:style-name="T11">title</text:span>&gt;T. Calpurnii<text:line-break/>       Siculi Eclogae XI&lt;/<text:span text:style-name="T11">title</text:span>&gt;. &lt;<text:span text:style-name="T11">pubPlace</text:span>&gt;Lipsiae&lt;/<text:span text:style-name="T11">pubPlace</text:span>&gt;:<text:line-break/>  &lt;<text:span text:style-name="T11">publisher</text:span>&gt;in libraria Weidmannia&lt;/<text:span text:style-name="T11">publisher</text:span>&gt;,<text:line-break/>  &lt;<text:span text:style-name="T11">date</text:span>&gt;1803&lt;/<text:span text:style-name="T11">date</text:span>&gt;. URL: &lt;<text:span text:style-name="T11">ptr</text:span> <text:span text:style-name="T11">target</text:span>="https://books.google.com/books?id=w6QBAAAAYAAJ&amp;amp;pg=PR2#v=onepage&amp;amp;q&amp;amp;f=false"/&gt;&lt;/<text:span text:style-name="T11">bibl</text:span>&gt;<text:line-break/> &lt;<text:span text:style-name="T11">bibl</text:span> <text:span text:style-name="T11">xml:id</text:span>="Glaeser"&gt;<text:line-break/>  &lt;<text:span text:style-name="T11">abbr</text:span> <text:span text:style-name="T11">type</text:span>="siglum"&gt;Glaeser&lt;/<text:span text:style-name="T11">abbr</text:span>&gt;<text:line-break/>  &lt;<text:span text:style-name="T11">editor</text:span>&gt;Glaeser, C. E.&lt;/<text:span text:style-name="T11">editor</text:span>&gt;<text:line-break/>  &lt;<text:span text:style-name="T11">title</text:span>&gt;T. Calpurnii Siculi Eclogae&lt;/<text:span text:style-name="T11">title</text:span>&gt;.<text:line-break/>  &lt;<text:span text:style-name="T11">pubPlace</text:span>&gt;Gottingae&lt;/<text:span text:style-name="T11">pubPlace</text:span>&gt;: &lt;<text:span text:style-name="T11">publisher</text:span>&gt;sumptibus<text:line-break/>       Dieterichianis&lt;/<text:span text:style-name="T11">publisher</text:span>&gt;, &lt;<text:span text:style-name="T11">date</text:span>&gt;1842&lt;/<text:span text:style-name="T11">date</text:span>&gt;. URL: &lt;<text:span text:style-name="T11">ptr</text:span> <text:span text:style-name="T11">target</text:span>="https://books.google.com/books?id=4sdEAAAAIAAJ&amp;amp;pg=PP5#v=onepage&amp;amp;q&amp;amp;f=false"/&gt;&lt;/<text:span text:style-name="T11">bibl</text:span>&gt;<text:line-break/> &lt;<text:span text:style-name="T11">bibl</text:span> <text:span text:style-name="T11">xml:id</text:span>="Baehr."&gt;<text:line-break/>  &lt;<text:span text:style-name="T11">abbr</text:span> <text:span text:style-name="T11">type</text:span>="siglum"&gt;Baehr.&lt;/<text:span text:style-name="T11">abbr</text:span>&gt;<text:line-break/>  &lt;<text:span text:style-name="T11">editor</text:span>&gt;Baehrens, Aemilius&lt;/<text:span text:style-name="T11">editor</text:span>&gt;. &lt;<text:span text:style-name="T11">title</text:span>&gt;Poetae Latini<text:line-break/>       Minores, Volumen III&lt;/<text:span text:style-name="T11">title</text:span>&gt;. &lt;<text:span text:style-name="T11">pubPlace</text:span>&gt;Lipsiae&lt;/<text:span text:style-name="T11">pubPlace</text:span>&gt;:<text:line-break/>  &lt;<text:span text:style-name="T11">publisher</text:span>&gt;in aedibus B. G. Teubneri&lt;/<text:span text:style-name="T11">publisher</text:span>&gt;, 1881. URL:<text:line-break/>  &lt;<text:span text:style-name="T11">ptr</text:span> <text:span text:style-name="T11">target</text:span>="https://books.google.com/books?id=CjUOAAAAYAAJ&amp;amp;pg=PA1#v=onepage&amp;amp;q&amp;amp;f=false"/&gt;&lt;/<text:span text:style-name="T11">bibl</text:span>&gt;<text:line-break/> &lt;<text:span text:style-name="T11">listBibl</text:span> <text:span text:style-name="T11">xml:id</text:span>="Schenkl"&gt;<text:line-break/><text:soft-page-break/>  &lt;<text:span text:style-name="T11">head</text:span>&gt;utriusque edition. Schenkl. consensus&lt;/<text:span text:style-name="T11">head</text:span>&gt;<text:line-break/>  &lt;<text:span text:style-name="T11">bibl</text:span> <text:span text:style-name="T11">xml:id</text:span>="Schenkl1"&gt;<text:line-break/>   &lt;<text:span text:style-name="T11">abbr</text:span> <text:span text:style-name="T11">type</text:span>="siglum"&gt;Schenkl&lt;<text:span text:style-name="T11">hi</text:span> <text:span text:style-name="T11">rend</text:span>="super"&gt;1&lt;/<text:span text:style-name="T11">hi</text:span>&gt;&lt;/<text:span text:style-name="T11">abbr</text:span>&gt;<text:line-break/>   &lt;<text:span text:style-name="T11">editor</text:span>&gt;Schenkl, Henricus&lt;/<text:span text:style-name="T11">editor</text:span>&gt;. &lt;<text:span text:style-name="T11">title</text:span>&gt;Calpurnii et<text:line-break/>         Nemesiani Bucolica&lt;/<text:span text:style-name="T11">title</text:span>&gt;.<text:line-break/>   &lt;<text:span text:style-name="T11">pubPlace</text:span>&gt;Lipsiae&lt;/<text:span text:style-name="T11">pubPlace</text:span>&gt;: sumptus fecit G. Freytag,<text:line-break/>   &lt;<text:span text:style-name="T11">date</text:span>&gt;1885&lt;/<text:span text:style-name="T11">date</text:span>&gt;. URL &lt;<text:span text:style-name="T11">ptr</text:span> <text:span text:style-name="T11">target</text:span>="https://books.google.com/books?id=kuVGAQAAIAAJ&amp;amp;pg=PR1#v=onepage&amp;amp;q&amp;amp;f=false"/&gt;&lt;/<text:span text:style-name="T11">bibl</text:span>&gt;<text:line-break/>  &lt;<text:span text:style-name="T11">bibl</text:span> <text:span text:style-name="T11">xml:id</text:span>="Schenkl2"&gt;<text:line-break/>   &lt;<text:span text:style-name="T11">abbr</text:span> <text:span text:style-name="T11">type</text:span>="siglum"&gt;Schenkl&lt;<text:span text:style-name="T11">hi</text:span> <text:span text:style-name="T11">rend</text:span>="super"&gt;2&lt;/<text:span text:style-name="T11">hi</text:span>&gt;&lt;/<text:span text:style-name="T11">abbr</text:span>&gt;<text:line-break/>   &lt;<text:span text:style-name="T11">editor</text:span>&gt;Schenkl, Henricus&lt;/<text:span text:style-name="T11">editor</text:span>&gt;. &lt;<text:span text:style-name="T11">title</text:span>&gt;T. Calpurni<text:line-break/>         Siculi Bucolica&lt;/<text:span text:style-name="T11">title</text:span>&gt; in &lt;<text:span text:style-name="T11">ref</text:span> <text:span text:style-name="T11">target</text:span>="Postgate1905"&gt;Postgate 1905&lt;/<text:span text:style-name="T11">ref</text:span>&gt;: 197–205. URL: &lt;<text:span text:style-name="T11">ptr</text:span> <text:span text:style-name="T11">target</text:span>="https://books.google.com/books?id=_DMOAAAAYAAJ&amp;amp;pg=RA1-PA194#v=onepage&amp;amp;q&amp;amp;f=false"/&gt;&lt;/<text:span text:style-name="T11">bibl</text:span>&gt;<text:line-break/> &lt;/<text:span text:style-name="T11">listBibl</text:span>&gt;<text:line-break/> &lt;<text:span text:style-name="T11">bibl</text:span> <text:span text:style-name="T11">xml:id</text:span>="Keene"&gt;<text:line-break/>  &lt;<text:span text:style-name="T11">abbr</text:span> <text:span text:style-name="T11">type</text:span>="siglum"&gt;Keene&lt;/<text:span text:style-name="T11">abbr</text:span>&gt;<text:line-break/>  &lt;<text:span text:style-name="T11">editor</text:span>&gt;Keene, Charles Haines&lt;/<text:span text:style-name="T11">editor</text:span>&gt;. &lt;<text:span text:style-name="T11">title</text:span>&gt;The Eclogues of<text:line-break/>       Calpurnius Siculus and M. Aurelius Olympius<text:line-break/>       Nemesianus&lt;/<text:span text:style-name="T11">title</text:span>&gt;. &lt;<text:span text:style-name="T11">pubPlace</text:span>&gt;London&lt;/<text:span text:style-name="T11">pubPlace</text:span>&gt;:<text:line-break/>  &lt;<text:span text:style-name="T11">publisher</text:span>&gt;Bell&lt;/<text:span text:style-name="T11">publisher</text:span>&gt;, 1887. URL: &lt;<text:span text:style-name="T11">ptr</text:span> <text:span text:style-name="T11">target</text:span>="https://archive.org/details/ecloguesofcalpur00calpuoft"/&gt;&lt;/<text:span text:style-name="T11">bibl</text:span>&gt;<text:line-break/> &lt;<text:span text:style-name="T11">bibl</text:span> <text:span text:style-name="T11">xml:id</text:span>="Giarratano"&gt;<text:line-break/>  &lt;<text:span text:style-name="T11">abbr</text:span> <text:span text:style-name="T11">type</text:span>="siglum"&gt;Giarratano&lt;/<text:span text:style-name="T11">abbr</text:span>&gt;<text:line-break/>  &lt;<text:span text:style-name="T11">editor</text:span>&gt;Giarratano, Caesar&lt;/<text:span text:style-name="T11">editor</text:span>&gt;. &lt;<text:span text:style-name="T11">title</text:span>&gt;Calpurnii et<text:line-break/>       Nemesiani Bucolica&lt;/<text:span text:style-name="T11">title</text:span>&gt;. &lt;<text:span text:style-name="T11">pubPlace</text:span>&gt;Neapoli&lt;/<text:span text:style-name="T11">pubPlace</text:span>&gt;:<text:line-break/>     apud Detken et Rocholl, &lt;<text:span text:style-name="T11">date</text:span>&gt;1910&lt;/<text:span text:style-name="T11">date</text:span>&gt;.&lt;/<text:span text:style-name="T11">bibl</text:span>&gt;<text:line-break/>&lt;/<text:span text:style-name="T11">listBibl</text:span>&gt;</text:p>
      <text:h text:style-name="Heading_20_4" text:outline-level="4"><text:bookmark-start text:name="front-matter-editions-more-than-one-edition"/>More than One Edition of an Edition<text:bookmark-end text:name="front-matter-editions-more-than-one-edition"/></text:h>
      <text:p text:style-name="Standard">If it is necessary to group two or more editions together (e.g., first and second editions) and refer to them as a unit with one siglum, another &lt;<text:span text:style-name="T2">listBibl</text:span>&gt; should enclose the group:</text:p>
      <text:p text:style-name="Special">&lt;<text:span text:style-name="T11">listBibl</text:span>&gt;<text:line-break/> &lt;<text:span text:style-name="T11">head</text:span>&gt;Modern Editions&lt;/<text:span text:style-name="T11">head</text:span>&gt;<text:line-break/> &lt;<text:span text:style-name="T11">listBibl</text:span> <text:span text:style-name="T11">xml:id</text:span>="i"&gt;<text:line-break/>  &lt;<text:span text:style-name="T11">head</text:span>&gt;<text:line-break/>   &lt;<text:span text:style-name="T11">abbr</text:span> <text:span text:style-name="T11">type</text:span>="siglum"&gt;i&lt;/<text:span text:style-name="T11">abbr</text:span>&gt; utriusque ed. Florent.<text:line-break/>       consensus&lt;/<text:span text:style-name="T11">head</text:span>&gt;<text:line-break/>  &lt;<text:span text:style-name="T11">bibl</text:span> <text:span text:style-name="T11">xml:id</text:span>="i1"&gt;<text:line-break/>   &lt;<text:span text:style-name="T11">abbr</text:span> <text:span text:style-name="T11">type</text:span>="siglum"&gt;i&lt;<text:span text:style-name="T11">hi</text:span> <text:span text:style-name="T11">rend</text:span>="super"&gt;1&lt;/<text:span text:style-name="T11">hi</text:span>&gt;&lt;/<text:span text:style-name="T11">abbr</text:span>&gt;<text:line-break/>   &lt;<text:span text:style-name="T11">editor</text:span>&gt;Anonymous&lt;/<text:span text:style-name="T11">editor</text:span>&gt;. &lt;<text:span text:style-name="T11">title</text:span>&gt;editio Florentina<text:line-break/>         prior&lt;/<text:span text:style-name="T11">title</text:span>&gt;. &lt;<text:span text:style-name="T11">pubPlace</text:span>&gt;Florentiae&lt;/<text:span text:style-name="T11">pubPlace</text:span>&gt;:<text:line-break/>   &lt;<text:span text:style-name="T11">publisher</text:span>&gt;Philippi de Giunta&lt;/<text:span text:style-name="T11">publisher</text:span>&gt;,<text:line-break/>   &lt;<text:span text:style-name="T11">date</text:span>&gt;1504&lt;/<text:span text:style-name="T11">date</text:span>&gt;. URL: &lt;<text:span text:style-name="T11">ptr</text:span> <text:span text:style-name="T11">target</text:span>="https://books.google.com/books?id=LVJmAAAAcAAJ&amp;amp;pg=PP7#v=onepage&amp;amp;q&amp;amp;f=false"/&gt;&lt;/<text:span text:style-name="T11">bibl</text:span>&gt;<text:line-break/>  &lt;<text:span text:style-name="T11">bibl</text:span> <text:span text:style-name="T11">xml:id</text:span>="i2"&gt;<text:line-break/>   &lt;<text:span text:style-name="T11">abbr</text:span> <text:span text:style-name="T11">type</text:span>="siglum"&gt;i&lt;<text:span text:style-name="T11">hi</text:span> <text:span text:style-name="T11">rend</text:span>="super"&gt;2&lt;/<text:span text:style-name="T11">hi</text:span>&gt;&lt;/<text:span text:style-name="T11">abbr</text:span>&gt;<text:line-break/>   &lt;<text:span text:style-name="T11">editor</text:span>&gt;Anonymous&lt;/<text:span text:style-name="T11">editor</text:span>&gt;. &lt;<text:span text:style-name="T11">title</text:span>&gt;editio Florentina<text:line-break/>         posterior&lt;/<text:span text:style-name="T11">title</text:span>&gt; = Titius, Robertus. &lt;<text:span text:style-name="T11">title</text:span>&gt;M.<text:line-break/>         Aurelii Olympii Nemesiani Carthaginiensis, T.<text:line-break/>         Calphurnii Siculi Bucolica&lt;/<text:span text:style-name="T11">title</text:span>&gt;.<text:line-break/>   &lt;<text:span text:style-name="T11">pubPlace</text:span>&gt;Florentiae&lt;/<text:span text:style-name="T11">pubPlace</text:span>&gt;: &lt;<text:span text:style-name="T11">publisher</text:span>&gt;apud<text:line-break/>         Philippum Iunctam&lt;/<text:span text:style-name="T11">publisher</text:span>&gt;, &lt;<text:span text:style-name="T11">date</text:span>&gt;1590&lt;/<text:span text:style-name="T11">date</text:span>&gt;.<text:line-break/>       URL: &lt;<text:span text:style-name="T11">ptr</text:span> <text:span text:style-name="T11">target</text:span>="https://books.google.com/books?<text:soft-page-break/>id=9SEvnoZgKe4C&amp;amp;pg=PR1#v=onepage&amp;amp;q&amp;amp;f=false"/&gt;&lt;/<text:span text:style-name="T11">bibl</text:span>&gt;<text:line-break/> &lt;/<text:span text:style-name="T11">listBibl</text:span>&gt;<text:line-break/> &lt;<text:span text:style-name="T11">listBibl</text:span> <text:span text:style-name="T11">xml:id</text:span>="l"&gt;<text:line-break/>  &lt;<text:span text:style-name="T11">head</text:span>&gt;<text:line-break/>   &lt;<text:span text:style-name="T11">abbr</text:span> <text:span text:style-name="T11">type</text:span>="siglum"&gt;l&lt;/<text:span text:style-name="T11">abbr</text:span>&gt; utriusque ed. Ald.<text:line-break/>       consensus&lt;/<text:span text:style-name="T11">head</text:span>&gt;<text:line-break/>  &lt;<text:span text:style-name="T11">bibl</text:span> <text:span text:style-name="T11">xml:id</text:span>="l1"&gt;<text:line-break/>   &lt;<text:span text:style-name="T11">abbr</text:span> <text:span text:style-name="T11">type</text:span>="siglum"&gt;l&lt;<text:span text:style-name="T11">hi</text:span> <text:span text:style-name="T11">rend</text:span>="super"&gt;1&lt;/<text:span text:style-name="T11">hi</text:span>&gt;&lt;/<text:span text:style-name="T11">abbr</text:span>&gt;<text:line-break/>   &lt;<text:span text:style-name="T11">editor</text:span>&gt;Anonymous&lt;/<text:span text:style-name="T11">editor</text:span>&gt;. &lt;<text:span text:style-name="T11">title</text:span>&gt;editio Aldina<text:line-break/>         prior&lt;/<text:span text:style-name="T11">title</text:span>&gt;. &lt;<text:span text:style-name="T11">pubPlace</text:span>&gt;Venetiis&lt;/<text:span text:style-name="T11">pubPlace</text:span>&gt;:<text:line-break/>   &lt;<text:span text:style-name="T11">publisher</text:span>&gt;in aedibus Aldi, et Andreae<text:line-break/>         Soceri&lt;/<text:span text:style-name="T11">publisher</text:span>&gt;<text:line-break/>   &lt;<text:span text:style-name="T11">date</text:span>&gt;1518&lt;/<text:span text:style-name="T11">date</text:span>&gt;. URL: &lt;<text:span text:style-name="T11">ptr</text:span> <text:span text:style-name="T11">target</text:span>="http://gateway.proquest.com/openurl?url_ver=Z39.88-2004&amp;amp;res_dat=xri:eurobo:&amp;amp;rft_dat=xri:eurobo:rec:ita-bnc-ald-00000030-001"/&gt;&lt;/<text:span text:style-name="T11">bibl</text:span>&gt;<text:line-break/>  &lt;<text:span text:style-name="T11">bibl</text:span> <text:span text:style-name="T11">xml:id</text:span>="l2"&gt;<text:line-break/>   &lt;<text:span text:style-name="T11">abbr</text:span> <text:span text:style-name="T11">type</text:span>="siglum"&gt;l&lt;<text:span text:style-name="T11">hi</text:span> <text:span text:style-name="T11">rend</text:span>="super"&gt;2&lt;/<text:span text:style-name="T11">hi</text:span>&gt;&lt;/<text:span text:style-name="T11">abbr</text:span>&gt;<text:line-break/>   &lt;<text:span text:style-name="T11">editor</text:span>&gt;Anonymous&lt;/<text:span text:style-name="T11">editor</text:span>&gt;. &lt;<text:span text:style-name="T11">title</text:span>&gt;editio Aldina<text:line-break/>         posterior&lt;/<text:span text:style-name="T11">title</text:span>&gt;. &lt;<text:span text:style-name="T11">pubPlace</text:span>&gt;Venetiis&lt;/<text:span text:style-name="T11">pubPlace</text:span>&gt;:<text:line-break/>   &lt;<text:span text:style-name="T11">publisher</text:span>&gt;in aedibus heredum Aldi Manutii, et<text:line-break/>         Andreae Soceri&lt;/<text:span text:style-name="T11">publisher</text:span>&gt;, &lt;<text:span text:style-name="T11">date</text:span>&gt;1519&lt;/<text:span text:style-name="T11">date</text:span>&gt;. URL:<text:line-break/>   &lt;<text:span text:style-name="T11">ptr</text:span> <text:span text:style-name="T11">target</text:span>="https://books.google.com/books?id=EYg6AAAAcAAJ&amp;amp;pg=PA1#v=onepage&amp;amp;q&amp;amp;f=false"/&gt;&lt;/<text:span text:style-name="T11">bibl</text:span>&gt;<text:line-break/> &lt;/<text:span text:style-name="T11">listBibl</text:span>&gt;<text:line-break/>&lt;/<text:span text:style-name="T11">listBibl</text:span>&gt;</text:p>
      <text:h text:style-name="Heading_20_2" text:outline-level="2"><text:bookmark-start text:name="front-matter-bibliography"/>Bibliography<text:bookmark-end text:name="front-matter-bibliography"/></text:h>
      <text:p text:style-name="Standard">Bibliographical information for other works cited in the edition should be gathered in a general bibliography (using &lt;<text:span text:style-name="T2">listBibl</text:span>&gt;), formatted according to the most recent edition of <text:bookmark-ref text:reference-format="number-no-superior" text:ref-name="Chicago">The Chicago Manual of Style</text:bookmark-ref>, and presented in alphabetical order.</text:p>
      <text:p text:style-name="Standard">So that the bibliographical information will be available from citations in the edition, each entry should have a human- and machine-readable identifier. See the section "<text:bookmark-ref text:reference-format="number-no-superior" text:ref-name="front-matter-sigla">Human- and Machine-Readable Sigla, Symbols, and Abbreviations</text:bookmark-ref>" for more information. </text:p>
      <text:p text:style-name="Standard">The following sections provide instructions for encoding different types of resources commonly found in the bibliographies of critical editions.</text:p>
      <text:h text:style-name="Heading_20_3" text:outline-level="3"><text:bookmark-start text:name="front-matter-bibliography-books"/>Books<text:bookmark-end text:name="front-matter-bibliography-books"/></text:h>
      <text:p text:style-name="Standard">The following information about books, commentaries, monographs, collections of essays, etc., should be encoded:</text:p>
      <text:list xml:id="list170514655529171" text:continue-numbering="true" text:style-name="WWNum2">
        <text:list-item>
          <text:p text:style-name="P7">&lt;<text:span text:style-name="T2">bibl</text:span>&gt; (bibliographic citation) has <text:span text:style-name="T9">@xml:id</text:span> with the <text:bookmark-ref text:reference-format="number-no-superior" text:ref-name="front-matter-sigla">machine-readable abbreviation</text:bookmark-ref><text:s/>for the book. It contains the following bibliographical information about the book: </text:p>
          <text:list>
            <text:list-item>
              <text:p text:style-name="P3">&lt;<text:span text:style-name="T2">abbr</text:span>&gt; (abbreviation) contains the human-readable abbreviation for the record, i.e., how the book is referred to in the apparatus criticus.</text:p>
            </text:list-item>
            <text:list-item>
              <text:p text:style-name="P3"><text:soft-page-break/>&lt;<text:span text:style-name="T2">author</text:span>&gt; contains the name of the author in the form “Last name, First name,” if known. If the name is in Latin, it should not be translated. If the name is not known, &lt;<text:span text:style-name="T2">author</text:span>&gt; should contain the word “Anonymous.”</text:p>
            </text:list-item>
            <text:list-item>
              <text:p text:style-name="P3">&lt;<text:span text:style-name="T2">title</text:span>&gt; contains either the name by which the edition is commonly known (e.g., <text:span text:style-name="tei_5f_foreign"><text:span text:style-name="T8">editio Romana</text:span></text:span>, <text:span text:style-name="tei_5f_foreign"><text:span text:style-name="T8">editio <text:s text:c="44"/>Aldina</text:span></text:span>) and/or the actual title of the edition.</text:p>
            </text:list-item>
            <text:list-item>
              <text:p text:style-name="P3">&lt;<text:span text:style-name="T2">pubPlace</text:span>&gt; (place of publication) contains the name of the place where the edition was published, as it appears on the title page (e.g., Lipsiae instead of Leipzig). If the place is unknown, the value should be “s.l.” (<text:span text:style-name="tei_5f_foreign"><text:span text:style-name="T8">sine loco</text:span></text:span>). If the place is known, but not explicitly printed in the edition, the place name should be enclosed in square brackets.</text:p>
            </text:list-item>
            <text:list-item>
              <text:p text:style-name="P3">&lt;<text:span text:style-name="T2">publisher</text:span>&gt; contains the name of the publisher, as it appears on the title page. If the publisher’s name is unknown, the value should be “s.n.” (<text:span text:style-name="tei_5f_foreign"><text:span text:style-name="T8">sine nomine</text:span></text:span>). If the publisher is known, but not explicitly printed in the edition, the publisher’s name should be enclosed in square brackets.</text:p>
            </text:list-item>
            <text:list-item>
              <text:p text:style-name="P3">&lt;<text:span text:style-name="T2">date</text:span>&gt; contains the date in arabic numerals (e.g., 1504, not MDIV or CIↃIↃIV). If the date is unknown, the value should be “s.d.” (<text:span text:style-name="tei_5f_foreign"><text:span text:style-name="T8">sine <text:s text:c="44"/>die</text:span></text:span>). If the date is known, but not explicitly printed in the edition, the date should be enclosed in square brackets.</text:p>
            </text:list-item>
            <text:list-item>
              <text:p text:style-name="P3">&lt;<text:span text:style-name="T2">ptr</text:span>&gt; (pointer) has <text:span text:style-name="T9">@target</text:span> with the URL of a digital copy of the edition, if one exists.</text:p>
            </text:list-item>
          </text:list>
        </text:list-item>
      </text:list>
      <text:p text:style-name="Special">&lt;<text:span text:style-name="T11">bibl</text:span> <text:span text:style-name="T11">xml:id</text:span>="Haupt1854"&gt;<text:line-break/> &lt;<text:span text:style-name="T11">abbr</text:span> <text:span text:style-name="T11">type</text:span>="siglum"&gt;Haupt 1854&lt;/<text:span text:style-name="T11">abbr</text:span>&gt;. =<text:line-break/> &lt;<text:span text:style-name="T11">author</text:span>&gt;Haupt, Moriz&lt;/<text:span text:style-name="T11">author</text:span>&gt;. &lt;<text:span text:style-name="T11">title</text:span>&gt;De Carminibus Bucolicis<text:line-break/>     Calpurnii et Nemesiani&lt;/<text:span text:style-name="T11">title</text:span>&gt;. &lt;<text:span text:style-name="T11">pubPlace</text:span>&gt;Berolini&lt;/<text:span text:style-name="T11">pubPlace</text:span>&gt;:<text:line-break/> &lt;<text:span text:style-name="T11">publisher</text:span>&gt;Typis Academicis&lt;/<text:span text:style-name="T11">publisher</text:span>&gt;, &lt;<text:span text:style-name="T11">date</text:span>&gt;1854&lt;/<text:span text:style-name="T11">date</text:span>&gt;. URL:<text:line-break/> &lt;<text:span text:style-name="T11">ptr</text:span> <text:span text:style-name="T11">target</text:span>="https://books.google.com/books?id=8SwUAAAAQAAJ&amp;amp;pg=PP5#v=onepage&amp;amp;q&amp;amp;f=false"/&gt;.&lt;/<text:span text:style-name="T11">bibl</text:span>&gt;</text:p>
      <text:p text:style-name="Standard">This will be rendered as follows: <text:span text:style-name="T11">Haupt 1854</text:span>. = Haupt, Moriz. <text:span text:style-name="T9">De Carminibus Bucolicis Calpurnii et Nemesiani</text:span>. Berolini: Typis Academics, 1854. URL: <text:a xlink:type="simple" xlink:href="https://books.google.com/books?id=8SwUAAAAQAAJ&amp;pg=PP5#v=onepage&amp;q&amp;f=false" text:style-name="ListLabel_20_17" text:visited-style-name="ListLabel_20_17"><text:span text:style-name="Internet_20_link">https://books.google.com/books?id=8SwUAAAAQAAJ&amp;pg=PP5#v=onepage&amp;q&amp;f=false</text:span></text:a>.</text:p>
      <text:h text:style-name="Heading_20_3" text:outline-level="3"><text:bookmark-start text:name="front-matter-bibliography-articles"/>Articles<text:bookmark-end text:name="front-matter-bibliography-articles"/></text:h>
      <text:p text:style-name="Standard">As with other items in the bibliography, articles in journals and periodicals should be formatted according to the latest edition of <text:bookmark-ref text:reference-format="number-no-superior" text:ref-name="Chicago">The Chicago Manual of Style</text:bookmark-ref>. The minimum required encoding for articles is as follows:</text:p>
      <text:p text:style-name="Special">&lt;<text:span text:style-name="T11">bibl</text:span> <text:span text:style-name="T11">xml:id</text:span>="Lucas"&gt;<text:line-break/> &lt;<text:span text:style-name="T11">abbr</text:span> <text:span text:style-name="T11">type</text:span>="siglum"&gt;Lucas&lt;/<text:span text:style-name="T11">abbr</text:span>&gt;. = Lucas, Hans.<text:line-break/>   “Zu Calpurnius.” Wiener Studien 22 (1901): 139–40. URL:<text:line-break/>   https://books.google.com/books?id=gbmMVZEcoGMC&amp;amp;pg=PA139#v=onepage&amp;amp;q&amp;amp;f=false.&lt;/<text:span text:style-name="T11">bibl</text:span>&gt;</text:p>
      <text:p text:style-name="Standard">Encoding more details is strongly recommended:</text:p>
      <text:list xml:id="list170513250139509" text:continue-numbering="true" text:style-name="WWNum2">
        <text:list-item>
          <text:p text:style-name="P7">&lt;<text:span text:style-name="T2">bibl</text:span>&gt; (bibliographic citation) has <text:span text:style-name="T9">@xml:id</text:span> with the <text:bookmark-ref text:reference-format="number-no-superior" text:ref-name="front-matter-sigla">machine-readable abbreviation</text:bookmark-ref><text:s/>for the book. It contains the following bibliographical information about the book: </text:p>
          <text:list>
            <text:list-item>
              <text:p text:style-name="P3"><text:soft-page-break/>&lt;<text:span text:style-name="T2">abbr</text:span>&gt; (abbreviation) contains the human-readable abbreviation for the record, i.e., how the article is referred to in the apparatus criticus.</text:p>
            </text:list-item>
            <text:list-item>
              <text:p text:style-name="P3">&lt;<text:span text:style-name="T2">author</text:span>&gt; contains the name of the author in the form “Last name, First name.”</text:p>
            </text:list-item>
            <text:list-item>
              <text:p text:style-name="P3">&lt;<text:span text:style-name="T2">title</text:span>&gt; with <text:span text:style-name="T9">@level</text:span>="a" contains the title of the article. Quotation marks for the title should be outside of &lt;<text:span text:style-name="T2">title</text:span>&gt; (e.g., “&lt;title&gt;Article Title&lt;/title&gt;”, not &lt;title&gt;“Article Title”&lt;/title&gt;).</text:p>
            </text:list-item>
            <text:list-item>
              <text:p text:style-name="P3">&lt;<text:span text:style-name="T2">title</text:span>&gt; with <text:span text:style-name="T9">@level</text:span>="j" contains the title of the journal or periodical.</text:p>
            </text:list-item>
            <text:list-item>
              <text:p text:style-name="P3">&lt;<text:span text:style-name="T2">biblScope</text:span>&gt; (scope of bibliographic reference) is used with <text:span text:style-name="T9">@unit</text:span> to indicate details of publication: </text:p>
              <text:list>
                <text:list-item>
                  <text:p text:style-name="P1"><text:span text:style-name="T9">@unit</text:span>="volume" contains the volume number of the journal in which the article has been published.</text:p>
                </text:list-item>
                <text:list-item>
                  <text:p text:style-name="P1"><text:span text:style-name="T9">@unit</text:span>="page" contains the inclusive pages where the article may be found.</text:p>
                </text:list-item>
              </text:list>
            </text:list-item>
            <text:list-item>
              <text:p text:style-name="P3">&lt;<text:span text:style-name="T2">date</text:span>&gt; contains the year of publication.</text:p>
            </text:list-item>
            <text:list-item>
              <text:p text:style-name="P3">&lt;<text:span text:style-name="T2">ptr</text:span>&gt; with <text:span text:style-name="T9">@target</text:span> provide the URL of a digital copy of the article, if available.</text:p>
            </text:list-item>
          </text:list>
        </text:list-item>
      </text:list>
      <text:p text:style-name="Special">&lt;<text:span text:style-name="T11">bibl</text:span> <text:span text:style-name="T11">xml:id</text:span>="Lucas"&gt;<text:line-break/> &lt;<text:span text:style-name="T11">abbr</text:span> <text:span text:style-name="T11">type</text:span>="siglum"&gt;Lucas&lt;/<text:span text:style-name="T11">abbr</text:span>&gt;<text:line-break/> &lt;<text:span text:style-name="T11">author</text:span>&gt;Lucas, Hans&lt;/<text:span text:style-name="T11">author</text:span>&gt;. “&lt;<text:span text:style-name="T11">title</text:span> <text:span text:style-name="T11">level</text:span>="a"&gt;Zu<text:line-break/>     Calpurnius&lt;/<text:span text:style-name="T11">title</text:span>&gt;.” &lt;<text:span text:style-name="T11">title</text:span> <text:span text:style-name="T11">level</text:span>="j"&gt;Wiener Studien&lt;/<text:span text:style-name="T11">title</text:span>&gt;<text:line-break/> &lt;<text:span text:style-name="T11">biblScope</text:span> <text:span text:style-name="T11">unit</text:span>="volume"&gt;22&lt;/<text:span text:style-name="T11">biblScope</text:span>&gt; (&lt;<text:span text:style-name="T11">date</text:span>&gt;1901&lt;/<text:span text:style-name="T11">date</text:span>&gt;):<text:line-break/> &lt;<text:span text:style-name="T11">biblScope</text:span> <text:span text:style-name="T11">unit</text:span>="page"&gt;139–40&lt;/<text:span text:style-name="T11">biblScope</text:span>&gt;. URL: &lt;<text:span text:style-name="T11">ptr</text:span> <text:span text:style-name="T11">target</text:span>="https://books.google.com/books?id=gbmMVZEcoGMC&amp;amp;pg=PA139#v=onepage&amp;amp;q&amp;amp;f=false"/&gt;.&lt;/<text:span text:style-name="T11">bibl</text:span>&gt;</text:p>
      <text:h text:style-name="Heading_20_3" text:outline-level="3"><text:bookmark-start text:name="front-matter-bibliography-articles-reviews"/>Reviews<text:bookmark-end text:name="front-matter-bibliography-articles-reviews"/></text:h>
      <text:p text:style-name="Standard">A review of an edition or other work should be handled in the same way as a journal article, with the exception that the title should begin with the words “Review of” followed by the title of the work being reviewed.</text:p>
      <text:p text:style-name="Special">&lt;<text:span text:style-name="T11">bibl</text:span> <text:span text:style-name="T11">xml:id</text:span>="Jacoby"&gt;<text:line-break/> &lt;<text:span text:style-name="T11">abbr</text:span> <text:span text:style-name="T11">type</text:span>="siglum"&gt;Jacoby&lt;/<text:span text:style-name="T11">abbr</text:span>&gt;. =<text:line-break/> &lt;<text:span text:style-name="T11">author</text:span>&gt;Jacoby, Karl&lt;/<text:span text:style-name="T11">author</text:span>&gt;. &lt;<text:span text:style-name="T11">title</text:span> <text:span text:style-name="T11">level</text:span>="a"&gt;Review of<text:line-break/>     ‘Calpurnii et Nemesiani Bucolica recensuit Henricus Schenkl,<text:line-break/>     Lipsiae, G. Freytag, Pragae, F. Tempsky, 1885’&lt;/<text:span text:style-name="T11">title</text:span>&gt;. &lt;<text:span text:style-name="T11">title</text:span> <text:span text:style-name="T11">level</text:span>="j"&gt;Wochenschrift für klassiche Philologie&lt;/<text:span text:style-name="T11">title</text:span>&gt;<text:line-break/> &lt;<text:span text:style-name="T11">biblScope</text:span> <text:span text:style-name="T11">unit</text:span>="volume"&gt;3&lt;/<text:span text:style-name="T11">biblScope</text:span>&gt; (&lt;<text:span text:style-name="T11">date</text:span>&gt;1886&lt;/<text:span text:style-name="T11">date</text:span>&gt;):<text:line-break/> &lt;<text:span text:style-name="T11">biblScope</text:span> <text:span text:style-name="T11">unit</text:span>="page"&gt;1287–94&lt;/<text:span text:style-name="T11">biblScope</text:span>&gt;. URL: &lt;<text:span text:style-name="T11">ptr</text:span> <text:span text:style-name="T11">target</text:span>="https://books.google.de/books?id=q5blAAAAMAAJ&amp;amp;hl=de&amp;amp;pg=RA7-PA41#v=onepage&amp;amp;q&amp;amp;f=false"/&gt;.&lt;/<text:span text:style-name="T11">bibl</text:span>&gt;</text:p>
      <text:h text:style-name="Heading_20_3" text:outline-level="3"><text:bookmark-start text:name="front-matter-bibliography-list-of-scholars"/>List of Scholars<text:bookmark-end text:name="front-matter-bibliography-list-of-scholars"/></text:h>
      <text:p text:style-name="Standard">Occasionally it is necessary to refer to a scholar whose unpublished work has been quoted or paraphrased elsewhere. For example, editors often cite Heinsius’ unpublished conjectures, found in books in his own library. But “Heins.” does not help a reader find more information, which is why the bibliography of an LDLT edition must include a list of scholars mentioned by name in the edition, with information about where to find more information, if it is available.</text:p>
      <text:list xml:id="list170513538348271" text:continue-numbering="true" text:style-name="WWNum2">
        <text:list-item>
          <text:p text:style-name="P7"><text:soft-page-break/>&lt;<text:span text:style-name="T2">listPerson</text:span>&gt; with <text:span text:style-name="T9">@xml:id</text:span>="bibliography-scholars" groups the information identifying the scholars.</text:p>
        </text:list-item>
        <text:list-item>
          <text:p text:style-name="P7">&lt;<text:span text:style-name="T2">person</text:span>&gt; groups information about an individual. It has a machine-readable siglum in <text:span text:style-name="T9">@xml:id</text:span> as described in the section "<text:a xlink:type="simple" xlink:href="#bibliography-sigla" text:style-name="ListLabel_20_18" text:visited-style-name="ListLabel_20_18"><text:span text:style-name="Internet_20_link"><text:span text:style-name="T12">Human- and Machine-Readable Sigla, Symbols, and Abbreviations</text:span></text:span></text:a>.”</text:p>
        </text:list-item>
        <text:list-item>
          <text:p text:style-name="P7">&lt;<text:span text:style-name="T2">persName</text:span>&gt; (personal name) groups the information about an individuals’s name. For identification purposes, it is helpful, but not required, to use <text:span text:style-name="T9">@ref</text:span> with the <text:a xlink:type="simple" xlink:href="https://viaf.org" text:style-name="ListLabel_20_17" text:visited-style-name="ListLabel_20_17"><text:span text:style-name="Internet_20_link">Virtual International Authorify File (VIAF)</text:span></text:a> permalink for that person. The following information is contained by &lt;<text:span text:style-name="T2">persName</text:span>&gt;</text:p>
          <text:list>
            <text:list-item>
              <text:p text:style-name="P3">&lt;<text:span text:style-name="T2">abbr</text:span>&gt; with <text:span text:style-name="T9">@type</text:span>="siglum" contains the name or abbreviated name used to refer to the person in the edition (e.g., Heins.), as described in the section "<text:a xlink:type="simple" xlink:href="#bibliography-sigla" text:style-name="ListLabel_20_18" text:visited-style-name="ListLabel_20_18"><text:span text:style-name="Internet_20_link"><text:span text:style-name="T12">Human- and Machine-Readable Sigla, Symbols, and Abbreviations</text:span></text:span></text:a>.”</text:p>
            </text:list-item>
            <text:list-item>
              <text:p text:style-name="P3">&lt;<text:span text:style-name="T2">forename</text:span>&gt; contains the scholar’s first and middle names (middle name optional), or initials, of the scholar. A separate &lt;<text:span text:style-name="T2">forename</text:span>&gt; should be used for the first and middle names.</text:p>
            </text:list-item>
            <text:list-item>
              <text:p text:style-name="P3">&lt;<text:span text:style-name="T2">surname</text:span>&gt; contains the scholar’s last name.</text:p>
            </text:list-item>
            <text:list-item>
              <text:p text:style-name="P3">&lt;<text:span text:style-name="T2">addname</text:span>&gt; (additional name) contains an additional or alternate name by which a scholar is known. If a scholar is commonly known by a Latinized form of his or her name, that name should be inserted in &lt;<text:span text:style-name="T2">addname</text:span>&gt;.</text:p>
            </text:list-item>
          </text:list>
        </text:list-item>
        <text:list-item>
          <text:p text:style-name="P7">&lt;<text:span text:style-name="T2">note</text:span>&gt; contains further information about the nature of the citation (e.g., “personal correspondence with editor”), with &lt;<text:span text:style-name="T2">ref</text:span>&gt; (reference) containing a reference to the entry in the bibliography that has citations of the scholar. <text:span text:style-name="T9">@target</text:span> with the xml:id of that entry will point the reader to that entry.</text:p>
        </text:list-item>
      </text:list>
      <text:p text:style-name="Special">&lt;<text:span text:style-name="T11">person</text:span> <text:span text:style-name="T11">xml:id</text:span>="Heins."&gt;<text:line-break/> &lt;<text:span text:style-name="T11">persName</text:span> <text:span text:style-name="T11">ref</text:span>="http://viaf.org/viaf/24651364"&gt;<text:line-break/>  &lt;<text:span text:style-name="T11">abbr</text:span> <text:span text:style-name="T11">type</text:span>="siglum"&gt;Heins.&lt;/<text:span text:style-name="T11">abbr</text:span>&gt;<text:line-break/>  &lt;<text:span text:style-name="T11">forename</text:span>&gt;Nicolaus&lt;/<text:span text:style-name="T11">forename</text:span>&gt;<text:line-break/>  &lt;<text:span text:style-name="T11">surname</text:span>&gt;Heinsius&lt;/<text:span text:style-name="T11">surname</text:span>&gt;<text:line-break/> &lt;/<text:span text:style-name="T11">persName</text:span>&gt;<text:line-break/> &lt;<text:span text:style-name="T11">note</text:span>&gt;Cited in &lt;<text:span text:style-name="T11">ref</text:span> <text:span text:style-name="T11">target</text:span>="#Burm1731"&gt;Burman 1731&lt;/<text:span text:style-name="T11">ref</text:span>&gt;.&lt;/<text:span text:style-name="T11">note</text:span>&gt;<text:line-break/>&lt;/<text:span text:style-name="T11">person</text:span>&gt;</text:p>
      <text:p text:style-name="Standard">References such as this will be rendered in digital media and in print as follows:</text:p>
      <text:p text:style-name="Standard">Scholars Cited in this Edition</text:p>
      <text:list xml:id="list170513572364222" text:continue-numbering="true" text:style-name="WWNum2">
        <text:list-item>
          <text:p text:style-name="P7"><text:span text:style-name="T11">Heins.</text:span> Nicolaus Heinsius. Cited in <text:a xlink:type="simple" xlink:href="file:///Users/sjhuskey/Development/TEIC/LDLT/" text:style-name="ListLabel_20_17" text:visited-style-name="ListLabel_20_17"><text:span text:style-name="Internet_20_link">Burman 1731</text:span></text:a>.</text:p>
        </text:list-item>
      </text:list>
      <text:h text:style-name="Heading_20_1" text:outline-level="1"><text:bookmark-start text:name="edition-text"/>Edition Text<text:bookmark-end text:name="edition-text"/></text:h>
      <text:p text:style-name="Standard">The edition text corresponds to the text printed “above the line” of the critical apparatus in a traditional edition. It is composed of lemmata, that is, text judged by the editor to be authentic, accurate, and/or authoritative.</text:p>
      <text:p text:style-name="Standard">There may be more than one authoritative version of a text, depending on the text and/or the approach adopted by the editor. Authors sometimes edit and revise their work over time. Scribes often record <text:soft-page-break/>the version of the text that makes sense in their context. Scholars and other readers offer conjectures for problematic passages. But an editor must make decisions about the text an edition presents to readers. Those decisions are part of the editor’s argument about the text, and they are on display in the official edition text in its initial state.</text:p>
      <text:p text:style-name="Standard"><text:bookmark-start text:name="initial-state"/>“Initial state” is an important phrase. Since the <text:bookmark-ref text:reference-format="number-no-superior" text:ref-name="ldlt-viewer">LDLT Viewer</text:bookmark-ref><text:s/>allows readers to swap readings from the critical apparatus into the main text, it is possible to encounter many versions of the text in one viewing of it, but the official edition text in its default initial state (i.e., the contents of the XML file, or what is displayed when the edition is opened for the first time in the LDLT Viewer, with default settings) is the starting point for those interactions.<text:bookmark-end text:name="initial-state"/></text:p>
      <text:p text:style-name="Standard">This section establishes guidelines for encoding the information typically found in the edition text.</text:p>
      <text:h text:style-name="Heading_20_2" text:outline-level="2"><text:bookmark-start text:name="edition-text-prose"/>Prose<text:bookmark-end text:name="edition-text-prose"/></text:h>
      <text:p text:style-name="Standard">The aim of this section is to provide guidance for marking up the structure of prose texts, using the generic model of book, chapter, and paragraph for the main components of a work. Individual texts may have different structures, so editors should consult LDLT staff about the best way to encode the structure.</text:p>
      <text:p text:style-name="Standard">In a traditional critical edition, numbers are printed in the margin and/or in the text itself. It is not always clear whether the numbers are meant to mark syntactic units, reflect the numbering of pages or sections in a canonical edition, or signify something else entirely. An advantage to semantically encoding the reference scheme is that it makes the scheme’s significance explicit. For that reason, a human- and machine-readable reference scheme is essential for an LDLT edition. If the structure is not encoded according to these guidelines, some of the functionality of the LDLT Viewer cannot be supported for the edition.</text:p>
      <text:h text:style-name="Heading_20_3" text:outline-level="3"><text:bookmark-start text:name="edition-text-prose-structure"/>Prose: Structure of the Work<text:bookmark-end text:name="edition-text-prose-structure"/></text:h>
      <text:p text:style-name="Standard">For an LDLT edition of a prose text, the top-level &lt;<text:span text:style-name="T2">div</text:span>&gt; has the <text:span text:style-name="T9">@type</text:span> “edition”; this division contains the entire text of the edition. The next &lt;<text:span text:style-name="T2">div</text:span>&gt; will normally have the <text:span text:style-name="T9">@type</text:span> “textpart” with <text:span text:style-name="T9">@subtype</text:span> “book” and <text:span text:style-name="T9">@n</text:span> to indicate the number of the book.</text:p>
      <text:p text:style-name="Special">&lt;<text:span text:style-name="T11">div</text:span> <text:span text:style-name="T11">type</text:span>="edition"&gt;<text:line-break/> &lt;<text:span text:style-name="T11">div</text:span> <text:span text:style-name="T11">type</text:span>="textpart" <text:span text:style-name="T11">subtype</text:span>="book" <text:span text:style-name="T11">n</text:span>="1"&gt;<text:line-break/>&lt;!-- Text goes here. --&gt;<text:line-break/> &lt;/<text:span text:style-name="T11">div</text:span>&gt;<text:line-break/>&lt;/<text:span text:style-name="T11">div</text:span>&gt;</text:p>
      <text:p text:style-name="Standard">If a different division scheme is required, editors should consult LDLT staff.</text:p>
      <text:h text:style-name="Heading_20_3" text:outline-level="3"><text:bookmark-start text:name="edition-text-prose-paragraphs"/>Prose: Structure of Paragraphs<text:bookmark-end text:name="edition-text-prose-paragraphs"/></text:h>
      <text:p text:style-name="Standard">The individual sections of a prose work should be encoded as follows:</text:p>
      <text:list xml:id="list170512932913690" text:continue-numbering="true" text:style-name="WWNum2">
        <text:list-item>
          <text:p text:style-name="P7">&lt;<text:span text:style-name="T2">milestone</text:span>&gt; may be used to mark the sections of a canonical edition, if the current edition uses a different scheme.</text:p>
        </text:list-item>
        <text:list-item>
          <text:p text:style-name="P7"><text:soft-page-break/>&lt;<text:span text:style-name="T2">p</text:span>&gt; (paragraph) contains the text of a chapter or other basic section in a prose work. <text:span text:style-name="T9">@n</text:span> must be used to reflect the numbering scheme of the edition. Note that the TEI Guidelines define the paragraph as ‘the fundamental organizational unit for all prose texts’. The unique characteristics of some texts may require a different approach (e.g., using <text:a xlink:type="simple" xlink:href="http://www.tei-c.org/release/doc/tei-p5-doc/en/html/ref-ab.html" text:style-name="ListLabel_20_17" text:visited-style-name="ListLabel_20_17"><text:span text:style-name="Internet_20_link">&lt;ab&gt;</text:span></text:a>. In those cases, editors should work with LDLT staff to identify the best way to encode the text in question.</text:p>
        </text:list-item>
        <text:list-item>
          <text:p text:style-name="P7">&lt;<text:span text:style-name="T2">seg</text:span>&gt; (segment) contains a segment of a paragraph (e.g., a sentence or a more general “section”). If &lt;<text:span text:style-name="T2">seg</text:span>&gt; is used, <text:span text:style-name="T9">@n</text:span> must be used to reflect the numbering scheme of the edition.</text:p>
        </text:list-item>
      </text:list>
      <text:p text:style-name="Special">&lt;<text:span text:style-name="T11">div</text:span> <text:span text:style-name="T11">type</text:span>="edition"&gt;<text:line-break/> &lt;<text:span text:style-name="T11">div</text:span> <text:span text:style-name="T11">type</text:span>="textpart" <text:span text:style-name="T11">subtype</text:span>="book" <text:span text:style-name="T11">n</text:span>="1"&gt;<text:line-break/>  &lt;<text:span text:style-name="T11">p</text:span> <text:span text:style-name="T11">n</text:span>="1"&gt;<text:line-break/>   &lt;<text:span text:style-name="T11">seg</text:span> <text:span text:style-name="T11">n</text:span>="1"&gt;Gallia est omnis divisa in partes tres, quarum<text:line-break/>         unam incolunt Belgae, aliam Aquitani, tertiam qui<text:line-break/>         ipsorum lingua Celtae, nostra Galli appellantur.&lt;/<text:span text:style-name="T11">seg</text:span>&gt;<text:line-break/>   &lt;<text:span text:style-name="T11">seg</text:span> <text:span text:style-name="T11">n</text:span>="2"&gt;Hi omnes lingua, institutis, legibus inter se<text:line-break/>         differunt. Gallos ab Aquitanis Garumna flumen, a Belgis<text:line-break/>         Matrona et Sequana dividit.&lt;/<text:span text:style-name="T11">seg</text:span>&gt;<text:line-break/>   &lt;<text:span text:style-name="T11">seg</text:span> <text:span text:style-name="T11">n</text:span>="3"&gt;Horum omnium fortissimi sunt Belgae, propterea<text:line-break/>         quod a cultu atque humanitate provinciae longissime<text:line-break/>         absunt, minimeque ad eos mercatores saepe commeant atque<text:line-break/>         ea quae ad effeminandos animos pertinent important,<text:line-break/>         proximique sunt Germanis, qui trans Rhenum incolunt,<text:line-break/>         quibuscum continenter bellum gerunt.&lt;/<text:span text:style-name="T11">seg</text:span>&gt;<text:line-break/>   &lt;<text:span text:style-name="T11">seg</text:span> <text:span text:style-name="T11">n</text:span>="4"&gt;Qua de causa Helvetii quoque reliquos Gallos<text:line-break/>         virtute praecedunt, quod fere cotidianis proeliis cum<text:line-break/>         Germanis contendunt, cum aut suis finibus eos prohibent<text:line-break/>         aut ipsi in eorum finibus bellum gerunt.&lt;/<text:span text:style-name="T11">seg</text:span>&gt;<text:line-break/>   &lt;<text:span text:style-name="T11">seg</text:span> <text:span text:style-name="T11">n</text:span>="5"&gt;Eorum una, pars, quam Gallos obtinere dictum est,<text:line-break/>         initium capit a flumine Rhodano, continetur Garumna<text:line-break/>         flumine, Oceano, finibus Belgarum, attingit etiam ab<text:line-break/>         Sequanis et Helvetiis flumen Rhenum, vergit ad<text:line-break/>         septentriones.&lt;/<text:span text:style-name="T11">seg</text:span>&gt;<text:line-break/>   &lt;<text:span text:style-name="T11">seg</text:span> <text:span text:style-name="T11">n</text:span>="6"&gt;Belgae ab extremis Galliae finibus oriuntur,<text:line-break/>         pertinent ad inferiorem partem fluminis Rheni, spectant<text:line-break/>         in septentrionem et orientem solem.&lt;/<text:span text:style-name="T11">seg</text:span>&gt;<text:line-break/>   &lt;<text:span text:style-name="T11">seg</text:span> <text:span text:style-name="T11">n</text:span>="7"&gt;Aquitania a Garumna flumine ad Pyrenaeos montes<text:line-break/>         et eam partem Oceani quae est ad Hispaniam pertinet;<text:line-break/>         spectat inter occasum solis et septentriones.&lt;/<text:span text:style-name="T11">seg</text:span>&gt;<text:line-break/>  &lt;/<text:span text:style-name="T11">p</text:span>&gt;<text:line-break/> &lt;/<text:span text:style-name="T11">div</text:span>&gt;<text:line-break/>&lt;/<text:span text:style-name="T11">div</text:span>&gt;</text:p>
      <text:p text:style-name="Standard">That text will be rendered as follows:</text:p>
      <text:p text:style-name="Standard">Liber I</text:p>
      <text:p text:style-name="Standard"><text:span text:style-name="T11">1</text:span><text:span text:style-name="T13">1</text:span>Gallia est omnis divisa in partes tres, quarum unam incolunt Belgae, aliam Aquitani, tertiam qui ipsorum lingua Celtae, nostra Galli appellantur. <text:span text:style-name="T13">2</text:span>Hi omnes lingua, institutis, legibus inter se differunt. Gallos ab Aquitanis Garumna flumen, a Belgis Matrona et Sequana dividit. <text:span text:style-name="T13">3</text:span>Horum omnium fortissimi sunt Belgae, propterea quod a cultu atque humanitate provinciae longissime absunt, minimeque ad eos mercatores saepe commeant atque ea quae ad effeminandos animos pertinent important, proximique sunt Germanis, qui trans Rhenum incolunt, quibuscum continenter bellum gerunt. <text:span text:style-name="T13">4</text:span>Qua de causa Helvetii quoque reliquos Gallos virtute praecedunt, quod fere cotidianis proeliis <text:soft-page-break/>cum Germanis contendunt, cum aut suis finibus eos prohibent aut ipsi in eorum finibus bellum gerunt. <text:span text:style-name="T13">5</text:span>Eorum una, pars, quam Gallos obtinere dictum est, initium capit a flumine Rhodano, continetur Garumna flumine, Oceano, finibus Belgarum, attingit etiam ab Sequanis et Helvetiis flumen Rhenum, vergit ad septentriones. <text:span text:style-name="T13">6</text:span>Belgae ab extremis Galliae finibus oriuntur, pertinent ad inferiorem partem fluminis Rheni, spectant in septentrionem et orientem solem. <text:span text:style-name="T13">7</text:span>Aquitania a Garumna flumine ad Pyrenaeos montes et eam partem Oceani quae est ad Hispaniam pertinet; spectat inter occasum solis et septentriones.</text:p>
      <text:h text:style-name="Heading_20_2" text:outline-level="2"><text:bookmark-start text:name="edition-text-verse"/>Verse<text:bookmark-end text:name="edition-text-verse"/></text:h>
      <text:p text:style-name="Standard">The <text:a xlink:type="simple" xlink:href="http://www.tei-c.org/release/doc/tei-p5-doc/en/html/VE.html" text:style-name="ListLabel_20_17" text:visited-style-name="ListLabel_20_17"><text:span text:style-name="Internet_20_link">verse module</text:span></text:a> of the TEI Guidelines offers many possibilities for marking up various aspects of prosody, but the LDLT is primarily concerned with the <text:a xlink:type="simple" xlink:href="http://www.tei-c.org/release/doc/tei-p5-doc/en/html/CO.html#COVE" text:style-name="ListLabel_20_17" text:visited-style-name="ListLabel_20_17"><text:span text:style-name="Internet_20_link">core tags</text:span></text:a> for encoding the structure of verse texts. This does not mean that editors and others should avoid using the verse module. It means only that the LDLT does not provide functionality for any markup not described here.</text:p>
      <text:h text:style-name="Heading_20_3" text:outline-level="3"><text:bookmark-start text:name="edition-text-verse-structure"/>Verse: Structure of the Collection<text:bookmark-end text:name="edition-text-verse-structure"/></text:h>
      <text:p text:style-name="Standard">For an LDLT edition of a verse text, the top-level &lt;<text:span text:style-name="T2">div</text:span>&gt; has the <text:span text:style-name="T9">@type</text:span> “edition”; this division contains the entire text of the edition. The next &lt;<text:span text:style-name="T2">div</text:span>&gt; will normally have the <text:span text:style-name="T9">@type</text:span> “textpart” with <text:span text:style-name="T9">@subtype</text:span> “book” and <text:span text:style-name="T9">@n</text:span> to indicate the number of the book. &lt;<text:span text:style-name="T2">div</text:span>&gt; with <text:span text:style-name="T9">@type</text:span>="poem" contains the parts of a single poem (e.g., stanzas or lines). If there is more than one poem in a book, <text:span text:style-name="T9">@n</text:span> should be used to number the poems. <text:span text:style-name="T9">@met</text:span> with the name of the meter may also be used, if the editor wishes to identify the meter. If a different division scheme is required, editors should consult LDLT staff.</text:p>
      <text:p text:style-name="Special">&lt;<text:span text:style-name="T11">div</text:span> <text:span text:style-name="T11">type</text:span>="edition"&gt;<text:line-break/> &lt;<text:span text:style-name="T11">div</text:span> <text:span text:style-name="T11">type</text:span>="textpart" <text:span text:style-name="T11">subtype</text:span>="book"&gt;<text:line-break/>  &lt;<text:span text:style-name="T11">div</text:span> <text:span text:style-name="T11">type</text:span>="poem" <text:span text:style-name="T11">n</text:span>="1"<text:line-break/>   <text:span text:style-name="T11">met</text:span>="First Asclepiadean"&gt;<text:line-break/>&lt;!-- Text of poem goes here --&gt;<text:line-break/>  &lt;/<text:span text:style-name="T11">div</text:span>&gt;<text:line-break/> &lt;/<text:span text:style-name="T11">div</text:span>&gt;<text:line-break/>&lt;/<text:span text:style-name="T11">div</text:span>&gt;</text:p>
      <text:h text:style-name="Heading_20_3" text:outline-level="3"><text:bookmark-start text:name="edition-text-verse-lines"/>Verse: Structure of a Poem<text:bookmark-end text:name="edition-text-verse-lines"/></text:h>
      <text:list xml:id="list170515011721937" text:continue-numbering="true" text:style-name="WWNum2">
        <text:list-item>
          <text:p text:style-name="P7">&lt;<text:span text:style-name="T2">lg</text:span>&gt; (line group) groups one or more verse lines that form a stanza or a couplet; <text:span text:style-name="T9">@type</text:span> may be used to identify the grouping (e.g., “stanza” or “couplet”).</text:p>
        </text:list-item>
        <text:list-item>
          <text:p text:style-name="P7">&lt;<text:span text:style-name="T2">l</text:span>&gt; (line) contains the text of a single line of verse, with <text:span text:style-name="T9">@n</text:span> and the number of the line.</text:p>
        </text:list-item>
      </text:list>
      <text:p text:style-name="Special">&lt;<text:span text:style-name="T11">div</text:span> <text:span text:style-name="T11">type</text:span>="book" <text:span text:style-name="T11">n</text:span>="2"&gt;<text:line-break/> &lt;<text:span text:style-name="T11">div</text:span> <text:span text:style-name="T11">type</text:span>="poem" <text:span text:style-name="T11">n</text:span>="1" <text:span text:style-name="T11">met</text:span>="Alcaic Strophe"&gt;<text:line-break/>  &lt;<text:span text:style-name="T11">lg</text:span> <text:span text:style-name="T11">type</text:span>="stanza"&gt;<text:line-break/>   &lt;<text:span text:style-name="T11">l</text:span> <text:span text:style-name="T11">n</text:span>="1"&gt;Motum ex Metello consule civicum&lt;/<text:span text:style-name="T11">l</text:span>&gt;<text:line-break/>   &lt;<text:span text:style-name="T11">l</text:span> <text:span text:style-name="T11">n</text:span>="2"&gt;bellique causas et vitia et modos&lt;/<text:span text:style-name="T11">l</text:span>&gt;<text:line-break/>   &lt;<text:span text:style-name="T11">l</text:span> <text:span text:style-name="T11">n</text:span>="3"&gt;ludumque Fortunae gravisque&lt;/<text:span text:style-name="T11">l</text:span>&gt;<text:line-break/>   &lt;<text:span text:style-name="T11">l</text:span> <text:span text:style-name="T11">n</text:span>="4"&gt;principum amicitias et arma&lt;/<text:span text:style-name="T11">l</text:span>&gt;<text:line-break/>  &lt;/<text:span text:style-name="T11">lg</text:span>&gt;<text:line-break/> &lt;/<text:span text:style-name="T11">div</text:span>&gt;<text:line-break/>&lt;/<text:span text:style-name="T11">div</text:span>&gt;</text:p>
      <text:h text:style-name="Heading_20_2" text:outline-level="2"><text:bookmark-start text:name="edition-text-foreign-languages"/><text:soft-page-break/>Text in Languages Other than Latin<text:bookmark-end text:name="edition-text-foreign-languages"/></text:h>
      <text:p text:style-name="Standard">If text in languages other than Latin is encoded, language becomes available as a potential criterion for searching and filtering.</text:p>
      <text:list xml:id="list170513586862585" text:continue-numbering="true" text:style-name="WWNum2">
        <text:list-item>
          <text:p text:style-name="P7">&lt;<text:span text:style-name="T2">foreign</text:span>&gt; contains text in any language other than Latin.</text:p>
        </text:list-item>
        <text:list-item>
          <text:p text:style-name="P7"><text:span text:style-name="T9">@xml:lang</text:span> identifies the language by <text:a xlink:type="simple" xlink:href="http://www.loc.gov/standards/iso639-2/php/English_list.php" text:style-name="ListLabel_20_17" text:visited-style-name="ListLabel_20_17"><text:span text:style-name="Internet_20_link">ISO 639-2 code</text:span></text:a>.</text:p>
        </text:list-item>
      </text:list>
      <text:p text:style-name="Standard">For example, authors of Latin texts often use Greek words and phrases, as Macrobius does at Saturnalia 1.17.64: ‘Ἀπόλλωνα Διδυμαῖον vocant, quod geminam speciem sui niminis praefert ipse inluminando formandoque lunam’. That should be encoded as follows:</text:p>
      <text:p text:style-name="Special">&lt;<text:span text:style-name="T11">p</text:span>&gt;<text:line-break/> &lt;<text:span text:style-name="T11">foreign</text:span> <text:span text:style-name="T11">xml:lang</text:span>="grc"&gt;Ἀπόλλωνα Διδυμαῖον&lt;/<text:span text:style-name="T11">foreign</text:span>&gt; vocant, quod geminam<text:line-break/>   speciem sui numinis praefert ipse inluminando formandoque lunam.&lt;/<text:span text:style-name="T11">p</text:span>&gt;</text:p>
      <text:h text:style-name="Heading_20_2" text:outline-level="2"><text:bookmark-start text:name="edition-text-speech"/>Speech<text:bookmark-end text:name="edition-text-speech"/></text:h>
      <text:p text:style-name="Standard">This section discusses how to encode the following kinds of speech:</text:p>
      <text:list xml:id="list170514379032539" text:continue-numbering="true" text:style-name="WWNum2">
        <text:list-item>
          <text:p text:style-name="P7">direct speech</text:p>
        </text:list-item>
        <text:list-item>
          <text:p text:style-name="P7">dialogue in a play or other setting</text:p>
        </text:list-item>
      </text:list>
      <text:h text:style-name="Heading_20_3" text:outline-level="3"><text:bookmark-start text:name="edition-text-speech-direct-speech"/>Direct Speech<text:bookmark-end text:name="edition-text-speech-direct-speech"/></text:h>
      <text:p text:style-name="Standard">Quotation of direct speech may be handled in two ways: with punctuation alone or with semantic markup.</text:p>
      <text:p text:style-name="Standard">If an editor wishes to use standard punctuation to represent direct speech, the current edition of <text:bookmark-ref text:reference-format="number-no-superior" text:ref-name="Chicago">The Chicago Manual of Style</text:bookmark-ref><text:s/>should be the guide.</text:p>
      <text:p text:style-name="Standard">The following rules apply to the semantic markup of direct speech:</text:p>
      <text:list xml:id="list170512984165310" text:continue-numbering="true" text:style-name="WWNum2">
        <text:list-item>
          <text:p text:style-name="P7">&lt;<text:span text:style-name="T2">said</text:span>&gt; (speech) contains text spoken by real people or fictional characters.</text:p>
        </text:list-item>
        <text:list-item>
          <text:p text:style-name="P7"><text:span text:style-name="T9">@who</text:span> identifies the speaker (optional). Values for <text:span text:style-name="T9">@who</text:span> should be recorded elsewhere (e.g., preface, appendix) in a &lt;<text:span text:style-name="T2">list</text:span>&gt; with <text:span text:style-name="T9">@type</text:span>="speakers". They can also be incorporated into &lt;<text:span text:style-name="T2">listPerson</text:span>&gt; as described below in the section “<text:bookmark-ref text:reference-format="number-no-superior" text:ref-name="edition-text-people">People</text:bookmark-ref>.”</text:p>
        </text:list-item>
      </text:list>
      <text:p text:style-name="Standard">For example, Julius Caesar’s famous words before crossing the Rubicon, as reported by Suetonius, could be encoded as follows:</text:p>
      <text:p text:style-name="Special">&lt;<text:span text:style-name="T11">p</text:span>&gt;tunc Caesar, &lt;<text:span text:style-name="T11">said</text:span> <text:span text:style-name="T11">who</text:span>="#Caesar"&gt;eatur,&lt;/<text:span text:style-name="T11">said</text:span>&gt; inquit, &lt;<text:span text:style-name="T11">said</text:span> <text:span text:style-name="T11">who</text:span>="#Caesar"&gt;quo deorum ostenta et inimicorum iniquitas uocat:<text:line-break/>     iacta alea esto.&lt;/<text:span text:style-name="T11">said</text:span>&gt;&lt;/<text:span text:style-name="T11">p</text:span>&gt;</text:p>
      <text:p text:style-name="Standard">&lt;<text:span text:style-name="T2">said</text:span>&gt; may be nested inside &lt;<text:span text:style-name="T2">said</text:span>&gt; to indicate quotation within a quotation.</text:p>
      <text:h text:style-name="Heading_20_3" text:outline-level="3"><text:bookmark-start text:name="edition-text-speech-dialogue"/><text:soft-page-break/>Dialogue<text:bookmark-end text:name="edition-text-speech-dialogue"/></text:h>
      <text:list xml:id="list170513061261000" text:continue-numbering="true" text:style-name="WWNum2">
        <text:list-item>
          <text:p text:style-name="P7">&lt;<text:span text:style-name="T2">label</text:span>&gt; with <text:span text:style-name="T9">@type</text:span>="speaker" may be used as a simple way of indicating a change of speaker in verse and prose texts.</text:p>
        </text:list-item>
      </text:list>
      <text:p text:style-name="Standard">In texts with interlocutors, the label for a speaker is a “paratext,” or aid to the reader; it is not, strictly speaking, part of the text itself. For that reason, these guidelines treat labels for speakers as metadata associated with the point in the text where a character begins to speak. For example, the first line of Vergil's <text:span text:style-name="T9">Eclogues</text:span> is spoken by the character Corydon, but "Corydon" or "C" is not part of the text of the first line. Otherwise, the line would not scan properly as dactylic hexameter.</text:p>
      <text:p text:style-name="Standard">Texts that feature interlocutors (e.g., drama, dialogue) should use &lt;<text:span text:style-name="T2">label</text:span>&gt; to indicate a change in speaker. Labels are the simplest way of indicating a change of speakers, since they do not add a new layer of hierachy.</text:p>
      <text:p text:style-name="Special">&lt;<text:span text:style-name="T11">p</text:span>&gt;<text:line-break/> &lt;<text:span text:style-name="T11">label</text:span> <text:span text:style-name="T11">type</text:span>="speaker"&gt;Laelius&lt;/<text:span text:style-name="T11">label</text:span>&gt;Atqui, Cato, gratissimum nobis,<text:line-break/>   ut etiam pro Scipione pollicear, feceris, si, quoniam speramus,<text:line-break/>   volumus quidem certe, senes fieri, multo ante a te didicerimus<text:line-break/>   quibus facillime rationibus ingravescentem aetatem ferre<text:line-break/>   possimus.&lt;/<text:span text:style-name="T11">p</text:span>&gt;<text:line-break/>&lt;<text:span text:style-name="T11">p</text:span>&gt;<text:line-break/> &lt;<text:span text:style-name="T11">label</text:span> <text:span text:style-name="T11">type</text:span>="speaker"&gt;Cato&lt;/<text:span text:style-name="T11">label</text:span>&gt;Faciam vero, Laeli, praesertim si<text:line-break/>   utrique vestrum, ut dicis, gratum futurum est.&lt;/<text:span text:style-name="T11">p</text:span>&gt;</text:p>
      <text:p text:style-name="Special">&lt;<text:span text:style-name="T11">l</text:span> <text:span text:style-name="T11">n</text:span>="1"&gt;<text:line-break/> &lt;<text:span text:style-name="T11">label</text:span> <text:span text:style-name="T11">type</text:span>="speaker"&gt;C.&lt;/<text:span text:style-name="T11">label</text:span>&gt;Nondum Solis equos declinis<text:line-break/>   mitigat aestas,&lt;/<text:span text:style-name="T11">l</text:span>&gt;<text:line-break/>&lt;<text:span text:style-name="T11">l</text:span> <text:span text:style-name="T11">n</text:span>="2"&gt;quamvis et madidis incumbant prela racemis&lt;/<text:span text:style-name="T11">l</text:span>&gt;<text:line-break/>&lt;<text:span text:style-name="T11">l</text:span> <text:span text:style-name="T11">n</text:span>="3"&gt;et spument rauco ferventia musta susurro.&lt;/<text:span text:style-name="T11">l</text:span>&gt;<text:line-break/>&lt;<text:span text:style-name="T11">l</text:span> <text:span text:style-name="T11">n</text:span>="4"&gt;cernis ut ecce pater quas tradidit, Ornyte, vaccae&lt;/<text:span text:style-name="T11">l</text:span>&gt;<text:line-break/>&lt;<text:span text:style-name="T11">l</text:span> <text:span text:style-name="T11">n</text:span>="5"&gt;molle sub hirsuta latus explicuere genista?&lt;/<text:span text:style-name="T11">l</text:span>&gt;<text:line-break/>&lt;<text:span text:style-name="T11">l</text:span> <text:span text:style-name="T11">n</text:span>="6"&gt;nos quoque vicinis cur non succedimus umbris?&lt;/<text:span text:style-name="T11">l</text:span>&gt;<text:line-break/>&lt;<text:span text:style-name="T11">l</text:span> <text:span text:style-name="T11">n</text:span>="7"&gt;torrida cur solo defendimus ora galero?&lt;/<text:span text:style-name="T11">l</text:span>&gt;</text:p>
      <text:p text:style-name="Standard">Since &lt;<text:span text:style-name="T2">label</text:span>&gt; is treated as metadata and thus ignored as part of the actual text, it may be omitted from searches of the text itself. However, since labels sometimes are applied differently in different witnesses or sources, those differences can be encoded in the apparatus criticus like any other variation. If used with <text:span text:style-name="T9">@exclude</text:span>, the swapping of variants in the LDLT Viewer can allow readers to see the different ways the labels have been applied.</text:p>
      <text:p text:style-name="Special">&lt;<text:span text:style-name="T11">l</text:span> <text:span text:style-name="T11">n</text:span>="1"&gt;<text:line-break/> &lt;<text:span text:style-name="T11">label</text:span> <text:span text:style-name="T11">type</text:span>="speaker"&gt;<text:line-break/>  &lt;<text:span text:style-name="T11">app</text:span>&gt;<text:line-break/>   &lt;<text:span text:style-name="T11">lem</text:span> <text:span text:style-name="T11">wit</text:span>="#G #P #A #φ"<text:line-break/>    <text:span text:style-name="T11">source</text:span>="#Ulit. #Wernsd. #Glaeser" <text:span text:style-name="T11">xml:id</text:span>="lem1.01-label-C"<text:line-break/>    <text:span text:style-name="T11">exclude</text:span>="#rdg1.04-label-C"&gt;C.&lt;/<text:span text:style-name="T11">lem</text:span>&gt;<text:line-break/>   &lt;<text:span text:style-name="T11">rdg</text:span> <text:span text:style-name="T11">wit</text:span>="#N #π #χ" <text:span text:style-name="T11">source</text:span>="#p"<text:line-break/>    <text:span text:style-name="T11">xml:id</text:span>="rdg1.01-label-omit"/&gt;<text:line-break/>   &lt;<text:span text:style-name="T11">rdg</text:span> <text:span text:style-name="T11">wit</text:span>="#ε #β #γ #μ #ρ"<text:line-break/>    <text:span text:style-name="T11">xml:id</text:span>="rdg1.01-label-O"&gt;O.&lt;/<text:span text:style-name="T11">rdg</text:span>&gt;<text:line-break/>  &lt;/<text:span text:style-name="T11">app</text:span>&gt;<text:line-break/><text:soft-page-break/> &lt;/<text:span text:style-name="T11">label</text:span>&gt;Nondum Solis equos declinis mitigat aestas,&lt;/<text:span text:style-name="T11">l</text:span>&gt;<text:line-break/>&lt;<text:span text:style-name="T11">l</text:span> <text:span text:style-name="T11">n</text:span>="2"&gt;quamvis et madidis incumbant prela racemis&lt;/<text:span text:style-name="T11">l</text:span>&gt;<text:line-break/>&lt;<text:span text:style-name="T11">l</text:span> <text:span text:style-name="T11">n</text:span>="3"&gt;et spument rauco ferventia musta susurro.&lt;/<text:span text:style-name="T11">l</text:span>&gt;<text:line-break/>&lt;<text:span text:style-name="T11">l</text:span> <text:span text:style-name="T11">n</text:span>="4"&gt;<text:line-break/> &lt;<text:span text:style-name="T11">app</text:span>&gt;<text:line-break/>  &lt;<text:span text:style-name="T11">lem</text:span>/&gt;<text:line-break/>  &lt;<text:span text:style-name="T11">rdg</text:span> <text:span text:style-name="T11">wit</text:span>="#V" <text:span text:style-name="T11">exclude</text:span>="#lem1.01-label-C"<text:line-break/>   <text:span text:style-name="T11">xml:id</text:span>="rdg1.04-label-C"&gt;<text:line-break/>   &lt;<text:span text:style-name="T11">label</text:span> <text:span text:style-name="T11">type</text:span>="speaker"&gt;C.&lt;/<text:span text:style-name="T11">label</text:span>&gt;<text:line-break/>  &lt;/<text:span text:style-name="T11">rdg</text:span>&gt;<text:line-break/> &lt;/<text:span text:style-name="T11">app</text:span>&gt;cernis ut ecce pater quas tradidit, Ornyte, vaccae&lt;/<text:span text:style-name="T11">l</text:span>&gt;<text:line-break/>&lt;<text:span text:style-name="T11">l</text:span> <text:span text:style-name="T11">n</text:span>="5"&gt;molle sub hirsuta latus explicuere genista?&lt;/<text:span text:style-name="T11">l</text:span>&gt;<text:line-break/>&lt;<text:span text:style-name="T11">l</text:span> <text:span text:style-name="T11">n</text:span>="6"&gt;nos quoque vicinis cur non succedimus umbris?&lt;/<text:span text:style-name="T11">l</text:span>&gt;<text:line-break/>&lt;<text:span text:style-name="T11">l</text:span> <text:span text:style-name="T11">n</text:span>="7"&gt;torrida cur solo defendimus ora galero?&lt;/<text:span text:style-name="T11">l</text:span>&gt;</text:p>
      <text:p text:style-name="Standard">In this example, the first line is attributed to Corydon, but some manuscripts and editions omit the label, and others attribute the lines to Ornytus. One family of manuscripts, <text:span text:style-name="T11">V</text:span>, attributes the fourth line to Corydon. <text:span text:style-name="T9">@exclude</text:span> has been used here to indicate that whenever the &lt;<text:span text:style-name="T2">lem</text:span>&gt; in line 1.1 is displayed, the variant reading in line 1.4 will not be displayed, since that would be a contradiction. Since the variant in line 1.4 does not contradict the variants in line 1.1, there is no need to use <text:span text:style-name="T9">@exclude</text:span> in those cases.</text:p>
      <text:p text:style-name="Standard">Note also the placement of &lt;<text:span text:style-name="T2">label</text:span>&gt; in the example above: in the first line, &lt;<text:span text:style-name="T2">label</text:span>&gt; is outside of &lt;<text:span text:style-name="T2">app</text:span>&gt; because the editor of the text is asserting that a label belongs there, but he is also indicating that there is disagreement in the sources about the contents of the label; in the fourth line, the editor asserts that a label does not belong on that line, but he also indicates that a variant reading inserts a label there.</text:p>
      <text:h text:style-name="Heading_20_2" text:outline-level="2"><text:bookmark-start text:name="edition-text-quotation"/>Quotation of Literature<text:bookmark-end text:name="edition-text-quotation"/></text:h>
      <text:p text:style-name="Standard">Quotations of literature should be encoded according to the guidelines set forth in the section “<text:bookmark-ref text:reference-format="number-no-superior" text:ref-name="apparatus-fontium">Apparatus Fontium</text:bookmark-ref>.”</text:p>
      <text:h text:style-name="Heading_20_2" text:outline-level="2"><text:bookmark-start text:name="edition-text-people"/>People<text:bookmark-end text:name="edition-text-people"/></text:h>
      <text:p text:style-name="Standard">It can be useful to encode names of people mentioned in the text of an edition, whether to facilitate the creation of an index or to support digital search functionality. It is up to the editor to decide which names, if any, should be encoded. If names are to be encoded, the following guidelines should be observed.</text:p>
      <text:list xml:id="list170514515855783" text:continue-numbering="true" text:style-name="WWNum2">
        <text:list-item>
          <text:p text:style-name="P7">&lt;<text:span text:style-name="T2">listPerson</text:span>&gt; (list of persons) contains a list of names of people mentioned in the text. It is placed in the &lt;<text:span text:style-name="T2">back</text:span>&gt; section of the edition.</text:p>
        </text:list-item>
        <text:list-item>
          <text:p text:style-name="P7">&lt;<text:span text:style-name="T2">person</text:span>&gt; is an item in &lt;<text:span text:style-name="T2">listPerson</text:span>&gt; in the &lt;<text:span text:style-name="T2">back</text:span>&gt; section of the edition. Each &lt;<text:span text:style-name="T2">person</text:span>&gt; contains the nominative form of the name of an individual person (or deity, monster, etc.) mentioned in the text. It must also have <text:span text:style-name="T9">@xml:id</text:span> with a machine-readable version of the name to serve as a reference for instances of the name in the text.</text:p>
        </text:list-item>
        <text:list-item>
          <text:p text:style-name="P7">&lt;<text:span text:style-name="T2">persName</text:span>&gt; contains the name of each person as it appears in the edition text, regardless of case.</text:p>
        </text:list-item>
        <text:list-item>
          <text:p text:style-name="P7">&lt;<text:span text:style-name="T2">org</text:span>&gt; (organization) is an item in &lt;<text:span text:style-name="T2">listPerson</text:span>&gt; in &lt;<text:span text:style-name="T2">back</text:span>&gt; section of the edition. Each &lt;<text:span text:style-name="T2">org</text:span>&gt; contains the nominative form of the name of a group of people such as a tribe, a nation, a <text:soft-page-break/>company, etc., mentioned in the text. It must also have <text:span text:style-name="T9">@xml:id</text:span> with a machine-readable version of the name to serve as a reference for instances of the name in the text.</text:p>
        </text:list-item>
        <text:list-item>
          <text:p text:style-name="P7">&lt;<text:span text:style-name="T2">orgName</text:span>&gt; (organization name) contains the name of each group of people as it appears in the edition text, regardless of case. It also has <text:span text:style-name="T9">@ref</text:span> and the canonical Uniform Resource Identifier (URI) for the group of people at <text:a xlink:type="simple" xlink:href="http://pleiades.stoa.org" text:style-name="ListLabel_20_17" text:visited-style-name="ListLabel_20_17"><text:span text:style-name="Internet_20_link">Pleiades</text:span></text:a>.</text:p>
        </text:list-item>
        <text:list-item>
          <text:p text:style-name="P7">&lt;<text:span text:style-name="T2">note</text:span>&gt; contains further identifying information about the person (e.g., dates, the ID number in a reference work or prosopography), if the name is not enough to make the distinction.</text:p>
        </text:list-item>
      </text:list>
      <text:p text:style-name="Standard">Since inflected forms of names may appear in the text, it is vital to have a reference list of names in the nominative form. While working on a text, editors should establish a working list of names, in a separate XML document, using &lt;<text:span text:style-name="T2">listPerson</text:span>&gt;, &lt;<text:span text:style-name="T2">person</text:span>&gt; and &lt;<text:span text:style-name="T2">persName</text:span>&gt; or &lt;<text:span text:style-name="T2">org</text:span>&gt; and &lt;<text:span text:style-name="T2">orgName</text:span>&gt;:</text:p>
      <text:p text:style-name="Special">&lt;<text:span text:style-name="T11">listPerson</text:span>&gt;<text:line-break/> &lt;<text:span text:style-name="T11">person</text:span> <text:span text:style-name="T11">xml:id</text:span>="Absyrtus"&gt;<text:line-break/>  &lt;<text:span text:style-name="T11">persName</text:span>&gt;Absyrtus&lt;/<text:span text:style-name="T11">persName</text:span>&gt;<text:line-break/>  &lt;<text:span text:style-name="T11">note</text:span>&gt;Medeae frater&lt;/<text:span text:style-name="T11">note</text:span>&gt;<text:line-break/> &lt;/<text:span text:style-name="T11">person</text:span>&gt;<text:line-break/> &lt;<text:span text:style-name="T11">person</text:span> <text:span text:style-name="T11">xml:id</text:span>="Accius"&gt;<text:line-break/>  &lt;<text:span text:style-name="T11">persName</text:span>&gt;Accius&lt;/<text:span text:style-name="T11">persName</text:span>&gt;<text:line-break/>  &lt;<text:span text:style-name="T11">note</text:span>&gt;Poeta&lt;/<text:span text:style-name="T11">note</text:span>&gt;<text:line-break/> &lt;/<text:span text:style-name="T11">person</text:span>&gt;<text:line-break/> &lt;<text:span text:style-name="T11">person</text:span> <text:span text:style-name="T11">xml:id</text:span>="Actaeon"&gt;<text:line-break/>  &lt;<text:span text:style-name="T11">persName</text:span>&gt;Actaeon&lt;/<text:span text:style-name="T11">persName</text:span>&gt;<text:line-break/> &lt;/<text:span text:style-name="T11">person</text:span>&gt;<text:line-break/> &lt;<text:span text:style-name="T11">org</text:span> <text:span text:style-name="T11">xml:id</text:span>="Aedui"&gt;<text:line-break/>  &lt;<text:span text:style-name="T11">orgName</text:span>&gt;Aedui&lt;/<text:span text:style-name="T11">orgName</text:span>&gt;<text:line-break/> &lt;/<text:span text:style-name="T11">org</text:span>&gt;<text:line-break/>&lt;/<text:span text:style-name="T11">listPerson</text:span>&gt;</text:p>
      <text:p text:style-name="Standard">Where names of people in the reference list appear in the edition text, they should be encoded with &lt;<text:span text:style-name="T2">persName</text:span>&gt; or &lt;<text:span text:style-name="T2">orgName</text:span>&gt; and <text:span text:style-name="T9">@ref</text:span> pointing to the <text:span text:style-name="T9">@xml:id</text:span> of the person in the &lt;<text:span text:style-name="T2">listPerson</text:span>&gt;.</text:p>
      <text:p text:style-name="Special">&lt;<text:span text:style-name="T11">l</text:span> <text:span text:style-name="T11">n</text:span>="6"&gt;constat ab &lt;<text:span text:style-name="T11">persName</text:span> <text:span text:style-name="T11">ref</text:span>="#Absyrtus"&gt;Absyrti&lt;/<text:span text:style-name="T11">persName</text:span>&gt; caede<text:line-break/>   fuisse loco.&lt;/<text:span text:style-name="T11">l</text:span>&gt;</text:p>
      <text:p text:style-name="Standard">It is also possible to encode indirect references to people:</text:p>
      <text:p text:style-name="Special">&lt;<text:span text:style-name="T11">l</text:span> <text:span text:style-name="T11">n</text:span>="9"&gt;conscia percussit meritorum pectora &lt;<text:span text:style-name="T11">persName</text:span> <text:span text:style-name="T11">ref</text:span>="#Medea"&gt;Colchis&lt;/<text:span text:style-name="T11">persName</text:span>&gt;&lt;/<text:span text:style-name="T11">l</text:span>&gt;</text:p>
      <text:p text:style-name="Standard">If there are variant readings of a name, &lt;<text:span text:style-name="T2">persName</text:span>&gt; should enclose the &lt;<text:span text:style-name="T2">app</text:span>&gt; with the lemma and variant reading(s):</text:p>
      <text:p text:style-name="Special">&lt;<text:span text:style-name="T11">persName</text:span> <text:span text:style-name="T11">ref</text:span>="#Faunus"&gt;<text:line-break/> &lt;<text:span text:style-name="T11">app</text:span>&gt;<text:line-break/>  &lt;<text:span text:style-name="T11">lem</text:span>&gt;Fauni&lt;/<text:span text:style-name="T11">lem</text:span>&gt;<text:line-break/>  &lt;<text:span text:style-name="T11">rdg</text:span> <text:span text:style-name="T11">wit</text:span>="#P"&gt;fanni&lt;/<text:span text:style-name="T11">rdg</text:span>&gt;<text:line-break/> &lt;/<text:span text:style-name="T11">app</text:span>&gt;<text:line-break/>&lt;/<text:span text:style-name="T11">persName</text:span>&gt;</text:p>
      <text:p text:style-name="Standard"><text:soft-page-break/>This will cause the lemma and the variant(s) to be identified as names.</text:p>
      <text:p text:style-name="Standard">But if it is clear that the nature of the variation is such that the lemma is a proper name, but the variant is a common noun (or vice versa), &lt;<text:span text:style-name="T2">persName</text:span>&gt; should enclose only the proper noun inside of &lt;<text:span text:style-name="T2">lem</text:span>&gt; or &lt;<text:span text:style-name="T2">rdg</text:span>&gt;.</text:p>
      <text:p text:style-name="Special">&lt;<text:span text:style-name="T11">app</text:span>&gt;<text:line-break/> &lt;<text:span text:style-name="T11">lem</text:span>&gt;<text:line-break/>  &lt;<text:span text:style-name="T11">persName</text:span> <text:span text:style-name="T11">ref</text:span>="#Meliboeus"&gt;Meliboeus&lt;/<text:span text:style-name="T11">persName</text:span>&gt;<text:line-break/> &lt;/<text:span text:style-name="T11">lem</text:span>&gt;<text:line-break/> &lt;<text:span text:style-name="T11">rdg</text:span> <text:span text:style-name="T11">wit</text:span>="#χ #φ"&gt;<text:line-break/>  &lt;<text:span text:style-name="T11">persName</text:span> <text:span text:style-name="T11">ref</text:span>="#Meliboeus"&gt;melibaeus&lt;/<text:span text:style-name="T11">persName</text:span>&gt;<text:line-break/> &lt;/<text:span text:style-name="T11">rdg</text:span>&gt;<text:line-break/> &lt;<text:span text:style-name="T11">rdg</text:span> <text:span text:style-name="T11">wit</text:span>="#μ"&gt;me libens&lt;/<text:span text:style-name="T11">rdg</text:span>&gt;<text:line-break/>&lt;/<text:span text:style-name="T11">app</text:span>&gt;</text:p>
      <text:h text:style-name="Heading_20_2" text:outline-level="2"><text:bookmark-start text:name="edition-text-places"/>Places<text:bookmark-end text:name="edition-text-places"/></text:h>
      <text:p text:style-name="Standard">Names of places can be encoded in LDLT editions to facilitate creation of an index or to assist readers in identifying the places mentioned in the text. If it is desirable to encode this information, the following guidelines should be followed.</text:p>
      <text:list xml:id="list170514409969547" text:continue-numbering="true" text:style-name="WWNum2">
        <text:list-item>
          <text:p text:style-name="P7">&lt;<text:span text:style-name="T2">listPlace</text:span>&gt; (list of places) contains a list of names of places mentioned in the text. It is placed in the &lt;<text:span text:style-name="T2">back</text:span>&gt; section of the edition.</text:p>
        </text:list-item>
        <text:list-item>
          <text:p text:style-name="P7">&lt;<text:span text:style-name="T2">place</text:span>&gt; is an item in &lt;<text:span text:style-name="T2">listPlace</text:span>&gt; in the &lt;<text:span text:style-name="T2">back</text:span>&gt; section of the edition. It must <text:span text:style-name="T9">@xml:id</text:span> with a machine-readable version of the name to serve as a reference for instances of the name in the text. It may also have <text:span text:style-name="T9">@corresp</text:span> with the canonical Uniform Resource Identifier (URI) for it at <text:a xlink:type="simple" xlink:href="http://pleiades.stoa.org" text:style-name="ListLabel_20_17" text:visited-style-name="ListLabel_20_17"><text:span text:style-name="Internet_20_link">Pleiades</text:span></text:a> or some other standard source of URIs for place names.</text:p>
        </text:list-item>
        <text:list-item>
          <text:p text:style-name="P7">&lt;<text:span text:style-name="T2">placeName</text:span>&gt; contains the nominative form of the name of a place.</text:p>
        </text:list-item>
      </text:list>
      <text:p text:style-name="Standard">Since inflected forms of place names may appear in the text, it can be helpful to provide a reference list of names in the nominative form. While working on a text, editors should establish a working list of names, in a separate XML document, using &lt;<text:span text:style-name="T2">listPlace</text:span>&gt;, &lt;<text:span text:style-name="T2">place</text:span>&gt; and &lt;<text:span text:style-name="T2">placeName</text:span>&gt;.</text:p>
      <text:p text:style-name="Special">&lt;<text:span text:style-name="T11">listPlace</text:span>&gt;<text:line-break/> &lt;<text:span text:style-name="T11">place</text:span> <text:span text:style-name="T11">xml:id</text:span>="Gallia"<text:line-break/>  <text:span text:style-name="T11">corresp</text:span>="http://pleiades.stoa.org/places/993"&gt;<text:line-break/>  &lt;<text:span text:style-name="T11">placeName</text:span>&gt;Gallia&lt;/<text:span text:style-name="T11">placeName</text:span>&gt;<text:line-break/> &lt;/<text:span text:style-name="T11">place</text:span>&gt;<text:line-break/> &lt;<text:span text:style-name="T11">place</text:span> <text:span text:style-name="T11">xml:id</text:span>="Garumna"<text:line-break/>  <text:span text:style-name="T11">corresp</text:span>="http://pleiades.stoa.org/places/138369"&gt;<text:line-break/>  &lt;<text:span text:style-name="T11">placeName</text:span>&gt;Garumna&lt;/<text:span text:style-name="T11">placeName</text:span>&gt;<text:line-break/> &lt;/<text:span text:style-name="T11">place</text:span>&gt;<text:line-break/> &lt;<text:span text:style-name="T11">place</text:span> <text:span text:style-name="T11">xml:id</text:span>="Matrona"<text:line-break/>  <text:span text:style-name="T11">corresp</text:span>="https://pleiades.stoa.org/places/109147"&gt;<text:line-break/>  &lt;<text:span text:style-name="T11">placeName</text:span>&gt;Matrona&lt;/<text:span text:style-name="T11">placeName</text:span>&gt;<text:line-break/> &lt;/<text:span text:style-name="T11">place</text:span>&gt;<text:line-break/> &lt;<text:span text:style-name="T11">place</text:span> <text:span text:style-name="T11">xml:id</text:span>="Sequana"<text:line-break/>  <text:span text:style-name="T11">corresp</text:span>="https://pleiades.stoa.org/places/109341"&gt;<text:line-break/>  &lt;<text:span text:style-name="T11">placeName</text:span>&gt;Sequana&lt;/<text:span text:style-name="T11">placeName</text:span>&gt;<text:line-break/> &lt;/<text:span text:style-name="T11">place</text:span>&gt;<text:line-break/>&lt;/<text:span text:style-name="T11">listPlace</text:span>&gt;</text:p>
      <text:p text:style-name="Standard"><text:soft-page-break/>The final list can be incorporated into the &lt;<text:span text:style-name="T2">back</text:span>&gt; of the edition at a later stage.</text:p>
      <text:p text:style-name="Standard">The following example from Caesar’s de bello <text:s text:c="28"/>Gallico demonstrates how to encode place names when a &lt;<text:span text:style-name="T2">listPlace</text:span>&gt; is maintained in the &lt;<text:span text:style-name="T2">back</text:span>&gt; of the edition:</text:p>
      <text:p text:style-name="Special">&lt;<text:span text:style-name="T11">p</text:span>&gt;<text:line-break/> &lt;<text:span text:style-name="T11">placeName</text:span> <text:span text:style-name="T11">ref</text:span>="#Gallia"&gt;Gallia&lt;/<text:span text:style-name="T11">placeName</text:span>&gt; est omnis divisa in partes<text:line-break/>   tres, quarum unam incolunt Belgae, aliam Aquitani, tertiam qui ipsorum<text:line-break/>   lingua Celtae, nostra Galli appellantur. Hi omnes lingua, institutis,<text:line-break/>   legibus inter se differunt. Gallos ab Aquitanis &lt;<text:span text:style-name="T11">placeName</text:span> <text:span text:style-name="T11">ref</text:span>="#Garumna"&gt;Garumna&lt;/<text:span text:style-name="T11">placeName</text:span>&gt; flumen, a Belgis &lt;<text:span text:style-name="T11">placeName</text:span> <text:span text:style-name="T11">ref</text:span>="#Matrona"&gt;Matrona&lt;/<text:span text:style-name="T11">placeName</text:span>&gt; et &lt;<text:span text:style-name="T11">placeName</text:span> <text:span text:style-name="T11">ref</text:span>="#Sequana"&gt;Sequana&lt;/<text:span text:style-name="T11">placeName</text:span>&gt; dividit.&lt;/<text:span text:style-name="T11">p</text:span>&gt;</text:p>
      <text:p text:style-name="Standard">It is also possible to forgo &lt;<text:span text:style-name="T2">listPlace</text:span>&gt; and just encode place names as they occur. This may be desirable in texts with only a few references to place names. In this case, it is recommended to include <text:span text:style-name="T9">@ref</text:span> with each &lt;<text:span text:style-name="T2">placeName</text:span>&gt;, with a URI pointing to some reference (e.g., Pleiades) for the place name:</text:p>
      <text:p text:style-name="Special">&lt;<text:span text:style-name="T11">p</text:span>&gt;<text:line-break/> &lt;<text:span text:style-name="T11">placeName</text:span> <text:span text:style-name="T11">ref</text:span>="http://pleiades.stoa.org/places/993"&gt;Gallia&lt;/<text:span text:style-name="T11">placeName</text:span>&gt;<text:line-break/>   est omnis divisa in partes tres, quarum unam incolunt Belgae, aliam<text:line-break/>   Aquitani, tertiam qui ipsorum lingua Celtae, nostra Galli appellantur.<text:line-break/>   Hi omnes lingua, institutis, legibus inter se differunt. Gallos ab<text:line-break/>   Aquitanis &lt;<text:span text:style-name="T11">placeName</text:span> <text:span text:style-name="T11">ref</text:span>="http://pleiades.stoa.org/places/138369"&gt;Garumna&lt;/<text:span text:style-name="T11">placeName</text:span>&gt; flumen, a Belgis &lt;<text:span text:style-name="T11">placeName</text:span> <text:span text:style-name="T11">ref</text:span>="https://pleiades.stoa.org/places/109147"&gt;Matrona&lt;/<text:span text:style-name="T11">placeName</text:span>&gt; et<text:line-break/> &lt;<text:span text:style-name="T11">placeName</text:span> <text:span text:style-name="T11">ref</text:span>="https://pleiades.stoa.org/places/109341"&gt;Sequana&lt;/<text:span text:style-name="T11">placeName</text:span>&gt; dividit.&lt;/<text:span text:style-name="T11">p</text:span>&gt;</text:p>
      <text:h text:style-name="Heading_20_2" text:outline-level="2"><text:bookmark-start text:name="edition-text-symbols"/>Symbols Commonly Used in the Text of a Critical Edition<text:bookmark-end text:name="edition-text-symbols"/></text:h>
      <text:p text:style-name="Standard">Over time, certain typographical conventions have become standard for representing emendations, lacunae, omissions, gaps, editorial deletions, and other information in the edition text. The present guidelines observe the standards as described by <text:bookmark-ref text:reference-format="number-no-superior" text:ref-name="West">West</text:bookmark-ref><text:s/>(80–81), but they call for semantically encoding them instead of simply inserting the various punctuation marks and other symbols that represent complex information. The LDLT Viewer will display the familiar symbols to human readers, but encoding the data in this way also makes that information available to machines. That means that it will also be available for processing, querying, and analyzing with digital tools.</text:p>
      <text:p text:style-name="Standard">Since most of the standard symbols usually have corresponding annotations in the critical apparatus, the encoding guidelines for many of them can be found in <text:bookmark-ref text:reference-format="number-no-superior" text:ref-name="apparatus-criticus">subsections of the guidelines for encoding entries in the critical apparatus</text:bookmark-ref>. The following list identifies the symbols and points to the guidelines for encoding them:</text:p>
      <text:list xml:id="list170514456722404" text:continue-numbering="true" text:style-name="WWNum2">
        <text:list-item>
          <text:p text:style-name="P7">( ) = <text:bookmark-ref text:reference-format="number-no-superior" text:ref-name="edition-text-abbreviation-expansion">expansion of an abbreviation</text:bookmark-ref>.</text:p>
        </text:list-item>
        <text:list-item>
          <text:p text:style-name="P7">ạḅc̣ḍ = <text:bookmark-ref text:reference-format="number-no-superior" text:ref-name="edition-text-uncertain-characters">text uncertainly restored</text:bookmark-ref>.</text:p>
        </text:list-item>
        <text:list-item>
          <text:p text:style-name="P7">&lt; &gt; = <text:bookmark-ref text:reference-format="number-no-superior" text:ref-name="apparatus-criticus-conjecture-and-emendation-editorial-addition">text added by conjecture or emendation</text:bookmark-ref>.</text:p>
        </text:list-item>
        <text:list-item>
          <text:p text:style-name="P7">*** = <text:bookmark-ref text:reference-format="number-no-superior" text:ref-name="edition-text-lacunae">lacuna in the textual tradition as a whole.</text:bookmark-ref></text:p>
        </text:list-item>
        <text:list-item>
          <text:p text:style-name="P7"><text:soft-page-break/>&lt; *** &gt; = <text:bookmark-ref text:reference-format="number-no-superior" text:ref-name="apparatus-criticus-conjecture-and-emendation-lacunae">conjectured lacuna</text:bookmark-ref>.</text:p>
        </text:list-item>
        <text:list-item>
          <text:p text:style-name="P7">[ ... ] = <text:bookmark-ref text:reference-format="number-no-superior" text:ref-name="apparatus-criticus-omission-known-loss-characters">known amount of characters lost</text:bookmark-ref>.</text:p>
        </text:list-item>
        <text:list-item>
          <text:p text:style-name="P7">[---] = <text:bookmark-ref text:reference-format="number-no-superior" text:ref-name="apparatus-criticus-illegible-characters-unknown">illegible characters, quantity unknown</text:bookmark-ref>.</text:p>
        </text:list-item>
        <text:list-item>
          <text:p text:style-name="P7">⟦ ⟧ = <text:bookmark-ref text:reference-format="number-no-superior" text:ref-name="apparatus-criticus-deletion-witness">deletion by a scribe in a witness</text:bookmark-ref>.</text:p>
        </text:list-item>
        <text:list-item>
          <text:p text:style-name="P7">{ } = <text:bookmark-ref text:reference-format="number-no-superior" text:ref-name="apparatus-criticus-conjecture-and-emendation-editorial">editorial deletion</text:bookmark-ref>.</text:p>
        </text:list-item>
        <text:list-item>
          <text:p text:style-name="P7">† † = <text:bookmark-ref text:reference-format="number-no-superior" text:ref-name="apparatus-criticus-crux">text deemed by the editor to be readable but not understandable, with no satisfactory alternatives</text:bookmark-ref>.</text:p>
        </text:list-item>
      </text:list>
      <text:h text:style-name="Heading_20_3" text:outline-level="3"><text:bookmark-start text:name="edition-text-abbreviation-expansion"/>Expansion of Abbreviation<text:bookmark-end text:name="edition-text-abbreviation-expansion"/></text:h>
      <text:p text:style-name="Standard">( ) = An editor expands an abbreviation as an aid to reading or to remove ambiguity. Encoded according to the following guidelines, a digital edition might display the abbreviated forms by default, but a user could be given the option to toggle between the abbreviated and expanded forms.</text:p>
      <text:p text:style-name="Standard">The preface should indicate whether or not abbreviations are expanded.</text:p>
      <text:list xml:id="list170513525307738" text:continue-numbering="true" text:style-name="WWNum2">
        <text:list-item>
          <text:p text:style-name="P7">&lt;<text:span text:style-name="T2">expan</text:span>&gt; (expansion) contains the full expansion of an abbreviation.</text:p>
        </text:list-item>
        <text:list-item>
          <text:p text:style-name="P7">&lt;<text:span text:style-name="T2">abbr</text:span>&gt; (abbreviation) contains the abbreviated part, i.e. the letters actually on the page.</text:p>
        </text:list-item>
        <text:list-item>
          <text:p text:style-name="P7">&lt;<text:span text:style-name="T2">ex</text:span>&gt; (editorial expansion) contains a sequence of letters added by an editor or transcriber when expanding an abbreviation.</text:p>
        </text:list-item>
      </text:list>
      <text:p text:style-name="Standard"><text:s/>Example: M(arcus) Cicero S(alutem) D(ixit) L(ucio) Lucceio Q(uinti) F(ilio) </text:p>
      <text:p text:style-name="Special">&lt;<text:span text:style-name="T11">p</text:span>&gt;<text:line-break/> &lt;<text:span text:style-name="T11">expan</text:span>&gt;<text:line-break/>  &lt;<text:span text:style-name="T11">abbr</text:span>&gt;M&lt;/<text:span text:style-name="T11">abbr</text:span>&gt;<text:line-break/>  &lt;<text:span text:style-name="T11">ex</text:span>&gt;arcus&lt;/<text:span text:style-name="T11">ex</text:span>&gt;<text:line-break/> &lt;/<text:span text:style-name="T11">expan</text:span>&gt; Cicero<text:line-break/> &lt;<text:span text:style-name="T11">expan</text:span>&gt;<text:line-break/>  &lt;<text:span text:style-name="T11">abbr</text:span>&gt;S&lt;/<text:span text:style-name="T11">abbr</text:span>&gt;<text:line-break/>  &lt;<text:span text:style-name="T11">ex</text:span>&gt;alutem&lt;/<text:span text:style-name="T11">ex</text:span>&gt;<text:line-break/>  &lt;<text:span text:style-name="T11">abbr</text:span>&gt;D&lt;/<text:span text:style-name="T11">abbr</text:span>&gt;<text:line-break/>  &lt;<text:span text:style-name="T11">ex</text:span>&gt;ixit&lt;/<text:span text:style-name="T11">ex</text:span>&gt;<text:line-break/> &lt;/<text:span text:style-name="T11">expan</text:span>&gt;<text:line-break/> &lt;<text:span text:style-name="T11">expan</text:span>&gt;<text:line-break/>  &lt;<text:span text:style-name="T11">abbr</text:span>&gt;L&lt;/<text:span text:style-name="T11">abbr</text:span>&gt;<text:line-break/>  &lt;<text:span text:style-name="T11">ex</text:span>&gt;ucio&lt;/<text:span text:style-name="T11">ex</text:span>&gt;<text:line-break/> &lt;/<text:span text:style-name="T11">expan</text:span>&gt; Lucceio<text:line-break/> &lt;<text:span text:style-name="T11">expan</text:span>&gt;<text:line-break/>  &lt;<text:span text:style-name="T11">abbr</text:span>&gt;Q&lt;/<text:span text:style-name="T11">abbr</text:span>&gt;<text:line-break/>  &lt;<text:span text:style-name="T11">ex</text:span>&gt;uinti&lt;/<text:span text:style-name="T11">ex</text:span>&gt;<text:line-break/> &lt;/<text:span text:style-name="T11">expan</text:span>&gt;<text:line-break/> &lt;<text:span text:style-name="T11">expan</text:span>&gt;<text:line-break/>  &lt;<text:span text:style-name="T11">abbr</text:span>&gt;F&lt;/<text:span text:style-name="T11">abbr</text:span>&gt;<text:line-break/>  &lt;<text:span text:style-name="T11">ex</text:span>&gt;ilio&lt;/<text:span text:style-name="T11">ex</text:span>&gt;<text:line-break/> &lt;/<text:span text:style-name="T11">expan</text:span>&gt;&lt;/<text:span text:style-name="T11">p</text:span>&gt;</text:p>
      <text:p text:style-name="Standard">Multiple &lt;abbr&gt; elements within a single &lt;expan&gt; compose a single abbreviation between them. For example, "e.g." is one abbreviation for the phrase “exempli gratia.”</text:p>
      <text:p text:style-name="Special"><text:soft-page-break/>&lt;<text:span text:style-name="T11">expan</text:span>&gt;<text:line-break/> &lt;<text:span text:style-name="T11">abbr</text:span>&gt;e&lt;/<text:span text:style-name="T11">abbr</text:span>&gt;<text:line-break/> &lt;<text:span text:style-name="T11">ex</text:span>&gt;xempli&lt;/<text:span text:style-name="T11">ex</text:span>&gt;<text:line-break/> &lt;<text:span text:style-name="T11">abbr</text:span>&gt;g&lt;/<text:span text:style-name="T11">abbr</text:span>&gt;<text:line-break/> &lt;<text:span text:style-name="T11">ex</text:span>&gt;ratia&lt;/<text:span text:style-name="T11">ex</text:span>&gt;<text:line-break/>&lt;/<text:span text:style-name="T11">expan</text:span>&gt;</text:p>
      <text:h text:style-name="Heading_20_3" text:outline-level="3"><text:bookmark-start text:name="edition-text-uncertain-characters"/>Text Uncertainly Restored<text:bookmark-end text:name="edition-text-uncertain-characters"/></text:h>
      <text:p text:style-name="Standard">When an edition is based on a limited number of witnesses, it may be necessary to indicate that characters are difficult to read. The accepted way to do this is with dots underneath the uncertainly restored characters.</text:p>
      <text:list xml:id="list170513424108953" text:continue-numbering="true" text:style-name="WWNum2">
        <text:list-item>
          <text:p text:style-name="P7">&lt;<text:span text:style-name="T2">unclear</text:span>&gt; contains characters, words, or phrases that cannot be transcribed with certainty.</text:p>
        </text:list-item>
      </text:list>
      <text:p text:style-name="Standard">For example, the entry for <text:span text:style-name="tei_5f_foreign"><text:span text:style-name="T8">Mensae</text:span></text:span> in Lindsay’s edition of Festus (157M) has the following uncertainly deciphered text:</text:p>
      <text:p text:style-name="Standard">ạṃẹ . . . ạ ṭẹṇẹḅạṭ ạṛạṃ . . . . . . . . . .</text:p>
      <text:p text:style-name="Standard">In an LDLT edition, that should be encoded as follows:</text:p>
      <text:p text:style-name="Special">&lt;<text:span text:style-name="T11">unclear</text:span>&gt;ame&lt;/<text:span text:style-name="T11">unclear</text:span>&gt;<text:line-break/>&lt;<text:span text:style-name="T11">gap</text:span> <text:span text:style-name="T11">reason</text:span>="lost" <text:span text:style-name="T11">quantity</text:span>="3"<text:line-break/> <text:span text:style-name="T11">unit</text:span>="characters"/&gt;<text:line-break/>&lt;<text:span text:style-name="T11">unclear</text:span>&gt;a tenebat aram&lt;/<text:span text:style-name="T11">unclear</text:span>&gt;<text:line-break/>&lt;<text:span text:style-name="T11">gap</text:span> <text:span text:style-name="T11">reason</text:span>="lost" <text:span text:style-name="T11">quantity</text:span>="10"<text:line-break/> <text:span text:style-name="T11">unit</text:span>="characters"/&gt;</text:p>
      <text:h text:style-name="Heading_20_3" text:outline-level="3"><text:bookmark-start text:name="edition-text-lacunae"/>Lacunae<text:bookmark-end text:name="edition-text-lacunae"/></text:h>
      <text:p text:style-name="Standard"><text:s/>*** = An unknown amount of text has been lost from the entire textual tradition, whether because of physical loss or human error (e.g., <text:span text:style-name="tei_5f_foreign"><text:span text:style-name="T8">saut du même au même</text:span></text:span>).</text:p>
      <text:list xml:id="list170514878565131" text:continue-numbering="true" text:style-name="WWNum2">
        <text:list-item>
          <text:p text:style-name="P7">&lt;<text:span text:style-name="T2">gap</text:span>&gt; signifies that text is missing.</text:p>
        </text:list-item>
        <text:list-item>
          <text:p text:style-name="P7"><text:span text:style-name="T9">@reason</text:span> with value "lost" indicates that the text has been lost from the entire tradition, not just one witness or family of witnesses.</text:p>
        </text:list-item>
      </text:list>
      <text:p text:style-name="Standard">For example, an undetermined amount of text is missing from all witnesses at the end of 3.8.4 of Julius Caesar's de Bello <text:s text:c="36"/>Civili. <text:bookmark-ref text:reference-format="number-no-superior" text:ref-name="damon-caesar">Cynthia Damon's OCT</text:bookmark-ref><text:s/>edition has the following in the main text: Custodiisque diligentius dispositis ipse grauissima hieme in nauibus excubans neque ullum laborem aut munus despiciens neque subsidium expectans si in Caesaris complexum uenire posset ***.</text:p>
      <text:p text:style-name="Standard">&lt;<text:span text:style-name="T2">gap</text:span>&gt; with <text:span text:style-name="T9">@reason</text:span>="lost" is inserted into the main text to indicate the lacuna:</text:p>
      <text:p text:style-name="Special">&lt;<text:span text:style-name="T11">p</text:span>&gt;Custodiisque diligentius dispositis ipse grauissima hieme in nauibus<text:line-break/>   excubans neque ullum laborem aut munus despiciens neque subsidium<text:line-break/>   expectans si in Caesaris complexum uenire posset &lt;<text:span text:style-name="T11">gap</text:span> <text:span text:style-name="T11">reason</text:span>="lost"/&gt;&lt;/<text:span text:style-name="T11">p</text:span>&gt;</text:p>
      <text:p text:style-name="Standard"><text:soft-page-break/>If it is desirable to insert a comment on the lacuna in the apparatus criticus, &lt;<text:span text:style-name="T2">note</text:span>&gt; should be used as explained in the section <text:bookmark-ref text:reference-format="number-no-superior" text:ref-name="apparatus-criticus-editorial-notes">Editorial Notes</text:bookmark-ref>.</text:p>
      <text:p text:style-name="Standard">These guidelines also have provisions for cases where an editor suspects a lacuna in the text, but lacks physical evidence of damage to support the claim. See the section "<text:bookmark-ref text:reference-format="number-no-superior" text:ref-name="apparatus-criticus-conjecture-and-emendation-lacunae">Conjectured Lacunae</text:bookmark-ref>" for more information.</text:p>
      <text:p text:style-name="Standard">If a single witness or family of witnesses has a gap in coverage of the text, but the rest of the tradition preserves the text, the symbol for a lacuna should not be used, but the gap in the witness(es) should be noted in the apparatus criticus. See the section "<text:bookmark-ref text:reference-format="number-no-superior" text:ref-name="apparatus-criticus-gaps">Gaps in Witnesses</text:bookmark-ref>" for encoding instructions.</text:p>
      <text:h text:style-name="Heading_20_1" text:outline-level="1"><text:bookmark-start text:name="apparatus-fontium"/>Apparatus Fontium<text:bookmark-end text:name="apparatus-fontium"/></text:h>
      <text:p text:style-name="Standard">An apparatus fontium collects references to texts quoted or cited by the author(s) in the text of the edition. This section demonstrates how to encode such references so that they will be displayed appropriately in the text and so that bibliographical information about them will appear in the edition.</text:p>
      <text:p text:style-name="Standard">The basic form of the encoding for an entry in the apparatus fontium has much in common with the encoding for entries in the apparatus criticus, so reading the <text:bookmark-ref text:reference-format="number-no-superior" text:ref-name="apparatus-criticus">section on the apparatus criticus</text:bookmark-ref><text:s/>is recommended.</text:p>
      <text:list xml:id="list170514813806661" text:continue-numbering="true" text:style-name="WWNum2">
        <text:list-item>
          <text:p text:style-name="P7">&lt;<text:span text:style-name="T2">app</text:span>&gt; (apparatus entry) contains information about a quotation or a reference made by the author of a text.</text:p>
        </text:list-item>
        <text:list-item>
          <text:p text:style-name="P7">&lt;<text:span text:style-name="T2">lem</text:span>&gt; (lemma) contains the lemma, or base text, of the citation.</text:p>
        </text:list-item>
        <text:list-item>
          <text:p text:style-name="P7">&lt;<text:span text:style-name="T2">rdg</text:span>&gt; (reading) contains a variant form of the citation, if one exists in another witness or source (see more on witnesses and sources in the section "<text:bookmark-ref text:reference-format="number-no-superior" text:ref-name="apparatus-criticus-concepts-definitions">Apparatus Criticus: Concepts and Definitions</text:bookmark-ref>").</text:p>
        </text:list-item>
        <text:list-item>
          <text:p text:style-name="P7">&lt;<text:span text:style-name="T2">cit</text:span>&gt; (cited quotation) contains a quotation (in &lt;<text:span text:style-name="T2">quote</text:span>&gt;) from a source external to the text, with accompanying information about that source (in &lt;<text:span text:style-name="T2">bibl</text:span>&gt; or &lt;<text:span text:style-name="T2">ref</text:span>&gt;).</text:p>
        </text:list-item>
        <text:list-item>
          <text:p text:style-name="P7">&lt;<text:span text:style-name="T2">quote</text:span>&gt; (quotation) contains a phrase or passage attributable to some agency external to the text.</text:p>
        </text:list-item>
        <text:list-item>
          <text:p text:style-name="P7">&lt;<text:span text:style-name="T2">bibl</text:span>&gt; (bibliographic citation) contains the bibliographical information supplied by the author.</text:p>
        </text:list-item>
        <text:list-item>
          <text:p text:style-name="P7">&lt;<text:span text:style-name="T2">ref</text:span>&gt; (reference) with <text:span text:style-name="T9">@target</text:span> contains a reference to a bibliographical item defined elsewhere in the edition.</text:p>
        </text:list-item>
        <text:list-item>
          <text:p text:style-name="P7">&lt;<text:span text:style-name="T2">note</text:span>&gt; (note), with <text:span text:style-name="T9">@type</text:span>="fontium" and <text:span text:style-name="T9">@target</text:span> pointing to the <text:span text:style-name="T9">@xml:id</text:span> of the &lt;<text:span text:style-name="T2">lem</text:span>&gt;, contains a standardized form of reference (using &lt;<text:span text:style-name="T2">bibl</text:span>&gt; or &lt;<text:span text:style-name="T2">ref</text:span>&gt;) provided by the editor. <text:span text:style-name="T9">This is the information that will appear in the apparatus fontium</text:span>.</text:p>
        </text:list-item>
      </text:list>
      <text:p text:style-name="Standard">Any text in &lt;<text:span text:style-name="T2">quote</text:span>&gt; will be displayed or printed in quotation marks on the same line as the rest of the text. Any text in &lt;<text:span text:style-name="T2">quote</text:span>&gt; with <text:span text:style-name="T9">@rend</text:span>="blockquote" will be or printed on a new line and indented. In the latter case, prose and verse text within &lt;<text:span text:style-name="T2">quote</text:span>&gt; should be encoded according to the guidelines in the sections "<text:bookmark-ref text:reference-format="number-no-superior" text:ref-name="edition-text-prose">Prose</text:bookmark-ref>" and "<text:bookmark-ref text:reference-format="number-no-superior" text:ref-name="edition-text-verse">Verse</text:bookmark-ref>.”</text:p>
      <text:p text:style-name="Standard">The choice to use &lt;<text:span text:style-name="T2">bibl</text:span>&gt; or &lt;<text:span text:style-name="T2">ref</text:span>&gt; to indicate the source in the &lt;<text:span text:style-name="T2">note</text:span>&gt; for the apparatus fontium depends on how the bibliography for the edition has been organized. If the text includes few <text:soft-page-break/>quotations, the editor may wish to encode each source in the &lt;<text:span text:style-name="T2">note</text:span>&gt; with &lt;<text:span text:style-name="T2">bibl</text:span>&gt; and its associated elements (e.g., &lt;<text:span text:style-name="T2">author</text:span>&gt;, &lt;<text:span text:style-name="T2">title</text:span>&gt;).</text:p>
      <text:p text:style-name="Special">&lt;<text:span text:style-name="T11">note</text:span> <text:span text:style-name="T11">type</text:span>="fontium"<text:line-break/> <text:span text:style-name="T11">target</text:span>="#lem-12-boethius"&gt;<text:line-break/> &lt;<text:span text:style-name="T11">bibl</text:span>&gt;<text:line-break/>  &lt;<text:span text:style-name="T11">author</text:span>&gt;Boethius&lt;/<text:span text:style-name="T11">author</text:span>&gt;<text:line-break/>  &lt;<text:span text:style-name="T11">title</text:span>&gt;De Trin.&lt;/<text:span text:style-name="T11">title</text:span>&gt;<text:line-break/>  &lt;<text:span text:style-name="T11">biblScope</text:span> <text:span text:style-name="T11">unit</text:span>="part"&gt;c. 4&lt;/<text:span text:style-name="T11">biblScope</text:span>&gt; (ed. R. Peiper 159; PL 64,<text:line-break/>     1353C)&lt;/<text:span text:style-name="T11">bibl</text:span>&gt;<text:line-break/>&lt;/<text:span text:style-name="T11">note</text:span>&gt;</text:p>
      <text:p text:style-name="Standard">If there are multiple quotations or references to specific texts, the editor may wish to establish a list of sources cited by the author (using &lt;<text:span text:style-name="T2">listBibl</text:span>&gt;, with a &lt;<text:span text:style-name="T2">bibl</text:span>&gt; and <text:span text:style-name="T9">@xml:id</text:span> for each source), and use &lt;<text:span text:style-name="T2">ref</text:span>&gt; with <text:span text:style-name="T9">@target</text:span> pointing to the <text:span text:style-name="T9">@xml:id</text:span> of the source of the quotation.</text:p>
      <text:p text:style-name="Special">&lt;<text:span text:style-name="T11">note</text:span> <text:span text:style-name="T11">type</text:span>="fontium"<text:line-break/> <text:span text:style-name="T11">target</text:span>="#lem-12-boethius"&gt;<text:line-break/> &lt;<text:span text:style-name="T11">ref</text:span> <text:span text:style-name="T11">target</text:span>="#boethius-de-trin"&gt;Boethius &lt;<text:span text:style-name="T11">hi</text:span> <text:span text:style-name="T11">rend</text:span>="italic"&gt;De Trin.&lt;/<text:span text:style-name="T11">hi</text:span>&gt; c.<text:line-break/>     4 (ed. R. Peiper 159; PL 64, 1353C)&lt;/<text:span text:style-name="T11">ref</text:span>&gt;<text:line-break/>&lt;/<text:span text:style-name="T11">note</text:span>&gt;</text:p>
      <text:p text:style-name="Standard">Either method accomplishes the same objective, but note that the use of &lt;<text:span text:style-name="T2">ref</text:span>&gt; requires &lt;<text:span text:style-name="T2">hi</text:span>&gt; with <text:span text:style-name="T9">@rend</text:span>="italic" for displaying or printing the title in italic type. Otherwise, the choice depends on how often the editor wishes to enter the full bibliographical information.</text:p>
      <text:p text:style-name="Standard">Wherever bibliographical information is encoded, editors are encouraged to encode a link to a version of the text in a reliable, stable repository such as the Digital Latin Library. See the section "<text:bookmark-ref text:reference-format="number-no-superior" text:ref-name="linking-referring-to-passages">Linking to Texts</text:bookmark-ref>" for more information.</text:p>
      <text:p text:style-name="Standard">As for the source of the quotation, the following two types of encoding for entries in the apparatus fontium depend on whether or not the author has identified the source of the quotation in the text.</text:p>
      <text:h text:style-name="Heading_20_2" text:outline-level="2"><text:bookmark-start text:name="apparatus-fontium-author-attribution"/>Source Identified by the Author<text:bookmark-end text:name="apparatus-fontium-author-attribution"/></text:h>
      <text:p text:style-name="Standard">When the author identifies a source in the text, &lt;<text:span text:style-name="T2">bibl</text:span>&gt; should be used to the extent that the author has provided bibliographical information. A standardized form of the bibliographical information should be inserted in a &lt;<text:span text:style-name="T2">note</text:span>&gt; with <text:span text:style-name="T9">@type</text:span>="fontium".</text:p>
      <text:p text:style-name="Standard">In the following example, Duns Scotus has referred to a work by Boethius, but he has not quoted it directly: <text:span text:style-name="tei_5f_foreign"><text:span text:style-name="T8">Probatio minoris per <text:s text:c="28"/>Boethium De Trinitate: dicit quod septem praedicamenta non dicunt <text:s text:c="28"/>absolutas res, sed tantum respectus</text:span></text:span>. That should be encoded as follows:</text:p>
      <text:p text:style-name="Special">&lt;<text:span text:style-name="T11">p</text:span>&gt;Probatio minoris per &lt;<text:span text:style-name="T11">app</text:span>&gt;<text:line-break/>  &lt;<text:span text:style-name="T11">lem</text:span> <text:span text:style-name="T11">xml:id</text:span>="lem-12-boethius"&gt;<text:line-break/>   &lt;<text:span text:style-name="T11">bibl</text:span>&gt;<text:line-break/>    &lt;<text:span text:style-name="T11">author</text:span>&gt;Boethium&lt;/<text:span text:style-name="T11">author</text:span>&gt;<text:line-break/>    &lt;<text:span text:style-name="T11">title</text:span>&gt;De Trinitate&lt;/<text:span text:style-name="T11">title</text:span>&gt;<text:line-break/>   &lt;/<text:span text:style-name="T11">bibl</text:span>&gt;<text:line-break/><text:soft-page-break/>  &lt;/<text:span text:style-name="T11">lem</text:span>&gt;<text:line-break/>  &lt;<text:span text:style-name="T11">note</text:span> <text:span text:style-name="T11">type</text:span>="fontium"<text:line-break/>   <text:span text:style-name="T11">target</text:span>="#lem-12-boethius"&gt;<text:line-break/>   &lt;<text:span text:style-name="T11">bibl</text:span>&gt;<text:line-break/>    &lt;<text:span text:style-name="T11">author</text:span>&gt;Boethius&lt;/<text:span text:style-name="T11">author</text:span>&gt;<text:line-break/>    &lt;<text:span text:style-name="T11">title</text:span>&gt;De Trin.&lt;/<text:span text:style-name="T11">title</text:span>&gt;<text:line-break/>    &lt;<text:span text:style-name="T11">biblScope</text:span> <text:span text:style-name="T11">unit</text:span>="part"&gt;c. 4&lt;/<text:span text:style-name="T11">biblScope</text:span>&gt; (ed. R. Peiper 159;<text:line-break/>         PL 64, 1353C)&lt;/<text:span text:style-name="T11">bibl</text:span>&gt;<text:line-break/>  &lt;/<text:span text:style-name="T11">note</text:span>&gt;<text:line-break/> &lt;/<text:span text:style-name="T11">app</text:span>&gt;: dicit quod septem praedicamenta non dicunt absolutas res, sed<text:line-break/>   tantum respectus.&lt;/<text:span text:style-name="T11">p</text:span>&gt;</text:p>
      <text:p text:style-name="Standard">In the edition text, the text would be displayed or printed without interruption: Probatio minoris per Boethium <text:span text:style-name="T9">De Trinitate</text:span>: dicit quod septem praedicamenta non dicunt absolutas res, sed tantum respectus. The apparatus fontium would include the following entry: Boethius <text:span text:style-name="T9">De Trin.</text:span> c. 4 (ed. R. Peiper 159; PL 64, 1353C). If variant readings exist for the citation, they will appear in the apparatus criticus.</text:p>
      <text:p text:style-name="Standard">If it is desirable to provide the text of the reference in the apparatus fontium, it may be inserted in &lt;<text:span text:style-name="T2">quote</text:span>&gt; after &lt;<text:span text:style-name="T2">bibl</text:span>&gt; inside of the &lt;<text:span text:style-name="T2">note</text:span>&gt;:</text:p>
      <text:p text:style-name="Special">&lt;<text:span text:style-name="T11">p</text:span>&gt;Probatio minoris per &lt;<text:span text:style-name="T11">app</text:span>&gt;<text:line-break/>  &lt;<text:span text:style-name="T11">lem</text:span> <text:span text:style-name="T11">xml:id</text:span>="lem-12-boethius"&gt;<text:line-break/>   &lt;<text:span text:style-name="T11">bibl</text:span>&gt;<text:line-break/>    &lt;<text:span text:style-name="T11">author</text:span>&gt;Boethium&lt;/<text:span text:style-name="T11">author</text:span>&gt;<text:line-break/>    &lt;<text:span text:style-name="T11">title</text:span>&gt;De Trinitate&lt;/<text:span text:style-name="T11">title</text:span>&gt;<text:line-break/>   &lt;/<text:span text:style-name="T11">bibl</text:span>&gt;<text:line-break/>  &lt;/<text:span text:style-name="T11">lem</text:span>&gt;<text:line-break/>  &lt;<text:span text:style-name="T11">note</text:span> <text:span text:style-name="T11">type</text:span>="fontium"<text:line-break/>   <text:span text:style-name="T11">target</text:span>="#lem-12-boethius"&gt;<text:line-break/>   &lt;<text:span text:style-name="T11">bibl</text:span>&gt;<text:line-break/>    &lt;<text:span text:style-name="T11">author</text:span>&gt;Boethius&lt;/<text:span text:style-name="T11">author</text:span>&gt;<text:line-break/>    &lt;<text:span text:style-name="T11">title</text:span>&gt;De Trin.&lt;/<text:span text:style-name="T11">title</text:span>&gt;<text:line-break/>    &lt;<text:span text:style-name="T11">biblScope</text:span> <text:span text:style-name="T11">unit</text:span>="part"&gt;c. 4&lt;/<text:span text:style-name="T11">biblScope</text:span>&gt; (ed. R. Peiper 159;<text:line-break/>         PL 64, 1353C)&lt;/<text:span text:style-name="T11">bibl</text:span>&gt;<text:line-break/>   &lt;<text:span text:style-name="T11">quote</text:span>&gt;Iamne patet quae sit differentia praedicationum? Quod<text:line-break/>         aliae quidem quasi rem monstrant, aliae vero quasi<text:line-break/>         circumstantias rei; quodque illa quae ita praedicantur, ut<text:line-break/>         esse aliquid rem ostendant, illa vero ut non esse, sed<text:line-break/>         potius extrinsecus aliquid quodam modo adfigant?&lt;/<text:span text:style-name="T11">quote</text:span>&gt;<text:line-break/>  &lt;/<text:span text:style-name="T11">note</text:span>&gt;<text:line-break/> &lt;/<text:span text:style-name="T11">app</text:span>&gt;: dicit quod septem praedicamenta non dicunt absolutas res, sed<text:line-break/>   tantum respectus.&lt;/<text:span text:style-name="T11">p</text:span>&gt;</text:p>
      <text:p text:style-name="Standard">The text of the quotation will be displayed in the apparatus fontium after the bibliographical information.</text:p>
      <text:p text:style-name="Standard">The following example from <text:bookmark-ref text:reference-format="number-no-superior" text:ref-name="kaster-macrobius">Robert Kaster's edition of Macrobius’                                 Saturnalia (3.16.1–5)</text:bookmark-ref><text:s/>demonstrates a more complex entry that features other aspects of the quotation of sources, including direct speech, block quotations of prose and verse texts, and an inline quotation of a prose text:</text:p>
      <text:p text:style-name="Special"><text:soft-page-break/>&lt;<text:span text:style-name="T11">said</text:span> <text:span text:style-name="T11">who</text:span>="#Rufius"&gt;<text:line-break/> &lt;<text:span text:style-name="T11">p</text:span>&gt;Nec acipenser, quem maria prodigis nutriunt, illius saeculi delicias<text:line-break/>     evasit; et ut liqueat secundo Punico bello celebre nomen huius<text:line-break/>     piscis fuisse, accipite ut meminerit eius &lt;<text:span text:style-name="T11">app</text:span>&gt;<text:line-break/>   &lt;<text:span text:style-name="T11">lem</text:span> <text:span text:style-name="T11">xml:id</text:span>="lem-3.16-plautus"&gt;<text:line-break/>    &lt;<text:span text:style-name="T11">bibl</text:span>&gt;<text:line-break/>     &lt;<text:span text:style-name="T11">author</text:span>&gt;Plautus&lt;/<text:span text:style-name="T11">author</text:span>&gt; in<text:line-break/>           fabula quae inscribitur &lt;<text:span text:style-name="T11">title</text:span>&gt;Baccaria&lt;/<text:span text:style-name="T11">title</text:span>&gt;&lt;/<text:span text:style-name="T11">bibl</text:span>&gt;<text:line-break/>         ex persona parasiti&lt;<text:span text:style-name="T11">cit</text:span>&gt;<text:line-break/>     &lt;<text:span text:style-name="T11">quote</text:span> <text:span text:style-name="T11">rend</text:span>="blockquote"&gt;<text:line-break/>&lt;!-- Verse quotation to be displayed/printed on new line and indented --&gt;<text:line-break/>      &lt;<text:span text:style-name="T11">l</text:span>&gt;quis est mortalis tanta fortuna adfectus<text:line-break/>               umquam&lt;/<text:span text:style-name="T11">l</text:span>&gt;<text:line-break/>      &lt;<text:span text:style-name="T11">l</text:span>&gt;qua ego nunc sum, cuius haec ventri portatur<text:line-break/>               pompa?&lt;/<text:span text:style-name="T11">l</text:span>&gt;<text:line-break/>      &lt;<text:span text:style-name="T11">l</text:span>&gt;vel nunc, qui mihi in mari acipenser latuit<text:line-break/>               antehac,&lt;/<text:span text:style-name="T11">l</text:span>&gt;<text:line-break/>      &lt;<text:span text:style-name="T11">l</text:span>&gt;cuius ego latus in latebras reddam meis dentibus<text:line-break/>               et manibus.&lt;/<text:span text:style-name="T11">l</text:span>&gt;<text:line-break/>     &lt;/<text:span text:style-name="T11">quote</text:span>&gt;<text:line-break/>    &lt;/<text:span text:style-name="T11">cit</text:span>&gt;&lt;/<text:span text:style-name="T11">lem</text:span>&gt;<text:line-break/>   &lt;<text:span text:style-name="T11">note</text:span> <text:span text:style-name="T11">type</text:span>="fontium"<text:line-break/>    <text:span text:style-name="T11">target</text:span>="#lem-3.16-plautus"&gt;<text:line-break/>    &lt;<text:span text:style-name="T11">bibl</text:span>&gt;<text:line-break/>     &lt;<text:span text:style-name="T11">author</text:span>&gt;Plautus&lt;/<text:span text:style-name="T11">author</text:span>&gt;<text:line-break/>     &lt;<text:span text:style-name="T11">title</text:span>&gt;Baccar.&lt;/<text:span text:style-name="T11">title</text:span>&gt; 16–20&lt;/<text:span text:style-name="T11">bibl</text:span>&gt;<text:line-break/>   &lt;/<text:span text:style-name="T11">note</text:span>&gt;<text:line-break/>  &lt;/<text:span text:style-name="T11">app</text:span>&gt;.&lt;/<text:span text:style-name="T11">p</text:span>&gt;<text:line-break/> &lt;<text:span text:style-name="T11">p</text:span>&gt;et ne vilior sit testis poeta, accipite assertore Cicerone in quo<text:line-break/>     honore fuerit hic piscis apud P. Scipionem Africanum illum et<text:line-break/>     Numantinum, haec sunt in dialogo &lt;<text:span text:style-name="T11">app</text:span>&gt;<text:line-break/>   &lt;<text:span text:style-name="T11">lem</text:span> <text:span text:style-name="T11">xml:id</text:span>="lem-3.16-Cicero"&gt;<text:line-break/>    &lt;<text:span text:style-name="T11">bibl</text:span>&gt;de fato verba &lt;<text:span text:style-name="T11">author</text:span>&gt;Ciceronis&lt;/<text:span text:style-name="T11">author</text:span>&gt;&lt;/<text:span text:style-name="T11">bibl</text:span>&gt;<text:line-break/>    &lt;<text:span text:style-name="T11">cit</text:span>&gt;<text:line-break/>     &lt;<text:span text:style-name="T11">quote</text:span> <text:span text:style-name="T11">rend</text:span>="blockquote"&gt;<text:line-break/>&lt;!-- Prose quotation to be displayed/printed on new line and indented --&gt;<text:line-break/>      &lt;<text:span text:style-name="T11">p</text:span>&gt;nam cum esset apud se ad Lavernium Scipio unaque<text:line-break/>               Pontius adlatus est forte Scipioni acipenser, qui<text:line-break/>               admodum raro capitur, sed est piscis, ut ferunt,<text:line-break/>               in primis nobilis. cum autem Scipio unum et<text:line-break/>               alterum ex his qui eum salutatum venerant<text:line-break/>               invitavisset pluresque etiam invitaturus<text:line-break/>               videretur, in aurem Pontius, &lt;<text:span text:style-name="T11">said</text:span> <text:span text:style-name="T11">who</text:span>="#Pontius"&gt;Scipio,&lt;/<text:span text:style-name="T11">said</text:span>&gt; inquit, &lt;<text:span text:style-name="T11">said</text:span> <text:span text:style-name="T11">who</text:span>="#Pontius"&gt;vide<text:line-break/>                 quid agas, acipenser iste paucorum hominum<text:line-break/>                 est.&lt;/<text:span text:style-name="T11">said</text:span>&gt;&lt;/<text:span text:style-name="T11">p</text:span>&gt;<text:line-break/>     &lt;/<text:span text:style-name="T11">quote</text:span>&gt;<text:line-break/>    &lt;/<text:span text:style-name="T11">cit</text:span>&gt;<text:line-break/>   &lt;/<text:span text:style-name="T11">lem</text:span>&gt;<text:line-break/>   &lt;<text:span text:style-name="T11">note</text:span> <text:span text:style-name="T11">type</text:span>="fontium"<text:line-break/>    <text:span text:style-name="T11">target</text:span>="#lem-3.16-Cicero"&gt;<text:line-break/>    &lt;<text:span text:style-name="T11">bibl</text:span>&gt;<text:line-break/>     &lt;<text:span text:style-name="T11">author</text:span>&gt;Cicero&lt;/<text:span text:style-name="T11">author</text:span>&gt;<text:line-break/>     &lt;<text:span text:style-name="T11">title</text:span>&gt;De Fato&lt;/<text:span text:style-name="T11">title</text:span>&gt; fr. 4&lt;/<text:span text:style-name="T11">bibl</text:span>&gt;<text:line-break/>   &lt;/<text:span text:style-name="T11">note</text:span>&gt;<text:line-break/>  &lt;/<text:span text:style-name="T11">app</text:span>&gt;&lt;/<text:span text:style-name="T11">p</text:span>&gt;<text:line-break/> &lt;<text:span text:style-name="T11">p</text:span>&gt;nec infitias eo temporibus Traiani hunc piscem in magno pretio non<text:line-break/><text:soft-page-break/>     fuisse, teste &lt;<text:span text:style-name="T11">bibl</text:span>&gt;<text:line-break/>   &lt;<text:span text:style-name="T11">author</text:span>&gt;Plinio Secundo&lt;/<text:span text:style-name="T11">author</text:span>&gt;, qui in<text:line-break/>   &lt;<text:span text:style-name="T11">title</text:span>&gt;Naturali historia&lt;/<text:span text:style-name="T11">title</text:span>&gt;&lt;/<text:span text:style-name="T11">bibl</text:span>&gt; cum de hoc pisce<text:line-break/>     loqueretur sic ait: &lt;<text:span text:style-name="T11">app</text:span>&gt;<text:line-break/>   &lt;<text:span text:style-name="T11">lem</text:span>&gt;<text:line-break/>    &lt;<text:span text:style-name="T11">cit</text:span>&gt;<text:line-break/>&lt;!-- Prose quotation to be displayed/printed in line --&gt;<text:line-break/>     &lt;<text:span text:style-name="T11">quote</text:span>&gt;nullo nunc in honore est, quod equidem miror, cum<text:line-break/>             sit rarus inventu.&lt;/<text:span text:style-name="T11">quote</text:span>&gt;<text:line-break/>    &lt;/<text:span text:style-name="T11">cit</text:span>&gt;<text:line-break/>   &lt;/<text:span text:style-name="T11">lem</text:span>&gt;<text:line-break/>   &lt;<text:span text:style-name="T11">note</text:span> <text:span text:style-name="T11">type</text:span>="fontium"&gt;<text:line-break/>    &lt;<text:span text:style-name="T11">bibl</text:span>&gt;<text:line-break/>     &lt;<text:span text:style-name="T11">author</text:span>&gt;Plin.&lt;/<text:span text:style-name="T11">author</text:span>&gt;<text:line-break/>     &lt;<text:span text:style-name="T11">title</text:span>&gt;HN&lt;/<text:span text:style-name="T11">title</text:span>&gt; 9.60&lt;/<text:span text:style-name="T11">bibl</text:span>&gt;.&lt;/<text:span text:style-name="T11">note</text:span>&gt;<text:line-break/>  &lt;/<text:span text:style-name="T11">app</text:span>&gt;&lt;/<text:span text:style-name="T11">p</text:span>&gt;<text:line-break/>&lt;/<text:span text:style-name="T11">said</text:span>&gt;</text:p>
      <text:h text:style-name="Heading_20_2" text:outline-level="2"><text:bookmark-start text:name="apparatus-fontium-no-attribution"/>Source Supplied by Editor<text:bookmark-end text:name="apparatus-fontium-no-attribution"/></text:h>
      <text:p text:style-name="Standard">If the author has not identified the source of a direct or indirect quotation, the editor may supply it in the apparatus fontium.</text:p>
      <text:p text:style-name="Standard">For example, Cicero often mentions the name of the authors he quotes, but editors must supply more detailed citation information, as in this passage from Orator 157:</text:p>
      <text:p text:style-name="Standard">Quid quod sic loqui: nosse, iudicasse vetant, novisse iubent et iudicavisse? Quasi vero nesciamus in hoc genere et plenum verbum recte dici et imminutum usitate. Itaque utrumque Terentius:‘eho tu, cognatum tuom non noras?’</text:p>
      <text:p text:style-name="Standard">post idem: ‘Stilponem, inquam, noveras.’</text:p>
      <text:p text:style-name="Standard">Sient plenum est, sint imminutum; licet utare utroque.</text:p>
      <text:p text:style-name="Standard">To be sure that the citation information appears in the apparatus fontium, this is how that passage should be encoded:</text:p>
      <text:p text:style-name="Special">&lt;<text:span text:style-name="T11">p</text:span>&gt;Quid quod sic loqui: nosse, iudicasse vetant, novisse iubent et<text:line-break/>   iudicavisse? Quasi vero nesciamus in hoc genere et plenum verbum recte<text:line-break/>   dici et imminutum usitate. Itaque utrumque &lt;<text:span text:style-name="T11">app</text:span>&gt;<text:line-break/>  &lt;<text:span text:style-name="T11">lem</text:span> <text:span text:style-name="T11">xml:id</text:span>="lem-157-terence1"&gt;<text:line-break/>   &lt;<text:span text:style-name="T11">bibl</text:span>&gt;<text:line-break/>    &lt;<text:span text:style-name="T11">author</text:span>&gt;Terentius&lt;/<text:span text:style-name="T11">author</text:span>&gt;<text:line-break/>   &lt;/<text:span text:style-name="T11">bibl</text:span>&gt;: &lt;<text:span text:style-name="T11">cit</text:span>&gt;<text:line-break/>    &lt;<text:span text:style-name="T11">quote</text:span> <text:span text:style-name="T11">rend</text:span>="blockquote"&gt;eho tu, cognatum tuom non<text:line-break/>           noras?&lt;/<text:span text:style-name="T11">quote</text:span>&gt;<text:line-break/>   &lt;/<text:span text:style-name="T11">cit</text:span>&gt;&lt;/<text:span text:style-name="T11">lem</text:span>&gt;<text:line-break/>  &lt;<text:span text:style-name="T11">note</text:span> <text:span text:style-name="T11">type</text:span>="fontium"<text:line-break/>   <text:span text:style-name="T11">target</text:span>="#lem-157-terence1"&gt;<text:line-break/>   &lt;<text:span text:style-name="T11">bibl</text:span>&gt;<text:line-break/>    &lt;<text:span text:style-name="T11">author</text:span>&gt;Ter.&lt;/<text:span text:style-name="T11">author</text:span>&gt;<text:line-break/>    &lt;<text:span text:style-name="T11">title</text:span>&gt;Ph.&lt;/<text:span text:style-name="T11">title</text:span>&gt;<text:line-break/>    &lt;<text:span text:style-name="T11">biblScope</text:span> <text:span text:style-name="T11">unit</text:span>="line"&gt;384&lt;/<text:span text:style-name="T11">biblScope</text:span>&gt;<text:line-break/><text:soft-page-break/>   &lt;/<text:span text:style-name="T11">bibl</text:span>&gt;<text:line-break/>  &lt;/<text:span text:style-name="T11">note</text:span>&gt;<text:line-break/> &lt;/<text:span text:style-name="T11">app</text:span>&gt;&lt;/<text:span text:style-name="T11">p</text:span>&gt;<text:line-break/>&lt;<text:span text:style-name="T11">p</text:span>&gt;post idem &lt;<text:span text:style-name="T11">app</text:span>&gt;<text:line-break/>  &lt;<text:span text:style-name="T11">lem</text:span> <text:span text:style-name="T11">xml:id</text:span>="lem-157-terence2"&gt;<text:line-break/>   &lt;<text:span text:style-name="T11">cit</text:span>&gt;<text:line-break/>    &lt;<text:span text:style-name="T11">quote</text:span> <text:span text:style-name="T11">rend</text:span>="blockquote"&gt;Stilponem, inquam,<text:line-break/>           noveras.&lt;/<text:span text:style-name="T11">quote</text:span>&gt;<text:line-break/>   &lt;/<text:span text:style-name="T11">cit</text:span>&gt;<text:line-break/>  &lt;/<text:span text:style-name="T11">lem</text:span>&gt;<text:line-break/>  &lt;<text:span text:style-name="T11">note</text:span> <text:span text:style-name="T11">type</text:span>="fontium"<text:line-break/>   <text:span text:style-name="T11">target</text:span>="#lem-157-terence2"&gt;<text:line-break/>   &lt;<text:span text:style-name="T11">bibl</text:span>&gt;<text:line-break/>    &lt;<text:span text:style-name="T11">author</text:span>&gt;Ter.&lt;/<text:span text:style-name="T11">author</text:span>&gt;<text:line-break/>    &lt;<text:span text:style-name="T11">title</text:span>&gt;Ph.&lt;/<text:span text:style-name="T11">title</text:span>&gt;<text:line-break/>    &lt;<text:span text:style-name="T11">biblScope</text:span> <text:span text:style-name="T11">unit</text:span>="line"&gt;390&lt;/<text:span text:style-name="T11">biblScope</text:span>&gt;<text:line-break/>   &lt;/<text:span text:style-name="T11">bibl</text:span>&gt;<text:line-break/>  &lt;/<text:span text:style-name="T11">note</text:span>&gt;<text:line-break/> &lt;/<text:span text:style-name="T11">app</text:span>&gt;<text:line-break/>   Sient plenum est, sint imminutum; licet utare utroque.&lt;/<text:span text:style-name="T11">p</text:span>&gt;</text:p>
      <text:h text:style-name="Heading_20_1" text:outline-level="1"><text:bookmark-start text:name="testimonia"/>Apparatus Testium<text:bookmark-end text:name="testimonia"/></text:h>
      <text:p text:style-name="Standard">An apparatus testium differs from an <text:bookmark-ref text:reference-format="number-no-superior" text:ref-name="apparatus-fontium">apparatus fontium</text:bookmark-ref><text:s/>in that it collects testimonia, or quotations of the text by other authors, but the apparatus fontium collects quotations of other authors in the text itself. Since it can happen that a quotation of the text attests to a variant reading, such information can also be included as a reading or annotation in the apparatus criticus. In those cases, the section on <text:bookmark-ref text:reference-format="number-no-superior" text:ref-name="apparatus-criticus">encoding the apparatus criticus</text:bookmark-ref><text:s/>should be the guide. Sometimes, however, it makes sense to include a separate register of testimonia. In those cases the following guidelines should be observed.</text:p>
      <text:p text:style-name="Standard">Testimonia are encoded using &lt;<text:span text:style-name="T2">note</text:span>&gt; with <text:span text:style-name="T9">@type</text:span> "testium" (as in "apparatus testium"):</text:p>
      <text:list xml:id="list170514256101180" text:continue-numbering="true" text:style-name="WWNum2">
        <text:list-item>
          <text:p text:style-name="P7">&lt;<text:span text:style-name="T2">note</text:span>&gt; contains bibiliographical information for one or more quotations of the text. Each &lt;<text:span text:style-name="T2">note</text:span>&gt; must have an <text:span text:style-name="T9">@xml:id</text:span> and <text:span text:style-name="T9">@target</text:span> pointing to the <text:span text:style-name="T9">@xml:id</text:span> related to the quotation of the text. Each &lt;<text:span text:style-name="T2">note</text:span>&gt; must also have <text:span text:style-name="T9">@type</text:span>="testium" to distinguish it from other uses of &lt;<text:span text:style-name="T2">note</text:span>&gt;.</text:p>
        </text:list-item>
        <text:list-item>
          <text:p text:style-name="P7">&lt;<text:span text:style-name="T2">bibl</text:span>&gt; (bibliographic citation) contains the following bibliographic information pertaining to an individual quotation:</text:p>
          <text:list>
            <text:list-item>
              <text:p text:style-name="P3">&lt;<text:span text:style-name="T2">author</text:span>&gt; contains the name of the author (or a standard abbreviation) who cited or quoted the work.</text:p>
            </text:list-item>
            <text:list-item>
              <text:p text:style-name="P3">&lt;<text:span text:style-name="T2">title</text:span>&gt; contains the title of the work (or a standard abbreviation) in which the quotation occurs.</text:p>
            </text:list-item>
            <text:list-item>
              <text:p text:style-name="P3">&lt;<text:span text:style-name="T2">biblScope</text:span>&gt; (scope of bibliographic reference) contains the specific unit where the quotation may be found (e.g., book number, section number, paragraph number, line number, etc.).</text:p>
            </text:list-item>
          </text:list>
        </text:list-item>
        <text:list-item>
          <text:p text:style-name="P7">&lt;<text:span text:style-name="T2">quote</text:span>&gt; contains the actual quoted text of the passage, if desirable.</text:p>
        </text:list-item>
      </text:list>
      <text:p text:style-name="Standard"><text:soft-page-break/>For example, Thomson's edition of Catullus has the following in the apparatus testium for poem 14: "9 Martianus Capella 3.229 15 Macrobius, Saturnalia 2.1.8. In an LDLT edition, the testimonia are encoded in close proximity to their point of reference:</text:p>
      <text:p text:style-name="Special">&lt;<text:span text:style-name="T11">l</text:span> <text:span text:style-name="T11">n</text:span>="8"&gt;quod si, ut suspicor, hoc novum ac repertum&lt;/<text:span text:style-name="T11">l</text:span>&gt;<text:line-break/>&lt;<text:span text:style-name="T11">l</text:span> <text:span text:style-name="T11">n</text:span>="9" <text:span text:style-name="T11">xml:id</text:span>="C14.9"&gt;munus data tibi Sulla litterator,&lt;/<text:span text:style-name="T11">l</text:span>&gt;<text:line-break/>&lt;<text:span text:style-name="T11">note</text:span> <text:span text:style-name="T11">type</text:span>="testium" <text:span text:style-name="T11">target</text:span>="#C14.9"&gt;<text:line-break/> &lt;<text:span text:style-name="T11">bibl</text:span>&gt;<text:line-break/>  &lt;<text:span text:style-name="T11">author</text:span>&gt;Martianus Capella&lt;/<text:span text:style-name="T11">author</text:span>&gt;<text:line-break/>  &lt;<text:span text:style-name="T11">biblScope</text:span>&gt;14.9&lt;/<text:span text:style-name="T11">biblScope</text:span>&gt;<text:line-break/> &lt;/<text:span text:style-name="T11">bibl</text:span>&gt;<text:line-break/>&lt;/<text:span text:style-name="T11">note</text:span>&gt;<text:line-break/>&lt;<text:span text:style-name="T11">l</text:span> <text:span text:style-name="T11">n</text:span>="10"&gt;non est mi male, sed bene ac beate,&lt;/<text:span text:style-name="T11">l</text:span>&gt;<text:line-break/>&lt;<text:span text:style-name="T11">l</text:span> <text:span text:style-name="T11">n</text:span>="11"&gt;quod non dispereunt tui labores.&lt;/<text:span text:style-name="T11">l</text:span>&gt;<text:line-break/>&lt;<text:span text:style-name="T11">l</text:span> <text:span text:style-name="T11">n</text:span>="12"&gt;di magni, horribilem et sacrum libellum!&lt;/<text:span text:style-name="T11">l</text:span>&gt;<text:line-break/>&lt;<text:span text:style-name="T11">l</text:span> <text:span text:style-name="T11">n</text:span>="13"&gt;quem tu scilicet ad tuum Catullum&lt;/<text:span text:style-name="T11">l</text:span>&gt;<text:line-break/>&lt;<text:span text:style-name="T11">l</text:span> <text:span text:style-name="T11">n</text:span>="14"&gt;misti continuo, ut die periret&lt;/<text:span text:style-name="T11">l</text:span>&gt;<text:line-break/>&lt;<text:span text:style-name="T11">l</text:span> <text:span text:style-name="T11">n</text:span>="15" <text:span text:style-name="T11">xml:id</text:span>="C14.15"&gt;Saturnalibus optimo dierum!&lt;/<text:span text:style-name="T11">l</text:span>&gt;<text:line-break/>&lt;<text:span text:style-name="T11">note</text:span> <text:span text:style-name="T11">type</text:span>="testium" <text:span text:style-name="T11">target</text:span>="#C14.15"&gt;<text:line-break/> &lt;<text:span text:style-name="T11">bibl</text:span>&gt;<text:line-break/>  &lt;<text:span text:style-name="T11">author</text:span>&gt;Macrobius&lt;/<text:span text:style-name="T11">author</text:span>&gt;, &lt;<text:span text:style-name="T11">title</text:span>&gt;Saturnalia&lt;/<text:span text:style-name="T11">title</text:span>&gt;<text:line-break/>  &lt;<text:span text:style-name="T11">biblScope</text:span>&gt;2.1.8&lt;/<text:span text:style-name="T11">biblScope</text:span>&gt;.&lt;/<text:span text:style-name="T11">bibl</text:span>&gt;<text:line-break/>&lt;/<text:span text:style-name="T11">note</text:span>&gt;</text:p>
      <text:h text:style-name="Heading_20_1" text:outline-level="1"><text:bookmark-start text:name="parallel-passages"/>Parallel Passages<text:bookmark-end text:name="parallel-passages"/></text:h>
      <text:p text:style-name="Standard">A register of parallel passages differs from an <text:bookmark-ref text:reference-format="number-no-superior" text:ref-name="apparatus-fontium">apparatus fontium</text:bookmark-ref><text:s/>in that it reflects the editor's judgment about passages that might be of interest to readers, whereas an apparatus fontium provides information on passages quoted or cited by the author(s). For this reason, entries in the apparatus fontium are encoded within the edition text, but parallel passages are encoded as notes, similar to the way that an editor's textual notes are handled (see the section "<text:bookmark-ref text:reference-format="number-no-superior" text:ref-name="apparatus-criticus-editorial-notes">Editorial Notes</text:bookmark-ref>").</text:p>
      <text:p text:style-name="Standard">It should be noted here that register of parallel passages is optional. It is entirely up to the editor to decide if a listing of parallel passages is necessary and/or useful.</text:p>
      <text:list xml:id="list170513259789536" text:continue-numbering="true" text:style-name="WWNum2">
        <text:list-item>
          <text:p text:style-name="P7">&lt;<text:span text:style-name="T2">note</text:span>&gt; contains a list of parallel passages related to the text. Each &lt;<text:span text:style-name="T2">note</text:span>&gt; must have an <text:span text:style-name="T9">@xml:id</text:span> and <text:span text:style-name="T9">@target</text:span> pointing to the <text:span text:style-name="T9">@xml:id</text:span> related to the section of text referred to by the &lt;<text:span text:style-name="T2">note</text:span>&gt;. Each &lt;<text:span text:style-name="T2">note</text:span>&gt; must also have <text:span text:style-name="T9">@type</text:span>="parallel" to distinguish it from other uses of &lt;<text:span text:style-name="T2">note</text:span>&gt;.</text:p>
        </text:list-item>
        <text:list-item>
          <text:p text:style-name="P7">&lt;<text:span text:style-name="T2">listBibl</text:span>&gt; (citation list) contains references to parallel passages.</text:p>
        </text:list-item>
        <text:list-item>
          <text:p text:style-name="P7">&lt;<text:span text:style-name="T2">bibl</text:span>&gt; (bibliographic citation) contains the following bibliographic information pertaining to an individual parallel passage:</text:p>
          <text:list>
            <text:list-item>
              <text:p text:style-name="P3">&lt;<text:span text:style-name="T2">author</text:span>&gt; contains the name of the author (or a standard abbreviation) of a parallel passage.</text:p>
            </text:list-item>
            <text:list-item>
              <text:p text:style-name="P3">&lt;<text:span text:style-name="T2">title</text:span>&gt; contains the title of the work (or a standard abbreviation) in which the parallel passage occurs.</text:p>
            </text:list-item>
            <text:list-item>
              <text:p text:style-name="P3">&lt;<text:span text:style-name="T2">biblScope</text:span>&gt; (scope of bibliographic reference) contains the specific unit where the parallel passage may be found (e.g., book number, section number, paragraph number, line number, etc.).</text:p>
            </text:list-item>
          </text:list>
        </text:list-item>
        <text:list-item>
          <text:p text:style-name="P7"><text:soft-page-break/>&lt;<text:span text:style-name="T2">quote</text:span>&gt; contains the quoted text of the passage, if desirable.</text:p>
        </text:list-item>
      </text:list>
      <text:p text:style-name="Standard">In an extreme example, Gelsomino includes an extensive list of parallel passages to individual entries in his <text:bookmark-ref text:reference-format="number-no-superior" text:ref-name="gelsomino-sequester">edition of Vibius Sequester</text:bookmark-ref>. If that edition were encoded according to these guidelines, each paragraph in the edition text would have an <text:span text:style-name="T9">@xml:id</text:span> and <text:span text:style-name="T9">@corresp</text:span> pointing to the <text:span text:style-name="T9">@xml:id</text:span> of the note with the parallel passages:</text:p>
      <text:p text:style-name="Special">&lt;<text:span text:style-name="T11">p</text:span> <text:span text:style-name="T11">n</text:span>="1" <text:span text:style-name="T11">xml:id</text:span>="f1-achelous"<text:line-break/> <text:span text:style-name="T11">corresp</text:span>="p-f1-achelous"&gt;Achelous, Aetoliae, primus<text:line-break/>   erupisse terram dicitur.&lt;/<text:span text:style-name="T11">p</text:span>&gt;<text:line-break/>&lt;<text:span text:style-name="T11">note</text:span> <text:span text:style-name="T11">type</text:span>="parallel" <text:span text:style-name="T11">target</text:span>="#f1-achelous"<text:line-break/> <text:span text:style-name="T11">xml:id</text:span>="p-f1-achelous"&gt;<text:line-break/> &lt;<text:span text:style-name="T11">listBibl</text:span>&gt;<text:line-break/>  &lt;<text:span text:style-name="T11">bibl</text:span>&gt;<text:line-break/>   &lt;<text:span text:style-name="T11">author</text:span>&gt;Verg.&lt;/<text:span text:style-name="T11">author</text:span>&gt;<text:line-break/>   &lt;<text:span text:style-name="T11">title</text:span>&gt;G&lt;/<text:span text:style-name="T11">title</text:span>&gt;<text:line-break/>   &lt;<text:span text:style-name="T11">biblScope</text:span>&gt;1.9&lt;/<text:span text:style-name="T11">biblScope</text:span>&gt;<text:line-break/>  &lt;/<text:span text:style-name="T11">bibl</text:span>&gt;: &lt;<text:span text:style-name="T11">quote</text:span>&gt;poculaque …<text:line-break/>       Acheloia"&lt;/<text:span text:style-name="T11">quote</text:span>&gt; (cf. &lt;<text:span text:style-name="T11">bibl</text:span>&gt;<text:line-break/>   &lt;<text:span text:style-name="T11">author</text:span>&gt;Serv. Auct.&lt;/<text:span text:style-name="T11">author</text:span>&gt; ad<text:line-break/>       loc.&lt;/<text:span text:style-name="T11">bibl</text:span>&gt;); &lt;<text:span text:style-name="T11">bibl</text:span>&gt;<text:line-break/>   &lt;<text:span text:style-name="T11">author</text:span>&gt;Macr.&lt;/<text:span text:style-name="T11">author</text:span>&gt;<text:line-break/>   &lt;<text:span text:style-name="T11">title</text:span>&gt;Satur.&lt;/<text:span text:style-name="T11">title</text:span>&gt;<text:line-break/>   &lt;<text:span text:style-name="T11">biblScope</text:span>&gt;5.18.1–2&lt;/<text:span text:style-name="T11">biblScope</text:span>&gt; praesertim 9&lt;/<text:span text:style-name="T11">bibl</text:span>&gt;&lt;/<text:span text:style-name="T11">listBibl</text:span>&gt;<text:line-break/>&lt;/<text:span text:style-name="T11">note</text:span>&gt;<text:line-break/>&lt;<text:span text:style-name="T11">p</text:span> <text:span text:style-name="T11">n</text:span>="2" <text:span text:style-name="T11">xml:id</text:span>="f2-arar"&gt;Arar, &lt;<text:span text:style-name="T11">app</text:span>&gt;<text:line-break/>  &lt;<text:span text:style-name="T11">lem</text:span>&gt;Germaniae&lt;/<text:span text:style-name="T11">lem</text:span>&gt;<text:line-break/>  &lt;<text:span text:style-name="T11">rdg</text:span> <text:span text:style-name="T11">wit</text:span>="#Tschu. #Siml."&gt;Galliae&lt;/<text:span text:style-name="T11">rdg</text:span>&gt;<text:line-break/> &lt;/<text:span text:style-name="T11">app</text:span>&gt;, e &lt;<text:span text:style-name="T11">app</text:span>&gt;<text:line-break/>  &lt;<text:span text:style-name="T11">lem</text:span>&gt;Vogeso&lt;/<text:span text:style-name="T11">lem</text:span>&gt;<text:line-break/>  &lt;<text:span text:style-name="T11">rdg</text:span> <text:span text:style-name="T11">wit</text:span>="#Sal." <text:span text:style-name="T11">source</text:span>="#Rie."&gt;Vosego&lt;/<text:span text:style-name="T11">rdg</text:span>&gt;<text:line-break/> &lt;/<text:span text:style-name="T11">app</text:span>&gt; monte. miscetur Rhodano. ita lene decurrit, ut vix intellegi possit<text:line-break/>   decursus eius.&lt;/<text:span text:style-name="T11">p</text:span>&gt;<text:line-break/>&lt;<text:span text:style-name="T11">note</text:span> <text:span text:style-name="T11">type</text:span>="parallel" <text:span text:style-name="T11">target</text:span>="#f2-arar"<text:line-break/> <text:span text:style-name="T11">xml:id</text:span>="p-f2-arar"&gt;<text:line-break/> &lt;<text:span text:style-name="T11">listBibl</text:span>&gt;<text:line-break/>  &lt;<text:span text:style-name="T11">bibl</text:span>&gt;<text:line-break/>   &lt;<text:span text:style-name="T11">author</text:span>&gt;Verg.&lt;/<text:span text:style-name="T11">author</text:span>&gt;<text:line-break/>   &lt;<text:span text:style-name="T11">title</text:span>&gt;E&lt;/<text:span text:style-name="T11">title</text:span>&gt;<text:line-break/>   &lt;<text:span text:style-name="T11">biblScope</text:span>&gt;1.62&lt;/<text:span text:style-name="T11">biblScope</text:span>&gt;<text:line-break/>  &lt;/<text:span text:style-name="T11">bibl</text:span>&gt;: &lt;<text:span text:style-name="T11">quote</text:span>&gt;aut Ararim Parthus bibet<text:line-break/>       aut Germania Tigrim&lt;/<text:span text:style-name="T11">quote</text:span>&gt;; (cf.<text:line-break/>  &lt;<text:span text:style-name="T11">bibl</text:span>&gt;<text:line-break/>   &lt;<text:span text:style-name="T11">author</text:span>&gt;Serv.&lt;/<text:span text:style-name="T11">author</text:span>&gt;<text:line-break/>  &lt;/<text:span text:style-name="T11">bibl</text:span>&gt;: &lt;<text:span text:style-name="T11">quote</text:span>&gt;Ararim Germaniae flumen<text:line-break/>       … Arar fluvius Galliae fluens in Rhodanum&lt;/<text:span text:style-name="T11">quote</text:span>&gt;<text:line-break/>  &lt;<text:span text:style-name="T11">bibl</text:span>&gt;<text:line-break/>   &lt;<text:span text:style-name="T11">title</text:span>&gt;Schol. Bern.&lt;/<text:span text:style-name="T11">title</text:span>&gt;<text:line-break/>  &lt;/<text:span text:style-name="T11">bibl</text:span>&gt;: &lt;<text:span text:style-name="T11">quote</text:span>&gt;Arar flumen Germaniae,<text:line-break/>       tamen alii dicunt Galliae, in Rhodanum iens&lt;/<text:span text:style-name="T11">quote</text:span>&gt;<text:line-break/>  &lt;<text:span text:style-name="T11">bibl</text:span>&gt;<text:line-break/>   &lt;<text:span text:style-name="T11">author</text:span>&gt;Phil.&lt;/<text:span text:style-name="T11">author</text:span>&gt;<text:line-break/>   &lt;<text:span text:style-name="T11">biblScope</text:span>&gt;II&lt;/<text:span text:style-name="T11">biblScope</text:span>&gt;<text:line-break/>  &lt;/<text:span text:style-name="T11">bibl</text:span>&gt;: &lt;<text:span text:style-name="T11">quote</text:span>&gt;fluvius Germaniae vel<text:line-break/>       Galliae&lt;/<text:span text:style-name="T11">quote</text:span>&gt;<text:line-break/>  &lt;<text:span text:style-name="T11">bibl</text:span>&gt;<text:line-break/><text:soft-page-break/>   &lt;<text:span text:style-name="T11">author</text:span>&gt;Ansil.&lt;/<text:span text:style-name="T11">author</text:span>&gt;<text:line-break/>   &lt;<text:span text:style-name="T11">title</text:span>&gt;AR&lt;/<text:span text:style-name="T11">title</text:span>&gt;<text:line-break/>   &lt;<text:span text:style-name="T11">biblScope</text:span>&gt;35, 35, 36&lt;/<text:span text:style-name="T11">biblScope</text:span>&gt;<text:line-break/>  &lt;/<text:span text:style-name="T11">bibl</text:span>&gt;: &lt;<text:span text:style-name="T11">quote</text:span>&gt;Fluvius<text:line-break/>       Germaniae&lt;/<text:span text:style-name="T11">quote</text:span>&gt;; cf. &lt;<text:span text:style-name="T11">bibl</text:span>&gt;<text:line-break/>   &lt;<text:span text:style-name="T11">author</text:span>&gt;Caes.&lt;/<text:span text:style-name="T11">author</text:span>&gt;<text:line-break/>   &lt;<text:span text:style-name="T11">title</text:span>&gt;BG&lt;/<text:span text:style-name="T11">title</text:span>&gt;<text:line-break/>   &lt;<text:span text:style-name="T11">biblScope</text:span>&gt;1.12&lt;/<text:span text:style-name="T11">biblScope</text:span>&gt;<text:line-break/>  &lt;/<text:span text:style-name="T11">bibl</text:span>&gt;&lt;/<text:span text:style-name="T11">listBibl</text:span>&gt;<text:line-break/>&lt;/<text:span text:style-name="T11">note</text:span>&gt;</text:p>
      <text:h text:style-name="Heading_20_1" text:outline-level="1"><text:bookmark-start text:name="apparatus-criticus"/>Apparatus Criticus<text:bookmark-end text:name="apparatus-criticus"/></text:h>
      <text:p text:style-name="Standard">This section provides models for handling the different kinds of entries that occur in an apparatus criticus. It uses the terminology, elements, and attributes of the TEI’s module <text:a xlink:type="simple" xlink:href="http://www.tei-c.org/release/doc/tei-p5-doc/en/html/TC.html" text:style-name="ListLabel_20_17" text:visited-style-name="ListLabel_20_17"><text:span text:style-name="Internet_20_link">12 Critical Apparatus</text:span></text:a>, but it also defines terms and encoding methods specific to LDLT editions. This section is not an instructional manual for composing an apparatus criticus. Rather, it presents a model for semantically encoding the information to be included in the apparatus criticus of an LDLT edition.</text:p>
      <text:p text:style-name="Standard">In a digital context, critical editions encoded according to these guidelines will have certain interactive features in the <text:bookmark-ref text:reference-format="number-no-superior" text:ref-name="ldlt-viewer">LDLT Viewer</text:bookmark-ref>:</text:p>
      <text:list xml:id="list170513187809647" text:continue-numbering="true" text:style-name="WWNum2">
        <text:list-item>
          <text:p text:style-name="P7">Certain types of variant readings (e.g., orthographic variants, conjectures, corrections) can be removed from the apparatus criticus to reduce its size.</text:p>
        </text:list-item>
        <text:list-item>
          <text:p text:style-name="P7">A variant reading can be swapped into the text so that it can be viewed <text:span text:style-name="tei_5f_foreign"><text:span text:style-name="T8">in situ</text:span></text:span>.</text:p>
        </text:list-item>
        <text:list-item>
          <text:p text:style-name="P7">Line transpositions can be activated and viewed in the text.</text:p>
        </text:list-item>
      </text:list>
      <text:p text:style-name="Standard">In a printed version of an LDLT edition, critical editions encoded according to these guidelines can be styled to have an apparatus criticus in a format familiar from standard critical ediitons.</text:p>
      <text:h text:style-name="Heading_20_2" text:outline-level="2"><text:bookmark-start text:name="apparatus-criticus-concepts-definitions"/>Concepts and Definitions<text:bookmark-end text:name="apparatus-criticus-concepts-definitions"/></text:h>
      <text:p text:style-name="Standard">The apparatus criticus is where editors assemble the variant readings from witnesses and sources they believe to be important for establishing the text, occasionally adding brief comments, bibliographical citations, and palaeographical details. This section defines the terms used in these guidelines.</text:p>
      <text:p text:style-name="Standard">It is important to emphasize that a critical apparatus reflects an editor's judgment about what is and is not important for supporting the argument advanced by the edition. Accordingly, the amount of information included in the critical apparatus depends on the method and aims of the editor. Although these guidelines make it possible to include every reading from every possible source, editors should bear in mind that manuscript collations, notes, and other data can be made available to readers as ancillary materials associated with an LDLT edition. Editors should consult LDLT staff and the editorial board regarding the format and storage of ancillary materials.</text:p>
      <text:h text:style-name="Heading_20_3" text:outline-level="3"><text:bookmark-start text:name="apparatus-criticus-concepts-definitions-readings"/>Readings<text:bookmark-end text:name="apparatus-criticus-concepts-definitions-readings"/></text:h>
      <text:p text:style-name="Standard"><text:bookmark-start text:name="reading"/>A critical edition contains two types of <text:span text:style-name="T11">reading</text:span>: lemma and variant.<text:bookmark-end text:name="reading"/></text:p>
      <text:p text:style-name="Standard"><text:bookmark-start text:name="lemma"/><text:soft-page-break/>A <text:span text:style-name="T11">lemma</text:span> (pl. lemmata) is a word or phrase (or the absence thereof) judged by the editor to be authentic, accurate, and/or authoritative. It may be attested by documentary sources (e.g., a manuscript, an early edition) or it may be an emendation made by a scholar independently of a documentary source. The text printed in the main portion (i.e., <text:bookmark-ref text:reference-format="number-no-superior" text:ref-name="edition-text">edition text</text:bookmark-ref>) of a critical edition is made up of lemmata.<text:bookmark-end text:name="lemma"/></text:p>
      <text:p text:style-name="Standard"><text:bookmark-start text:name="variant"/>A <text:span text:style-name="T11">variant</text:span> is a word or phrase (or absence thereof) judged by the editor to be unsatisfactory for linguistic and/or stylistic reasons, but of interest for establishing the text. This type of reading is a “variant” insofar as it varies from what the editor has judged to be the lemma. A variant reading may be attested by a manuscript or it may be a conjecture or the result of a correction. By default in LDLT editions, variant readings are displayed or printed in the apparatus criticus. In digital versions, variants can be swapped into the edition text in real time so that readers may judge the merits of variant readings for themselves.<text:bookmark-end text:name="variant"/></text:p>
      <text:p text:style-name="Standard"><text:bookmark-start text:name="emendation"/>An <text:span text:style-name="T11">emendation</text:span> is a reading expressly proposed by some person (possibly the editor) and accepted by the editor into the main text of an edition.<text:bookmark-end text:name="emendation"/></text:p>
      <text:p text:style-name="Standard"><text:bookmark-start text:name="conjecture"/>A <text:span text:style-name="T11">conjecture</text:span> is a reading expressly proposed by some person (possibly the editor) and determined by an editor to be of interest in establishing the text, but not to be printed in the main text of the edition.<text:bookmark-end text:name="conjecture"/></text:p>
      <text:p text:style-name="Standard">This distinction between "emendation” and "conjecture" supports the goal of these guidelines of drawing attention to editions as arguments. The terms are used subjectively, with regard to a particular edition. Readers of an edition may agree or disagree about whether a particular reading emends the text, but the editor's argument is that a reading either emends the text, in which case it is an emendation, or does not in which case it is a conjecture.</text:p>
      <text:p text:style-name="Standard"><text:span text:style-name="T11">Correction</text:span><text:bookmark-start text:name="correction"/> describes any attempt by the original copyist or some other hand to alter a witness’ reading, regardless of whether the result of the correction matches the lemma of the current edition. It is a matter of perspective whether the result of a correction is “correct.” For more information, see the section “<text:bookmark-ref text:reference-format="number-no-superior" text:ref-name="apparatus-criticus-correction">Correction</text:bookmark-ref>”.<text:bookmark-end text:name="correction"/></text:p>
      <text:p text:style-name="Standard">Opinions can differ from editor to editor about what the “correct” reading is, which is why having more than one critical edition of a text is not necessarily redundant. Similarly, copyists and other users of manuscripts have their own idea of what the “correct” reading is. The original copyist might notice a slip of the pen in his own work and correct it. A later hand might correct a mistake missed by the copyist. Another reader comparing two manuscripts might “correct” one of them based on the other’s reading. In these cases and others, the motivation is to correct what is perceived to be incorrect. For all of these reasons, “correction” is used in these guidelines to refer to an attempt to alter existing text so that it conforms to some perceived standard, whether or not that standard matches the editor’s view of what the correct reading is.</text:p>
      <text:p text:style-name="Standard">The next two sections discuss where readings are found, i.e., in witnesses and sources.</text:p>
      <text:h text:style-name="Heading_20_3" text:outline-level="3"><text:bookmark-start text:name="apparatus-criticus-concepts-definitions-witness"/>Witnesses<text:bookmark-end text:name="apparatus-criticus-concepts-definitions-witness"/></text:h>
      <text:p text:style-name="Standard">A <text:span text:style-name="T11">witness</text:span> may be a manuscript, the individual hands that wrote in a manuscript, a quotation of the text by another author, or an early printed edition (<text:span text:style-name="tei_5f_foreign"><text:span text:style-name="T8">editio <text:s text:c="32"/>princeps</text:span></text:span>) that may preserve the readings of a single manuscript.</text:p>
      <text:p text:style-name="Standard"><text:bookmark-start text:name="hands"/><text:soft-page-break/>The physical object referred to as a manuscript is not by itself a witness. Rather, it preserves a record of the activities of the copyist(s), rubricator(s), corrector(s), and/or other annotator(s) who wrote on its pages, each of whom might be a witness to a different exemplar. At the very least, they represent different perceptions of the same exemplar. By synecdoche, those people are referred to as “hands.” (These hands are not to be confused with the drawings of hands, known as manicules, that sometimes appear in the margins of manuscripts to point out passages of interest.) A manuscript’s hands are represented in a critical edition by superscript numerals appended to its siglum. A change in number, however, does not necessarily indicate a change of person. For example, the copyist and corrector might be one and the same person, but it can be important to distinguish them, since they represent different views and experiences of the text.<text:bookmark-end text:name="hands"/></text:p>
      <text:p text:style-name="Standard">Confusion can arise from assigning numbers only to hands subsequent to the original copyist. That is, the siglum for the manuscript by itself (i.e., without a superscript numeral) is understood to represent both the physical object and the hand of the original copyist who wrote in it; every subsequent hand, including the original copyist correcting his own mistakes, is numbered in ascending order from “1”. Strictly speaking, the original copyist is “hand zero,” but adding a superscript zero to every siglum would be redundant, since it can be inferred from the absence of a numeral that the original copyist is meant.</text:p>
      <text:p text:style-name="Standard">In some cases, it is not necessary, possible, or desirable to make such a sharp distinction between hands. It may be sufficient instead to refer to hands other than the original copyist with the general <text:span text:style-name="tei_5f_foreign"><text:span text:style-name="T8">manus recentior</text:span></text:span>, or <text:span text:style-name="T9">m.r.</text:span> (“a later hand”). However the editor decides to represent the activities of a manuscript’s hands and the relationships between them, an explanation must be provided in the preface.</text:p>
      <text:p text:style-name="Standard">For more information on representing the hands in manuscripts, see the sections "<text:bookmark-ref text:reference-format="number-no-superior" text:ref-name="front-matter-description">Manuscript Description</text:bookmark-ref>" and "<text:bookmark-ref text:reference-format="number-no-superior" text:ref-name="front-matter-sigla">Sigla</text:bookmark-ref>.”</text:p>
      <text:p text:style-name="Standard">In sum, for the purposes of these guidelines, manuscript hands are witnesses, and the following scheme should be used to indicate them: </text:p>
      <text:list xml:id="list170515079985322" text:continue-numbering="true" text:style-name="WWNum2">
        <text:list-item>
          <text:p text:style-name="P7">siglum without a superscript number (“hand zero”) = the original copyist.</text:p>
        </text:list-item>
        <text:list-item>
          <text:p text:style-name="P7">siglum with superscript 1 (“hand one”) = the original copyist altering the text he originally wrote.</text:p>
        </text:list-item>
        <text:list-item>
          <text:p text:style-name="P7">siglum with superscript 2 (“hand two”): a hand that wrote at the same time or later than the original copyist.</text:p>
        </text:list-item>
        <text:list-item>
          <text:p text:style-name="P7">siglum with superscript letters “mr” (= manus recentior) some hand after the original copyist, if it is not possible and/or useful to identify securely the individual hands.</text:p>
        </text:list-item>
        <text:list-item>
          <text:p text:style-name="P7">etc.</text:p>
        </text:list-item>
      </text:list>
      <text:p text:style-name="Standard">Another acceptable approach is to append abbreviations such as “ac” and “pc” (<text:span text:style-name="tei_5f_foreign"><text:span text:style-name="T8">ante correctionem</text:span></text:span> and <text:span text:style-name="tei_5f_foreign"><text:span text:style-name="T8">post correctionem</text:span></text:span>) as superscript notations on the manuscript’s siglum. It all depends on what suits the editor’s purposes, provided that the method of distinguishing hands is explained in the description of manuscripts and both <text:bookmark-ref text:reference-format="number-no-superior" text:ref-name="front-matter-sigla">human- and machine-readable sigla</text:bookmark-ref><text:s/>are assigned to them.</text:p>
      <text:p text:style-name="Standard">If it is desirable to identify different copyists (e.g., if the manuscript was originally copied by more than one person), subscript notations should be used (e.g, A<text:span text:style-name="T16">1</text:span>, A<text:span text:style-name="T16">2</text:span>, A<text:span text:style-name="T16">3</text:span>, etc.). Each copyist’s hand must <text:soft-page-break/>be described and assigned a <text:bookmark-ref text:reference-format="number-no-superior" text:ref-name="front-matter-sigla">human- and machine-readable siglum</text:bookmark-ref><text:s/>in the description of the manuscript.</text:p>
      <text:h text:style-name="Heading_20_3" text:outline-level="3"><text:bookmark-start text:name="apparatus-criticus-concepts-definitions-source"/>Sources<text:bookmark-end text:name="apparatus-criticus-concepts-definitions-source"/></text:h>
      <text:p text:style-name="Standard">A <text:span text:style-name="T11">source</text:span> may be any modern critical edition, commentary, article, review, or other item (e.g., personal correspondence) in which an argument about the text has been advanced or discussed.</text:p>
      <text:h text:style-name="Heading_20_3" text:outline-level="3"><text:bookmark-start text:name="apparatus-criticus-concepts-definitions-order"/>Order<text:bookmark-end text:name="apparatus-criticus-concepts-definitions-order"/></text:h>
      <text:p text:style-name="Standard">As in traditional printed editions, the order in which certain information is presented has meaning in LDLT editions, although the order’s meaning is not itself explicitly encoded. Editors should follow the recommendations of West (87–88) on the issue of order. In brief:</text:p>
      <text:list xml:id="list170514364733350" text:continue-numbering="true" text:style-name="WWNum2">
        <text:list-item>
          <text:p text:style-name="P7">Readings are presented in the following order of precedence: direct manuscript tradition, indirect tradition, conjectures (in descending order of merit, as determined by the editor).</text:p>
        </text:list-item>
        <text:list-item>
          <text:p text:style-name="P7">Manuscripts should be given a regular order for citation, though editors may deviate from this practice for the sake of clarity.</text:p>
        </text:list-item>
      </text:list>
      <text:h text:style-name="Heading_20_2" text:outline-level="2"><text:bookmark-start text:name="apparatus-criticus-specs"/>Encoding Specifications for the Apparatus Criticus<text:bookmark-end text:name="apparatus-criticus-specs"/></text:h>
      <text:p text:style-name="Standard">The following attributes and elements are required for putting the concepts discussed above into practice:</text:p>
      <text:list xml:id="list170513534880211" text:continue-numbering="true" text:style-name="WWNum2">
        <text:list-item>
          <text:p text:style-name="P7">&lt;<text:span text:style-name="T2">app</text:span>&gt;<text:bookmark-start text:name="app"/> (apparatus entry) contains the lemma and readings for a single entry in the apparatus criticus. It is possible to nest one &lt;<text:span text:style-name="T2">app</text:span>&gt; and its contents inside of another &lt;<text:span text:style-name="T2">app</text:span>&gt;, if necessary.<text:bookmark-end text:name="app"/></text:p>
        </text:list-item>
        <text:list-item>
          <text:p text:style-name="P7">&lt;<text:span text:style-name="T2">lem</text:span>&gt;<text:bookmark-start text:name="lem"/> (lemma) contains a reading judged by the editor to be authentic, or as close as possible to it. This type of reading constitutes the text of the <text:bookmark-ref text:reference-format="number-no-superior" text:ref-name="initial-state">initial state</text:bookmark-ref><text:s/>(i.e., when first opened) of an LDLT edition’s text. A lemma may be an absence of text, if the editor has reason to doubt the merit of the extant readings.<text:bookmark-end text:name="lem"/></text:p>
        </text:list-item>
        <text:list-item>
          <text:p text:style-name="P7">&lt;<text:span text:style-name="T2">rdg</text:span>&gt;<text:bookmark-start text:name="rdg"/> (reading) contains text (or absence of text) witnessed by a manuscript or found in an early printed edition (where it is not expressly proposed), but judged by the editor to be unsatisfactory or corrupt for linguistic and/or stylistic reasons. This text is initially in the apparatus criticus, but it may be swapped with the lemma in the LDLT viewer.<text:bookmark-end text:name="rdg"/></text:p>
        </text:list-item>
        <text:list-item>
          <text:p text:style-name="P7"><text:span text:style-name="T9">@wit</text:span><text:bookmark-start text:name="wit-att"/> (witness) contains machine-readable sigla for any manuscript(s) (or manuscript hands) or early printed edition(s) (esp. without an apparatus or commentary, so-called <text:span text:style-name="tei_5f_foreign"><text:span text:style-name="T8">editiones vetustiores</text:span></text:span>).<text:bookmark-end text:name="wit-att"/></text:p>
        </text:list-item>
        <text:list-item>
          <text:p text:style-name="P7"><text:span text:style-name="T9">@source</text:span><text:bookmark-start text:name="source-att"/> (source) contains machine-readable sigla for any printed edition(s) or other scholarly work(s) (e.g., article, textual note, commentary) addressing an aspect of the text.<text:bookmark-end text:name="source-att"/></text:p>
        </text:list-item>
        <text:list-item>
          <text:p text:style-name="P7"><text:span text:style-name="T9">@ana</text:span> (analysis) classifies a reading as belonging to one or more categories in the LDLT’s taxonomy of readings. More than one value is possible. See the section “<text:bookmark-ref text:reference-format="number-no-superior" text:ref-name="apparatus-criticus-analysis">Tagging Readings for Analysis</text:bookmark-ref>.” Use of <text:span text:style-name="T9">@ana</text:span> enables the LDLT viewer's filtering functionality.</text:p>
        </text:list-item>
        <text:list-item>
          <text:p text:style-name="P7">&lt;<text:span text:style-name="T2">wit</text:span>&gt;<text:bookmark-start text:name="wit"/> contains general information about a reading or a group of witnesses. It may also be used to report testimonia (see "<text:bookmark-ref text:reference-format="number-no-superior" text:ref-name="apparatus-criticus-testimonia">Testimonia</text:bookmark-ref>" in the section on the apparatus criticus).<text:bookmark-end text:name="wit"/></text:p>
        </text:list-item>
        <text:list-item>
          <text:p text:style-name="P7">&lt;<text:span text:style-name="T2">witDetail</text:span>&gt;<text:bookmark-start text:name="witDetail"/> (witness detail) contains information about a particular witness (<text:span text:style-name="T9">@wit</text:span>) to a lemma (&lt;<text:span text:style-name="T2">lem</text:span>&gt;) or reading (&lt;<text:span text:style-name="T2">rdg</text:span>&gt;). &lt;<text:span text:style-name="T2">witDetail</text:span>&gt; is especially important for reporting <text:bookmark-ref text:reference-format="number-no-superior" text:ref-name="correction">corrections</text:bookmark-ref>.<text:bookmark-end text:name="witDetail"/></text:p>
        </text:list-item>
        <text:list-item>
          <text:p text:style-name="P7"><text:soft-page-break/>&lt;<text:span text:style-name="T2">note</text:span>&gt;<text:bookmark-start text:name="note"/> (note) contains editorial comments, bibliographical references, or other information pertaining to the apparatus entry.<text:bookmark-end text:name="note"/></text:p>
        </text:list-item>
      </text:list>
      <text:p text:style-name="Standard">In traditional printed editions, a lemma might appear in the apparatus criticus for the purpose of disambiguation (e.g., if there are two instances of the word in the same line or if the degree of variance makes it difficult to infer the lemma), but more often the lemma must be inferred. This can lead to confusion and frustration, particularly for readers not used to navigating a critical edition. Moreover, variant readings are sequestered from the edition text and displayed at the bottom of the page, an arrangement that can lead to false impressions about the certainty and reliability of the edition text.</text:p>
      <text:p text:style-name="Standard">In the <text:a xlink:type="simple" xlink:href="http://www.tei-c.org/release/doc/tei-p5-doc/en/html/TC.html" text:style-name="ListLabel_20_17" text:visited-style-name="ListLabel_20_17"><text:span text:style-name="Internet_20_link">TEI’s model for the critical apparatus</text:span></text:a>, which is the basis for these guidelines, each entry includes the lemma and its variants. How that information is displayed or printed is a separate issue, but at least the relationship between the lemma and the variant readings is explicitly encoded. In digital representations of an edition encoded according to the guidelines presented here, readings may be swapped into or out of the edition text, but the editor’s determination about what the lemma is and what the variant readings are remains encoded to preserve the argument the edition makes about the text. In this way, it is possible for readers to experience many versions of a text in addition to the edition’s <text:bookmark-ref text:reference-format="number-no-superior" text:ref-name="initial-state">initial state</text:bookmark-ref><text:s/>(i.e., its default setting). The variety of readings depends on what the editor decides to encode, and it is expected that those decisions will be explained in the preface.</text:p>
      <text:p text:style-name="Standard">The patterns displayed below are designed to handle the various kinds of information conveyed in a typical apparatus criticus, including readings <text:span text:style-name="tei_5f_foreign"><text:span text:style-name="T8">ante correctionem</text:span></text:span> and <text:span text:style-name="tei_5f_foreign"><text:span text:style-name="T8">in rasura</text:span></text:span>, among other paleographical and editorial details.</text:p>
      <text:h text:style-name="Heading_20_2" text:outline-level="2"><text:bookmark-start text:name="apparatus-criticus-basic-entry"/>Basic Reporting of a Variant Reading<text:bookmark-end text:name="apparatus-criticus-basic-entry"/></text:h>
      <text:p text:style-name="Standard">The most basic type of entry in an apparatus criticus reports only a variant reading, without editorial comment or a description of palaeographical details. The pattern is as follows:</text:p>
      <text:p text:style-name="Special">&lt;<text:span text:style-name="T11">p</text:span>&gt;Edition text, until there is a lemma that requires an entry in the<text:line-break/>   apparatus. &lt;<text:span text:style-name="T11">app</text:span>&gt;<text:line-break/>  &lt;<text:span text:style-name="T11">lem</text:span>&gt;<text:line-break/>&lt;!-- text of lemma goes here --&gt;<text:line-break/>  &lt;/<text:span text:style-name="T11">lem</text:span>&gt;<text:line-break/>  &lt;<text:span text:style-name="T11">rdg</text:span>&gt;<text:line-break/>&lt;!-- text of variant reading goes here --&gt;<text:line-break/>  &lt;/<text:span text:style-name="T11">rdg</text:span>&gt;<text:line-break/> &lt;/<text:span text:style-name="T11">app</text:span>&gt; edition text resumes. &lt;/<text:span text:style-name="T11">p</text:span>&gt;</text:p>
      <text:p text:style-name="Standard">In other words, &lt;<text:span text:style-name="T2">app</text:span>&gt; begins the apparatus entry, followed by &lt;<text:span text:style-name="T2">lem</text:span>&gt;, which contains the lemma for the entry. The lemma may be a single word or phrase or the omission of a word or phrase. The variant reading follows, contained in &lt;<text:span text:style-name="T2">rdg</text:span>&gt;. Only the contents of &lt;<text:span text:style-name="T2">lem</text:span>&gt; appear in the initial state of the edition text. The contents of &lt;<text:span text:style-name="T2">rdg</text:span>&gt; appear in the apparatus criticus.</text:p>
      <text:p text:style-name="Standard">If there is more than one variant reading to be reported, new &lt;<text:span text:style-name="T2">rdg</text:span>&gt; elements should be added for each one.</text:p>
      <text:p text:style-name="Special"><text:soft-page-break/>&lt;<text:span text:style-name="T11">app</text:span>&gt;<text:line-break/> &lt;<text:span text:style-name="T11">lem</text:span>&gt;<text:line-break/>&lt;!-- text of lemma goes here --&gt;<text:line-break/> &lt;/<text:span text:style-name="T11">lem</text:span>&gt;<text:line-break/> &lt;<text:span text:style-name="T11">rdg</text:span>&gt;<text:line-break/>&lt;!-- text of reading goes here --&gt;<text:line-break/> &lt;/<text:span text:style-name="T11">rdg</text:span>&gt;<text:line-break/> &lt;<text:span text:style-name="T11">rdg</text:span>&gt;<text:line-break/>&lt;!-- text of reading goes here --&gt;<text:line-break/> &lt;/<text:span text:style-name="T11">rdg</text:span>&gt;<text:line-break/>&lt;/<text:span text:style-name="T11">app</text:span>&gt;</text:p>
      <text:p text:style-name="Standard">It is up to the editor to decide whether to list the witnesses for the lemma. In many cases, it can be inferred that the lemma is supported by most of the evidence. All variant readings, however, should include witnesses or sources so that users will be able to track that information.</text:p>
      <text:p text:style-name="Standard">The attribute <text:span text:style-name="T9">@wit</text:span> contains the witness(es) for the lemma and variant reading(s). A hash or pound sign (#) before the siglum for the witness indicates that the witness has been described elsewhere in the edition, making it possible to retrieve that information.</text:p>
      <text:p text:style-name="Special">&lt;<text:span text:style-name="T11">app</text:span>&gt;<text:line-break/> &lt;<text:span text:style-name="T11">lem</text:span> <text:span text:style-name="T11">wit</text:span>="#A"&gt;<text:line-break/>&lt;!-- text of lemma goes here --&gt;<text:line-break/> &lt;/<text:span text:style-name="T11">lem</text:span>&gt;<text:line-break/> &lt;<text:span text:style-name="T11">rdg</text:span> <text:span text:style-name="T11">wit</text:span>="#B"&gt;<text:line-break/>&lt;!-- text of variant reading goes here --&gt;<text:line-break/> &lt;/<text:span text:style-name="T11">rdg</text:span>&gt;<text:line-break/> &lt;<text:span text:style-name="T11">rdg</text:span> <text:span text:style-name="T11">wit</text:span>="#C"&gt;<text:line-break/>&lt;!-- text of variant reading goes here --&gt;<text:line-break/> &lt;/<text:span text:style-name="T11">rdg</text:span>&gt;<text:line-break/>&lt;/<text:span text:style-name="T11">app</text:span>&gt;</text:p>
      <text:p text:style-name="Standard">If there is more than one witness for a reading, the sigla should be values for <text:span text:style-name="T9">@wit</text:span> separated by spaces.</text:p>
      <text:p text:style-name="Special">&lt;<text:span text:style-name="T11">app</text:span>&gt;<text:line-break/> &lt;<text:span text:style-name="T11">lem</text:span> <text:span text:style-name="T11">wit</text:span>="#A #B #C"&gt;<text:line-break/>&lt;!-- text of lemma goes here --&gt;<text:line-break/> &lt;/<text:span text:style-name="T11">lem</text:span>&gt;<text:line-break/> &lt;<text:span text:style-name="T11">rdg</text:span> <text:span text:style-name="T11">wit</text:span>="#D #E #F"&gt;<text:line-break/>&lt;!-- text of reading goes here --&gt;<text:line-break/> &lt;/<text:span text:style-name="T11">rdg</text:span>&gt;<text:line-break/> &lt;<text:span text:style-name="T11">rdg</text:span> <text:span text:style-name="T11">wit</text:span>="#G #H #I"&gt;<text:line-break/>&lt;!-- text of reading goes here --&gt;<text:line-break/> &lt;/<text:span text:style-name="T11">rdg</text:span>&gt;<text:line-break/>&lt;/<text:span text:style-name="T11">app</text:span>&gt;</text:p>
      <text:p text:style-name="Standard">If it is desirable to indicate that a reading is found in a manuscript and a modern edition or other source, the same pattern applies, with the addition of <text:span text:style-name="T9">@source</text:span>.</text:p>
      <text:p text:style-name="Special">&lt;<text:span text:style-name="T11">app</text:span>&gt;<text:line-break/> &lt;<text:span text:style-name="T11">lem</text:span> <text:span text:style-name="T11">wit</text:span>="#A" <text:span text:style-name="T11">source</text:span>="#Alonso"&gt;<text:line-break/>&lt;!-- text of lemma goes here --&gt;<text:line-break/><text:soft-page-break/> &lt;/<text:span text:style-name="T11">lem</text:span>&gt;<text:line-break/> &lt;<text:span text:style-name="T11">rdg</text:span> <text:span text:style-name="T11">wit</text:span>="#B #C"<text:line-break/>  <text:span text:style-name="T11">source</text:span>="#Vettel #Verstappen"&gt;<text:line-break/>&lt;!-- text of reading goes here --&gt;<text:line-break/> &lt;/<text:span text:style-name="T11">rdg</text:span>&gt;<text:line-break/>&lt;/<text:span text:style-name="T11">app</text:span>&gt;</text:p>
      <text:h text:style-name="Heading_20_3" text:outline-level="3"><text:bookmark-start text:name="apparatus-criticus-basic-entry-examples"/>Examples of basic apparatus criticus entries<text:bookmark-end text:name="apparatus-criticus-basic-entry-examples"/></text:h>
      <text:p text:style-name="Standard">At Calpurnius (Calp.) 1.2 (<text:span text:style-name="tei_5f_foreign"><text:span text:style-name="T8">quamvis et madidis <text:s text:c="32"/>incumbant praela racemis</text:span></text:span>), the manuscript <text:span text:style-name="T11">P</text:span> has <text:span text:style-name="tei_5f_foreign"><text:span text:style-name="T8">praeda</text:span></text:span> where the lemma is <text:span text:style-name="tei_5f_foreign"><text:span text:style-name="T8">praela</text:span></text:span>. In a traditional apparatus criticus, this would be printed as follows: 2 praeda <text:span text:style-name="T11">P</text:span>.</text:p>
      <text:p text:style-name="Standard">The following pattern demonstrates how to encode the entry in according to these guidelines:</text:p>
      <text:p text:style-name="Special">&lt;<text:span text:style-name="T11">l</text:span> <text:span text:style-name="T11">n</text:span>="2"&gt;quamvis et madidis incumbant &lt;<text:span text:style-name="T11">app</text:span>&gt;<text:line-break/>  &lt;<text:span text:style-name="T11">lem</text:span>&gt;praela&lt;/<text:span text:style-name="T11">lem</text:span>&gt;<text:line-break/>  &lt;<text:span text:style-name="T11">rdg</text:span> <text:span text:style-name="T11">wit</text:span>="#P"&gt;praeda&lt;/<text:span text:style-name="T11">rdg</text:span>&gt;<text:line-break/> &lt;/<text:span text:style-name="T11">app</text:span>&gt; racemis&lt;/<text:span text:style-name="T11">l</text:span>&gt;</text:p>
      <text:p text:style-name="Standard">This encoding can be rendered in the traditional manner, or it can be used in an interactive apparatus to swap the variant with the lemma in the main edition text.</text:p>
      <text:p text:style-name="Standard">The lemma <text:span text:style-name="tei_5f_foreign"><text:span text:style-name="T8">quamvis</text:span></text:span> in the same line demonstrates how to indicate that a variant has more than one witness:</text:p>
      <text:p text:style-name="Special">&lt;<text:span text:style-name="T11">l</text:span> <text:span text:style-name="T11">n</text:span>="2"&gt;<text:line-break/> &lt;<text:span text:style-name="T11">app</text:span>&gt;<text:line-break/>  &lt;<text:span text:style-name="T11">lem</text:span>&gt;quamvis&lt;/<text:span text:style-name="T11">lem</text:span>&gt;<text:line-break/>  &lt;<text:span text:style-name="T11">rdg</text:span> <text:span text:style-name="T11">wit</text:span>="#f #g #r #t"&gt;quatinus&lt;/<text:span text:style-name="T11">rdg</text:span>&gt;<text:line-break/> &lt;/<text:span text:style-name="T11">app</text:span>&gt; et madidis incumbant praela racemis&lt;/<text:span text:style-name="T11">l</text:span>&gt;</text:p>
      <text:p text:style-name="Standard">The witnesses are listed here in chronological order, but an editor may wish to use a different ordering principle. The order should be described and explained in the preface.</text:p>
      <text:p text:style-name="Standard">The following example demonstrates how to encode a reading supported by a witness and a source.</text:p>
      <text:p text:style-name="Special">&lt;<text:span text:style-name="T11">app</text:span>&gt;<text:line-break/> &lt;<text:span text:style-name="T11">lem</text:span>&gt;sequor&lt;/<text:span text:style-name="T11">lem</text:span>&gt;<text:line-break/> &lt;<text:span text:style-name="T11">rdg</text:span> <text:span text:style-name="T11">wit</text:span>="#N" <text:span text:style-name="T11">source</text:span>="#Glaeser"&gt;sequar&lt;/<text:span text:style-name="T11">rdg</text:span>&gt;<text:line-break/>&lt;/<text:span text:style-name="T11">app</text:span>&gt;</text:p>
      <text:h text:style-name="Heading_20_2" text:outline-level="2"><text:bookmark-start text:name="apparatus-criticus-testimonia"/>Testimonia<text:bookmark-end text:name="apparatus-criticus-testimonia"/></text:h>
      <text:p text:style-name="Standard">Testimonia are quotations of the text by other ancient sources. As such, they may be considered witnesses to the text. In some editions, testimonia are recorded in an apparatus testium; in others, they are incorporated into the apparatus criticus. Guidelines for encoding an apparatus testium may be found in the section "<text:bookmark-ref text:reference-format="number-no-superior" text:ref-name="testimonia">Apparatus Testium</text:bookmark-ref>". This section explains how to encode testimonia in the apparatus criticus.</text:p>
      <text:h text:style-name="Heading_20_3" text:outline-level="3"><text:bookmark-start text:name="apparatus-criticus-testimonia-note"/><text:soft-page-break/>Reporting Testimonia with &lt;<text:span text:style-name="T2">note</text:span>&gt;<text:bookmark-end text:name="apparatus-criticus-testimonia-note"/></text:h>
      <text:p text:style-name="Standard">&lt;<text:span text:style-name="T2">note</text:span>&gt; (note) contains the relevant testimonium and a citation of its source if the testimonium is to be considered as supporting evidence for a reading.</text:p>
      <text:p text:style-name="Standard">Martianus Capella quotes Catullus 14.9 section 3.299 of his <text:span text:style-name="T9">De nuptiis Philologiae et Mercurii</text:span>: "hoc etiam Catullus quidam, non insuavis poeta, commemorat dicens 'munus dat tibi Sylla litterator.'" <text:bookmark-ref text:reference-format="number-no-superior" text:ref-name="thomson-catullus">Thomson</text:bookmark-ref><text:s/>identifies the citation in his apparatus testium as follows: "9 Martianus Capella 3.229." In the apparatus criticus, he writes: "9 sulla δ (Sylla Martianus Capella): si illa V."</text:p>
      <text:p text:style-name="Standard">The parentheses suggest that Thomson considers "Sylla" to be not a unique reading, but an orthographical variant of δ's "sulla". In an LDLT edition, this presentation of the information, including the separate apparatus testium would be encoded as follows:</text:p>
      <text:p text:style-name="Special">&lt;<text:span text:style-name="T11">l</text:span> <text:span text:style-name="T11">n</text:span>="9"&gt;munus dat tibi &lt;<text:span text:style-name="T11">app</text:span>&gt;<text:line-break/>  &lt;<text:span text:style-name="T11">lem</text:span> <text:span text:style-name="T11">wit</text:span>="#δ" <text:span text:style-name="T11">xml:id</text:span>="lem-14.9-sulla"&gt;Sulla&lt;/<text:span text:style-name="T11">lem</text:span>&gt;<text:line-break/>  &lt;<text:span text:style-name="T11">note</text:span> <text:span text:style-name="T11">target</text:span>="#lem-14.9-sulla"&gt;Sylla &lt;<text:span text:style-name="T11">hi</text:span> <text:span text:style-name="T11">rend</text:span>="italics"&gt;Martianus Capella&lt;/<text:span text:style-name="T11">hi</text:span>&gt;&lt;/<text:span text:style-name="T11">note</text:span>&gt;<text:line-break/>  &lt;<text:span text:style-name="T11">rdg</text:span> <text:span text:style-name="T11">wit</text:span>="#V"&gt;si illa&lt;/<text:span text:style-name="T11">rdg</text:span>&gt;<text:line-break/> &lt;/<text:span text:style-name="T11">app</text:span>&gt; litterator&lt;/<text:span text:style-name="T11">l</text:span>&gt;<text:line-break/>&lt;<text:span text:style-name="T11">note</text:span> <text:span text:style-name="T11">type</text:span>="testium"&gt;9 &lt;<text:span text:style-name="T11">hi</text:span> <text:span text:style-name="T11">rend</text:span>="italics"&gt;Martianus Capella<text:line-break/>     3.229&lt;/<text:span text:style-name="T11">hi</text:span>&gt;&lt;/<text:span text:style-name="T11">note</text:span>&gt;</text:p>
      <text:p text:style-name="Standard">Note that Thomson records the citation in the apparatus testium, not in the apparatus criticus. One could eliminate the apparatus testium and include the citation in the apparatus criticus:</text:p>
      <text:p text:style-name="Special">&lt;<text:span text:style-name="T11">l</text:span> <text:span text:style-name="T11">n</text:span>="9"&gt;munus dat tibi &lt;<text:span text:style-name="T11">app</text:span>&gt;<text:line-break/>  &lt;<text:span text:style-name="T11">lem</text:span> <text:span text:style-name="T11">wit</text:span>="#δ" <text:span text:style-name="T11">xml:id</text:span>="lem-14.9-sulla"&gt;Sulla&lt;/<text:span text:style-name="T11">lem</text:span>&gt;<text:line-break/>  &lt;<text:span text:style-name="T11">note</text:span> <text:span text:style-name="T11">target</text:span>="#lem-14.9-sulla"&gt;Sylla &lt;<text:span text:style-name="T11">hi</text:span> <text:span text:style-name="T11">rend</text:span>="italics"&gt;Martianus Capella&lt;/<text:span text:style-name="T11">hi</text:span>&gt; 3.229&lt;/<text:span text:style-name="T11">note</text:span>&gt;<text:line-break/>  &lt;<text:span text:style-name="T11">rdg</text:span> <text:span text:style-name="T11">wit</text:span>="#V"&gt;si illa&lt;/<text:span text:style-name="T11">rdg</text:span>&gt;<text:line-break/> &lt;/<text:span text:style-name="T11">app</text:span>&gt; litterator&lt;/<text:span text:style-name="T11">l</text:span>&gt;</text:p>
      <text:h text:style-name="Heading_20_3" text:outline-level="3"><text:bookmark-start text:name="apparatus-criticus-testimonia-reading"/>Reporting Testimonia with &lt;<text:span text:style-name="T2">lem</text:span>&gt; or &lt;<text:span text:style-name="T2">rdg</text:span>&gt;<text:bookmark-end text:name="apparatus-criticus-testimonia-reading"/></text:h>
      <text:list xml:id="list170513883175131" text:continue-numbering="true" text:style-name="WWNum2">
        <text:list-item>
          <text:p text:style-name="P7">&lt;<text:span text:style-name="T2">lem</text:span>&gt; (lemma) or &lt;<text:span text:style-name="T2">rdg</text:span>&gt; (reading) contains the relevant text of the testimonium.</text:p>
        </text:list-item>
        <text:list-item>
          <text:p text:style-name="P7">&lt;<text:span text:style-name="T2">wit</text:span>&gt; (witness) contains the citation of the testimonium </text:p>
        </text:list-item>
      </text:list>
      <text:p text:style-name="Standard">If a testimonium is to be considered a witness to a lemma or a variant reading, the relevant text must be encoded with &lt;<text:span text:style-name="T2">lem</text:span>&gt; or &lt;<text:span text:style-name="T2">rdg</text:span>&gt;, and &lt;<text:span text:style-name="T2">wit</text:span>&gt; should be used to encode the citation.</text:p>
      <text:p text:style-name="Standard">For example, <text:bookmark-ref text:reference-format="number-no-superior" text:ref-name="thomson-catullus">Thomson</text:bookmark-ref><text:s/>cites Pliny the Younger as a witness to several readings in Catullus 16. In the apparatus testium, Thomson prints "5–8 Plinius, Epistulae 4.14.5". Leaving aside the more complex entry for <text:span text:style-name="tei_5f_foreign"><text:span text:style-name="T8">tum</text:span></text:span>, which involves a correction (a subject dealt with at length <text:bookmark-ref text:reference-format="number-no-superior" text:ref-name="apparatus-criticus-correction">elsewhere in these guidelines</text:bookmark-ref>), the relevant entries in the apparatus are: "7 ac V: et Plinius 8 sunt Plinius: sint V ac V: et Plinius."</text:p>
      <text:p text:style-name="Standard">Fully accounting for Thomson's use of an apparatus testium, this information would be encoded in an LDLT edition as follows:</text:p>
      <text:p text:style-name="Special"><text:soft-page-break/>&lt;<text:span text:style-name="T11">note</text:span> <text:span text:style-name="T11">type</text:span>="testium" <text:span text:style-name="T11">target</text:span>="#C16.5-8"&gt;5–8 &lt;<text:span text:style-name="T11">hi</text:span> <text:span text:style-name="T11">rend</text:span>="italics"&gt;Plinius,<text:line-break/>     Epistulae&lt;/<text:span text:style-name="T11">hi</text:span>&gt; 4.14.5&lt;/<text:span text:style-name="T11">note</text:span>&gt;<text:line-break/>&lt;!-- note that line 5 would have xml:id="C16.5-8" --&gt;<text:line-break/>&lt;<text:span text:style-name="T11">l</text:span> <text:span text:style-name="T11">n</text:span>="7"&gt;qui tum denique habent salem &lt;<text:span text:style-name="T11">app</text:span>&gt;<text:line-break/>  &lt;<text:span text:style-name="T11">lem</text:span> <text:span text:style-name="T11">wit</text:span>="#V"&gt;ac&lt;/<text:span text:style-name="T11">lem</text:span>&gt;<text:line-break/>  &lt;<text:span text:style-name="T11">rdg</text:span>&gt;et&lt;/<text:span text:style-name="T11">rdg</text:span>&gt;<text:line-break/>  &lt;<text:span text:style-name="T11">wit</text:span>&gt;Plinius&lt;/<text:span text:style-name="T11">wit</text:span>&gt;<text:line-break/> &lt;/<text:span text:style-name="T11">app</text:span>&gt; leporem,&lt;/<text:span text:style-name="T11">l</text:span>&gt;<text:line-break/>&lt;<text:span text:style-name="T11">l</text:span> <text:span text:style-name="T11">n</text:span>="8"&gt;si &lt;<text:span text:style-name="T11">app</text:span>&gt;<text:line-break/>  &lt;<text:span text:style-name="T11">lem</text:span>&gt;sunt&lt;/<text:span text:style-name="T11">lem</text:span>&gt;<text:line-break/>  &lt;<text:span text:style-name="T11">wit</text:span>&gt;Plinius&lt;/<text:span text:style-name="T11">wit</text:span>&gt;<text:line-break/>  &lt;<text:span text:style-name="T11">rdg</text:span> <text:span text:style-name="T11">wit</text:span>="#V"&gt;sint&lt;/<text:span text:style-name="T11">rdg</text:span>&gt;<text:line-break/> &lt;/<text:span text:style-name="T11">app</text:span>&gt; molliculi &lt;<text:span text:style-name="T11">app</text:span>&gt;<text:line-break/>  &lt;<text:span text:style-name="T11">lem</text:span> <text:span text:style-name="T11">wit</text:span>="#V"&gt;ac&lt;/<text:span text:style-name="T11">lem</text:span>&gt;<text:line-break/>  &lt;<text:span text:style-name="T11">rdg</text:span>&gt;et&lt;/<text:span text:style-name="T11">rdg</text:span>&gt;<text:line-break/>  &lt;<text:span text:style-name="T11">wit</text:span>&gt;Plinius&lt;/<text:span text:style-name="T11">wit</text:span>&gt;<text:line-break/> &lt;/<text:span text:style-name="T11">app</text:span>&gt; parum<text:line-break/>   pudici,&lt;/<text:span text:style-name="T11">l</text:span>&gt;</text:p>
      <text:p text:style-name="Standard">In other words, &lt;<text:span text:style-name="T2">note</text:span>&gt; defines a witness for a specific number of lines, then &lt;<text:span text:style-name="T2">wit</text:span>&gt; is used to record Pliny as a witness.</text:p>
      <text:p text:style-name="Standard">If there had been only one reading to report, the citation could have been included in &lt;<text:span text:style-name="T2">wit</text:span>&gt;:</text:p>
      <text:p text:style-name="Special">&lt;<text:span text:style-name="T11">l</text:span> <text:span text:style-name="T11">n</text:span>="7"&gt;qui tum denique habent salem &lt;<text:span text:style-name="T11">app</text:span>&gt;<text:line-break/>  &lt;<text:span text:style-name="T11">lem</text:span> <text:span text:style-name="T11">wit</text:span>="#V"&gt;ac&lt;/<text:span text:style-name="T11">lem</text:span>&gt;<text:line-break/>  &lt;<text:span text:style-name="T11">rdg</text:span>&gt;et&lt;/<text:span text:style-name="T11">rdg</text:span>&gt;<text:line-break/>  &lt;<text:span text:style-name="T11">wit</text:span>&gt;Plinius &lt;<text:span text:style-name="T11">hi</text:span>&gt;Epistulae&lt;/<text:span text:style-name="T11">hi</text:span>&gt;<text:line-break/>       4.14.5&lt;/<text:span text:style-name="T11">wit</text:span>&gt;<text:line-break/> &lt;/<text:span text:style-name="T11">app</text:span>&gt; leporem,&lt;/<text:span text:style-name="T11">l</text:span>&gt;</text:p>
      <text:p text:style-name="Standard">Alternatively, a &lt;<text:span text:style-name="T2">witness</text:span>&gt; could be defined for this passage in the edition's front matter (i.e., in a &lt;<text:span text:style-name="T2">listWit</text:span>&gt; containing testimonia). In that case, Pliny would be recorded in <text:span text:style-name="T9">@wit</text:span> using his <text:bookmark-ref text:reference-format="number-no-superior" text:ref-name="front-matter-sigla">machine-readable siglum</text:bookmark-ref><text:s/>(e.g., "Plinius4.14":</text:p>
      <text:p text:style-name="Special">&lt;<text:span text:style-name="T11">l</text:span> <text:span text:style-name="T11">n</text:span>="7"&gt;qui tum denique habent salem &lt;<text:span text:style-name="T11">app</text:span>&gt;<text:line-break/>  &lt;<text:span text:style-name="T11">lem</text:span> <text:span text:style-name="T11">wit</text:span>="#V"&gt;ac&lt;/<text:span text:style-name="T11">lem</text:span>&gt;<text:line-break/>  &lt;<text:span text:style-name="T11">rdg</text:span> <text:span text:style-name="T11">wit</text:span>="#Plinius4.14"&gt;et&lt;/<text:span text:style-name="T11">rdg</text:span>&gt;<text:line-break/> &lt;/<text:span text:style-name="T11">app</text:span>&gt; leporem,&lt;/<text:span text:style-name="T11">l</text:span>&gt;</text:p>
      <text:p text:style-name="Standard">All of these methods accomplish the objective of identifying a testimonium and referring to it in the apparatus criticus. The needs of individual editors and their texts will determine which method is most appropriate.</text:p>
      <text:h text:style-name="Heading_20_2" text:outline-level="2"><text:bookmark-start text:name="apparatus-criticus-basic-entry-cross-elements"/>Apparatus Entries That Cross Structural Boundaries<text:bookmark-end text:name="apparatus-criticus-basic-entry-cross-elements"/></text:h>
      <text:p text:style-name="Standard">Most entries in an critical apparatus concern text within the boundaries of a structural unit such as a line of poetry or a section within a paragraph, but sometimes it is necessary for entries to cross those structural boundaries. This presents a problem for the hierarchical nature of XML, since a "child" element cannot overlap its "parent" element. Using <text:span text:style-name="T9">@next</text:span> and <text:span text:style-name="T9">@prev</text:span> can compensate for that issue.</text:p>
      <text:p text:style-name="Standard"><text:soft-page-break/>For example, the witness <text:span text:style-name="T11">V</text:span> omits the final word of section 18.3 and all of section 18.4 from the Bellum <text:s text:c="32"/>Alexandrinum. In a print edition, it would be possible to write the following: enatauerunt … 18.4 fuit VI milium <text:span text:style-name="T9">om. </text:span><text:span text:style-name="T10">V</text:span>, but in an LDLT edition, the &lt;<text:span text:style-name="T2">app</text:span>&gt; contained by &lt;<text:span text:style-name="T2">seg</text:span>&gt; 3 cannot extend into &lt;<text:span text:style-name="T2">seg</text:span>&gt; 4. It must be encoded using <text:span text:style-name="T9">@next</text:span> and <text:span text:style-name="T9">@prev</text:span> as follows:</text:p>
      <text:p text:style-name="Special">&lt;<text:span text:style-name="T11">seg</text:span> <text:span text:style-name="T11">n</text:span>="3"&gt; … interuallum ad oppidum &lt;<text:span text:style-name="T11">app</text:span> <text:span text:style-name="T11">xml:id</text:span>="app-18.3-enatauerunt"<text:line-break/>  <text:span text:style-name="T11">next</text:span>="#app-18.4-multi"&gt;<text:line-break/>&lt;!-- @next points to the &lt;app&gt; in the next segment --&gt;<text:line-break/>  &lt;<text:span text:style-name="T11">lem</text:span>&gt;enatauerunt.&lt;/<text:span text:style-name="T11">lem</text:span>&gt;<text:line-break/>  &lt;<text:span text:style-name="T11">rdg</text:span> <text:span text:style-name="T11">wit</text:span>="#V" <text:span text:style-name="T11">ana</text:span>="#subtractive"/&gt;<text:line-break/> &lt;/<text:span text:style-name="T11">app</text:span>&gt;&lt;/<text:span text:style-name="T11">seg</text:span>&gt;<text:line-break/>&lt;<text:span text:style-name="T11">seg</text:span> <text:span text:style-name="T11">n</text:span>="4"&gt;<text:line-break/> &lt;<text:span text:style-name="T11">app</text:span> <text:span text:style-name="T11">xml:id</text:span>="app-18.4-multi"<text:line-break/>  <text:span text:style-name="T11">prev</text:span>="#app-18.3-enatauerunt"&gt;<text:line-break/>&lt;!-- @prev points to the &lt;app&gt; in the previous segment --&gt;<text:line-break/>  &lt;<text:span text:style-name="T11">lem</text:span>&gt;Multi tamen ex his capti interfectique sunt; sed numerus<text:line-break/>       captiuorum omnino fuit VI milium.&lt;/<text:span text:style-name="T11">lem</text:span>&gt;<text:line-break/>  &lt;<text:span text:style-name="T11">rdg</text:span> <text:span text:style-name="T11">wit</text:span>="#V" <text:span text:style-name="T11">ana</text:span>="#subtractive"/&gt;<text:line-break/> &lt;/<text:span text:style-name="T11">app</text:span>&gt;<text:line-break/>&lt;/<text:span text:style-name="T11">seg</text:span>&gt;</text:p>
      <text:p text:style-name="Standard">This particular example could also be handled with &lt;<text:span text:style-name="T2">lacunaStart</text:span>&gt; and &lt;<text:span text:style-name="T2">lacunaEnd</text:span>&gt;, as described in the section "<text:bookmark-ref text:reference-format="number-no-superior" text:ref-name="apparatus-criticus-gaps">Gaps in Witnesses</text:bookmark-ref>."</text:p>
      <text:h text:style-name="Heading_20_2" text:outline-level="2"><text:bookmark-start text:name="apparatus-criticus-multiple-entries"/>Variations on Readings in a Group of Witnesses/Sources<text:bookmark-end text:name="apparatus-criticus-multiple-entries"/></text:h>
      <text:p text:style-name="Standard">For the sake of keeping the emphasis on the grouping of witnesses or sources, it may be necessary to indicate that variations on a reading appear in the group, instead of reporting which witnesses or sources have the variations. In that case, &lt;<text:span text:style-name="T2">note</text:span>&gt; can be used with contents <text:span text:style-name="tei_5f_foreign"><text:span text:style-name="T8">an</text:span></text:span>, <text:span text:style-name="tei_5f_foreign"><text:span text:style-name="T8">aut</text:span></text:span>, or <text:span text:style-name="tei_5f_foreign"><text:span text:style-name="T8">vel</text:span></text:span>.</text:p>
      <text:list xml:id="list170514008336358" text:continue-numbering="true" text:style-name="WWNum2">
        <text:list-item>
          <text:p text:style-name="P7">&lt;<text:span text:style-name="T2">note</text:span>&gt; contains language that connects the readings (e.g., <text:span text:style-name="tei_5f_foreign"><text:span text:style-name="T8">an</text:span></text:span>, <text:span text:style-name="tei_5f_foreign"><text:span text:style-name="T8">aut</text:span></text:span>, or <text:span text:style-name="tei_5f_foreign"><text:span text:style-name="T8">vel</text:span></text:span>)</text:p>
        </text:list-item>
      </text:list>
      <text:p text:style-name="Special">&lt;<text:span text:style-name="T11">app</text:span>&gt;<text:line-break/> &lt;<text:span text:style-name="T11">lem</text:span> <text:span text:style-name="T11">wit</text:span>="#A"&gt;ante A. Gellium&lt;/<text:span text:style-name="T11">lem</text:span>&gt;<text:line-break/> &lt;<text:span text:style-name="T11">rdg</text:span> <text:span text:style-name="T11">wit</text:span>="#B #C #D #E"&gt;antea gellium&lt;/<text:span text:style-name="T11">rdg</text:span>&gt;<text:line-break/> &lt;<text:span text:style-name="T11">note</text:span>&gt;vel&lt;/<text:span text:style-name="T11">note</text:span>&gt;<text:line-break/> &lt;<text:span text:style-name="T11">rdg</text:span> <text:span text:style-name="T11">wit</text:span>="#B #C #D #E"&gt;ante agellium&lt;/<text:span text:style-name="T11">rdg</text:span>&gt;<text:line-break/>&lt;/<text:span text:style-name="T11">app</text:span>&gt;</text:p>
      <text:h text:style-name="Heading_20_2" text:outline-level="2"><text:bookmark-start text:name="apparatus-criticus-catch-all-references"/>Use of Catch-all References in the Critical Apparatus<text:bookmark-end text:name="apparatus-criticus-catch-all-references"/></text:h>
      <text:p text:style-name="Standard">If it is desirable to use a consensus reference (e.g., ω, ς) or a catch-all reference (e.g., codd. for <text:span text:style-name="tei_5f_foreign"><text:span text:style-name="T8">codices</text:span></text:span>, mss. for "manuscripts", cett. for <text:span text:style-name="tei_5f_foreign"><text:span text:style-name="T8">ceteri <text:s text:c="28"/>codices</text:span></text:span>, edd. for <text:span text:style-name="tei_5f_foreign"><text:span text:style-name="T8">editores</text:span></text:span>) the references must be defined in the bibliography of the edition according to the guidelines in the section “<text:a xlink:type="simple" xlink:href="#bibliography-sigla-catch-all" text:style-name="ListLabel_20_18" text:visited-style-name="ListLabel_20_18"><text:span text:style-name="Internet_20_link"><text:span text:style-name="T12">Catch-all References</text:span></text:span></text:a>.” This section demonstrates how to insert consensus and catch-all references into the apparatus.</text:p>
      <text:p text:style-name="Standard">If consensus or catch-all references are used without any additional annotation, they may be treated like any other witness or source (i.e., as values of <text:span text:style-name="T9">@wit</text:span> or <text:span text:style-name="T9">@source</text:span>), provided that they have both <text:bookmark-ref text:reference-format="number-no-superior" text:ref-name="front-matter-sigla">machine- and human-readable sigla</text:bookmark-ref>.</text:p>
      <text:p text:style-name="Standard"><text:soft-page-break/>If they are annotated (e.g., <text:span text:style-name="tei_5f_foreign"><text:span text:style-name="T8">edd. ante <text:s text:c="28"/>Glaeser</text:span></text:span>), they must be encoded in &lt;<text:span text:style-name="T2">note</text:span>&gt; according to the guidelines below. Alternatively, if an annotated form is frequently used, an editor could consider adding that form to the list of references in the bibliography.</text:p>
      <text:list xml:id="list170515071736932" text:continue-numbering="true" text:style-name="WWNum2">
        <text:list-item>
          <text:p text:style-name="P7">&lt;<text:span text:style-name="T2">note</text:span>&gt; with <text:span text:style-name="T9">@ref</text:span> pointing to the <text:span text:style-name="T9">@xml:id</text:span> of the &lt;<text:span text:style-name="T2">lem</text:span>&gt; or &lt;<text:span text:style-name="T2">rdg</text:span>&gt; contains a catch-all reference to a group of manuscripts, editions, or other materials.</text:p>
        </text:list-item>
        <text:list-item>
          <text:p text:style-name="P7">&lt;<text:span text:style-name="T2">ref</text:span>&gt; contains machine- and human-readable references to an item in the bibliography.</text:p>
        </text:list-item>
      </text:list>
      <text:p text:style-name="Standard">In the following example, the editor wishes to show that the editors of previous editions are divided, with one in particular (Glaeser) marking a definitive shift in preference.</text:p>
      <text:p text:style-name="Special">&lt;<text:span text:style-name="T11">app</text:span>&gt;<text:line-break/> &lt;<text:span text:style-name="T11">lem</text:span> <text:span text:style-name="T11">wit</text:span>="#N #P" <text:span text:style-name="T11">xml:id</text:span>="lem-vicit"&gt;vicit&lt;/<text:span text:style-name="T11">lem</text:span>&gt;<text:line-break/> &lt;<text:span text:style-name="T11">note</text:span> <text:span text:style-name="T11">target</text:span>="#lem-vicit"&gt;<text:line-break/>  &lt;<text:span text:style-name="T11">ref</text:span> <text:span text:style-name="T11">target</text:span>="#Glaeser"&gt;Glaeser&lt;/<text:span text:style-name="T11">ref</text:span>&gt;<text:line-break/>     sqq.&lt;/<text:span text:style-name="T11">note</text:span>&gt;<text:line-break/> &lt;<text:span text:style-name="T11">rdg</text:span> <text:span text:style-name="T11">wit</text:span>="#G"&gt;vīcit&lt;/<text:span text:style-name="T11">rdg</text:span>&gt;<text:line-break/> &lt;<text:span text:style-name="T11">rdg</text:span> <text:span text:style-name="T11">wit</text:span>="#d"&gt;ludit&lt;/<text:span text:style-name="T11">rdg</text:span>&gt;<text:line-break/> &lt;<text:span text:style-name="T11">rdg</text:span> <text:span text:style-name="T11">wit</text:span>="#V" <text:span text:style-name="T11">xml:id</text:span>="lem-lusit"&gt;lusit&lt;/<text:span text:style-name="T11">rdg</text:span>&gt;<text:line-break/> &lt;<text:span text:style-name="T11">note</text:span> <text:span text:style-name="T11">target</text:span>="#lem-lusit"&gt;edd. ante &lt;<text:span text:style-name="T11">ref</text:span> <text:span text:style-name="T11">target</text:span>="#Glaeser"&gt;Glaeser&lt;/<text:span text:style-name="T11">ref</text:span>&gt;&lt;/<text:span text:style-name="T11">note</text:span>&gt;<text:line-break/> &lt;<text:span text:style-name="T11">rdg</text:span> <text:span text:style-name="T11">wit</text:span>="#μ"&gt;visit&lt;/<text:span text:style-name="T11">rdg</text:span>&gt;<text:line-break/> &lt;<text:span text:style-name="T11">rdg</text:span> <text:span text:style-name="T11">wit</text:span>="#γ"/&gt;<text:line-break/>&lt;/<text:span text:style-name="T11">app</text:span>&gt;</text:p>
      <text:p text:style-name="Standard">This may be displayed or printed as vicit] N P Glaeser sqq. : vīcit <text:span text:style-name="T11">G</text:span> : ludit <text:span text:style-name="T11">d</text:span> : lusit <text:span text:style-name="T11">V</text:span>edd. ante Glaeser : visit <text:span text:style-name="T11">μ</text:span> : om. <text:span text:style-name="T11">γ</text:span>.</text:p>
      <text:h text:style-name="Heading_20_2" text:outline-level="2"><text:bookmark-start text:name="apparatus-criticus-omission"/>Omission<text:bookmark-end text:name="apparatus-criticus-omission"/></text:h>
      <text:p text:style-name="Standard">Omission is different from a lacuna, which is the absence or conjectured absence of an unknown or uncertain quantity of text from the tradition in general. This section explains how to encode omission of known quantities of text from a particular witness or witnesses. Two kinds of omission are discussed here:</text:p>
      <text:list xml:id="list170513226818302" text:continue-numbering="true" text:style-name="WWNum2">
        <text:list-item>
          <text:p text:style-name="P7"><text:bookmark-ref text:reference-format="number-no-superior" text:ref-name="apparatus-criticus-omission-text">omission of a letter or letters, words, phrases, or lines in a witness or family of witnesses</text:bookmark-ref></text:p>
        </text:list-item>
        <text:list-item>
          <text:p text:style-name="P7"><text:bookmark-ref text:reference-format="number-no-superior" text:ref-name="apparatus-criticus-omission-known-loss-characters">omission of a known or estimated quantity of letters</text:bookmark-ref></text:p>
        </text:list-item>
      </text:list>
      <text:p text:style-name="Standard">.</text:p>
      <text:p text:style-name="Standard">Related sections:</text:p>
      <text:list xml:id="list170514738059867" text:continue-numbering="true" text:style-name="WWNum2">
        <text:list-item>
          <text:p text:style-name="P7"><text:bookmark-ref text:reference-format="number-no-superior" text:ref-name="edition-text-lacunae">Lacuna</text:bookmark-ref></text:p>
        </text:list-item>
        <text:list-item>
          <text:p text:style-name="P7"><text:bookmark-ref text:reference-format="number-no-superior" text:ref-name="apparatus-criticus-conjecture-and-emendation-lacunae">Conjectured Lacuna</text:bookmark-ref></text:p>
        </text:list-item>
        <text:list-item>
          <text:p text:style-name="P7"><text:bookmark-ref text:reference-format="number-no-superior" text:ref-name="apparatus-criticus-gaps">Gaps in Witnesses</text:bookmark-ref></text:p>
        </text:list-item>
        <text:list-item>
          <text:p text:style-name="P7"><text:bookmark-ref text:reference-format="number-no-superior" text:ref-name="apparatus-criticus-deletion-witness">Deletions</text:bookmark-ref></text:p>
        </text:list-item>
      </text:list>
      <text:h text:style-name="Heading_20_3" text:outline-level="3"><text:bookmark-start text:name="apparatus-criticus-omission-text"/><text:soft-page-break/>Omission of a Letter or Letters, Words, Phrases, or Lines<text:bookmark-end text:name="apparatus-criticus-omission-text"/></text:h>
      <text:p text:style-name="Standard">Witnesses and sources sometimes omit items from the text. This section describes how to encode those omissions.</text:p>
      <text:p text:style-name="Standard">For example, the witness known as <text:span text:style-name="T11">P</text:span> omitted the word <text:span text:style-name="tei_5f_foreign"><text:span text:style-name="T8">pecus</text:span></text:span> from Calp. 1.38: <text:span text:style-name="tei_5f_foreign"><text:span text:style-name="T8">securo custode pecus nocturnaque pastor</text:span></text:span>. A traditional apparatus criticus might indicate the omission as follows: pecus <text:span text:style-name="T9">om.</text:span><text:span text:style-name="T11">P</text:span></text:p>
      <text:p text:style-name="Standard">In these guidelines, omission is represented by a so-called "self-closing" or empty &lt;<text:span text:style-name="T2">rdg</text:span>&gt; (i.e., &lt;rdg /&gt;):</text:p>
      <text:p text:style-name="Special">&lt;<text:span text:style-name="T11">l</text:span>&gt;securo custode &lt;<text:span text:style-name="T11">app</text:span>&gt;<text:line-break/>  &lt;<text:span text:style-name="T11">lem</text:span>&gt;pecus&lt;/<text:span text:style-name="T11">lem</text:span>&gt;<text:line-break/>  &lt;<text:span text:style-name="T11">rdg</text:span> <text:span text:style-name="T11">wit</text:span>="#P"/&gt;<text:line-break/> &lt;/<text:span text:style-name="T11">app</text:span>&gt; nocturnaque pastor&lt;/<text:span text:style-name="T11">l</text:span>&gt;</text:p>
      <text:p text:style-name="Standard">The same model applies to the omission of an entire line of verse by a witness or witnesses, but in that case &lt;<text:span text:style-name="T2">app</text:span>&gt; has <text:span text:style-name="T9">@type</text:span>="line-omission" and &lt;<text:span text:style-name="T2">lem</text:span>&gt; contains the entire line, with the omission marked by a self-closing &lt;<text:span text:style-name="T2">rdg</text:span>&gt;:</text:p>
      <text:p text:style-name="Special">&lt;<text:span text:style-name="T11">app</text:span> <text:span text:style-name="T11">type</text:span>="line-omission"&gt;<text:line-break/> &lt;<text:span text:style-name="T11">lem</text:span>&gt;<text:line-break/>  &lt;<text:span text:style-name="T11">l</text:span> <text:span text:style-name="T11">n</text:span>="3"&gt;et spument rauco ferventia musta susurro.&lt;/<text:span text:style-name="T11">l</text:span>&gt;<text:line-break/> &lt;/<text:span text:style-name="T11">lem</text:span>&gt;<text:line-break/> &lt;<text:span text:style-name="T11">rdg</text:span> <text:span text:style-name="T11">wit</text:span>="#n #h"/&gt;<text:line-break/>&lt;/<text:span text:style-name="T11">app</text:span>&gt;</text:p>
      <text:p text:style-name="Standard">This will be displayed in the apparatus criticus of an LDLT edition as ‘<text:span text:style-name="T9">vers. om.</text:span> <text:s/><text:span text:style-name="T11">n h</text:span>’</text:p>
      <text:h text:style-name="Heading_20_3" text:outline-level="3"><text:bookmark-start text:name="apparatus-criticus-omission-known-loss-characters"/>Known Amount Of Characters Lost<text:bookmark-end text:name="apparatus-criticus-omission-known-loss-characters"/></text:h>
      <text:p text:style-name="Standard">[ . . . ] = The editor knows from context and/or observation how many characters have been lost. Each dot represents a missing character.</text:p>
      <text:list xml:id="list170513939706639" text:continue-numbering="true" text:style-name="WWNum2">
        <text:list-item>
          <text:p text:style-name="P7">&lt;<text:span text:style-name="T2">gap</text:span>&gt; signifies text is missing.</text:p>
        </text:list-item>
        <text:list-item>
          <text:p text:style-name="P7"><text:span text:style-name="T9">@reason</text:span> with value "lost" indicates that the text has been lost.</text:p>
        </text:list-item>
        <text:list-item>
          <text:p text:style-name="P7"><text:span text:style-name="T9">@quantity</text:span> indicates the number of characters lost.</text:p>
        </text:list-item>
        <text:list-item>
          <text:p text:style-name="P7"><text:span text:style-name="T9">@unit</text:span> with value "characters" indicates the unit measured in <text:span text:style-name="T9">@quantity</text:span>.</text:p>
        </text:list-item>
      </text:list>
      <text:p text:style-name="Standard">For example, in the apparatus criticus to Calp. 4.4, <text:bookmark-ref text:reference-format="number-no-superior" text:ref-name="giarratano-calpurnius">Giarratano</text:bookmark-ref><text:s/>has the following with reference to lemma <text:span text:style-name="tei_5f_foreign"><text:span text:style-name="T8">spiritus <text:s text:c="28"/>amnis</text:span></text:span>: ‘spc̅ N (deinde lac. 6 litt.)’.</text:p>
      <text:p text:style-name="Standard">In an LDLT edition, that would be encoded as follows:</text:p>
      <text:p text:style-name="Special">&lt;<text:span text:style-name="T11">l</text:span> <text:span text:style-name="T11">n</text:span>="4"&gt;ripa levatque diem vicini &lt;<text:span text:style-name="T11">app</text:span>&gt;<text:line-break/>  &lt;<text:span text:style-name="T11">lem</text:span>&gt;spiritus amnis&lt;/<text:span text:style-name="T11">lem</text:span>&gt;<text:line-break/>  &lt;<text:span text:style-name="T11">rdg</text:span> <text:span text:style-name="T11">wit</text:span>="#N"&gt;spc̅ &lt;<text:span text:style-name="T11">gap</text:span> <text:span text:style-name="T11">reason</text:span>="lost" <text:span text:style-name="T11">quantity</text:span>="6"<text:line-break/><text:soft-page-break/>    <text:span text:style-name="T11">unit</text:span>="characters"/&gt;&lt;/<text:span text:style-name="T11">rdg</text:span>&gt;<text:line-break/> &lt;/<text:span text:style-name="T11">app</text:span>&gt;? &lt;/<text:span text:style-name="T11">l</text:span>&gt;</text:p>
      <text:p text:style-name="Standard">That encoding would produce the following entry in the apparatus: ‘spc̅ [......]’. If it is desirable to supplement that with a note, the &lt;<text:span text:style-name="T2">rdg</text:span>&gt; should be given an <text:span text:style-name="T9">@xml:id</text:span> and the note should be inserted in a &lt;<text:span text:style-name="T2">witDetail</text:span>&gt; pointing to it:</text:p>
      <text:p text:style-name="Special">&lt;<text:span text:style-name="T11">l</text:span> <text:span text:style-name="T11">n</text:span>="4"&gt;ripa levatque diem vicini &lt;<text:span text:style-name="T11">app</text:span>&gt;<text:line-break/>  &lt;<text:span text:style-name="T11">lem</text:span>&gt;spiritus amnis&lt;/<text:span text:style-name="T11">lem</text:span>&gt;<text:line-break/>  &lt;<text:span text:style-name="T11">rdg</text:span> <text:span text:style-name="T11">wit</text:span>="#N"<text:line-break/>   <text:span text:style-name="T11">xml:id</text:span>="rdg-4.4-spiritus-amnis"&gt;spc̅<text:line-break/>   &lt;<text:span text:style-name="T11">gap</text:span> <text:span text:style-name="T11">reason</text:span>="lost" <text:span text:style-name="T11">quantity</text:span>="6"<text:line-break/>    <text:span text:style-name="T11">unit</text:span>="characters"/&gt;&lt;/<text:span text:style-name="T11">rdg</text:span>&gt;<text:line-break/>  &lt;<text:span text:style-name="T11">witDetail</text:span> <text:span text:style-name="T11">wit</text:span>="#N"<text:line-break/>   <text:span text:style-name="T11">target</text:span>="#rdg-4.4-spiritus-amnis"&gt;lac. 6<text:line-break/>       litt.&lt;/<text:span text:style-name="T11">witDetail</text:span>&gt;<text:line-break/> &lt;/<text:span text:style-name="T11">app</text:span>&gt;? &lt;/<text:span text:style-name="T11">l</text:span>&gt;</text:p>
      <text:h text:style-name="Heading_20_2" text:outline-level="2"><text:bookmark-start text:name="apparatus-criticus-gaps"/>Gaps in Witnesses<text:bookmark-end text:name="apparatus-criticus-gaps"/></text:h>
      <text:p text:style-name="Standard">If a witness or family of witnesses has a gap in coverage of the text, for whatever reason, the gap may be noted in the apparatus criticus using &lt;<text:span text:style-name="T2">lacunaStart</text:span>&gt; and &lt;<text:span text:style-name="T2">lacunaEnd</text:span>&gt;.</text:p>
      <text:list xml:id="list170513357517780" text:continue-numbering="true" text:style-name="WWNum2">
        <text:list-item>
          <text:p text:style-name="P7">&lt;<text:span text:style-name="T2">lacunaStart</text:span>&gt; is a milestone or self-closing tag that marks the beginning of a gap in a witness.</text:p>
        </text:list-item>
        <text:list-item>
          <text:p text:style-name="P7">&lt;<text:span text:style-name="T2">lacunaEnd</text:span>&gt; is a milestone or self-closing tag that marks the end of a gap in a witness.</text:p>
        </text:list-item>
      </text:list>
      <text:p text:style-name="Standard">The use of the term "lacuna" here is likely to cause confusion. The TEI Guidelines (<text:a xlink:type="simple" xlink:href="http://www.tei-c.org/release/doc/tei-p5-doc/en/html/TC.html#TCAPMI" text:style-name="ListLabel_20_17" text:visited-style-name="ListLabel_20_17"><text:span text:style-name="Internet_20_link">12.1.5 Fragmentary Witnesses</text:span></text:a>) use the term "lacuna" in the elements &lt;<text:span text:style-name="T2">lacunaStart</text:span>&gt; and &lt;<text:span text:style-name="T2">lacunaEnd</text:span>&gt;, which are used here to indicate a gap in a witness or group of witnesses. If the gap occurs in the entire tradition, the section "<text:bookmark-ref text:reference-format="number-no-superior" text:ref-name="edition-text-lacunae">Lacunae</text:bookmark-ref>" in these guidelines should be followed.</text:p>
      <text:p text:style-name="Standard">For example, sections 1.1–1.33.3 of Julius Caesar's de Bello <text:s text:c="32"/>Civili are missing from manuscript <text:span text:style-name="T11">M</text:span>. <text:bookmark-ref text:reference-format="number-no-superior" text:ref-name="damon-caesar">Cynthia Damon's OCT</text:bookmark-ref><text:s/>edition has the following in the critical apparatus: 1.1.1–1.33.3 <text:span text:style-name="tei_5f_foreign"><text:span text:style-name="T8">M deest, vice eius m citatur</text:span></text:span>.</text:p>
      <text:p text:style-name="Standard">In an LDLT edition, that should be encoded as follows:</text:p>
      <text:p text:style-name="Special">&lt;<text:span text:style-name="T11">app</text:span>&gt;<text:line-break/> &lt;<text:span text:style-name="T11">lem</text:span>&gt;Litteris&lt;/<text:span text:style-name="T11">lem</text:span>&gt;<text:line-break/> &lt;<text:span text:style-name="T11">rdg</text:span> <text:span text:style-name="T11">wit</text:span>="#M" <text:span text:style-name="T11">xml:id</text:span>="M-lacuna-1.1"&gt;<text:line-break/>  &lt;<text:span text:style-name="T11">lacunaStart</text:span>/&gt;<text:line-break/> &lt;/<text:span text:style-name="T11">rdg</text:span>&gt;<text:line-break/> &lt;<text:span text:style-name="T11">witDetail</text:span> <text:span text:style-name="T11">wit</text:span>="#M" <text:span text:style-name="T11">target</text:span>="#M-lacuna-1.1"&gt;1.1.1–1.33.3 M deest, vice<text:line-break/>     eius m citatur.&lt;/<text:span text:style-name="T11">witDetail</text:span>&gt;<text:line-break/>&lt;/<text:span text:style-name="T11">app</text:span>&gt;</text:p>
      <text:p text:style-name="Standard">At 1.33.3, Damon's apparatus criticus has: ‘-duum <text:span text:style-name="T9">hinc adest M</text:span>’. In an LDLT edition, that should be encoded as follows:</text:p>
      <text:p text:style-name="Special"><text:soft-page-break/>&lt;<text:span text:style-name="T11">p</text:span>&gt;Sic tri&lt;<text:span text:style-name="T11">app</text:span>&gt;<text:line-break/>  &lt;<text:span text:style-name="T11">lem</text:span>&gt;duum&lt;/<text:span text:style-name="T11">lem</text:span>&gt;<text:line-break/>  &lt;<text:span text:style-name="T11">rdg</text:span> <text:span text:style-name="T11">wit</text:span>="#M"<text:line-break/>   <text:span text:style-name="T11">xml:id</text:span>="rdg-1.33.3-lacunaEnd"&gt;<text:line-break/>   &lt;<text:span text:style-name="T11">lacunaEnd</text:span>/&gt;<text:line-break/>  &lt;/<text:span text:style-name="T11">rdg</text:span>&gt;<text:line-break/>  &lt;<text:span text:style-name="T11">witDetail</text:span> <text:span text:style-name="T11">wit</text:span>="#M"<text:line-break/>   <text:span text:style-name="T11">target</text:span>="#rdg-1.33.3-lacunaEnd"&gt;hinc adest<text:line-break/>       M&lt;/<text:span text:style-name="T11">witDetail</text:span>&gt;<text:line-break/> &lt;/<text:span text:style-name="T11">app</text:span>&gt; disputationibus …&lt;/<text:span text:style-name="T11">p</text:span>&gt;</text:p>
      <text:h text:style-name="Heading_20_2" text:outline-level="2"><text:bookmark-start text:name="apparatus-criticus-fragmentary-witnesses"/>Fragmentary Witnesses<text:bookmark-end text:name="apparatus-criticus-fragmentary-witnesses"/></text:h>
      <text:p text:style-name="Standard">The presence of fragmentary witnesses should be noted in the apparatus criticus using &lt;<text:span text:style-name="T2">witStart</text:span>&gt; and &lt;<text:span text:style-name="T2">witEnd</text:span>&gt;.</text:p>
      <text:list xml:id="list170514501430580" text:continue-numbering="true" text:style-name="WWNum2">
        <text:list-item>
          <text:p text:style-name="P7">&lt;<text:span text:style-name="T2">witStart</text:span>&gt; (fragmented witness start) is a milestone or self-closing tag that marks the beginning or resumption of a fragmentary witness.</text:p>
        </text:list-item>
        <text:list-item>
          <text:p text:style-name="P7">&lt;<text:span text:style-name="T2">witEnd</text:span>&gt; (fragmented witness end) is a milestone or self-closing tag that marks the end or suspension of a fragmentary witness.</text:p>
        </text:list-item>
      </text:list>
      <text:p text:style-name="Standard">For example, the fragmentary witnesses known collectively as "Exc. Par." (= Thuaneus 7647 and Nostradamensis 17903) in <text:bookmark-ref text:reference-format="number-no-superior" text:ref-name="giarratano-calpurnius">Giarratano's</text:bookmark-ref><text:s/>edition of Calpurnius Siculus have 5.12–13. <text:bookmark-ref text:reference-format="number-no-superior" text:ref-name="giarratano-calpurnius">Giarratano</text:bookmark-ref><text:s/>notes this fact in the apparatus criticus as follows: <text:span text:style-name="tei_5f_foreign"><text:span text:style-name="T8">12 et sq. habent Exc. Par.</text:span></text:span>. In an LDLT edition, this should be noted in an &lt;<text:span text:style-name="T2">app</text:span>&gt; as follows:</text:p>
      <text:p text:style-name="Special">&lt;<text:span text:style-name="T11">l</text:span> <text:span text:style-name="T11">n</text:span>="12"&gt;<text:line-break/> &lt;<text:span text:style-name="T11">app</text:span>&gt;<text:line-break/>  &lt;<text:span text:style-name="T11">lem</text:span>&gt;aspicis&lt;/<text:span text:style-name="T11">lem</text:span>&gt;<text:line-break/>  &lt;<text:span text:style-name="T11">rdg</text:span> <text:span text:style-name="T11">wit</text:span>="#ExcPar"&gt;<text:line-break/>   &lt;<text:span text:style-name="T11">witStart</text:span>/&gt;<text:line-break/>  &lt;/<text:span text:style-name="T11">rdg</text:span>&gt;<text:line-break/> &lt;/<text:span text:style-name="T11">app</text:span>&gt; ut nobis aetas iam mille querelas&lt;/<text:span text:style-name="T11">l</text:span>&gt;<text:line-break/>&lt;<text:span text:style-name="T11">l</text:span> <text:span text:style-name="T11">n</text:span>="13"&gt;afferat et baculum premat inclinata &lt;<text:span text:style-name="T11">app</text:span>&gt;<text:line-break/>  &lt;<text:span text:style-name="T11">lem</text:span>&gt;senectus&lt;/<text:span text:style-name="T11">lem</text:span>&gt;<text:line-break/>  &lt;<text:span text:style-name="T11">rdg</text:span> <text:span text:style-name="T11">wit</text:span>="#ExcPar"&gt;<text:line-break/>   &lt;<text:span text:style-name="T11">witEnd</text:span>/&gt;<text:line-break/>  &lt;/<text:span text:style-name="T11">rdg</text:span>&gt;<text:line-break/> &lt;/<text:span text:style-name="T11">app</text:span>&gt;?&lt;/<text:span text:style-name="T11">l</text:span>&gt;</text:p>
      <text:p text:style-name="Standard">&lt;<text:span text:style-name="T2">rdg</text:span>&gt; with <text:span text:style-name="T9">@wit</text:span> and the value of the witness' <text:bookmark-ref text:reference-format="number-no-superior" text:ref-name="front-matter-sigla">machine-readable siglum</text:bookmark-ref><text:s/>(<text:span text:style-name="T9">@xml:id</text:span>) encloses &lt;<text:span text:style-name="T2">witStart</text:span>&gt; or &lt;<text:span text:style-name="T2">witEnd</text:span>&gt; to show where the witness begins and ends. &lt;<text:span text:style-name="T2">witDetail</text:span>&gt; may be used to describe the presence of witnesses.</text:p>
      <text:h text:style-name="Heading_20_2" text:outline-level="2"><text:bookmark-start text:name="apparatus-criticus-addition-witness"/>Addition of Text in a Witness<text:bookmark-end text:name="apparatus-criticus-addition-witness"/></text:h>
      <text:p text:style-name="Standard">This section demonstrates how to indicate that text has been added to a witness. There are two methods for encoding additions: prose description and semantic markup. Both are described in this section. The same information is presented in both cases, but the semantic markup version supports additional functionality such as querying and filtering on readings added in the margin or elsewhere.</text:p>
      <text:p text:style-name="Standard"><text:soft-page-break/>For additions made by the editor of the current edition or a previous editor, see the section "<text:bookmark-ref text:reference-format="number-no-superior" text:ref-name="apparatus-criticus-conjecture-and-emendation-editorial">Editorial Additions and Deletions</text:bookmark-ref>.”</text:p>
      <text:h text:style-name="Heading_20_3" text:outline-level="3"><text:bookmark-start text:name="apparatus-criticus-addition-witness-prose"/>Addition: Prose Description<text:bookmark-end text:name="apparatus-criticus-addition-witness-prose"/></text:h>
      <text:list xml:id="list170514278030868" text:continue-numbering="true" text:style-name="WWNum2">
        <text:list-item>
          <text:p text:style-name="P7">&lt;<text:span text:style-name="T2">witDetail</text:span>&gt; (witness detail) contains a prose description of the addition.</text:p>
        </text:list-item>
      </text:list>
      <text:p text:style-name="Standard">For example, the copyist of manuscript <text:span text:style-name="T11">G</text:span> has the <text:bookmark-ref text:reference-format="number-no-superior" text:ref-name="lem">lemma</text:bookmark-ref><text:span text:style-name="tei_5f_foreign"><text:span text:style-name="T8">certare</text:span></text:span>, but a later hand has added the variant reading <text:span text:style-name="tei_5f_foreign"><text:span text:style-name="T8">certate</text:span></text:span> in the margin.</text:p>
      <text:p text:style-name="Standard"><text:s/>89 certare] certate <text:span text:style-name="T11">G</text:span><text:span text:style-name="T14">1</text:span><text:span text:style-name="T9">in mg.</text:span></text:p>
      <text:p text:style-name="Standard">The prose description method uses &lt;<text:span text:style-name="T2">witDetail</text:span>&gt; to describe the addition:</text:p>
      <text:p text:style-name="Special">&lt;<text:span text:style-name="T11">app</text:span>&gt;<text:line-break/> &lt;<text:span text:style-name="T11">lem</text:span>&gt;certare&lt;/<text:span text:style-name="T11">lem</text:span>&gt;<text:line-break/> &lt;<text:span text:style-name="T11">rdg</text:span> <text:span text:style-name="T11">wit</text:span>="#G1" <text:span text:style-name="T11">xml:id</text:span>="rdg-certate"&gt;certate&lt;/<text:span text:style-name="T11">rdg</text:span>&gt;<text:line-break/> &lt;<text:span text:style-name="T11">witDetail</text:span> <text:span text:style-name="T11">wit</text:span>="#G1" <text:span text:style-name="T11">target</text:span>="#rdg-certate"&gt;(add. in mg.)&lt;/<text:span text:style-name="T11">witDetail</text:span>&gt;<text:line-break/>&lt;/<text:span text:style-name="T11">app</text:span>&gt;</text:p>
      <text:h text:style-name="Heading_20_3" text:outline-level="3"><text:bookmark-start text:name="apparatus-criticus-addition-witness-semantic"/>Addition: Semantic Markup<text:bookmark-end text:name="apparatus-criticus-addition-witness-semantic"/></text:h>
      <text:p text:style-name="Standard">The semantic markup method uses &lt;<text:span text:style-name="T2">add</text:span>&gt; to encode the addition:</text:p>
      <text:list xml:id="list170514783356196" text:continue-numbering="true" text:style-name="WWNum2">
        <text:list-item>
          <text:p text:style-name="P7">&lt;<text:span text:style-name="T2">add</text:span>&gt; (addition) contains text that has been added.</text:p>
        </text:list-item>
        <text:list-item>
          <text:p text:style-name="P7"><text:span text:style-name="T9">@place</text:span> indicates the placed where the text has been added. Possible values: </text:p>
          <text:list>
            <text:list-item>
              <text:p text:style-name="P3"><text:span text:style-name="T11">above</text:span>: above the line (<text:span text:style-name="T9">suprascr. = superscriptum/a</text:span>)</text:p>
            </text:list-item>
            <text:list-item>
              <text:p text:style-name="P3"><text:span text:style-name="T11">below</text:span>: below the line (<text:span text:style-name="T9">subscr. = subscriptum/a</text:span>)</text:p>
            </text:list-item>
            <text:list-item>
              <text:p text:style-name="P3"><text:span text:style-name="T11">bottom</text:span>: bottom of the page (<text:span text:style-name="T9">in mg. inf.. = in margine inferiore</text:span></text:p>
            </text:list-item>
            <text:list-item>
              <text:p text:style-name="P3"><text:span text:style-name="T11">inline</text:span>: within the body of the original text (<text:span text:style-name="T9">in textu</text:span>)</text:p>
            </text:list-item>
            <text:list-item>
              <text:p text:style-name="P3"><text:span text:style-name="T11">inRas</text:span>: in the space where text has been erased. (<text:span text:style-name="T9">in ras. = in rasura</text:span>)</text:p>
            </text:list-item>
            <text:list-item>
              <text:p text:style-name="P3"><text:span text:style-name="T11">margin</text:span>: right, left, or both (<text:span text:style-name="T9">in mg. = in margine</text:span>)</text:p>
            </text:list-item>
            <text:list-item>
              <text:p text:style-name="P3"><text:span text:style-name="T11">top</text:span>: at the top of the page (<text:span text:style-name="T9">in mg. sup. = in margine superiore</text:span>)</text:p>
            </text:list-item>
          </text:list>
        </text:list-item>
      </text:list>
      <text:p text:style-name="Special">&lt;<text:span text:style-name="T11">app</text:span>&gt;<text:line-break/> &lt;<text:span text:style-name="T11">lem</text:span>&gt;certare&lt;/<text:span text:style-name="T11">lem</text:span>&gt;<text:line-break/> &lt;<text:span text:style-name="T11">rdg</text:span> <text:span text:style-name="T11">wit</text:span>="#G1"&gt;<text:line-break/>  &lt;<text:span text:style-name="T11">add</text:span> <text:span text:style-name="T11">place</text:span>="margin"&gt;certate&lt;/<text:span text:style-name="T11">add</text:span>&gt;<text:line-break/> &lt;/<text:span text:style-name="T11">rdg</text:span>&gt;<text:line-break/>&lt;/<text:span text:style-name="T11">app</text:span>&gt;</text:p>
      <text:h text:style-name="Heading_20_2" text:outline-level="2"><text:bookmark-start text:name="apparatus-criticus-deletion-witness"/>Deletion in a Witness<text:bookmark-end text:name="apparatus-criticus-deletion-witness"/></text:h>
      <text:p text:style-name="Standard">The following guidelines demonstrate how to produce a notation about the deletion of text from a witness by a scribe, along with the method of deletion (if known).</text:p>
      <text:p text:style-name="Standard">For deletions made by the editor of the current edition or a previous editor, see the section "<text:bookmark-ref text:reference-format="number-no-superior" text:ref-name="apparatus-criticus-conjecture-and-emendation-editorial">Editorial Additions and Deletions</text:bookmark-ref>.”</text:p>
      <text:p text:style-name="Standard"><text:soft-page-break/>Deletion almost always occurs as part of a correction. In that case, this section should be used in combination with the guidelines in the section “<text:bookmark-ref text:reference-format="number-no-superior" text:ref-name="apparatus-criticus-correction">Correction</text:bookmark-ref>.” The examples in this section represent deletion as part of a correction.</text:p>
      <text:p text:style-name="Standard">There are two methods for encoding deletions: prose description and semantic markup. Both are described in the following subsections. The same information is presented in both cases, but the semantic markup version will support additional functionality such as querying and filtering on deleted readings and the method of deletion.</text:p>
      <text:h text:style-name="Heading_20_3" text:outline-level="3"><text:bookmark-start text:name="apparatus-criticus-deletion-prose"/>Deletion: Prose Description<text:bookmark-end text:name="apparatus-criticus-deletion-prose"/></text:h>
      <text:list xml:id="list170514519210396" text:continue-numbering="true" text:style-name="WWNum2">
        <text:list-item>
          <text:p text:style-name="P7">&lt;<text:span text:style-name="T2">witDetail</text:span>&gt; (witness detail) contains a prose description of the deletion.</text:p>
        </text:list-item>
      </text:list>
      <text:p text:style-name="Standard">The prose description method uses &lt;<text:span text:style-name="T2">witDetail</text:span>&gt; to describe the deletion:</text:p>
      <text:p text:style-name="Special">&lt;<text:span text:style-name="T11">app</text:span>&gt;<text:line-break/> &lt;<text:span text:style-name="T11">lem</text:span>&gt;amotae&lt;/<text:span text:style-name="T11">lem</text:span>&gt;<text:line-break/> &lt;<text:span text:style-name="T11">rdg</text:span> <text:span text:style-name="T11">wit</text:span>="#G" <text:span text:style-name="T11">xml:id</text:span>="rdg-adamote"&gt;adamote&lt;/<text:span text:style-name="T11">rdg</text:span>&gt;<text:line-break/> &lt;<text:span text:style-name="T11">witDetail</text:span> <text:span text:style-name="T11">wit</text:span>="#G" <text:span text:style-name="T11">target</text:span>="#rdg-adamote"<text:line-break/>  <text:span text:style-name="T11">type</text:span>="correction-original"/&gt;<text:line-break/> &lt;<text:span text:style-name="T11">rdg</text:span> <text:span text:style-name="T11">wit</text:span>="#G1" <text:span text:style-name="T11">xml:id</text:span>="rdg-amote"&gt;amote&lt;/<text:span text:style-name="T11">rdg</text:span>&gt;<text:line-break/> &lt;<text:span text:style-name="T11">witDetail</text:span> <text:span text:style-name="T11">wit</text:span>="#G1" <text:span text:style-name="T11">target</text:span>="#rdg-amote"<text:line-break/>  <text:span text:style-name="T11">type</text:span>="correction-altered"&gt;ad &lt;<text:span text:style-name="T11">hi</text:span> <text:span text:style-name="T11">rend</text:span>="italic"&gt;exp.&lt;/<text:span text:style-name="T11">hi</text:span>&gt;&lt;/<text:span text:style-name="T11">witDetail</text:span>&gt;<text:line-break/>&lt;/<text:span text:style-name="T11">app</text:span>&gt;</text:p>
      <text:p text:style-name="Standard">The output of this encoding would be amotae] adamote <text:span text:style-name="T11">G</text:span> (a.c.), amote <text:span text:style-name="T11">G</text:span><text:span text:style-name="T14">1</text:span> (ad <text:span text:style-name="T9">exp</text:span>.)</text:p>
      <text:h text:style-name="Heading_20_3" text:outline-level="3"><text:bookmark-start text:name="apparatus-criticus-deletion-semantic"/>Deletion: Semantic Markup<text:bookmark-end text:name="apparatus-criticus-deletion-semantic"/></text:h>
      <text:p text:style-name="Standard">The semantic markup method uses &lt;<text:span text:style-name="T2">del</text:span>&gt; to encode the deletion. Deletions encoded according to these guidelines will be displayed or printed enclosed in double brackets: ⟦ ⟧.</text:p>
      <text:list xml:id="list170515139415227" text:continue-numbering="true" text:style-name="WWNum2">
        <text:list-item>
          <text:p text:style-name="P7">&lt;<text:span text:style-name="T2">del</text:span>&gt; (deletion) contains text that has been deleted.</text:p>
        </text:list-item>
        <text:list-item>
          <text:p text:style-name="P7"><text:span text:style-name="T9">@rend</text:span> (rendition) indicates the method of deletion. Use of <text:span text:style-name="T9">@rend</text:span> is optional. Without it, the generic notation <text:span text:style-name="T9">del.</text:span> for <text:span text:style-name="tei_5f_foreign"><text:span text:style-name="T8">delevit</text:span></text:span> or <text:span text:style-name="tei_5f_foreign"><text:span text:style-name="T8">delevi</text:span></text:span> will be inserted. Otherwise, <text:span text:style-name="T9">@rend</text:span> with one of the following values will generate a more specific notation:</text:p>
          <text:list>
            <text:list-item>
              <text:p text:style-name="P3"><text:span text:style-name="T11">erasure</text:span>: text has been erased or scraped off of the page, but it is possible to detect what was deleted (<text:span text:style-name="T9">ante ras.</text:span>).</text:p>
            </text:list-item>
            <text:list-item>
              <text:p text:style-name="P3"><text:span text:style-name="T11">expunction</text:span>: dots have been written under a word to indicate that it should be deleted (<text:span text:style-name="T9">exp.</text:span>).</text:p>
            </text:list-item>
          </text:list>
        </text:list-item>
      </text:list>
      <text:p text:style-name="Special">&lt;<text:span text:style-name="T11">app</text:span>&gt;<text:line-break/> &lt;<text:span text:style-name="T11">lem</text:span>&gt;amotae&lt;/<text:span text:style-name="T11">lem</text:span>&gt;<text:line-break/> &lt;<text:span text:style-name="T11">rdg</text:span> <text:span text:style-name="T11">wit</text:span>="#G" <text:span text:style-name="T11">xml:id</text:span>="rdg-adamote"&gt;adamote&lt;/<text:span text:style-name="T11">rdg</text:span>&gt;<text:line-break/> &lt;<text:span text:style-name="T11">witDetail</text:span> <text:span text:style-name="T11">wit</text:span>="#G" <text:span text:style-name="T11">target</text:span>="#rdg-adamote"<text:line-break/>  <text:span text:style-name="T11">type</text:span>="correction-original"/&gt;<text:line-break/> &lt;<text:span text:style-name="T11">rdg</text:span> <text:span text:style-name="T11">wit</text:span>="#G1" <text:span text:style-name="T11">xml:id</text:span>="rdg-amote"&gt;<text:line-break/>  &lt;<text:span text:style-name="T11">del</text:span> <text:span text:style-name="T11">rend</text:span>="expunction"&gt;ad&lt;/<text:span text:style-name="T11">del</text:span>&gt;amote&lt;/<text:span text:style-name="T11">rdg</text:span>&gt;<text:line-break/> &lt;<text:span text:style-name="T11">witDetail</text:span> <text:span text:style-name="T11">wit</text:span>="#G1" <text:span text:style-name="T11">target</text:span>="#rdg-amote"<text:line-break/>  <text:span text:style-name="T11">type</text:span>="correction-altered"&gt;ad &lt;<text:span text:style-name="T11">hi</text:span> <text:span text:style-name="T11">rend</text:span>="italic"&gt;exp.&lt;/<text:span text:style-name="T11">hi</text:span>&gt;&lt;/<text:span text:style-name="T11">witDetail</text:span>&gt;<text:line-break/>&lt;/<text:span text:style-name="T11">app</text:span>&gt;</text:p>
      <text:p text:style-name="Standard">The output of this encoding would be amotae] adamote <text:span text:style-name="T11">G</text:span> (<text:span text:style-name="T9">a.c.</text:span>), 〚ad〛amote <text:span text:style-name="T11">G</text:span><text:span text:style-name="T14">1</text:span> (<text:span text:style-name="T9">p.c.</text:span>, ad <text:span text:style-name="T9">exp.</text:span>)</text:p>
      <text:h text:style-name="Heading_20_3" text:outline-level="3"><text:bookmark-start text:name="apparatus-criticus-illegible-characters-unknown"/>Illegible Characters, Quantity Unknown<text:bookmark-end text:name="apparatus-criticus-illegible-characters-unknown"/></text:h>
      <text:p text:style-name="Standard">It is occasionally necessary to indicate the presence of illegible characters in a witness' text.</text:p>
      <text:list xml:id="list170514254731240" text:continue-numbering="true" text:style-name="WWNum2">
        <text:list-item>
          <text:p text:style-name="P7">&lt;<text:span text:style-name="T2">gap</text:span>&gt; is a milestone or self-closing tag that marks the space occupied by illegible characters.</text:p>
        </text:list-item>
        <text:list-item>
          <text:p text:style-name="P7"><text:span text:style-name="T9">@reason</text:span> with value "illegible" indicates the reason for the gap.</text:p>
        </text:list-item>
        <text:list-item>
          <text:p text:style-name="P7"><text:span text:style-name="T9">@extent</text:span> with value "unknown" marks the extent of the gap.</text:p>
        </text:list-item>
        <text:list-item>
          <text:p text:style-name="P7"><text:span text:style-name="T9">@unit</text:span> with the value "character" indicates the scale of the gap.</text:p>
        </text:list-item>
      </text:list>
      <text:p text:style-name="Standard">For example, at Calp. 6.4, the lemma is <text:span text:style-name="tei_5f_foreign"><text:span text:style-name="T8">dedit</text:span></text:span>, but the witness known as <text:span text:style-name="T11">N</text:span> has <text:span text:style-name="tei_5f_foreign"><text:span text:style-name="T8">deo</text:span></text:span> and some illegible characters after it. <text:bookmark-ref text:reference-format="number-no-superior" text:ref-name="giarratano-calpurnius">Giarratano</text:bookmark-ref><text:s/>has indicated the presence of illegible characters with an asterisk: <text:span text:style-name="tei_5f_foreign"><text:span text:style-name="T8">deo *</text:span></text:span>. These guidelines use dashes to indicate illegible characters, but the attributes <text:span text:style-name="T9">@reason</text:span>, <text:span text:style-name="T9">@extent</text:span>, and <text:span text:style-name="T9">@unit</text:span> provide more information.</text:p>
      <text:p text:style-name="Special">&lt;<text:span text:style-name="T11">app</text:span>&gt;<text:line-break/> &lt;<text:span text:style-name="T11">lem</text:span>&gt;dedit&lt;/<text:span text:style-name="T11">lem</text:span>&gt;<text:line-break/> &lt;<text:span text:style-name="T11">rdg</text:span> <text:span text:style-name="T11">wit</text:span>="#N"&gt;<text:line-break/>  &lt;<text:span text:style-name="T11">gap</text:span> <text:span text:style-name="T11">reason</text:span>="illegible" <text:span text:style-name="T11">extent</text:span>="unknown"<text:line-break/>   <text:span text:style-name="T11">unit</text:span>="character"/&gt;<text:line-break/> &lt;/<text:span text:style-name="T11">rdg</text:span>&gt;<text:line-break/>&lt;/<text:span text:style-name="T11">app</text:span>&gt;</text:p>
      <text:h text:style-name="Heading_20_3" text:outline-level="3"><text:bookmark-start text:name="apparatus-criticus-transposition"/>Transpositions<text:bookmark-end text:name="apparatus-criticus-transposition"/></text:h>
      <text:p text:style-name="Standard">Transpositions may be handled in two ways: prose description or semantic markup. Prose description produces a note in the apparatus criticus. Semantic encoding produces a note in the apparatus criticus, but it will also enable readers to swap the transpositions in and out of the text in a digital version.</text:p>
      <text:p text:style-name="Standard">The sections below demonstrate the prose description and semantic markup methods for the following examples:</text:p>
      <text:p text:style-name="Standard"><text:span text:style-name="T11">Example 1</text:span><text:bookmark-start text:name="Ov-Tr-3.12.36ff."/>: In the Teubner edition of Ovid’s Tristia, <text:bookmark-ref text:reference-format="number-no-superior" text:ref-name="hall-ovid">J.B. Hall</text:bookmark-ref><text:s/>follows the recommendation of Wilamowitz and transposes lines 41–42 of poem 3.12 so that they follow line 36. In the apparatus criticus, Hall writes <text:bookmark-end text:name="Ov-Tr-3.12.36ff."/>‘<text:span text:style-name="T11">41–42</text:span> <text:s/><text:span text:style-name="T9">post 36 transposuit Wilamowitz.</text:span>’</text:p>
      <text:p text:style-name="Standard"><text:span text:style-name="T11">Example 2</text:span><text:bookmark-start text:name="Ov-Met-1.304-305"/>: In <text:bookmark-ref text:reference-format="number-no-superior" text:ref-name="tarrant-ovid">Richard Tarrant’s OCT</text:bookmark-ref><text:s/>of Ovid’s Metamorphoses, the text of 1.304–305 is as follows:<text:bookmark-end text:name="Ov-Met-1.304-305"/></text:p>
      <text:p text:style-name="tei_5f_l">nat lupus inter oues, fuluos uehit unda leones,</text:p>
      <text:p text:style-name="tei_5f_l">unda uehit tigres; nec uires fulminis apro</text:p>
      <text:p text:style-name="Standard">In the apparatus criticus, Tarrant notes the following: 304–5 fuluos … tigres <text:span text:style-name="T9">om. HM</text:span><text:span text:style-name="T15">ac</text:span><text:span text:style-name="T9">(N</text:span><text:span text:style-name="T15">ac</text:span>); <text:span text:style-name="T9">habet Bern, sed ordine turbato</text:span> (nat … oues nec uires f. apro | unda u. tigres, fuluos … leones)</text:p>
      <text:h text:style-name="Heading_20_4" text:outline-level="4"><text:bookmark-start text:name="apparatus-criticus-transposition-prose-description"/>Transposition: Prose Description<text:bookmark-end text:name="apparatus-criticus-transposition-prose-description"/></text:h>
      <text:p text:style-name="Standard">To describe this transposition in the apparatus criticus, &lt;<text:span text:style-name="T2">app</text:span>&gt; encloses the affected passage, and &lt;<text:span text:style-name="T2">witDetail</text:span>&gt; or &lt;<text:span text:style-name="T2">note</text:span>&gt; contains the description.</text:p>
      <text:p text:style-name="Standard"><text:span text:style-name="T11">Example 1</text:span> (Ov. Tr. 3.12.36ff.)</text:p>
      <text:p text:style-name="Special">&lt;<text:span text:style-name="T11">l</text:span> <text:span text:style-name="T11">n</text:span>="35"&gt;ille quidem mirum ni de regione propinqua&lt;/<text:span text:style-name="T11">l</text:span>&gt;<text:line-break/>&lt;<text:span text:style-name="T11">l</text:span> <text:span text:style-name="T11">n</text:span>="36"&gt;non nisi uicinas tutus ararit aquas.&lt;/<text:span text:style-name="T11">l</text:span>&gt;<text:line-break/>&lt;<text:span text:style-name="T11">app</text:span>&gt;<text:line-break/> &lt;<text:span text:style-name="T11">lem</text:span> <text:span text:style-name="T11">xml:id</text:span>="lem-3.12.41-42"&gt;<text:line-break/>  &lt;<text:span text:style-name="T11">l</text:span> <text:span text:style-name="T11">n</text:span>="41"&gt;fas quoque ab ore freti longaeque Propontidos<text:line-break/>       undis&lt;/<text:span text:style-name="T11">l</text:span>&gt;<text:line-break/>  &lt;<text:span text:style-name="T11">l</text:span> <text:span text:style-name="T11">n</text:span>="42"&gt;huc aliquem certo uela dedisse Noto.&lt;/<text:span text:style-name="T11">l</text:span>&gt;<text:line-break/> &lt;/<text:span text:style-name="T11">lem</text:span>&gt;<text:line-break/> &lt;<text:span text:style-name="T11">note</text:span> <text:span text:style-name="T11">target</text:span>="#lem-3.12.41-42"&gt;41–42 post 36 transposuit &lt;<text:span text:style-name="T11">ref</text:span> <text:span text:style-name="T11">target</text:span>="#Wilamowitz"&gt;Wilamowitz&lt;/<text:span text:style-name="T11">ref</text:span>&gt;.&lt;/<text:span text:style-name="T11">note</text:span>&gt;<text:line-break/>&lt;/<text:span text:style-name="T11">app</text:span>&gt;<text:line-break/>&lt;<text:span text:style-name="T11">l</text:span> <text:span text:style-name="T11">n</text:span>="37"&gt;rarus ab Italia tantum mare nauita transit,&lt;/<text:span text:style-name="T11">l</text:span>&gt;<text:line-break/>&lt;<text:span text:style-name="T11">l</text:span> <text:span text:style-name="T11">n</text:span>="38"&gt;litora rarus in haec portubus orba uenit.&lt;/<text:span text:style-name="T11">l</text:span>&gt;</text:p>
      <text:p text:style-name="Standard"><text:span text:style-name="T11">Example 2</text:span> (Ov. Met., 1.304–305):</text:p>
      <text:p text:style-name="Special">&lt;<text:span text:style-name="T11">app</text:span>&gt;<text:line-break/> &lt;<text:span text:style-name="T11">lem</text:span> <text:span text:style-name="T11">xml:id</text:span>="lem-1.304–305"&gt;<text:line-break/>  &lt;<text:span text:style-name="T11">l</text:span> <text:span text:style-name="T11">n</text:span>="304"&gt;nat lupus inter oues, fuluos uehit unda<text:line-break/>       leones,&lt;/<text:span text:style-name="T11">l</text:span>&gt;<text:line-break/>  &lt;<text:span text:style-name="T11">l</text:span> <text:span text:style-name="T11">n</text:span>="305"&gt;unda uehit tigres; nec uires fulminis apro&lt;/<text:span text:style-name="T11">l</text:span>&gt;<text:line-break/> &lt;/<text:span text:style-name="T11">lem</text:span>&gt;<text:line-break/> &lt;<text:span text:style-name="T11">note</text:span> <text:span text:style-name="T11">target</text:span>="#lem-1.304–305"&gt; fuluos … tigres &lt;<text:span text:style-name="T11">hi</text:span> <text:span text:style-name="T11">rend</text:span>="italic"&gt;om&lt;/<text:span text:style-name="T11">hi</text:span>&gt;. &lt;<text:span text:style-name="T11">ref</text:span> <text:span text:style-name="T11">target</text:span>="#H"&gt;H&lt;/<text:span text:style-name="T11">ref</text:span>&gt;<text:line-break/>  &lt;<text:span text:style-name="T11">ref</text:span> <text:span text:style-name="T11">target</text:span>="#Mac"&gt;M&lt;<text:span text:style-name="T11">hi</text:span> <text:span text:style-name="T11">rend</text:span>="superscript"&gt;ac&lt;/<text:span text:style-name="T11">hi</text:span>&gt;&lt;/<text:span text:style-name="T11">ref</text:span>&gt;(&lt;<text:span text:style-name="T11">ref</text:span> <text:span text:style-name="T11">target</text:span>="#Nac"&gt;N&lt;<text:span text:style-name="T11">hi</text:span> <text:span text:style-name="T11">rend</text:span>="superscript"&gt;ac&lt;/<text:span text:style-name="T11">hi</text:span>&gt;&lt;/<text:span text:style-name="T11">ref</text:span>&gt;)&lt;/<text:span text:style-name="T11">note</text:span>&gt;<text:line-break/> &lt;<text:span text:style-name="T11">note</text:span> <text:span text:style-name="T11">target</text:span>="#lem-1.304–305"&gt;304–5 &lt;<text:span text:style-name="T11">hi</text:span> <text:span text:style-name="T11">rend</text:span>="italic"&gt;habet &lt;<text:span text:style-name="T11">ref</text:span> <text:span text:style-name="T11">target</text:span>="#Bern"&gt;Bern&lt;/<text:span text:style-name="T11">ref</text:span>&gt;, sed ordine turbato&lt;/<text:span text:style-name="T11">hi</text:span>&gt;<text:line-break/>     (nat … oues nec uires f. apro | unda u. tigres, fuluos …<text:line-break/>     leones)&lt;/<text:span text:style-name="T11">note</text:span>&gt;<text:line-break/>&lt;/<text:span text:style-name="T11">app</text:span>&gt;</text:p>
      <text:p text:style-name="Standard">Neither one of these examples would support the functionality of swapping the transpositions in and out of the main text of the edition. Instead, readers would just see a note in the apparatus criticus describing the transposition.</text:p>
      <text:h text:style-name="Heading_20_4" text:outline-level="4"><text:bookmark-start text:name="apparatus-criticus-transposition-semantic-encoding"/>Transposition: Semantic Encoding<text:bookmark-end text:name="apparatus-criticus-transposition-semantic-encoding"/></text:h>
      <text:p text:style-name="Standard">In some cases, a transposition may be semantically encoded using the basic pattern for an apparatus entry. In example 1 (Ov. Tr. 3.12.36ff., <text:bookmark-ref text:reference-format="number-no-superior" text:ref-name="Ov-Tr-3.12.36ff.">text above</text:bookmark-ref>), there are basically two forms of the text: with and without the transposition. Since the editor (Hall) has accepted Wilamowitz’ proposed transposition, the transposed version is contained in &lt;<text:span text:style-name="T2">lem</text:span>&gt; and the original is contained in &lt;<text:span text:style-name="T2">rdg</text:span>&gt;:</text:p>
      <text:p text:style-name="Special">&lt;<text:span text:style-name="T11">l</text:span> <text:span text:style-name="T11">n</text:span>="35"&gt;ille quidem mirum ni de regione propinqua&lt;/<text:span text:style-name="T11">l</text:span>&gt;<text:line-break/>&lt;<text:span text:style-name="T11">l</text:span> <text:span text:style-name="T11">n</text:span>="36"&gt;non nisi uicinas tutus ararit aquas.&lt;/<text:span text:style-name="T11">l</text:span>&gt;<text:line-break/>&lt;<text:span text:style-name="T11">app</text:span>&gt;<text:line-break/> &lt;<text:span text:style-name="T11">lem</text:span> <text:span text:style-name="T11">xml:id</text:span>="lem-3.12.41-42"<text:line-break/>  <text:span text:style-name="T11">exclude</text:span>="#rdg-3.12.41–42" <text:span text:style-name="T11">type</text:span>="emendation"&gt;<text:line-break/>  &lt;<text:span text:style-name="T11">l</text:span> <text:span text:style-name="T11">n</text:span>="41"&gt;fas quoque ab ore freti longaeque Propontidos<text:line-break/>       undis&lt;/<text:span text:style-name="T11">l</text:span>&gt;<text:line-break/>  &lt;<text:span text:style-name="T11">l</text:span> <text:span text:style-name="T11">n</text:span>="42"&gt;huc aliquem certo uela dedisse Noto.&lt;/<text:span text:style-name="T11">l</text:span>&gt;<text:line-break/> &lt;/<text:span text:style-name="T11">lem</text:span>&gt;<text:line-break/> &lt;<text:span text:style-name="T11">note</text:span> <text:span text:style-name="T11">target</text:span>="#lem-3.12.41-42"&gt;41–42 post 36 transposuit &lt;<text:span text:style-name="T11">ref</text:span> <text:span text:style-name="T11">target</text:span>="#Wilamowitz"&gt;Wilamowitz&lt;/<text:span text:style-name="T11">ref</text:span>&gt;.&lt;/<text:span text:style-name="T11">note</text:span>&gt;<text:line-break/>&lt;/<text:span text:style-name="T11">app</text:span>&gt;<text:line-break/>&lt;<text:span text:style-name="T11">l</text:span> <text:span text:style-name="T11">n</text:span>="37"&gt;rarus ab Italia tantum mare nauita transit,&lt;/<text:span text:style-name="T11">l</text:span>&gt;<text:line-break/>&lt;<text:span text:style-name="T11">l</text:span> <text:span text:style-name="T11">n</text:span>="38"&gt;litora rarus in haec portubus orba uenit.&lt;/<text:span text:style-name="T11">l</text:span>&gt;<text:line-break/>&lt;<text:span text:style-name="T11">l</text:span> <text:span text:style-name="T11">n</text:span>="39"&gt;siue tamen Graia scierit siue ille Latina&lt;/<text:span text:style-name="T11">l</text:span>&gt;<text:line-break/>&lt;<text:span text:style-name="T11">l</text:span> <text:span text:style-name="T11">n</text:span>="40"&gt;uoce loqui—certe gratior huius erit&lt;/<text:span text:style-name="T11">l</text:span>&gt;<text:line-break/>&lt;<text:span text:style-name="T11">app</text:span>&gt;<text:line-break/> &lt;<text:span text:style-name="T11">rdg</text:span> <text:span text:style-name="T11">xml:id</text:span>="rdg-3.12.41–42"<text:line-break/>  <text:span text:style-name="T11">exclude</text:span>="#lem-3.12.41–42"&gt;<text:line-break/>  &lt;<text:span text:style-name="T11">l</text:span> <text:span text:style-name="T11">n</text:span>="41"&gt;fas quoque ab ore freti longaeque Propontidos<text:line-break/>       undis&lt;/<text:span text:style-name="T11">l</text:span>&gt;<text:line-break/>  &lt;<text:span text:style-name="T11">l</text:span> <text:span text:style-name="T11">n</text:span>="42"&gt;huc aliquem certo uela dedisse Noto.&lt;/<text:span text:style-name="T11">l</text:span>&gt;<text:line-break/> &lt;/<text:span text:style-name="T11">rdg</text:span>&gt;<text:line-break/>&lt;/<text:span text:style-name="T11">app</text:span>&gt;</text:p>
      <text:p text:style-name="Standard">This will allow users to toggle between the original and emended versions of the text. Using <text:span text:style-name="T9">@exclude</text:span> ensures that lines 41–42 will never be displayed in two places at once. When the lemma (i.e., Wilamowitz’ emendation) is displayed in the edition text, lines 41–42 will follow line 36. When the reading that has lines 41–42 following line 40 is selected for display, Wilamowitz’ emendation will be excluded from the display.</text:p>
      <text:p text:style-name="Standard">More complicated transpositions, like the one in the second example below, operate in the same way: using <text:span text:style-name="T9">@exclude</text:span> and <text:span text:style-name="T9">@require</text:span> ensures that mutually exclusive readings are never displayed together.</text:p>
      <text:p text:style-name="Standard">Keeping track of the mutually exclusive readings can be a challenge, as the example below demonstrates. When encoding complex transpositions, it can be helpful to make a table or to use some other method of keeping track of the mutually exclusive readings.</text:p>
      <text:p text:style-name="Standard">Example 2 (Ov. Met., 1.304–305, <text:bookmark-ref text:reference-format="number-no-superior" text:ref-name="Ov-Met-1.304-305">text above</text:bookmark-ref>). In this example, the witness known as Bern transposes portions of two lines. Witnesses H M<text:span text:style-name="T13">ac</text:span> (and N<text:span text:style-name="T13">ac</text:span>) conflate the lines, which is another kind of transposition (or omission). That is, it can be assumed that they did not write the first half of the line at 304 and the second half of the line at 305, but rather wrote the two halves together on the same line (i.e., <text:span text:style-name="tei_5f_foreign"><text:span text:style-name="T8">nat lupus inter oues, <text:s text:c="36"/>nec uires fulminis apro</text:span></text:span>).</text:p>
      <text:p text:style-name="Special">&lt;<text:span text:style-name="T11">app</text:span>&gt;<text:line-break/>&lt;!-- &lt;app&gt; enclosing the entire passage in question. --&gt;<text:line-break/> &lt;<text:span text:style-name="T11">lem</text:span>&gt;<text:line-break/>&lt;!-- &lt;lem&gt; enclosing full text of lines 304 and 305. --&gt;<text:line-break/>  &lt;<text:span text:style-name="T11">l</text:span> <text:span text:style-name="T11">n</text:span>="304"&gt;<text:line-break/>   &lt;<text:span text:style-name="T11">app</text:span>&gt;<text:line-break/>&lt;!-- First nested &lt;app&gt;, marking one of the conflated half-lines. --&gt;<text:line-break/>    &lt;<text:span text:style-name="T11">lem</text:span> <text:span text:style-name="T11">xml:id</text:span>="lem-304-nat"&gt;nat lupus inter<text:line-break/>           oues,&lt;/<text:span text:style-name="T11">lem</text:span>&gt;<text:line-break/>   &lt;/<text:span text:style-name="T11">app</text:span>&gt;<text:line-break/>   &lt;<text:span text:style-name="T11">app</text:span>&gt;<text:line-break/>&lt;!-- Second nested &lt;app&gt;, handling the variant that transposes half-lines. --&gt;<text:line-break/>    &lt;<text:span text:style-name="T11">lem</text:span> <text:span text:style-name="T11">xml:id</text:span>="lem-304-fuluos"<text:line-break/>     <text:span text:style-name="T11">require</text:span>="#lem-305-unda"&gt;fuluos uehit unda leones,&lt;/<text:span text:style-name="T11">lem</text:span>&gt;<text:line-break/>    &lt;<text:span text:style-name="T11">rdg</text:span> <text:span text:style-name="T11">wit</text:span>="#Bern" <text:span text:style-name="T11">xml:id</text:span>="rdg-304-Bern"<text:line-break/>     <text:span text:style-name="T11">require</text:span>="#rdg-305-Bern" <text:span text:style-name="T11">copyOf</text:span>="#lem-305-nec"/&gt;<text:line-break/>   &lt;/<text:span text:style-name="T11">app</text:span>&gt;<text:line-break/>  &lt;/<text:span text:style-name="T11">l</text:span>&gt;<text:line-break/>  &lt;<text:span text:style-name="T11">l</text:span> <text:span text:style-name="T11">n</text:span>="305"&gt;unda uehit tigres; &lt;<text:span text:style-name="T11">app</text:span>&gt;<text:line-break/>&lt;!-- Third nested &lt;app&gt;, marking the other conflated or transposed half-line. --&gt;<text:line-break/>    &lt;<text:span text:style-name="T11">lem</text:span> <text:span text:style-name="T11">xml:id</text:span>="lem-305-nec"<text:line-break/>     <text:span text:style-name="T11">require</text:span>="#lem-304-nat"&gt;nec<text:line-break/>           uires fulminis apro&lt;/<text:span text:style-name="T11">lem</text:span>&gt;<text:line-break/>    &lt;<text:span text:style-name="T11">rdg</text:span> <text:span text:style-name="T11">wit</text:span>="#Bern" <text:span text:style-name="T11">xml:id</text:span>="rdg-305-Bern"<text:line-break/>     <text:span text:style-name="T11">require</text:span>="#rdg-304-Bern" <text:span text:style-name="T11">copyOf</text:span>="#lem-304-fuluos"/&gt;<text:line-break/>   &lt;/<text:span text:style-name="T11">app</text:span>&gt;&lt;/<text:span text:style-name="T11">l</text:span>&gt;<text:line-break/> &lt;/<text:span text:style-name="T11">lem</text:span>&gt;<text:line-break/>&lt;!-- &lt;rdg&gt; enclosing the conflated lines in H and M --&gt;<text:line-break/> &lt;<text:span text:style-name="T11">rdg</text:span> <text:span text:style-name="T11">wit</text:span>="#H #M" <text:span text:style-name="T11">xml:id</text:span>="rdg-305-HM"&gt;<text:line-break/>  &lt;<text:span text:style-name="T11">l</text:span> <text:span text:style-name="T11">n</text:span>="304/5"&gt;<text:line-break/>   &lt;<text:span text:style-name="T11">join</text:span> <text:span text:style-name="T11">target</text:span>="#lem-304-nat #lem-305-nec"/&gt;<text:line-break/>  &lt;/<text:span text:style-name="T11">l</text:span>&gt;<text:line-break/> &lt;/<text:span text:style-name="T11">rdg</text:span>&gt;<text:line-break/> &lt;<text:span text:style-name="T11">witDetail</text:span> <text:span text:style-name="T11">wit</text:span>="#M" <text:span text:style-name="T11">target</text:span>="#rdg-305-HM"<text:line-break/>  <text:span text:style-name="T11">type</text:span>="correction-original"&gt;<text:line-break/>  &lt;<text:span text:style-name="T11">hi</text:span> <text:span text:style-name="T11">rend</text:span>="superscript"&gt;ac&lt;/<text:span text:style-name="T11">hi</text:span>&gt;(N&lt;<text:span text:style-name="T11">hi</text:span> <text:span text:style-name="T11">rend</text:span>="superscript"&gt;ac&lt;/<text:span text:style-name="T11">hi</text:span>&gt;&lt;/<text:span text:style-name="T11">witDetail</text:span>&gt;<text:line-break/>&lt;/<text:span text:style-name="T11">app</text:span>&gt;</text:p>
      <text:p text:style-name="Standard">The extensive markup in this example calls for explication. The desired outcomes are: </text:p>
      <text:list xml:id="list170514064500450" text:continue-numbering="true" text:style-name="WWNum2">
        <text:list-item>
          <text:p text:style-name="P7">two lines printed in the edition text.</text:p>
        </text:list-item>
        <text:list-item>
          <text:p text:style-name="P7">a variant reading showing two lines with half-lines transposed.</text:p>
        </text:list-item>
        <text:list-item>
          <text:p text:style-name="P7">a variant reading that conflates the two lines.</text:p>
        </text:list-item>
      </text:list>
      <text:p text:style-name="Standard">These outcomes require nested &lt;<text:span text:style-name="T2">app</text:span>&gt; elements: </text:p>
      <text:list xml:id="list170514148236299" text:continue-numbering="true" text:style-name="WWNum2">
        <text:list-item>
          <text:p text:style-name="P7">The first &lt;<text:span text:style-name="T2">app</text:span>&gt; encloses the entire passage. Its &lt;<text:span text:style-name="T2">lem</text:span>&gt; encloses the text of lines 304 and 305 as the editor wishes them to be printed in the edition text.</text:p>
        </text:list-item>
        <text:list-item>
          <text:p text:style-name="P7">The first nested &lt;<text:span text:style-name="T2">app</text:span>&gt; encloses one of the conflated half-lines with &lt;<text:span text:style-name="T2">lem</text:span>&gt; and gives it an <text:span text:style-name="T9">@xml:id</text:span> so that its value can be copied elsewhere using <text:span text:style-name="T9">@copyOf</text:span>. There is no &lt;<text:span text:style-name="T2">rdg</text:span>&gt; here because none of the variations differs in content or position.</text:p>
        </text:list-item>
        <text:list-item>
          <text:p text:style-name="P7">The second nested &lt;<text:span text:style-name="T2">app</text:span>&gt; encloses the second half of line 304 in &lt;<text:span text:style-name="T2">lem</text:span>&gt; so that Bern's transposition, enclosed in &lt;<text:span text:style-name="T2">rdg</text:span>&gt;, can be swapped into its place.</text:p>
        </text:list-item>
        <text:list-item>
          <text:p text:style-name="P7">The third nested &lt;<text:span text:style-name="T2">app</text:span>&gt; encloses the second of the conflated half-lines in &lt;<text:span text:style-name="T2">lem</text:span>&gt; and gives it an <text:span text:style-name="T9">@xml:id</text:span> so that its value can be copied elsewhere using <text:span text:style-name="T9">@copyOf</text:span>. Its &lt;<text:span text:style-name="T2">rdg</text:span>&gt; also allows for Bern's transposition to be completed.</text:p>
        </text:list-item>
      </text:list>
      <text:p text:style-name="Standard">Instead of entering the text of the transposed lines more than once, <text:span text:style-name="T9">@copyOf</text:span> causes the text to be inserted automatically. This not only reduces the potential for errors in transcription, but also acknowledges that the text is otherwise identical.</text:p>
      <text:p text:style-name="Standard">The use of <text:span text:style-name="T9">@require</text:span> ensures that Bern's transposed lines will be displayed or printed together. That is, the reader will not see one correctly transposed half-line and one without transposition, since that would be a false representation of Bern's text.</text:p>
      <text:p text:style-name="Standard">The use of &lt;<text:span text:style-name="T2">join</text:span>&gt; to represent the conflated lines in H and M allows the text of the two lemmata in question to be copied and displayed or printed together.</text:p>
      <text:p text:style-name="Standard">The effort required to keep track of the mutually exclusive readings pays off in the ability to swap the conflated and transposed readings in and out of the edition text in the digital version.</text:p>
      <text:h text:style-name="Heading_20_3" text:outline-level="3"><text:bookmark-start text:name="apparatus-criticus-connected-readings"/>Connected Readings<text:bookmark-end text:name="apparatus-criticus-connected-readings"/></text:h>
      <text:p text:style-name="Standard">In some cases, it may be necessary to show that a witness or a source has variants in separate places that are related to each other. For example, the text of Calp. 6.68 is as follows: ‘<text:span text:style-name="tei_5f_foreign"><text:span text:style-name="T8">imminet exesa veluti testudine concha.</text:span></text:span>’. Heinsius proposes <text:span text:style-name="tei_5f_foreign"><text:span text:style-name="T8">exesae - conchae</text:span></text:span>. That means that whenever the lemma <text:span text:style-name="tei_5f_foreign"><text:span text:style-name="T8">exesa</text:span></text:span> is displayed, the lemma <text:span text:style-name="tei_5f_foreign"><text:span text:style-name="T8">concha</text:span></text:span> must also be displayed, and whenever one of Heinsius’ conjectures is displayed, the other one must accompany it. In other words, <text:span text:style-name="tei_5f_foreign"><text:span text:style-name="T8">exesa</text:span></text:span> should not be displayed with <text:span text:style-name="tei_5f_foreign"><text:span text:style-name="T8">conchae</text:span></text:span> and <text:span text:style-name="tei_5f_foreign"><text:span text:style-name="T8">exesae</text:span></text:span> should never be displayed with <text:span text:style-name="tei_5f_foreign"><text:span text:style-name="T8">concha</text:span></text:span></text:p>
      <text:p text:style-name="Standard">As with <text:bookmark-ref text:reference-format="number-no-superior" text:ref-name="apparatus-criticus-transposition">line transpositions</text:bookmark-ref>, <text:span text:style-name="T9">@exclude</text:span> and <text:span text:style-name="T9">@require</text:span> are used to prevent mutually exclusive readings from being displayed together. Calp. 6.68 should be encoded as follows:</text:p>
      <text:p text:style-name="Special">&lt;<text:span text:style-name="T11">l</text:span>&gt;imminet &lt;<text:span text:style-name="T11">app</text:span>&gt;<text:line-break/>  &lt;<text:span text:style-name="T11">lem</text:span> <text:span text:style-name="T11">xml:id</text:span>="lem-6.68-exesa"<text:line-break/>   <text:span text:style-name="T11">exclude</text:span>="#rdg-6.68-conchae" <text:span text:style-name="T11">require</text:span>="#lem-6.68-concha"&gt;exesa&lt;/<text:span text:style-name="T11">lem</text:span>&gt;<text:line-break/>  &lt;<text:span text:style-name="T11">rdg</text:span> <text:span text:style-name="T11">source</text:span>="#Heinsius"<text:line-break/>   <text:span text:style-name="T11">xml:id</text:span>="rdg-6.68-exesae" <text:span text:style-name="T11">exclude</text:span>="#lem-6.68-concha"<text:line-break/>   <text:span text:style-name="T11">require</text:span>="#rdg-6.68-conchae"&gt;exesae&lt;/<text:span text:style-name="T11">rdg</text:span>&gt;<text:line-break/> &lt;/<text:span text:style-name="T11">app</text:span>&gt; veluti testudine &lt;<text:span text:style-name="T11">app</text:span>&gt;<text:line-break/>  &lt;<text:span text:style-name="T11">lem</text:span> <text:span text:style-name="T11">xml:id</text:span>="lem-6.68-concha"<text:line-break/>   <text:span text:style-name="T11">exclude</text:span>="#rdg-6.68-exesae" <text:span text:style-name="T11">require</text:span>="#lem-6.68-exesa"&gt;concha&lt;/<text:span text:style-name="T11">lem</text:span>&gt;<text:line-break/>  &lt;<text:span text:style-name="T11">rdg</text:span> <text:span text:style-name="T11">xml:id</text:span>="rdg-6.68-conchae"<text:line-break/>   <text:span text:style-name="T11">exclude</text:span>="#lem-6.68-exesa" <text:span text:style-name="T11">require</text:span>="#rdg-6.68-exesae"&gt;conchae&lt;/<text:span text:style-name="T11">rdg</text:span>&gt;<text:line-break/> &lt;/<text:span text:style-name="T11">app</text:span>&gt;&lt;/<text:span text:style-name="T11">l</text:span>&gt;</text:p>
      <text:h text:style-name="Heading_20_3" text:outline-level="3"><text:bookmark-start text:name="apparatus-criticus-correction"/>Corrections<text:bookmark-end text:name="apparatus-criticus-correction"/></text:h>
      <text:p text:style-name="Standard">Correction has been discussed in the section “<text:bookmark-ref text:reference-format="number-no-superior" text:ref-name="apparatus-criticus-concepts-definitions">Concepts and Definitions</text:bookmark-ref>.” In short, for the purposes of these guidelines, “correction” describes any attempt by the original copyist or some other hand to alter a witness’ reading, whether or not the result matches what is in the main edition text.</text:p>
      <text:p text:style-name="Standard">The amount of detail to report about corrections is a matter for editors to decide; these guidelines accommodate a range of approaches. When determining the method to use, editors should bear in mind not only the amount of detail necessary to communicate the nature of a correction, but also the functionality they want their edition to support. The subsections below include discussions intended to help editors make those decision.</text:p>
      <text:p text:style-name="Standard">Before reading the encoding guidelines for corrections, it is recommended to read the section “<text:bookmark-ref text:reference-format="number-no-superior" text:ref-name="apparatus-criticus-correction-as-metadata">Correction as Metadata</text:bookmark-ref>” to understand the concepts behind the guidelines.</text:p>
      <text:h text:style-name="Heading_20_4" text:outline-level="4"><text:bookmark-start text:name="apparatus-criticus-correction-as-metadata"/>Correction as Metadata<text:bookmark-end text:name="apparatus-criticus-correction-as-metadata"/></text:h>
      <text:p text:style-name="Standard">Over time, editors have devised creative ways of reporting corrections. The simplest method is to report readings and annotate them with <text:span text:style-name="tei_5f_foreign"><text:span text:style-name="T8">ante correctionem</text:span></text:span>, <text:span text:style-name="tei_5f_foreign"><text:span text:style-name="T8">post correctionem</text:span></text:span>, or something similar. Another method is to add abbreviations for those phrases as superscript notations on manuscript sigla (e.g., B<text:span text:style-name="T13">ac</text:span>, B<text:span text:style-name="T13">pc</text:span>). Sometimes it is necessary to provide more detail about the method of correction, in which cases editors will either describe the correction (e.g., t <text:span text:style-name="T9">exp.</text:span>, r <text:span text:style-name="T9">add. s.l.</text:span>) or they will try to represent it typographically (e.g., referṭ<text:span text:style-name="T13">r</text:span>e). Some rely on superscript notation for all of these details (e.g., P<text:span text:style-name="T13">csl</text:span> = P <text:span text:style-name="tei_5f_foreign"><text:span text:style-name="T8">correctio supra lineam</text:span></text:span>).</text:p>
      <text:p text:style-name="Standard">The different methods have advantages and disadvantages, but each one effectively demonstrates that correction is a complex subject. Even the word “correction” is problematic, since it can refer to the result of a process or the process itself. Therefore, representing correction faithfully in a digital critical edition depends on careful analysis of the information that comprises a correction.</text:p>
      <text:p text:style-name="Standard">Aside from judgments about correctness, “correction” may involve at least four kinds of information: </text:p>
      <text:list xml:id="list170513405343614" text:continue-numbering="true" text:style-name="WWNum2">
        <text:list-item>
          <text:p text:style-name="P7">a reading.</text:p>
        </text:list-item>
        <text:list-item>
          <text:p text:style-name="P7">the state of the reading: original or altered.</text:p>
        </text:list-item>
        <text:list-item>
          <text:p text:style-name="P7">an agent or agents (i.e., the correcting hand or hands).</text:p>
        </text:list-item>
        <text:list-item>
          <text:p text:style-name="P7">a method or methods of correction (i.e., deletion, addition above the line, etc.).</text:p>
        </text:list-item>
      </text:list>
      <text:p text:style-name="Standard">In the context of a digital edition, it is useful to think of readings as the data, and the information about state, agency, method, and relationship as metadata, or data about the data.</text:p>
      <text:p text:style-name="Standard">Not all of these metadata items will be reported in every instance. The original reading, for example, obviously does not have a method of correction, but it will have a state (original). The original reading might have a correspondence to show that it is related to its altered form, if one is provided, but it is not always necessary to report the altered form. For example, if the altered form matches the lemma in the main text of the edition, it may be sufficient to report the original form with a note that it was corrected (the inference being that it was corrected to the lemma printed in the edition, if no other form is reported). Similarly, it may not be necessary to report the method of correction.</text:p>
      <text:p text:style-name="Standard">It is possible to use techniques described elsewhere in these guidelines to encode the details of corrections (e.g., deletion and/or addition of characters), but it is also possible to describe those details in prose. The examples below demonstrate both options.</text:p>
      <text:p text:style-name="Standard">The simplest way of encoding descriptions is to define sigla in the &lt;<text:span text:style-name="T2">handNote</text:span>&gt; section of a manuscript description. For example, an editor might define V<text:span text:style-name="T13">ac</text:span> and V<text:span text:style-name="T13">pc</text:span> for readings of manuscript V before and after correction, if it makes sense to do so. In that case, original and corrected readings will be encoded in the same way as any other readings, with &lt;<text:span text:style-name="T2">lem</text:span>&gt; or &lt;<text:span text:style-name="T2">rdg</text:span>&gt; inside of &lt;<text:span text:style-name="T2">app</text:span>&gt;.</text:p>
      <text:p text:style-name="Standard">Where there are multiple hands or other factors to consider, relying on sigla to indicate the state of correction may restrict options for representing the manuscript's data. The following subsections offer guidance for encoding those instances.</text:p>
      <text:h text:style-name="Heading_20_4" text:outline-level="4"><text:bookmark-start text:name="apparatus-criticus-correction-specs"/>Correction: Specifications<text:bookmark-end text:name="apparatus-criticus-correction-specs"/></text:h>
      <text:p text:style-name="Standard">Readings before and after correction are encoded as any other readings, i.e., with &lt;<text:span text:style-name="T2">rdg</text:span>&gt; inside of &lt;<text:span text:style-name="T2">app</text:span>&gt;.</text:p>
      <text:p text:style-name="Standard">The details of the correction are contained in &lt;<text:span text:style-name="T2">witDetail</text:span>&gt;, with the use of several attributes to determine how the information is processed. However, if the decision has been made to use sigla to indicate uncorrected or corrected readings (see the section "<text:bookmark-ref text:reference-format="number-no-superior" text:ref-name="apparatus-criticus-correction-as-metadata">Correction as Metadata</text:bookmark-ref>"), &lt;<text:span text:style-name="T2">witDetail</text:span>&gt; is not necessary.</text:p>
      <text:list xml:id="list170514374603790" text:continue-numbering="true" text:style-name="WWNum2">
        <text:list-item>
          <text:p text:style-name="P7">&lt;<text:span text:style-name="T2">witDetail</text:span>&gt; (witness detail) must be a self-closing element.</text:p>
        </text:list-item>
        <text:list-item>
          <text:p text:style-name="P7"><text:span text:style-name="T9">@wit</text:span> (witness) has as its value the <text:bookmark-ref text:reference-format="number-no-superior" text:ref-name="front-matter-sigla">machine-readable siglum</text:bookmark-ref><text:s/>of the witness that has the original or the altered reading.</text:p>
        </text:list-item>
        <text:list-item>
          <text:p text:style-name="P7"><text:span text:style-name="T9">@target</text:span> has as its value the <text:span text:style-name="T9">@xml:id</text:span> of the reading in question.</text:p>
        </text:list-item>
        <text:list-item>
          <text:p text:style-name="P7"><text:span text:style-name="T9">@type</text:span> has one of the following values to classify the correction. Possible values:</text:p>
          <text:list>
            <text:list-item>
              <text:p text:style-name="P3">correction-original: the original reading, i.e., before correction (<text:span text:style-name="tei_5f_foreign"><text:span text:style-name="T8">ante <text:s text:c="48"/>correctionem</text:span></text:span> or a.c.). The LDLT reader will insert "(a.c.)" after the siglum for the witness designated in <text:span text:style-name="T9">@wit</text:span>. </text:p>
            </text:list-item>
            <text:list-item>
              <text:p text:style-name="P3">correction-altered: the altered reading, i.e., after correction (<text:span text:style-name="tei_5f_foreign"><text:span text:style-name="T8">post <text:s text:c="48"/>correctionem</text:span></text:span> or p.c.). The LDLT reader will insert "(p.c.)" after the witness designated in <text:span text:style-name="T9">@wit</text:span>.</text:p>
            </text:list-item>
            <text:list-item>
              <text:p text:style-name="P3"><text:span text:style-name="T9">@place</text:span> (place) indicates where a correction has been made (using values listed in "<text:bookmark-ref text:reference-format="number-no-superior" text:ref-name="apparatus-criticus-addition-witness-semantic">Addition: Semantic Markup</text:bookmark-ref>"</text:p>
            </text:list-item>
          </text:list>
        </text:list-item>
        <text:list-item>
          <text:p text:style-name="P7">&lt;<text:span text:style-name="T2">note</text:span>&gt; (note) contains a description or discussion of the correction, beyond "(a.c.)" or "(p.c.)".</text:p>
        </text:list-item>
      </text:list>
      <text:p text:style-name="Standard">It is impossible to describe all of the possible scenarios for correction, but the examples in the following sections should provide a basis for determining how to encode the most common instances.</text:p>
      <text:h text:style-name="Heading_20_4" text:outline-level="4"><text:bookmark-start text:name="apparatus-criticus-correction-examples"/>Correction: Examples<text:bookmark-end text:name="apparatus-criticus-correction-examples"/></text:h>
      <text:h text:style-name="Heading_20_5" text:outline-level="5"><text:bookmark-start text:name="apparatus-criticus-correction-examples-1"/>Example 1<text:bookmark-end text:name="apparatus-criticus-correction-examples-1"/></text:h>
      <text:p text:style-name="Standard">The first example is simple correction of a variant reading to the lemma: protegit] protegis <text:span text:style-name="T11">G</text:span> (a.c.).</text:p>
      <text:p text:style-name="Standard">It is clear in this instance what the reading after correction is, so there is no need to report it. There is no need to list all of the other witnesses to the lemma, since it is clear that the uncorrected form is a unique reading. Also, the editor has decided that it is not useful to indicate which hand made the correction. In this example, manuscript <text:span text:style-name="T11">G</text:span> simply has the variant reading <text:span text:style-name="tei_5f_foreign"><text:span text:style-name="T8">protegis</text:span></text:span> for the lemma <text:span text:style-name="tei_5f_foreign"><text:span text:style-name="T8">protegit</text:span></text:span>, to which the variant reading in <text:span text:style-name="T11">G</text:span> has been corrected in some way.</text:p>
      <text:p text:style-name="Standard">If the sigla are being used to convey information about correction, the following encoding will be sufficient:</text:p>
      <text:p text:style-name="Special">&lt;<text:span text:style-name="T11">app</text:span>&gt;<text:line-break/> &lt;<text:span text:style-name="T11">lem</text:span> <text:span text:style-name="T11">xml:id</text:span>="lem-protegit"&gt;protegit&lt;/<text:span text:style-name="T11">lem</text:span>&gt;<text:line-break/> &lt;<text:span text:style-name="T11">rdg</text:span> <text:span text:style-name="T11">wit</text:span>="#Gac" <text:span text:style-name="T11">xml:id</text:span>="rdg-protegis"&gt;protegis&lt;/<text:span text:style-name="T11">rdg</text:span>&gt;<text:line-break/>&lt;/<text:span text:style-name="T11">app</text:span>&gt;</text:p>
      <text:p text:style-name="Standard">In this example, the machine-readable siglum "Gac" indicates that the reading <text:span text:style-name="tei_5f_foreign"><text:span text:style-name="T8">protegis</text:span></text:span> was present prior to correction. And since the human-readable siglum for "Gac" can be set to "G a.c.", the entry in the apparatus can be displayed as "protegit] protegis <text:span text:style-name="T11">G</text:span> a.c." </text:p>
      <text:p text:style-name="Standard">The same passage could also be encoded with &lt;<text:span text:style-name="T2">witDetail</text:span>&gt;, if the editor prefers to keep correction state separate from the siglum for the manuscript:</text:p>
      <text:p text:style-name="Special">&lt;<text:span text:style-name="T11">app</text:span>&gt;<text:line-break/> &lt;<text:span text:style-name="T11">lem</text:span> <text:span text:style-name="T11">xml:id</text:span>="lem-protegit"&gt;protegit&lt;/<text:span text:style-name="T11">lem</text:span>&gt;<text:line-break/> &lt;<text:span text:style-name="T11">rdg</text:span> <text:span text:style-name="T11">wit</text:span>="#G" <text:span text:style-name="T11">xml:id</text:span>="rdg-protegis"&gt;protegis&lt;/<text:span text:style-name="T11">rdg</text:span>&gt;<text:line-break/> &lt;<text:span text:style-name="T11">witDetail</text:span> <text:span text:style-name="T11">wit</text:span>="#G" <text:span text:style-name="T11">target</text:span>="#rdg-protegis"<text:line-break/>  <text:span text:style-name="T11">type</text:span>="correction-original"/&gt;<text:line-break/>&lt;/<text:span text:style-name="T11">app</text:span>&gt;</text:p>
      <text:p text:style-name="Standard">That is, &lt;<text:span text:style-name="T2">witDetail</text:span>&gt; uses <text:span text:style-name="T9">@target</text:span> to point to the variant reading, and <text:span text:style-name="T9">@type</text:span> shows that <text:span text:style-name="tei_5f_foreign"><text:span text:style-name="T8">protegis</text:span></text:span> is the original, uncorrected form.</text:p>
      <text:h text:style-name="Heading_20_5" text:outline-level="5"><text:bookmark-start text:name="apparatus-criticus-correction-examples-2"/>Example 2<text:bookmark-end text:name="apparatus-criticus-correction-examples-2"/></text:h>
      <text:p text:style-name="Standard">This example is similar to the first one, but it is necessary to indicate which hand made the correction.</text:p>
      <text:p text:style-name="Standard">The lemma is <text:span text:style-name="tei_5f_foreign"><text:span text:style-name="T8">insidias</text:span></text:span>. Manuscript <text:span text:style-name="T11">N</text:span> has <text:span text:style-name="tei_5f_foreign"><text:span text:style-name="T8">insidia</text:span></text:span>; <text:span text:style-name="T11">N</text:span><text:span text:style-name="T14">2</text:span> has added the letter “s.” A traditional apparatus criticus might report this as follows: insidias] insidia <text:span text:style-name="T11">N</text:span> (corr. <text:span text:style-name="T11">N</text:span><text:span text:style-name="T14">2</text:span>).</text:p>
      <text:p text:style-name="Standard">As in the first example, the encoding for the method that represents correction with sigla is straightforward:</text:p>
      <text:p text:style-name="Special">&lt;<text:span text:style-name="T11">app</text:span>&gt;<text:line-break/> &lt;<text:span text:style-name="T11">lem</text:span> <text:span text:style-name="T11">xml:id</text:span>="lem-insidias"&gt;insidias&lt;/<text:span text:style-name="T11">lem</text:span>&gt;<text:line-break/> &lt;<text:span text:style-name="T11">rdg</text:span> <text:span text:style-name="T11">wit</text:span>="#Nac"&gt;insidia&lt;/<text:span text:style-name="T11">rdg</text:span>&gt;<text:line-break/> &lt;<text:span text:style-name="T11">rdg</text:span> <text:span text:style-name="T11">wit</text:span>="#Npc" <text:span text:style-name="T11">copyOf</text:span>="#lem-insidias"<text:line-break/>  <text:span text:style-name="T11">xml:id</text:span>="rdg-insidias"/&gt;<text:line-break/> &lt;<text:span text:style-name="T11">witDetail</text:span> <text:span text:style-name="T11">wit</text:span>="#Npc"<text:line-break/>  <text:span text:style-name="T11">target</text:span>="#rdg-insidias"&gt;N&lt;<text:span text:style-name="T11">hi</text:span> <text:span text:style-name="T11">rend</text:span>="superscript"&gt;2&lt;/<text:span text:style-name="T11">hi</text:span>&gt; corr.&lt;/<text:span text:style-name="T11">witDetail</text:span>&gt;<text:line-break/>&lt;/<text:span text:style-name="T11">app</text:span>&gt;</text:p>
      <text:p text:style-name="Standard">The siglum <text:span text:style-name="T11">Nac</text:span> indicates the reading before correction. The siglum <text:span text:style-name="T11">Npc</text:span> indicates the reading after correction, and the usage of <text:span text:style-name="T9">@copyOf</text:span> shows that the corrected form matches the lemma. Using &lt;<text:span text:style-name="T2">witDetail</text:span>&gt; allows the editor to indicate which hand made the correction.</text:p>
      <text:p text:style-name="Standard">The following example shows how the same passage could be encoded with more metadata:</text:p>
      <text:p text:style-name="Special">&lt;<text:span text:style-name="T11">app</text:span>&gt;<text:line-break/> &lt;<text:span text:style-name="T11">lem</text:span> <text:span text:style-name="T11">xml:id</text:span>="lem-insidias"&gt;insidias&lt;/<text:span text:style-name="T11">lem</text:span>&gt;<text:line-break/> &lt;<text:span text:style-name="T11">rdg</text:span> <text:span text:style-name="T11">wit</text:span>="#N" <text:span text:style-name="T11">xml:id</text:span>="rdg-insidia"&gt;insidia&lt;/<text:span text:style-name="T11">rdg</text:span>&gt;<text:line-break/> &lt;<text:span text:style-name="T11">witDetail</text:span> <text:span text:style-name="T11">wit</text:span>="#N" <text:span text:style-name="T11">target</text:span>="#rdg-insidia"<text:line-break/>  <text:span text:style-name="T11">type</text:span>="correction-original"/&gt;<text:line-break/> &lt;<text:span text:style-name="T11">rdg</text:span> <text:span text:style-name="T11">wit</text:span>="#N2" <text:span text:style-name="T11">xml:id</text:span>="rdg-insidias"<text:line-break/>  <text:span text:style-name="T11">copyOf</text:span>="#lem-insidias"/&gt;<text:line-break/> &lt;<text:span text:style-name="T11">witDetail</text:span> <text:span text:style-name="T11">wit</text:span>="#N2"<text:line-break/>  <text:span text:style-name="T11">target</text:span>="#rdg-insidias" <text:span text:style-name="T11">type</text:span>="correction-altered"/&gt;<text:line-break/>&lt;/<text:span text:style-name="T11">app</text:span>&gt;</text:p>
      <text:p text:style-name="Standard">This encoding will produce the following entry in the apparatus criticus: insidias] insidia <text:span text:style-name="T11">N</text:span>(a.c.) insidias <text:span text:style-name="T11">N</text:span><text:span text:style-name="T14">2</text:span>(p.c.).</text:p>
      <text:h text:style-name="Heading_20_5" text:outline-level="5"><text:bookmark-start text:name="apparatus-criticus-correction-examples-3"/>Example 3<text:bookmark-end text:name="apparatus-criticus-correction-examples-3"/></text:h>
      <text:p text:style-name="Standard">In this example, a variant reading is corrected to the lemma, but for a number of reasons it is important to indicate the reading before and after correction.</text:p>
      <text:p text:style-name="Standard">The witness <text:span text:style-name="T11">N</text:span> originally had <text:span text:style-name="T9">co</text:span> and <text:span text:style-name="T9">ice</text:span> with an erasure of two characters between them. The correcting hand <text:span text:style-name="T11">N</text:span><text:span text:style-name="T14">2</text:span> has inserted the letters “r” and “t” in the erasure. The corrected form (<text:span text:style-name="T9">cortice</text:span>) matches the reading in witnesses <text:span text:style-name="T11">P</text:span> and <text:span text:style-name="T11">V</text:span>. Another reading is present in witnesses <text:span text:style-name="T11">G</text:span> and <text:span text:style-name="T11">A</text:span>.</text:p>
      <text:p text:style-name="Standard">A traditional apparatus criticus might report this as follows: cortice <text:span text:style-name="T11">N</text:span><text:span text:style-name="T14">2</text:span> (<text:span text:style-name="T9">p.c.</text:span>, rt <text:span text:style-name="T9">add. in ras.</text:span>) <text:span text:style-name="T11">PV</text:span> : co⟦..⟧ice <text:span text:style-name="T11">N</text:span> (a.c.) : codice <text:span text:style-name="T11">G A</text:span>.</text:p>
      <text:p text:style-name="Standard">Using sigla to indicate both manuscripts and their state of correction, that passage should be encoded as follows:</text:p>
      <text:p text:style-name="Special">&lt;<text:span text:style-name="T11">app</text:span>&gt;<text:line-break/> &lt;<text:span text:style-name="T11">lem</text:span> <text:span text:style-name="T11">wit</text:span>="#Npc #P #V" <text:span text:style-name="T11">xml:id</text:span>="lem-cortice"&gt;cortice&lt;/<text:span text:style-name="T11">lem</text:span>&gt;<text:line-break/> &lt;<text:span text:style-name="T11">witDetail</text:span> <text:span text:style-name="T11">wit</text:span>="#Npc"<text:line-break/>  <text:span text:style-name="T11">target</text:span>="#lem-cortice"&gt;rt &lt;<text:span text:style-name="T11">hi</text:span> <text:span text:style-name="T11">rend</text:span>="italic"&gt;add. in ras.&lt;/<text:span text:style-name="T11">hi</text:span>&gt; N&lt;<text:span text:style-name="T11">hi</text:span> <text:span text:style-name="T11">rend</text:span>="superscript"&gt;2&lt;/<text:span text:style-name="T11">hi</text:span>&gt;&lt;/<text:span text:style-name="T11">witDetail</text:span>&gt;<text:line-break/> &lt;<text:span text:style-name="T11">rdg</text:span> <text:span text:style-name="T11">wit</text:span>="#Nac" <text:span text:style-name="T11">xml:id</text:span>="rdg-coice"&gt;co⟦..⟧ice&lt;/<text:span text:style-name="T11">rdg</text:span>&gt;<text:line-break/> &lt;<text:span text:style-name="T11">rdg</text:span> <text:span text:style-name="T11">wit</text:span>="#G #A"&gt;codice&lt;/<text:span text:style-name="T11">rdg</text:span>&gt;<text:line-break/>&lt;/<text:span text:style-name="T11">app</text:span>&gt;</text:p>
      <text:p text:style-name="Standard">This encoding will produce the following entry in the apparatus criticus: cortice <text:span text:style-name="T11">N</text:span><text:span text:style-name="T14">pc</text:span> (rt <text:span text:style-name="T9">add. in ras.</text:span> N<text:span text:style-name="T13">2</text:span>) <text:span text:style-name="T11">PV</text:span> : co⟦..⟧ice <text:span text:style-name="T11">N</text:span><text:span text:style-name="T14">ac</text:span> : codice <text:span text:style-name="T11">G A</text:span>.</text:p>
      <text:p text:style-name="Standard">More metadata, however, could be encoded using the following method:</text:p>
      <text:p text:style-name="Special">&lt;<text:span text:style-name="T11">app</text:span>&gt;<text:line-break/> &lt;<text:span text:style-name="T11">lem</text:span> <text:span text:style-name="T11">wit</text:span>="#P #V" <text:span text:style-name="T11">xml:id</text:span>="lem-cortice"&gt;cortice&lt;/<text:span text:style-name="T11">lem</text:span>&gt;<text:line-break/> &lt;<text:span text:style-name="T11">rdg</text:span> <text:span text:style-name="T11">wit</text:span>="#N2" <text:span text:style-name="T11">xml:id</text:span>="rdg-cortice"&gt;co&lt;<text:span text:style-name="T11">add</text:span> <text:span text:style-name="T11">place</text:span>="inRas"&gt;rt&lt;/<text:span text:style-name="T11">add</text:span>&gt;ice&lt;/<text:span text:style-name="T11">rdg</text:span>&gt;<text:line-break/> &lt;<text:span text:style-name="T11">witDetail</text:span> <text:span text:style-name="T11">wit</text:span>="#N2" <text:span text:style-name="T11">target</text:span>="#rdg-cortice"<text:line-break/>  <text:span text:style-name="T11">type</text:span>="correction-altered"/&gt;<text:line-break/> &lt;<text:span text:style-name="T11">rdg</text:span> <text:span text:style-name="T11">wit</text:span>="#N" <text:span text:style-name="T11">xml:id</text:span>="rdg-coice"&gt;co⟦..⟧ice&lt;/<text:span text:style-name="T11">rdg</text:span>&gt;<text:line-break/> &lt;<text:span text:style-name="T11">witDetail</text:span> <text:span text:style-name="T11">wit</text:span>="#N" <text:span text:style-name="T11">target</text:span>="#rdg-coice"<text:line-break/>  <text:span text:style-name="T11">type</text:span>="correction-original"/&gt;<text:line-break/> &lt;<text:span text:style-name="T11">rdg</text:span> <text:span text:style-name="T11">wit</text:span>="#G #A"&gt;codice&lt;/<text:span text:style-name="T11">rdg</text:span>&gt;<text:line-break/>&lt;/<text:span text:style-name="T11">app</text:span>&gt;</text:p>
      <text:p text:style-name="Standard">This encoding will produce the following entry in the apparatus criticus: cortice <text:span text:style-name="T11">PV</text:span> : co«rt»ice <text:span text:style-name="T11">N</text:span><text:span text:style-name="T14">2</text:span> (p.c.) : co⟦..⟧ice <text:span text:style-name="T11">N</text:span> (a.c.) : codice <text:span text:style-name="T11">G A</text:span>.</text:p>
      <text:h text:style-name="Heading_20_5" text:outline-level="5"><text:bookmark-start text:name="apparatus-criticus-correction-examples-4"/>Example 4<text:bookmark-end text:name="apparatus-criticus-correction-examples-4"/></text:h>
      <text:p text:style-name="Standard">This example includes multiple corrections.</text:p>
      <text:p text:style-name="Standard">The lemma is <text:span text:style-name="tei_5f_foreign"><text:span text:style-name="T8">descripta</text:span></text:span>. Manuscript <text:span text:style-name="T11">N</text:span> originally had <text:span text:style-name="tei_5f_foreign"><text:span text:style-name="T8">dipicta</text:span></text:span>, but <text:span text:style-name="T11">N</text:span><text:span text:style-name="T14">1</text:span> corrected it to <text:span text:style-name="tei_5f_foreign"><text:span text:style-name="T8">depicta</text:span></text:span>. Another hand (<text:span text:style-name="T11">N</text:span><text:span text:style-name="T14">2</text:span> has <text:span text:style-name="tei_5f_foreign"><text:span text:style-name="T8">descripta</text:span></text:span> in the margin. Other manuscripts support these and other readings.</text:p>
      <text:p text:style-name="Standard">A traditional apparatus criticus might report this as follows: descripta <text:span text:style-name="T11">P V N</text:span><text:span text:style-name="T14">2</text:span> (in mg.) : depicta <text:span text:style-name="T11">G N</text:span><text:span text:style-name="T14">1</text:span> (p.c.) : dipicta <text:span text:style-name="T11">N</text:span> (a.c.).</text:p>
      <text:p text:style-name="Standard">Using sigla to indicate both manuscripts and their state of correction, that passage should be encoded as follows:</text:p>
      <text:p text:style-name="Special">&lt;<text:span text:style-name="T11">app</text:span>&gt;<text:line-break/> &lt;<text:span text:style-name="T11">lem</text:span> <text:span text:style-name="T11">wit</text:span>="#N2 #P #V"<text:line-break/>  <text:span text:style-name="T11">xml:id</text:span>="lem-descripta"&gt;descripta&lt;/<text:span text:style-name="T11">lem</text:span>&gt;<text:line-break/> &lt;<text:span text:style-name="T11">witDetail</text:span> <text:span text:style-name="T11">wit</text:span>="#N2"<text:line-break/>  <text:span text:style-name="T11">target</text:span>="#lem-descripta"&gt;in<text:line-break/>     mg.&lt;/<text:span text:style-name="T11">witDetail</text:span>&gt;<text:line-break/> &lt;<text:span text:style-name="T11">rdg</text:span> <text:span text:style-name="T11">wit</text:span>="#G #N1pc" <text:span text:style-name="T11">xml:id</text:span>="rdg-depicta"&gt;depicta&lt;/<text:span text:style-name="T11">rdg</text:span>&gt;<text:line-break/> &lt;<text:span text:style-name="T11">rdg</text:span> <text:span text:style-name="T11">wit</text:span>="#Nac" <text:span text:style-name="T11">xml:id</text:span>="rdg-dipicta"&gt;dipicta&lt;/<text:span text:style-name="T11">rdg</text:span>&gt;<text:line-break/>&lt;/<text:span text:style-name="T11">app</text:span>&gt;</text:p>
      <text:p text:style-name="Standard">This encoding will produce the following entry in the apparatus criticus: descripta <text:span text:style-name="T11">N</text:span><text:span text:style-name="T14">2</text:span> (in mg.) <text:span text:style-name="T11">PV</text:span> : depicta <text:span text:style-name="T11">G N</text:span><text:span text:style-name="T14">1</text:span> (p.c.) : dipicta <text:span text:style-name="T11">N</text:span> (a.c.).</text:p>
      <text:p text:style-name="Standard">The following method accomplishes the same thing, but with richer metadata:</text:p>
      <text:p text:style-name="Special">&lt;<text:span text:style-name="T11">app</text:span>&gt;<text:line-break/> &lt;<text:span text:style-name="T11">lem</text:span> <text:span text:style-name="T11">wit</text:span>="#N2 #P #V"<text:line-break/>  <text:span text:style-name="T11">xml:id</text:span>="lem-descripta"&gt;descripta&lt;/<text:span text:style-name="T11">lem</text:span>&gt;<text:line-break/> &lt;<text:span text:style-name="T11">witDetail</text:span> <text:span text:style-name="T11">wit</text:span>="#N2"<text:line-break/>  <text:span text:style-name="T11">target</text:span>="#lem-descripta"&gt;in<text:line-break/>     mg.&lt;/<text:span text:style-name="T11">witDetail</text:span>&gt;<text:line-break/> &lt;<text:span text:style-name="T11">rdg</text:span> <text:span text:style-name="T11">wit</text:span>="#G #N1" <text:span text:style-name="T11">xml:id</text:span>="rdg-depicta"&gt;depicta&lt;/<text:span text:style-name="T11">rdg</text:span>&gt;<text:line-break/> &lt;<text:span text:style-name="T11">witDetail</text:span> <text:span text:style-name="T11">wit</text:span>="#N1" <text:span text:style-name="T11">target</text:span>="#rdg-depicta"<text:line-break/>  <text:span text:style-name="T11">type</text:span>="correction-altered"/&gt;<text:line-break/> &lt;<text:span text:style-name="T11">rdg</text:span> <text:span text:style-name="T11">wit</text:span>="#N" <text:span text:style-name="T11">xml:id</text:span>="rdg-dipicta"&gt;dipicta&lt;/<text:span text:style-name="T11">rdg</text:span>&gt;<text:line-break/> &lt;<text:span text:style-name="T11">witDetail</text:span> <text:span text:style-name="T11">wit</text:span>="#N" <text:span text:style-name="T11">target</text:span>="#rdg-dipicta"<text:line-break/>  <text:span text:style-name="T11">type</text:span>="correction-original"/&gt;<text:line-break/>&lt;/<text:span text:style-name="T11">app</text:span>&gt;</text:p>
      <text:h text:style-name="Heading_20_3" text:outline-level="3"><text:bookmark-start text:name="apparatus-criticus-conjecture-and-emendation"/>Conjecture and Emendation<text:bookmark-end text:name="apparatus-criticus-conjecture-and-emendation"/></text:h>
      <text:p text:style-name="Standard">As explained in the section <text:bookmark-ref text:reference-format="number-no-superior" text:ref-name="apparatus-criticus-concepts-definitions">Concepts and Definitions</text:bookmark-ref>, conjectures are readings that are not supported by documentary evidence, but are instead proposed by someone and considered by the editor to be worthy of inclusion in a critical edition. A conjecture is called an emendation if it is adopted as the official reading of a particular criticial edition’s main text. In other words, for the purposes of these guidelines, an emendation is a “successful conjecture.” But above all, conjectures and emendations are readings (&lt;<text:span text:style-name="T2">lem</text:span>&gt; or &lt;<text:span text:style-name="T2">rdg</text:span>&gt;), and they are encoded as such in LDLT editions.</text:p>
      <text:p text:style-name="Standard">Traditionally, conjectures and emendations have been annotated in various ways in critical editions (e.g., <text:span text:style-name="tei_5f_foreign"><text:span text:style-name="T8">ci.</text:span></text:span> or <text:span text:style-name="tei_5f_foreign"><text:span text:style-name="T8">conj.</text:span></text:span> for <text:span text:style-name="tei_5f_foreign"><text:span text:style-name="T8">coniecit</text:span></text:span>, <text:span text:style-name="tei_5f_foreign"><text:span text:style-name="T8">em.</text:span></text:span> or <text:span text:style-name="tei_5f_foreign"><text:span text:style-name="T8">emend.</text:span></text:span> for <text:span text:style-name="tei_5f_foreign"><text:span text:style-name="T8">emendavit</text:span></text:span>, among others). They should be annotated in digital editions, too, both to facilitate their identification and to enable features such as filtering and searching for them. The annotation is accomplished with <text:span text:style-name="T9">@type</text:span>.</text:p>
      <text:p text:style-name="Standard">Since an emendation is a conjecture that has been adopted for the main text of the edition, only &lt;<text:span text:style-name="T2">lem</text:span>&gt; may have <text:span text:style-name="T9">@type</text:span> with the value “emendation.” It could be inferred that a lemma with <text:span text:style-name="T9">@source</text:span> only is an emendation, but in the interest of being explicit, an emendation should be annotated accordingly. Using <text:span text:style-name="T9">@type</text:span> with the value of “emendation” will also facilitate searching and filtering for emendations.</text:p>
      <text:p text:style-name="Standard">Conversely, only &lt;<text:span text:style-name="T2">rdg</text:span>&gt; may have <text:span text:style-name="T9">@type</text:span> with the value “conjecture.” It could be inferred that a reading with <text:span text:style-name="T9">@source</text:span> only is a conjecture, but it is best to be explicit in the identification, if for no other reason than ensuring that “conjecture” is available as a criterion for searching and filtering.</text:p>
      <text:p text:style-name="Standard">The following example demonstrates how to encode both an emendation and a conjecture.</text:p>
      <text:p text:style-name="Special">&lt;<text:span text:style-name="T11">app</text:span>&gt;<text:line-break/> &lt;<text:span text:style-name="T11">lem</text:span> <text:span text:style-name="T11">source</text:span>="#Haupt1854" <text:span text:style-name="T11">type</text:span>="emendation"<text:line-break/>  <text:span text:style-name="T11">xml:id</text:span>="lem-plenumque"&gt;plenumque&lt;/<text:span text:style-name="T11">lem</text:span>&gt;<text:line-break/> &lt;<text:span text:style-name="T11">note</text:span> <text:span text:style-name="T11">target</text:span>="#lem-plenumque"&gt;prob. &lt;<text:span text:style-name="T11">ref</text:span> <text:span text:style-name="T11">taret</text:span>="#Keene"&gt;Keene&lt;/<text:span text:style-name="T11">ref</text:span>&gt;<text:line-break/>     et &lt;<text:span text:style-name="T11">ref</text:span> <text:span text:style-name="T11">target</text:span>="#Schenkl"&gt;Schenkl&lt;/<text:span text:style-name="T11">ref</text:span>&gt;&lt;/<text:span text:style-name="T11">note</text:span>&gt;<text:line-break/> &lt;<text:span text:style-name="T11">rdg</text:span> <text:span text:style-name="T11">wit</text:span>="#ω" <text:span text:style-name="T11">source</text:span>="#edd."&gt;primumque&lt;/<text:span text:style-name="T11">rdg</text:span>&gt;<text:line-break/> &lt;<text:span text:style-name="T11">rdg</text:span> <text:span text:style-name="T11">source</text:span>="#Baehr." <text:span text:style-name="T11">type</text:span>="conjecture"&gt;rivumque&lt;/<text:span text:style-name="T11">rdg</text:span>&gt;<text:line-break/> &lt;<text:span text:style-name="T11">rdg</text:span> <text:span text:style-name="T11">source</text:span>="#CSchenkl" <text:span text:style-name="T11">type</text:span>="conjecture"&gt;pronumque&lt;/<text:span text:style-name="T11">rdg</text:span>&gt;<text:line-break/>&lt;/<text:span text:style-name="T11">app</text:span>&gt;</text:p>
      <text:p text:style-name="Standard">This encoding will produce <text:span text:style-name="tei_5f_foreign"><text:span text:style-name="T8">plenumque</text:span></text:span> in the main text of the edition and the following in the apparatus criticus: plenumque] <text:span text:style-name="T9">em</text:span>. Haupt (<text:span text:style-name="T9">prob</text:span>. Keene <text:span text:style-name="T9">et</text:span> Schenkl) : primumque <text:span text:style-name="T11">ω</text:span><text:span text:style-name="T9">edd</text:span>. : rivumque <text:span text:style-name="T9">ci.</text:span> Baehr. : pronumque <text:span text:style-name="T9">ci</text:span>. C. Schenkl.</text:p>
      <text:p text:style-name="Standard">Multiple conjectures proposed by a single person should be separated by &lt;<text:span text:style-name="T2">note</text:span>&gt; with value <text:span text:style-name="tei_5f_foreign"><text:span text:style-name="T8">vel</text:span></text:span> (or something similar).</text:p>
      <text:p text:style-name="Special">&lt;<text:span text:style-name="T11">app</text:span>&gt;<text:line-break/> &lt;<text:span text:style-name="T11">lem</text:span>&gt;pallenti&lt;/<text:span text:style-name="T11">lem</text:span>&gt;<text:line-break/> &lt;<text:span text:style-name="T11">rdg</text:span> <text:span text:style-name="T11">source</text:span>="#Heins." <text:span text:style-name="T11">type</text:span>="conjecture"&gt;ridenti&lt;/<text:span text:style-name="T11">rdg</text:span>&gt;<text:line-break/> &lt;<text:span text:style-name="T11">note</text:span>&gt;vel&lt;/<text:span text:style-name="T11">note</text:span>&gt;<text:line-break/> &lt;<text:span text:style-name="T11">rdg</text:span> <text:span text:style-name="T11">source</text:span>="#Heins." <text:span text:style-name="T11">type</text:span>="conjecture"&gt;varianti&lt;/<text:span text:style-name="T11">rdg</text:span>&gt;<text:line-break/> &lt;<text:span text:style-name="T11">note</text:span>&gt;vel&lt;/<text:span text:style-name="T11">note</text:span>&gt;<text:line-break/> &lt;<text:span text:style-name="T11">rdg</text:span> <text:span text:style-name="T11">source</text:span>="#Heins." <text:span text:style-name="T11">type</text:span>="conjecture"&gt;vernanti&lt;/<text:span text:style-name="T11">rdg</text:span>&gt;<text:line-break/> &lt;<text:span text:style-name="T11">note</text:span>&gt;vel&lt;/<text:span text:style-name="T11">note</text:span>&gt;<text:line-break/> &lt;<text:span text:style-name="T11">rdg</text:span> <text:span text:style-name="T11">source</text:span>="#Heins." <text:span text:style-name="T11">type</text:span>="conjecture"&gt;roranti&lt;/<text:span text:style-name="T11">rdg</text:span>&gt;<text:line-break/>&lt;/<text:span text:style-name="T11">app</text:span>&gt;</text:p>
      <text:p text:style-name="Standard">This would be displayed in the apparatus criticus as pallenti] ridenti <text:span text:style-name="T9">vel</text:span> varianti <text:span text:style-name="T9">vel</text:span> vernanti <text:span text:style-name="T9">vel</text:span> roranti <text:span text:style-name="T9">ci</text:span>. Heins.</text:p>
      <text:h text:style-name="Heading_20_4" text:outline-level="4"><text:bookmark-start text:name="apparatus-criticus-conjecture-and-emendation-tentative"/>Tentative Conjectures<text:bookmark-end text:name="apparatus-criticus-conjecture-and-emendation-tentative"/></text:h>
      <text:p text:style-name="Standard">Occasionally, editors propose conjectures at the end of an entry in the critical apparatus but express uncertainty or doubt about the viability of the proposal.</text:p>
      <text:list xml:id="list170513661064630" text:continue-numbering="true" text:style-name="WWNum2">
        <text:list-item>
          <text:p text:style-name="P7">&lt;<text:span text:style-name="T2">note</text:span>&gt; before the &lt;<text:span text:style-name="T2">rdg</text:span>&gt; contains the interrogative <text:span text:style-name="tei_5f_foreign"><text:span text:style-name="T8">an</text:span></text:span> or a similar remark to introduce a tentative conjecture. Another &lt;<text:span text:style-name="T2">note</text:span>&gt; after the &lt;<text:span text:style-name="T2">rdg</text:span>&gt; contains a question mark to end the entry. The second &lt;<text:span text:style-name="T2">note</text:span>&gt; may also contain other text (e.g., a parenthetical reference to a passage that supports the conjecture). Each &lt;<text:span text:style-name="T2">note</text:span>&gt; must have an <text:span text:style-name="T9">@xml:id</text:span>. The attributes <text:span text:style-name="T9">@next</text:span> and <text:span text:style-name="T9">@prev</text:span> must be used to connect the two notes.</text:p>
        </text:list-item>
        <text:list-item>
          <text:p text:style-name="P7">&lt;<text:span text:style-name="T2">rdg</text:span>&gt; with <text:span text:style-name="T9">@type</text:span>="conjecture" and <text:span text:style-name="T9">@cert</text:span>="low" indicates that the reading is a tentative conjecture.</text:p>
        </text:list-item>
      </text:list>
      <text:p text:style-name="Standard">For example, Cynthia Damon prints the following in her OCT edition of Caesar's De Bello Civili at 1.24.3: relicto praetore] -tis -oribus <text:span text:style-name="T9">Basiner coll. Cic. Att. 9.6.1 : an</text:span> [r- p-]?</text:p>
      <text:p text:style-name="Standard">At the end of that entry, Damon has suggested the deletion of <text:span text:style-name="tei_5f_foreign"><text:span text:style-name="T8">relicto praetore</text:span></text:span>, but it is only a suggestion for others to consider. In an LDLT edition, that would be encoded as follows:</text:p>
      <text:p text:style-name="Special">&lt;<text:span text:style-name="T11">app</text:span>&gt;<text:line-break/> &lt;<text:span text:style-name="T11">lem</text:span>&gt;relicto praetore&lt;/<text:span text:style-name="T11">lem</text:span>&gt;<text:line-break/> &lt;<text:span text:style-name="T11">rdg</text:span> <text:span text:style-name="T11">source</text:span>="#Basiner" <text:span text:style-name="T11">type</text:span>="conjecture"<text:line-break/>  <text:span text:style-name="T11">xml:id</text:span>="rdg-1.24.3-relictis-praetoribus"&gt;relictis<text:line-break/>     praetoribus&lt;/<text:span text:style-name="T11">rdg</text:span>&gt;<text:line-break/> &lt;<text:span text:style-name="T11">note</text:span> <text:span text:style-name="T11">target</text:span>="#rdg-1.24.3-relictis-praetoribus"&gt;coll.<text:line-break/>  &lt;<text:span text:style-name="T11">bibl</text:span>&gt;<text:line-break/>   &lt;<text:span text:style-name="T11">author</text:span>&gt;Cic.&lt;/<text:span text:style-name="T11">author</text:span>&gt;<text:line-break/>   &lt;<text:span text:style-name="T11">title</text:span>&gt;Att.&lt;/<text:span text:style-name="T11">title</text:span>&gt; 9.6.1&lt;/<text:span text:style-name="T11">bibl</text:span>&gt;&lt;/<text:span text:style-name="T11">note</text:span>&gt;<text:line-break/> &lt;<text:span text:style-name="T11">note</text:span> <text:span text:style-name="T11">xml:id</text:span>="note-1.24.3-a"<text:line-break/>  <text:span text:style-name="T11">next</text:span>="#note-1.24.3-b"&gt;an&lt;/<text:span text:style-name="T11">note</text:span>&gt;<text:line-break/> &lt;<text:span text:style-name="T11">rdg</text:span> <text:span text:style-name="T11">source</text:span>="#Damon" <text:span text:style-name="T11">type</text:span>="conjecture"<text:line-break/>  <text:span text:style-name="T11">cert</text:span>="low"&gt;<text:line-break/>  &lt;<text:span text:style-name="T11">surplus</text:span>&gt;relicto praetore&lt;/<text:span text:style-name="T11">surplus</text:span>&gt;<text:line-break/> &lt;/<text:span text:style-name="T11">rdg</text:span>&gt;<text:line-break/> &lt;<text:span text:style-name="T11">note</text:span> <text:span text:style-name="T11">xml:id</text:span>="note-1.24.3-b"<text:line-break/>  <text:span text:style-name="T11">prev</text:span>="note-1.24.3-a"&gt;?&lt;/<text:span text:style-name="T11">note</text:span>&gt;<text:line-break/>&lt;/<text:span text:style-name="T11">app</text:span>&gt;</text:p>
      <text:h text:style-name="Heading_20_4" text:outline-level="4"><text:bookmark-start text:name="apparatus-criticus-conjecture-and-emendation-editorial"/>Editorial Addition and Deletion<text:bookmark-end text:name="apparatus-criticus-conjecture-and-emendation-editorial"/></text:h>
      <text:p text:style-name="Standard">In some cases, an editor may wish to indicate that text has been supplied or removed by conjecture. The following subsections describe the methods for encoding editorial additions and deletions.</text:p>
      <text:h text:style-name="Heading_20_5" text:outline-level="5"><text:bookmark-start text:name="apparatus-criticus-conjecture-and-emendation-editorial-addition"/>Editorial Addition<text:bookmark-end text:name="apparatus-criticus-conjecture-and-emendation-editorial-addition"/></text:h>
      <text:p text:style-name="Standard">&lt; &gt; = Text added or supplied by conjecture where text does not exist in the documentary evidence.</text:p>
      <text:list xml:id="list170514909319362" text:continue-numbering="true" text:style-name="WWNum2">
        <text:list-item>
          <text:p text:style-name="P7">&lt;<text:span text:style-name="T2">supplied</text:span>&gt; encloses text supplied by someone in the absence of text in the documentary evidence. It may be used in &lt;<text:span text:style-name="T2">lem</text:span>&gt; or &lt;<text:span text:style-name="T2">rdg</text:span>&gt;. It must include <text:span text:style-name="T9">@reason</text:span>="lost".</text:p>
        </text:list-item>
      </text:list>
      <text:p text:style-name="Standard">For example, Cynthia Damon prints the following in her <text:bookmark-ref text:reference-format="number-no-superior" text:ref-name="damon-caesar">OCT of Caesar's de Bello                                                 Civili</text:bookmark-ref>: <text:span text:style-name="tei_5f_foreign"><text:span text:style-name="T8">Ipsi Massilienses et celeritate nauium et scientia <text:s text:c="40"/>gubernatorum confisi nostros eludebant impetusque eorum <text:s text:c="40"/>excipiebant &lt;cedendo&gt;.</text:span></text:span></text:p>
      <text:p text:style-name="Standard">Her apparatus criticus has the following:</text:p>
      <text:p text:style-name="Standard">excipiebant &lt;cedendo&gt; <text:span text:style-name="T9">scripsi ex Luc. 3.55 (cf. Liu. 29.34.13)</text:span> : &lt;non&gt; exc- <text:span text:style-name="T9">Kramer</text:span> : dec- <text:span text:style-name="T9">Nipperdey (cf. Stat. Theb. 2.304)</text:span> : effugiebant <text:span text:style-name="T9">Terpstra coll. 2.41.6</text:span> : <text:span text:style-name="T9">nisi mauis e.g.</text:span> &lt;laxata classe&gt; exc- <text:span text:style-name="T9">ex Luc. 3.548 (cf. BG 2.25.2)</text:span>.</text:p>
      <text:p text:style-name="Standard">Every instance of text enclosed in &lt; &gt; indicates that text has been added where text does not exist in the documentary evidence.</text:p>
      <text:p text:style-name="Standard">In an LDLT edition, that would be encoded as follows:</text:p>
      <text:p text:style-name="Special">&lt;<text:span text:style-name="T11">p</text:span>&gt;Ipsi Massilienses et celeritate nauium et scientia<text:line-break/>   gubernatorum confisi nostros eludebant impetusque eorum &lt;<text:span text:style-name="T11">app</text:span>&gt;<text:line-break/>  &lt;<text:span text:style-name="T11">lem</text:span> <text:span text:style-name="T11">source</text:span>="#Damon" <text:span text:style-name="T11">type</text:span>="emendation"<text:line-break/>   <text:span text:style-name="T11">xml:id</text:span>="lem-1.58.1-excipiebant-cedendo"&gt;excipiebant<text:line-break/>   &lt;<text:span text:style-name="T11">supplied</text:span>&gt;cedendo&lt;/<text:span text:style-name="T11">supplied</text:span>&gt;&lt;/<text:span text:style-name="T11">lem</text:span>&gt;<text:line-break/>  &lt;<text:span text:style-name="T11">note</text:span> <text:span text:style-name="T11">target</text:span>="#lem-1.58.1-excipiebant-cedendo"&gt;scripsi<text:line-break/>       ex &lt;<text:span text:style-name="T11">bibl</text:span>&gt;<text:line-break/>    &lt;<text:span text:style-name="T11">author</text:span>&gt;Luc.&lt;/<text:span text:style-name="T11">author</text:span>&gt; 3.55&lt;/<text:span text:style-name="T11">bibl</text:span>&gt; (cf. &lt;<text:span text:style-name="T11">ref</text:span> <text:span text:style-name="T11">target</text:span>="#Liue"&gt;Liu&lt;/<text:span text:style-name="T11">ref</text:span>&gt;. 29.34.13)&lt;/<text:span text:style-name="T11">note</text:span>&gt;<text:line-break/>  &lt;<text:span text:style-name="T11">rdg</text:span> <text:span text:style-name="T11">source</text:span>="#Kramer" <text:span text:style-name="T11">type</text:span>="conjecture"&gt;<text:line-break/>   &lt;<text:span text:style-name="T11">supplied</text:span>&gt;non&lt;/<text:span text:style-name="T11">supplied</text:span>&gt; excipiebant&lt;/<text:span text:style-name="T11">rdg</text:span>&gt;<text:line-break/>  &lt;<text:span text:style-name="T11">rdg</text:span> <text:span text:style-name="T11">source</text:span>="#Nipperdey"<text:line-break/>   <text:span text:style-name="T11">type</text:span>="conjecture" <text:span text:style-name="T11">xml:id</text:span>="rdg-1.58.1-decipiebant"&gt;decipiebant&lt;/<text:span text:style-name="T11">rdg</text:span>&gt;<text:line-break/>  &lt;<text:span text:style-name="T11">note</text:span> <text:span text:style-name="T11">target</text:span>="#rdg-1.58.1-decipiebant"&gt;(cf.<text:line-break/>   &lt;<text:span text:style-name="T11">bibl</text:span>&gt;<text:line-break/>    &lt;<text:span text:style-name="T11">author</text:span>&gt;Stat.&lt;/<text:span text:style-name="T11">author</text:span>&gt;<text:line-break/>    &lt;<text:span text:style-name="T11">title</text:span>&gt;Theb.&lt;/<text:span text:style-name="T11">title</text:span>&gt; 2.304&lt;/<text:span text:style-name="T11">bibl</text:span>&gt;)&lt;/<text:span text:style-name="T11">note</text:span>&gt;<text:line-break/>  &lt;<text:span text:style-name="T11">rdg</text:span> <text:span text:style-name="T11">source</text:span>="#Terpstra" <text:span text:style-name="T11">type</text:span>="conjecture"<text:line-break/>   <text:span text:style-name="T11">xml:id</text:span>="rdg-1.58.1-effugiebant"&gt;effugiebant&lt;/<text:span text:style-name="T11">rdg</text:span>&gt;<text:line-break/>  &lt;<text:span text:style-name="T11">note</text:span> <text:span text:style-name="T11">target</text:span>="#rdg-1.58.1-effugiebant"&gt;coll.<text:line-break/>       2.41.6&lt;/<text:span text:style-name="T11">note</text:span>&gt;<text:line-break/>  &lt;<text:span text:style-name="T11">note</text:span>&gt;nisi mauis e.g. &lt;laxata classe&gt; exc- ex<text:line-break/>   &lt;<text:span text:style-name="T11">bibl</text:span>&gt;<text:line-break/>    &lt;<text:span text:style-name="T11">author</text:span>&gt;Luc.&lt;/<text:span text:style-name="T11">author</text:span>&gt; 3.548&lt;/<text:span text:style-name="T11">bibl</text:span>&gt; (cf.<text:line-break/>   &lt;<text:span text:style-name="T11">bibl</text:span>&gt;<text:line-break/>    &lt;<text:span text:style-name="T11">title</text:span>&gt;BG&lt;/<text:span text:style-name="T11">title</text:span>&gt; 2.25.2&lt;/<text:span text:style-name="T11">bibl</text:span>&gt;)&lt;/<text:span text:style-name="T11">note</text:span>&gt;<text:line-break/> &lt;/<text:span text:style-name="T11">app</text:span>&gt;.&lt;/<text:span text:style-name="T11">p</text:span>&gt;</text:p>
      <text:p text:style-name="Standard">The use of &lt;<text:span text:style-name="T2">supplied</text:span>&gt; will cause &lt; and &gt; to be inserted on either side of the text added by conjecture. The rest of the information is handled as a normal entry in the apparatus criticus.</text:p>
      <text:p text:style-name="Standard">If it is desirable to indicate in the apparatus criticus that a previous editor has proposed adding some text, even if the addition has not been adopted for the main text of the edition, &lt;<text:span text:style-name="T2">supplied</text:span>&gt; should be used inside of &lt;<text:span text:style-name="T2">rdg</text:span>&gt;. If the reading is swapped into the main text in the digital version, it will appear inside &lt; and &gt;.</text:p>
      <text:h text:style-name="Heading_20_5" text:outline-level="5"><text:bookmark-start text:name="apparatus-criticus-conjecture-and-emendation-editorial-deletion"/>Editorial Deletion<text:bookmark-end text:name="apparatus-criticus-conjecture-and-emendation-editorial-deletion"/></text:h>
      <text:p text:style-name="Standard">{ } = Text considered by the editor to be inauthentic, but nevertheless retained between braces in the edition to indicate that it is part of the text’s documentary history.</text:p>
      <text:p text:style-name="Standard">Square brackets have been used to indicate editorial deletions in the past, but, as <text:bookmark-ref text:reference-format="number-no-superior" text:ref-name="West">West</text:bookmark-ref><text:s/>argues (p. 80), this is apt to cause confusion, since square brackets have a different meaning for papyrologists and epigraphists (see “<text:bookmark-ref text:reference-format="number-no-superior" text:ref-name="apparatus-criticus-omission-known-loss-characters">Undetermined Amount Of Text Lost</text:bookmark-ref>” in these guidelines). Accordingly, LDLT editions follow West’s suggestion to use braces to indicate editorial deletions.</text:p>
      <text:list xml:id="list170514610902526" text:continue-numbering="true" text:style-name="WWNum2">
        <text:list-item>
          <text:p text:style-name="P7">&lt;<text:span text:style-name="T2">surplus</text:span>&gt; contains text identified by the editor as added by someone other than the original author (e.g., interpolation).</text:p>
        </text:list-item>
        <text:list-item>
          <text:p text:style-name="P7">&lt;<text:span text:style-name="T2">note</text:span>&gt; contains information about the deletion (e.g., bibliography, comments). This allows editors to make the distinction between the usage of <text:span text:style-name="T9">secl.</text:span> and <text:span text:style-name="T9">del.</text:span></text:p>
        </text:list-item>
      </text:list>
      <text:p text:style-name="Standard">For example, at section 29 of Suetonius’ life of Claudius, <text:bookmark-ref text:reference-format="number-no-superior" text:ref-name="kaster-suetonius">Robert Kaster</text:bookmark-ref><text:s/>indicates in the text of his OCT edition that he accepts as correct the deletion of two words by previous scholars: ‘His, ut dixi, uxoribusque addictus non principem {se} sed ministrum egit, compendio cuiusque horum uel etiam studio aut libidine honores exercitus impunitates supplicia largitus {est} et quidem insciens plerumque et ignarus.’</text:p>
      <text:p text:style-name="Standard">The entry for the first one in the apparatus criticus has the following: ‘se <text:span text:style-name="T9">secl. Graev. 1697, 411 (Polak 1882, 12)</text:span>’. The entry for the second one is as follows: ‘est <text:span text:style-name="T9">del. Bent.</text:span>’.</text:p>
      <text:p text:style-name="Standard">In an LDLT edition, the deletion would be encoded in the text as follows:</text:p>
      <text:p text:style-name="Special">&lt;<text:span text:style-name="T11">p</text:span>&gt;His, ut dixi, uxoribusque addictus non principem &lt;<text:span text:style-name="T11">app</text:span>&gt;<text:line-break/>  &lt;<text:span text:style-name="T11">lem</text:span> <text:span text:style-name="T11">xml:id</text:span>="lem-29-se" <text:span text:style-name="T11">source</text:span>="#Graev."&gt;<text:line-break/>   &lt;<text:span text:style-name="T11">surplus</text:span>&gt;se&lt;/<text:span text:style-name="T11">surplus</text:span>&gt;<text:line-break/>  &lt;/<text:span text:style-name="T11">lem</text:span>&gt;<text:line-break/>  &lt;<text:span text:style-name="T11">note</text:span> <text:span text:style-name="T11">target</text:span>="#lem-29-se"&gt;secl. &lt;<text:span text:style-name="T11">ref</text:span> <text:span text:style-name="T11">target</text:span>="#Graev."&gt;Graev. 1697, 411&lt;/<text:span text:style-name="T11">ref</text:span>&gt; (&lt;<text:span text:style-name="T11">ref</text:span> <text:span text:style-name="T11">target</text:span>="#Polak"&gt;Polak 1882, 12&lt;/<text:span text:style-name="T11">ref</text:span>&gt;)&lt;/<text:span text:style-name="T11">note</text:span>&gt;<text:line-break/> &lt;/<text:span text:style-name="T11">app</text:span>&gt; sed ministrum egit, compendio cuiusque horum uel<text:line-break/>   etiam studio aut libidine honores exercitus impunitates<text:line-break/>   supplicia largitus &lt;<text:span text:style-name="T11">app</text:span>&gt;<text:line-break/>  &lt;<text:span text:style-name="T11">lem</text:span> <text:span text:style-name="T11">xml:id</text:span>="#lem-29-est" <text:span text:style-name="T11">source</text:span>="#Bent."&gt;<text:line-break/>   &lt;<text:span text:style-name="T11">surplus</text:span>&gt;est&lt;/<text:span text:style-name="T11">surplus</text:span>&gt;<text:line-break/>  &lt;/<text:span text:style-name="T11">lem</text:span>&gt;<text:line-break/>  &lt;<text:span text:style-name="T11">note</text:span> <text:span text:style-name="T11">target</text:span>="#lem-29-est"&gt;del. &lt;<text:span text:style-name="T11">ref</text:span> <text:span text:style-name="T11">target</text:span>="#Bent."&gt;Bent.&lt;/<text:span text:style-name="T11">ref</text:span>&gt;&lt;/<text:span text:style-name="T11">note</text:span>&gt;<text:line-break/> &lt;/<text:span text:style-name="T11">app</text:span>&gt; et quidem insciens<text:line-break/>   plerumque et ignarus.&lt;/<text:span text:style-name="T11">p</text:span>&gt;</text:p>
      <text:p text:style-name="Standard">The use of &lt;<text:span text:style-name="T2">surplus</text:span>&gt; will cause the braces { } to be inserted on both sides of the word(s) to be deleted (when displayed in the LDLT Viewer). The rest of the information is handled as a normal entry in the apparatus criticus.</text:p>
      <text:p text:style-name="Standard">If it is desirable to indicate in the apparatus criticus that a previous editor has proposed deleting some text, even if the deletion has not been adopted for the main text of the edition, &lt;<text:span text:style-name="T2">surplus</text:span>&gt; should be used inside of &lt;<text:span text:style-name="T2">rdg</text:span>&gt;. If the reading is swapped into the main text in the digital version, the braces { } will be displayed around the reading.</text:p>
      <text:h text:style-name="Heading_20_3" text:outline-level="3"><text:bookmark-start text:name="apparatus-criticus-conjecture-and-emendation-lacunae"/>Conjectured Lacunae<text:bookmark-end text:name="apparatus-criticus-conjecture-and-emendation-lacunae"/></text:h>
      <text:p text:style-name="Standard">&lt;***&gt; = A lacuna has been conjectured on the grounds of style, context, or carelessness of a copyist (e.g., <text:span text:style-name="tei_5f_foreign"><text:span text:style-name="T8">saut du même au même</text:span></text:span>). No text has been supplied in its place.</text:p>
      <text:p text:style-name="Standard">The conjectured lacuna itself should be encoded with &lt;<text:span text:style-name="T2">gap</text:span>&gt; with <text:span text:style-name="T9">@reason</text:span>="lost" as indicated in the section “<text:bookmark-ref text:reference-format="number-no-superior" text:ref-name="edition-text-lacunae">Lacunae</text:bookmark-ref>.” To indicate that it has been added by conjecture, &lt;<text:span text:style-name="T2">gap</text:span>&gt; should be enclosed by &lt;<text:span text:style-name="T2">supplied</text:span>&gt;. Further, if it has been accepted by the editor of the edition, it should be contained by &lt;<text:span text:style-name="T2">lem</text:span>&gt; with <text:span text:style-name="T9">@type</text:span>="emendation". If the conjectured lacuna is only noted in the apparatus criticus, then it should be contained by &lt;<text:span text:style-name="T2">rdg</text:span>&gt; with <text:span text:style-name="T9">@type</text:span>="conjecture".</text:p>
      <text:p text:style-name="Standard">For example, at the conclusion of section 3.8.4 of Julius Caesar's de Bello Civili, <text:bookmark-ref text:reference-format="number-no-superior" text:ref-name="damon-caesar">Cynthia Damon's OCT</text:bookmark-ref><text:s/>edition has the following in the main text: <text:span text:style-name="tei_5f_foreign"><text:span text:style-name="T8">si in Caesaris <text:s text:c="32"/>complexum uenire posset ***</text:span></text:span>. The apparatus criticus has the following annotation: <text:span text:style-name="tei_5f_foreign"><text:span text:style-name="T8">lacunam statuit <text:s text:c="32"/>Vascosanus</text:span></text:span>.</text:p>
      <text:p text:style-name="Standard">In an LDLT edition, that should be encoded as follows:</text:p>
      <text:p text:style-name="Special">&lt;<text:span text:style-name="T11">p</text:span>&gt;si in Caesaris complexum uenire posset &lt;<text:span text:style-name="T11">app</text:span>&gt;<text:line-break/>  &lt;<text:span text:style-name="T11">lem</text:span> <text:span text:style-name="T11">source</text:span>="#Vascosanus"<text:line-break/>   <text:span text:style-name="T11">type</text:span>="emendation"&gt;<text:line-break/>   &lt;<text:span text:style-name="T11">supplied</text:span>&gt;<text:line-break/>    &lt;<text:span text:style-name="T11">gap</text:span> <text:span text:style-name="T11">reason</text:span>="lost"/&gt;<text:line-break/>   &lt;/<text:span text:style-name="T11">supplied</text:span>&gt;<text:line-break/>  &lt;/<text:span text:style-name="T11">lem</text:span>&gt;<text:line-break/> &lt;/<text:span text:style-name="T11">app</text:span>&gt;&lt;/<text:span text:style-name="T11">p</text:span>&gt;</text:p>
      <text:p text:style-name="Standard">The same encoding should be used to indicate the conjectured lacuna of a number of lines of verse. For example, <text:bookmark-ref text:reference-format="number-no-superior" text:ref-name="verdiere-calpurnius">Verdière</text:bookmark-ref><text:s/>argues that nine verses have been omitted by the copyist of the archetype of all manuscripts of Calpurnius Siculus' eclogues. He prints nine lines of equally spaced dots in the text, and he writes in the apparatus criticus, ‘u. 1–9 <text:span text:style-name="T9">librarii incuria cecidisse puto</text:span>.’</text:p>
      <text:p text:style-name="Standard">If the editor of an LDLT edition of Calpurnius accepts this argument, Verdière's conjecture would be encoded as follows:</text:p>
      <text:p text:style-name="Special">&lt;<text:span text:style-name="T11">app</text:span> <text:span text:style-name="T11">type</text:span>="line-omission"&gt;<text:line-break/> &lt;<text:span text:style-name="T11">lem</text:span> <text:span text:style-name="T11">source</text:span>="#Verdière" <text:span text:style-name="T11">xml:id</text:span>="lem-1.1-9"&gt;<text:line-break/>  &lt;<text:span text:style-name="T11">supplied</text:span>&gt;<text:line-break/>   &lt;<text:span text:style-name="T11">gap</text:span> <text:span text:style-name="T11">reason</text:span>="lost" <text:span text:style-name="T11">quantity</text:span>="9"<text:line-break/>    <text:span text:style-name="T11">unit</text:span>="lines"/&gt;<text:line-break/>  &lt;/<text:span text:style-name="T11">supplied</text:span>&gt;<text:line-break/> &lt;/<text:span text:style-name="T11">lem</text:span>&gt;<text:line-break/> &lt;<text:span text:style-name="T11">note</text:span> <text:span text:style-name="T11">target</text:span>="#lem-1.1-9"&gt;u. 1–9 librarii incuria cecidisse putavit<text:line-break/>     Verdière&lt;/<text:span text:style-name="T11">note</text:span>&gt;<text:line-break/>&lt;/<text:span text:style-name="T11">app</text:span>&gt;</text:p>
      <text:p text:style-name="Standard">In the <text:bookmark-ref text:reference-format="number-no-superior" text:ref-name="ldlt-viewer">LDLT Viewer</text:bookmark-ref>, nine lines of &lt; *** &gt; would be printed at the beginning of the text, and the numbering of the lines that follow would begin with 10. The apparatus criticus would have the entry ‘u. 1–9 librarii incuria cecidisse putavit Verdière’.</text:p>
      <text:h text:style-name="Heading_20_2" text:outline-level="2"><text:bookmark-start text:name="apparatus-criticus-crux"/>Crux<text:bookmark-end text:name="apparatus-criticus-crux"/></text:h>
      <text:p text:style-name="Standard">† † = Text deemed by the editor to be readable but not understandable, with no satisfactory alternative or convincing emendation.</text:p>
      <text:list xml:id="list170514488201896" text:continue-numbering="true" text:style-name="WWNum2">
        <text:list-item>
          <text:p text:style-name="P7">&lt;<text:span text:style-name="T2">sic</text:span>&gt; indicates that the text is readable but not understandable. In this usage it is not paired with &lt;<text:span text:style-name="T2">corr</text:span>&gt;, its customary partner in the TEI guidelines, because the nature of a crux is that it cannot be corrected.</text:p>
        </text:list-item>
      </text:list>
      <text:p text:style-name="Standard">For example, at section 2.4.12 of Macrobius’ Saturnalia, <text:bookmark-ref text:reference-format="number-no-superior" text:ref-name="kaster-macrobius">Robert Kaster</text:bookmark-ref><text:s/>marks two words in the text of his OCT edition with <text:span text:style-name="tei_5f_foreign"><text:span text:style-name="T8">cruces</text:span></text:span>:‘… “vale mel gentium †meculle†, ebur ex Etruria, lasar Arretinum, adamas Supernas, Tiberinum margaritum, Cilniorum smargde, iaspi figulorum, berulle Porsenae, carbunculum †habeas†, ἵνα συντέμω πάντα, ἄλλαγμα moecharum.”’</text:p>
      <text:p text:style-name="Standard">In the apparatus criticus for the first crux, Kaster has the following: ‘meculle <text:span text:style-name="T9">Nβ</text:span>(melcule <text:span text:style-name="T9">DP</text:span><text:span text:style-name="T15">2</text:span><text:span text:style-name="T9">G</text:span>, <text:span text:style-name="T9">n.l. P</text:span><text:span text:style-name="T15">1</text:span>): Medulliae <text:span text:style-name="T9">Turnebus 1604, 584</text:span>.’ The second one is simpler: ‘habeas] Hadriae <text:span text:style-name="T9">Jahn</text:span>’.</text:p>
      <text:p text:style-name="Standard">The following example demonstrates how these <text:span text:style-name="tei_5f_foreign"><text:span text:style-name="T8">cruces</text:span></text:span> would be encoded in an LDLT edition:</text:p>
      <text:p text:style-name="Special">&lt;<text:span text:style-name="T11">p</text:span>&gt;<text:line-break/> &lt;<text:span text:style-name="T11">quote</text:span>&gt;vale mel gentium &lt;<text:span text:style-name="T11">app</text:span>&gt;<text:line-break/>   &lt;<text:span text:style-name="T11">lem</text:span> <text:span text:style-name="T11">wit</text:span>="#N #β" <text:span text:style-name="T11">xml:id</text:span>="lem-meculle"&gt;<text:line-break/>    &lt;<text:span text:style-name="T11">sic</text:span>&gt;meculle&lt;/<text:span text:style-name="T11">sic</text:span>&gt;<text:line-break/>   &lt;/<text:span text:style-name="T11">lem</text:span>&gt;<text:line-break/>   &lt;<text:span text:style-name="T11">note</text:span> <text:span text:style-name="T11">target</text:span>="#lem-meculle"&gt;melcule &lt;<text:span text:style-name="T11">ref</text:span> <text:span text:style-name="T11">target</text:span>="#D"&gt;D&lt;/<text:span text:style-name="T11">ref</text:span>&gt;<text:line-break/>    &lt;<text:span text:style-name="T11">ref</text:span> <text:span text:style-name="T11">target</text:span>="#P2"&gt;P&lt;<text:span text:style-name="T11">hi</text:span> <text:span text:style-name="T11">rend</text:span>="superscript"&gt;2&lt;/<text:span text:style-name="T11">hi</text:span>&gt;&lt;/<text:span text:style-name="T11">ref</text:span>&gt;<text:line-break/>    &lt;<text:span text:style-name="T11">ref</text:span> <text:span text:style-name="T11">target</text:span>="#G"&gt;G&lt;/<text:span text:style-name="T11">ref</text:span>&gt;, n.l. &lt;<text:span text:style-name="T11">ref</text:span> <text:span text:style-name="T11">target</text:span>="#P1"&gt;P&lt;<text:span text:style-name="T11">hi</text:span> <text:span text:style-name="T11">rend</text:span>="superscript"&gt;1&lt;/<text:span text:style-name="T11">hi</text:span>&gt;&lt;/<text:span text:style-name="T11">ref</text:span>&gt;&lt;/<text:span text:style-name="T11">note</text:span>&gt;<text:line-break/>   &lt;<text:span text:style-name="T11">rdg</text:span> <text:span text:style-name="T11">source</text:span>="#Turnebus"<text:line-break/>    <text:span text:style-name="T11">xml:id</text:span>="rdg-Medulliae"&gt;Medulliae&lt;/<text:span text:style-name="T11">rdg</text:span>&gt;<text:line-break/>   &lt;<text:span text:style-name="T11">note</text:span> <text:span text:style-name="T11">target</text:span>="#rdg-Medulliae"&gt;584&lt;/<text:span text:style-name="T11">note</text:span>&gt;<text:line-break/>  &lt;/<text:span text:style-name="T11">app</text:span>&gt;, ebur ex Etruria, lasar Arretinum, adamas Supernas, Tiberinum<text:line-break/>     margaritum, Cilniorum smaragde, iaspi figulorum, berulle Porsenae,<text:line-break/>     carbunculum &lt;<text:span text:style-name="T11">app</text:span>&gt;<text:line-break/>   &lt;<text:span text:style-name="T11">lem</text:span>&gt;<text:line-break/>    &lt;<text:span text:style-name="T11">sic</text:span>&gt;habeas&lt;/<text:span text:style-name="T11">sic</text:span>&gt;<text:line-break/>   &lt;/<text:span text:style-name="T11">lem</text:span>&gt;<text:line-break/>   &lt;<text:span text:style-name="T11">rdg</text:span> <text:span text:style-name="T11">source</text:span>="#Jahn"&gt;Hadriae&lt;/<text:span text:style-name="T11">rdg</text:span>&gt;<text:line-break/>  &lt;/<text:span text:style-name="T11">app</text:span>&gt;, &lt;<text:span text:style-name="T11">foreign</text:span> <text:span text:style-name="T11">xml:lang</text:span>="grc"&gt;ἵνα συντέμω πάντα, ἄλλαγμα&lt;/<text:span text:style-name="T11">foreign</text:span>&gt;<text:line-break/>     moecharum.&lt;/<text:span text:style-name="T11">quote</text:span>&gt;<text:line-break/>&lt;/<text:span text:style-name="T11">p</text:span>&gt;</text:p>
      <text:p text:style-name="Standard">The use of &lt;<text:span text:style-name="T2">sic</text:span>&gt; would cause the symbol † to be placed on both ends of each crux in the <text:bookmark-ref text:reference-format="number-no-superior" text:ref-name="ldlt-viewer">LDLT Viewer</text:bookmark-ref>. The rest of the information would be handled in the normal manner for readings in the apparatus criticus.</text:p>
      <text:h text:style-name="Heading_20_2" text:outline-level="2"><text:bookmark-start text:name="apparatus-criticus-analysis"/>Tagging Readings for Analysis<text:bookmark-end text:name="apparatus-criticus-analysis"/></text:h>
      <text:p text:style-name="Standard">An editor may enhance an edition’s functionality by adding one or more of the analytical “tags” listed below. Use of these tags will enable additional filtering and querying functionality, such as filtering out purely orthographical variants or focusing on variants that affect the syntax of the text.</text:p>
      <text:p text:style-name="Standard">It is up to the editor to decide how extensively to apply these analytical tags, if at all. If analytical tags are used, the preface should make clear which ones are used and why they are used. For example, an editor may wish only to tag orthographical variants so that users can filter them in or out of the text as they please.</text:p>
      <text:p text:style-name="Standard"><text:span text:style-name="T9">@ana</text:span> (analysis) on &lt;<text:span text:style-name="T2">rdg</text:span>&gt; applies one or more of the following values to a reading:</text:p>
      <text:list xml:id="list170514274154683" text:continue-numbering="true" text:style-name="WWNum2">
        <text:list-item>
          <text:p text:style-name="P7">lexical: the reading differs from the lemma by offering an entirely different lexeme.</text:p>
        </text:list-item>
        <text:list-item>
          <text:p text:style-name="P7">morphological: the reading differs from the lemma in its grammatical form.</text:p>
        </text:list-item>
        <text:list-item>
          <text:p text:style-name="P7">ordinal: the reading changes the order in which units (letters, words, phrases, sentences, lines) occur in the lemma.</text:p>
        </text:list-item>
        <text:list-item>
          <text:p text:style-name="P7">orthographical: the reading differs from the lemma only in spelling (i.e., not in any grammatically significant way).</text:p>
        </text:list-item>
        <text:list-item>
          <text:p text:style-name="P7">syntactic: the reading differs from the lemma in its grammatical construction or arrangement.</text:p>
        </text:list-item>
        <text:list-item>
          <text:p text:style-name="P7">subtractive: omission of some unit of text through oversight, erasure, or some other cause.</text:p>
        </text:list-item>
        <text:list-item>
          <text:p text:style-name="P7">additive: an interpolation, i.e., some text judged by the editor to have entered the tradition through the mistaken or deliberate copying of auxiliary material (e.g., glosses, marginalia, etc.).</text:p>
        </text:list-item>
      </text:list>
      <text:p text:style-name="Special">&lt;<text:span text:style-name="T11">app</text:span>&gt;<text:line-break/> &lt;<text:span text:style-name="T11">lem</text:span> <text:span text:style-name="T11">wit</text:span>="#N #P #GlaeserSqq"&gt;vicit&lt;/<text:span text:style-name="T11">lem</text:span>&gt;<text:line-break/> &lt;<text:span text:style-name="T11">rdg</text:span> <text:span text:style-name="T11">wit</text:span>="#G" <text:span text:style-name="T11">ana</text:span>="#morphological"&gt;vīcit&lt;/<text:span text:style-name="T11">rdg</text:span>&gt;<text:line-break/> &lt;<text:span text:style-name="T11">rdg</text:span> <text:span text:style-name="T11">wit</text:span>="#d" <text:span text:style-name="T11">ana</text:span>="#lexical"&gt;ludit&lt;/<text:span text:style-name="T11">rdg</text:span>&gt;<text:line-break/> &lt;<text:span text:style-name="T11">rdg</text:span> <text:span text:style-name="T11">wit</text:span>="#V" <text:span text:style-name="T11">ana</text:span>="#lexical"&gt;lusit&lt;/<text:span text:style-name="T11">rdg</text:span>&gt;<text:line-break/> &lt;<text:span text:style-name="T11">rdg</text:span> <text:span text:style-name="T11">wit</text:span>="#μ" <text:span text:style-name="T11">ana</text:span>="#lexical"&gt;visit&lt;/<text:span text:style-name="T11">rdg</text:span>&gt;<text:line-break/> &lt;<text:span text:style-name="T11">rdg</text:span> <text:span text:style-name="T11">wit</text:span>="#γ" <text:span text:style-name="T11">ana</text:span>="#subtractive"/&gt;<text:line-break/>&lt;/<text:span text:style-name="T11">app</text:span>&gt;</text:p>
      <text:h text:style-name="Heading_20_2" text:outline-level="2"><text:bookmark-start text:name="apparatus-criticus-editorial-notes"/>Editorial Notes<text:bookmark-end text:name="apparatus-criticus-editorial-notes"/></text:h>
      <text:p text:style-name="Standard">These guidelines cover most of the types of information commonly found in a critical apparatus, but not all of them, since it would be impossible to anticipate everything any editor of a text would ever need to encode.</text:p>
      <text:p text:style-name="Standard">If a certain kind of annotation or comment is needed, but a method for encoding it is not described in these guidelines, &lt;<text:span text:style-name="T2">witDetail</text:span>&gt; or &lt;<text:span text:style-name="T2">note</text:span>&gt; may be used <text:span text:style-name="tei_5f_foreign"><text:span text:style-name="T8">ad hoc</text:span></text:span>, depending on whether the subject is a single witness (&lt;<text:span text:style-name="T2">witDetail</text:span>&gt;) or something of a more general nature (&lt;<text:span text:style-name="T2">note</text:span>&gt;).</text:p>
      <text:p text:style-name="Standard">These guidelines may also be extended as the community of users discovers and proposes additional encoding patterns to the staff of the LDLT.</text:p>
      <text:h text:style-name="Heading_20_1" text:outline-level="1"><text:bookmark-start text:name="textual-commentary"/>Commentary<text:bookmark-end text:name="textual-commentary"/></text:h>
      <text:p text:style-name="Standard">Traditionally, extended commentary on textual matters has been published apart from the critical edition (e.g., as a monograph or in textual notes published in periodicals). Editors of LDLT editions are encouraged to include longer notes on textual matters in a section enclosed in &lt;<text:span text:style-name="T2">div</text:span>&gt; with <text:span text:style-name="T9">@xml:id</text:span>="textual-commentary".</text:p>
      <text:p text:style-name="Standard">This section demonstrates how to encode longer notes.</text:p>
      <text:list xml:id="list170515165892212" text:continue-numbering="true" text:style-name="WWNum2">
        <text:list-item>
          <text:p text:style-name="P7">&lt;<text:span text:style-name="T2">anchor</text:span>&gt; is an empty element placed at a point in the main text that is the subject of an extended note. It must have <text:span text:style-name="T9">@xml:id</text:span> so that the note can point to it. It must also have <text:span text:style-name="T9">@corresp</text:span> pointing to the <text:span text:style-name="T9">@xml:id</text:span> of the note in the commentary so that a link can be inserted directly to the note.</text:p>
        </text:list-item>
        <text:list-item>
          <text:p text:style-name="P7">&lt;<text:span text:style-name="T2">note</text:span>&gt; with <text:span text:style-name="T9">@type</text:span>="commentary" and <text:span text:style-name="T9">@target</text:span> pointing to the <text:span text:style-name="T9">@xml:id</text:span> of the &lt;<text:span text:style-name="T2">anchor</text:span>&gt; contains the text of the note, which is written in prose using &lt;<text:span text:style-name="T2">p</text:span>&gt;.</text:p>
        </text:list-item>
      </text:list>
      <text:p text:style-name="Standard">For example, after Calp. 4.96, <text:bookmark-ref text:reference-format="number-no-superior" text:ref-name="giarratano-calpurnius">Giarratano</text:bookmark-ref><text:s/>prints five unnumbered lines of dots to indicate that he believes a stanza is missing. At 4.97, he includes in his apparatus criticus an extended discussion about his rearrangement of several sets of lines. In an LDLT edition, it is preferable to put that sort of discussion in the textual commentary. The following example demonstrates how it would be encoded in an LDLT edition:</text:p>
      <text:p text:style-name="Special">&lt;<text:span text:style-name="T11">app</text:span> <text:span text:style-name="T11">type</text:span>="line-omission"&gt;<text:line-break/> &lt;<text:span text:style-name="T11">lem</text:span> <text:span text:style-name="T11">source</text:span>="#Giarratano"<text:line-break/>  <text:span text:style-name="T11">type</text:span>="emendation" <text:span text:style-name="T11">xml:id</text:span>="lem-4.96-gap"&gt;<text:line-break/>&lt;!-- Lines are not numbered so as not to interrupt the traditional numbering --&gt;<text:line-break/>  &lt;<text:span text:style-name="T11">gap</text:span> <text:span text:style-name="T11">reason</text:span>="lost" <text:span text:style-name="T11">quantity</text:span>="5"<text:line-break/>   <text:span text:style-name="T11">unit</text:span>="lines"/&gt;<text:line-break/> &lt;/<text:span text:style-name="T11">lem</text:span>&gt;<text:line-break/> &lt;<text:span text:style-name="T11">note</text:span> <text:span text:style-name="T11">target</text:span>="#lem-4.96-gap"&gt;quinque vv. deesse puto. &lt;<text:span text:style-name="T11">anchor</text:span> <text:span text:style-name="T11">xml:id</text:span>="gap-4.96"<text:line-break/>   <text:span text:style-name="T11">corresp</text:span>="#comm-4.96"/&gt;&lt;/<text:span text:style-name="T11">note</text:span>&gt;<text:line-break/>&lt;/<text:span text:style-name="T11">app</text:span>&gt;<text:line-break/>&lt;<text:span text:style-name="T11">l</text:span> <text:span text:style-name="T11">n</text:span>="97"&gt;Aspicis, ut virides audito Caesare silvae&lt;/<text:span text:style-name="T11">l</text:span>&gt;<text:line-break/>&lt;!-- Edition continues until end. --&gt;<text:line-break/>&lt;<text:span text:style-name="T11">div</text:span> <text:span text:style-name="T11">type</text:span>="commentary"&gt;<text:line-break/> &lt;<text:span text:style-name="T11">note</text:span> <text:span text:style-name="T11">type</text:span>="commentary"<text:line-break/>  <text:span text:style-name="T11">target</text:span>="#lem-4.96-gap" <text:span text:style-name="T11">xml:id</text:span>="comm-4.96"&gt;<text:line-break/>  &lt;<text:span text:style-name="T11">p</text:span>&gt;4.96: Carmen amoebaeum, quod vocatur, cum ex impari stropharum numero<text:line-break/>       constare nequeat, in hac ecloga integrum non esses &lt;<text:span text:style-name="T11">ref</text:span> <text:span text:style-name="T11">target</text:span>="#Hermann"&gt;G. Hermann&lt;/<text:span text:style-name="T11">ref</text:span>&gt; (ad Bion. et Mosch. p. 46)<text:line-break/>       primus sensit. &lt;<text:span text:style-name="T11">ref</text:span> <text:span text:style-name="T11">target</text:span>="#Schenkl"&gt;Schenkl&lt;/<text:span text:style-name="T11">ref</text:span>&gt; autem censuit<text:line-break/>       deesse stropham quae olim opposita fuit strophae VIII itidemque<text:line-break/>       comite carere III, quam ob rem in editione priore vir doctissimus<text:line-break/>       III post XI transposuit lacunameque in utraque editione post F. Leo<text:line-break/>       (Zeitsch. f. d. oesterr. Gymn. XXXVI p. 619) XIII post III<text:line-break/>       collocavit ut v. 141 carmen amoebaeum concluderetur. Mihi quidem,<text:line-break/>       cum strophae I, et II, IV et V, VI et VII, IX et X, XII et XIII<text:line-break/>       invicem sibi respondeant, visum est lacunem post III constituere et<text:line-break/>       XI transponere ante VIII.&lt;/<text:span text:style-name="T11">p</text:span>&gt;<text:line-break/> &lt;/<text:span text:style-name="T11">note</text:span>&gt;<text:line-break/>&lt;/<text:span text:style-name="T11">div</text:span>&gt;</text:p>
      <text:p text:style-name="Standard">This encoding will produce the following in a digital or print version:</text:p>
      <text:list xml:id="list170515159562784" text:continue-numbering="true" text:style-name="WWNum2">
        <text:list-item>
          <text:p text:style-name="P7">a notation indicating the conjectured five unnumbered lines</text:p>
        </text:list-item>
        <text:list-item>
          <text:p text:style-name="P7">The following note in the apparatus criticus: quinque vv. deesse puto.</text:p>
        </text:list-item>
        <text:list-item>
          <text:p text:style-name="P7">The symbol ◊ after the note indicating further discussion is available in the textual commentary.</text:p>
        </text:list-item>
        <text:list-item>
          <text:p text:style-name="P7">A note in the textual commentary.</text:p>
        </text:list-item>
      </text:list>
      <text:p text:style-name="Standard">The digital version will have the additional feature of links from the apparatus to the commentary and from the commentary to the apparatus.</text:p>
      <text:h text:style-name="Heading_20_1" text:outline-level="1"><text:bookmark-start text:name="works-cited"/>Works Cited<text:bookmark-end text:name="works-cited"/></text:h>
      <text:p text:style-name="Standard">The following is a list of works cited in these guidelines.</text:p>
      <text:list xml:id="list2378690201" text:style-name="WWNum6">
        <text:list-item>
          <text:p text:style-name="P2">Editions</text:p>
        </text:list-item>
        <text:list-item>
          <text:p text:style-name="P2"><text:bookmark-start text:name="bazán-scots"/>Bazán, C., K. Emery, T. Noone, R. Plevano, A. Traver, eds. <text:span text:style-name="tei_5f_titlem">B. Ioannis Duns Scoti <text:s text:c="28"/>Quaestiones Super Secundum et Tertium De Anima</text:span>. , B. Ioannis Duns Scoti Opera Philosophica <text:s/>5. Washington, D.C.: The Catholic University of America Press, <text:span text:style-name="date">2006</text:span>.<text:bookmark-end text:name="bazán-scots"/></text:p>
        </text:list-item>
        <text:list-item>
          <text:p text:style-name="P2"><text:bookmark-start text:name="damon-caesar"/>Damon, C., ed. <text:span text:style-name="tei_5f_titlem">C. Iuli <text:s text:c="28"/>Caesaris Commentariorum Libri III De Bello Civili</text:span>. , Oxford Classical Texts. Oxford: Clarendon Press, <text:span text:style-name="date">2015</text:span>.<text:bookmark-end text:name="damon-caesar"/></text:p>
        </text:list-item>
        <text:list-item>
          <text:p text:style-name="P2"><text:bookmark-start text:name="gelsomino-sequester"/>Gelsomino, Remo, ed. <text:span text:style-name="tei_5f_titlem">Vibius Sequester</text:span>. , Bibliotheca Scriptorum Graecorum et Romanorum Teubneriana. Leipzig: B. G. Teubner, <text:span text:style-name="date">1967</text:span>.<text:bookmark-end text:name="gelsomino-sequester"/></text:p>
        </text:list-item>
        <text:list-item>
          <text:p text:style-name="P2"><text:bookmark-start text:name="giarratano-calpurnius"/>Giarratano, Caesar, ed. <text:span text:style-name="tei_5f_titlem">Calpurnii et Nemesiani Bucolica</text:span>. Naples: Detken and Rocholl, <text:span text:style-name="date">1910</text:span>.<text:bookmark-end text:name="giarratano-calpurnius"/></text:p>
        </text:list-item>
        <text:list-item>
          <text:p text:style-name="P2"><text:bookmark-start text:name="hall-ovid"/>Hall, J. B., ed. <text:span text:style-name="tei_5f_titlem">Ovidius: <text:s text:c="28"/>Tristia</text:span>. , Bibliotheca Scriptorum Graecorum et Romanorum Teubneriana. Stuttgart and Leipzig: B. G. Teubner, <text:span text:style-name="date">1995</text:span>.<text:bookmark-end text:name="hall-ovid"/></text:p>
        </text:list-item>
        <text:list-item>
          <text:p text:style-name="P2"><text:bookmark-start text:name="kaster-macrobius"/>Kaster, Robert A., ed. <text:span text:style-name="tei_5f_titlem">Macrobii Ambrosii Theodosii Saturnalia</text:span>. , Oxford Classical Texts. Oxford: Clarendon Press, <text:span text:style-name="date">2011</text:span>.<text:bookmark-end text:name="kaster-macrobius"/></text:p>
        </text:list-item>
        <text:list-item>
          <text:p text:style-name="P2"><text:bookmark-start text:name="kaster-suetonius"/>———, ed. <text:span text:style-name="tei_5f_titlem">C. Suetoni <text:s text:c="28"/>Tranquilli De Vita Caesarum Libros VIII et De Grammaticis et Rhetoribus <text:s text:c="28"/>Librum</text:span>. , Oxford Classical Texts. Oxford: Clarendon Press, <text:span text:style-name="date">2016</text:span>.<text:bookmark-end text:name="kaster-suetonius"/></text:p>
        </text:list-item>
        <text:list-item>
          <text:p text:style-name="P2"><text:bookmark-start text:name="lindsay-festus"/>Lindsay, W. M., ed. <text:span text:style-name="tei_5f_titlem">Festus: De Verborum Significatu cum Pauli Epitome</text:span>. , Bibliotheca Scriptorum Graecorum et Romanorum Teubneriana. Stuttgart and Leipzig: B. G. Teubner, <text:span text:style-name="date">1913</text:span>.<text:bookmark-end text:name="lindsay-festus"/></text:p>
        </text:list-item>
        <text:list-item>
          <text:p text:style-name="P2"><text:bookmark-start text:name="tarrant-ovid"/>Tarrant, R. J., ed. <text:span text:style-name="tei_5f_titlem">P. Ovidi <text:s text:c="28"/>Nasoni Metamorphoses</text:span>. , Oxford Classical Texts. Oxford: Clarendon Press, <text:span text:style-name="date">2004</text:span>.<text:bookmark-end text:name="tarrant-ovid"/></text:p>
        </text:list-item>
        <text:list-item>
          <text:p text:style-name="P2"><text:bookmark-start text:name="thomson-catullus"/>Thomson, D. F. S., ed. <text:span text:style-name="tei_5f_titlem">Catullus: Edited with a Textual and Interpretative <text:s text:c="28"/>Commentary</text:span>. Toronto: University of Toronto Press, <text:span text:style-name="date">1997</text:span>.<text:bookmark-end text:name="thomson-catullus"/></text:p>
        </text:list-item>
        <text:list-item>
          <text:p text:style-name="P2"><text:bookmark-start text:name="verdiere-calpurnius"/>Verdière, Raoul, ed. <text:span text:style-name="tei_5f_titlem">T. Calpurnii Siculi De laude Pisonis et Bucolica et M. Annaei <text:s text:c="28"/>Lucani De laude Caesaris Einsidlensia quae dicuntur carmina</text:span>. , Collection Latomus <text:s/>19. Berchem-Bruxelles: Latomus: Revue d’Études Latines, <text:span text:style-name="date">1954</text:span>.<text:bookmark-end text:name="verdiere-calpurnius"/></text:p>
        </text:list-item>
        <text:list-item>
          <text:p text:style-name="P2">Guidelines</text:p>
        </text:list-item>
        <text:list-item>
          <text:p text:style-name="P2"><text:bookmark-start text:name="EpiDoc"/>Elliott, Tom, Gabriel Bodard, Hugh Cayless et al. <text:span text:style-name="tei_5f_titlem">EpiDoc: <text:s text:c="28"/>Epigraphic Documents in TEI XML</text:span>. Online material, available: <text:a xlink:type="simple" xlink:href="http://epidoc.sf.net" text:style-name="ListLabel_20_17" text:visited-style-name="ListLabel_20_17"><text:span text:style-name="Internet_20_link">http://epidoc.sf.net</text:span></text:a> (2016-09-17).<text:bookmark-end text:name="EpiDoc"/></text:p>
        </text:list-item>
        <text:list-item>
          <text:p text:style-name="P2"><text:bookmark-start text:name="xml-id"/>Marsh, Jonathan <text:s/>Daniel Veillard, Norman Walsh. <text:span text:style-name="tei_5f_titlem">xml:id Version 1.0</text:span> <text:s/>, W3C Recommendation 9 September 2005 <text:s/><text:a xlink:type="simple" xlink:href="https://www.w3.org/TR/xml-id/" text:style-name="ListLabel_20_17" text:visited-style-name="ListLabel_20_17"><text:span text:style-name="Internet_20_link">https://www.w3.org/TR/xml-id/</text:span></text:a> (2016-09-17)<text:bookmark-end text:name="xml-id"/></text:p>
        </text:list-item>
        <text:list-item>
          <text:p text:style-name="P2"><text:bookmark-start text:name="TEI"/>TEI Consortium, eds. <text:span text:style-name="tei_5f_titlem">TEI P5: <text:s text:c="28"/>Guidelines for Electronic Text Encoding and Interchange</text:span>. Version 3.0.0. Last updated on 29th March 2016, revision 89ba24e. TEI Consortium. <text:a xlink:type="simple" xlink:href="http://www.tei-c.org/Guidelines/P5/" text:style-name="ListLabel_20_17" text:visited-style-name="ListLabel_20_17"><text:span text:style-name="Internet_20_link">http://www.tei-c.org/Guidelines/P5/</text:span></text:a> (2016-09-17).<text:bookmark-end text:name="TEI"/></text:p>
        </text:list-item>
        <text:list-item>
          <text:p text:style-name="P2">Other Works Cited</text:p>
        </text:list-item>
        <text:list-item>
          <text:p text:style-name="P2"><text:bookmark-start text:name="Chicago"/>University of Chicago Press Staff. <text:span text:style-name="tei_5f_titlem">The Chicago Manual of Style</text:span>, 16th ed. Chicago: Chicago University Press, <text:span text:style-name="date">2010</text:span><text:bookmark-end text:name="Chicago"/></text:p>
        </text:list-item>
        <text:list-item>
          <text:p text:style-name="P2"><text:bookmark-start text:name="West"/>West, M. L. <text:s/><text:span text:style-name="tei_5f_titlem">Textual Criticism and Editorial Technique Applicable to Greek and <text:s text:c="28"/>Latin Texts</text:span>. Stuttgart: B. G. Teubner, <text:span text:style-name="date">1973</text:span>.<text:bookmark-end text:name="West"/></text:p>
        </text:list-item>
        <text:list-item>
          <text:p text:style-name="P2">Other References</text:p>
        </text:list-item>
        <text:list-item>
          <text:p text:style-name="P2"><text:bookmark-start text:name="Cayless"/>Cayless, Hugh. "<text:span text:style-name="tei_5f_titlem">TEI <text:s text:c="24"/>Next</text:span>." n.d., n.p. <text:a xlink:type="simple" xlink:href="https://docs.google.com/document/d/15yT6s8hR4JmWcLVjpyJgo75Z2Sh1sJkpOi_Z9kBRrPU/edit#heading=h.cqdtsrwcc56e" text:style-name="ListLabel_20_17" text:visited-style-name="ListLabel_20_17"><text:span text:style-name="Internet_20_link">https://docs.google.com/document/d/15yT6s8hR4JmWcLVjpyJgo75Z2Sh1sJkpOi_Z9kBRrPU/edit#heading=h.cqdtsrwcc56e</text:span></text:a> (2017-11-01).<text:bookmark-end text:name="Cayless"/></text:p>
        </text:list-item>
        <text:list-item>
          <text:p text:style-name="P2"><text:bookmark-start text:name="Alpheios"/>The Alpheios Project, <text:a xlink:type="simple" xlink:href="http://alpheios.net" text:style-name="ListLabel_20_17" text:visited-style-name="ListLabel_20_17"><text:span text:style-name="Internet_20_link">alpheios.net</text:span></text:a>.<text:bookmark-end text:name="Alpheios"/></text:p>
        </text:list-item>
      </text:list>
      <text:h text:style-name="Heading_20_1" text:outline-level="1"><text:bookmark-start text:name="_SECTION_1112"/>The DLL Critical Editions Schema<text:bookmark-end text:name="_SECTION_1112"/></text:h>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provides attributes used to decorate rows or cells of a table.</text:span></text:p>
      <text:p text:style-name="Standard"><text:span text:style-name="T19">테이블의 행 또는 셀을 장식하는 속성을 제공한다.</text:span></text:p>
      <text:p text:style-name="Standard"><text:span text:style-name="T21">提供屬性，用以裝飾表格內的儲存格或列。</text:span></text:p>
      <text:p text:style-name="Standard"><text:span text:style-name="T22"><text:s/>表の行またはセルを修飾する属性を示す． </text:span></text:p>
      <text:p text:style-name="Standard"><text:span text:style-name="T24">fournit des attributs pour mettre en forme les lignes ou les cellules d’un tableau.</text:span></text:p>
      <text:p text:style-name="Standard"><text:span text:style-name="T26">proporciona atributos usados para decorar filas o celdas de una tabla.</text:span></text:p>
      <text:p text:style-name="Standard"><text:span text:style-name="T28">assegna degli attributi utilizzati per decorare righe e celle di una tabella</text:span></text:p>
      <text:p text:style-name="Standard"><text:span text:style-name="T25">rôle</text:span></text:p>
      <text:p text:style-name="Standard"><text:span text:style-name="T17">indicates the kind of information held in this cell or in each cell of this row.</text:span></text:p>
      <text:p text:style-name="Standard"><text:span text:style-name="T19">이 셀에 또는 이 행의 각 셀에 나타난 정보의 종류를 제시한다.</text:span></text:p>
      <text:p text:style-name="Standard"><text:span text:style-name="T21">指出此儲存格或列當中，各儲存格所包含的資訊類型。</text:span></text:p>
      <text:p text:style-name="Standard"><text:span text:style-name="T22"><text:s/>当該セル，または当該行中のセルにある情報の種類を示す． </text:span></text:p>
      <text:p text:style-name="Standard"><text:span text:style-name="T24">indique le type des informations contenues dans cette cellule ou dans chaque cellule de cette ligne.</text:span></text:p>
      <text:p text:style-name="Standard"><text:span text:style-name="T26">especifica el tipo de información contenida en la celda en cuestión o en cada una de las celdas de la fila.</text:span></text:p>
      <text:p text:style-name="Standard"><text:span text:style-name="T28">specifica il tipo di informazione contenuta nela cella in questione o in ciascuna delle celle della riga presa in esame</text:span></text:p>
      <text:p text:style-name="Standard"><text:span text:style-name="T17"><text:s text:c="2"/></text:span></text:p>
      <text:p text:style-name="Standard"><text:span text:style-name="T17"><text:s text:c="2"/></text:span></text:p>
      <text:p text:style-name="Standard"><text:span text:style-name="T17">data</text:span></text:p>
      <text:p text:style-name="Standard"><text:span text:style-name="T17">labelling or descriptive information only.</text:span></text:p>
      <text:p text:style-name="Standard"><text:span text:style-name="T19">표지 또는 기술적 정보만 허용</text:span></text:p>
      <text:p text:style-name="Standard"><text:span text:style-name="T21">僅為標號或描述性資訊。</text:span></text:p>
      <text:p text:style-name="Standard"><text:span text:style-name="T26">etiquetado o información descriptiva solamente.</text:span></text:p>
      <text:p text:style-name="Standard"><text:span text:style-name="T22"><text:s/>記述的情報またはラベルのみ． </text:span></text:p>
      <text:p text:style-name="Standard"><text:span text:style-name="T24">uniquement des informations relatives au codage ou à la description</text:span></text:p>
      <text:p text:style-name="Standard"><text:span text:style-name="T28">informazione esclusivamente descrittiva o del tipo etichetta</text:span></text:p>
      <text:p text:style-name="Standard"><text:span text:style-name="T17">data values.</text:span></text:p>
      <text:p text:style-name="Standard"><text:span text:style-name="T19">데이터 값</text:span></text:p>
      <text:p text:style-name="Standard"><text:span text:style-name="T21">數據值。</text:span></text:p>
      <text:p text:style-name="Standard"><text:span text:style-name="T26">valores de datos.</text:span></text:p>
      <text:p text:style-name="Standard"><text:span text:style-name="T22"><text:s/>日付情報． </text:span></text:p>
      <text:p text:style-name="Standard"><text:span text:style-name="T24">valeurs de données</text:span></text:p>
      <text:p text:style-name="Standard"><text:span text:style-name="T28">valori di dati</text:span></text:p>
      <text:p text:style-name="Standard"><text:span text:style-name="T17">When this attribute is specified on a row, its value is the default for all cells in this row. When specified on a cell, its value overrides any default specified by the </text:span><text:span text:style-name="T18">@role</text:span><text:span text:style-name="T17"> attribute of the parent </text:span>&lt;<text:span text:style-name="T4">row</text:span>&gt;<text:span text:style-name="T17"> element.</text:span></text:p>
      <text:p text:style-name="Standard"><text:span text:style-name="T24"><text:s/>Quand cet attribut est appliqué à une ligne de tableau, sa valeur est transmise comme valeur par défaut à toutes les cellules de cette ligne. Quand il est spécifié sur une cellule, sa valeur annule et remplace toute valeur spécifiée par défaut dans l’attribut </text:span><text:span text:style-name="T25">@role</text:span><text:span text:style-name="T24"> de l’élément parent </text:span>&lt;<text:span text:style-name="T5">row</text:span>&gt;<text:span text:style-name="T24">.</text:span></text:p>
      <text:p text:style-name="Standard"><text:span text:style-name="T26">Cuando este atributo se especifica en una fila, su valor es el valor por defecto para todas las celdas de esta fila. Cuando está especificado en una celda, su valor reemplaza cualquier valor por defecto especificado por el atributo </text:span><text:span text:style-name="T27">@role</text:span><text:span text:style-name="T26"> (papel) del elemento padre </text:span>&lt;<text:span text:style-name="T6">row</text:span>&gt;<text:span text:style-name="T26"> (fila).</text:span></text:p>
      <text:p text:style-name="Standard"><text:span text:style-name="T22"><text:s/>当該属性が行に付与されている場合，当該属性値は当該行中の全セル のデフォルト値になる．当該属性がセルに付与されている場合，当該 属性値は，親要素</text:span>&lt;<text:span text:style-name="T7">row</text:span>&gt;<text:span text:style-name="T22">の属性</text:span><text:span text:style-name="T23">@role</text:span><text:span text:style-name="T22">にあるデフォ ルト値を上書きする． </text:span></text:p>
      <text:p text:style-name="Standard"><text:span text:style-name="T25">lignes</text:span></text:p>
      <text:p text:style-name="Standard"><text:span text:style-name="T17">indicates the number of rows occupied by this cell or row.</text:span></text:p>
      <text:p text:style-name="Standard"><text:span text:style-name="T19">이 셀 또는 행에 의해 사용된 행의 수를 나타낸다.</text:span></text:p>
      <text:p text:style-name="Standard"><text:span text:style-name="T21">指出此儲存格或列所占的列數。</text:span></text:p>
      <text:p text:style-name="Standard"><text:span text:style-name="T22"><text:s/>当該セルまたは行を含む行の数を示す． </text:span></text:p>
      <text:p text:style-name="Standard"><text:span text:style-name="T24">indique le nombre de lignes occupées par la cellule ou la ligne en question.</text:span></text:p>
      <text:p text:style-name="Standard"><text:span text:style-name="T26">indica el número de filas ocupado por una celda o por la fila en cuestión.</text:span></text:p>
      <text:p text:style-name="Standard"><text:span text:style-name="T28">indica il numero di righe occupate dalla cella o riga in questione</text:span></text:p>
      <text:p text:style-name="Standard"><text:span text:style-name="T17"><text:s text:c="2"/></text:span></text:p>
      <text:p text:style-name="Standard"><text:span text:style-name="T17"><text:s text:c="2"/></text:span></text:p>
      <text:p text:style-name="Standard"><text:span text:style-name="T17">1</text:span></text:p>
      <text:p text:style-name="Standard"><text:span text:style-name="T17">A value greater than one indicates that this cell <text:s/>spans several rows. Where several cells span multiple rows, it may be more convenient to use nested tables.</text:span></text:p>
      <text:p text:style-name="Standard"><text:span text:style-name="T24"><text:s/>Lorsque plusieurs cellules s’étendent sur plusieurs lignes, il peut être plus pratique d’employer des tableaux inclus.</text:span></text:p>
      <text:p text:style-name="Standard"><text:span text:style-name="T26">Donde varias celdas atraviesan varias filas, puede ser más conveniente utilizar los vectores jerarquizados.</text:span></text:p>
      <text:p text:style-name="Standard"><text:span text:style-name="T22"><text:s/>複数のセルが複数行に渡る場合には，入れ子の表を使った方が便利で ある． </text:span></text:p>
      <text:p text:style-name="Standard"><text:span text:style-name="T18">columns</text:span><text:span text:style-name="T20">열</text:span><text:span text:style-name="T27">columnas</text:span><text:span text:style-name="T25">colonnes</text:span><text:span text:style-name="T29">colonne</text:span></text:p>
      <text:p text:style-name="Standard"><text:span text:style-name="T17">indicates the number of columns occupied by this cell or row.</text:span></text:p>
      <text:p text:style-name="Standard"><text:span text:style-name="T19">이 셀 또는 행에 의해 사용된 열의 수를 나타낸다.</text:span></text:p>
      <text:p text:style-name="Standard"><text:span text:style-name="T21">指出此儲存格或列所佔的欄位數。</text:span></text:p>
      <text:p text:style-name="Standard"><text:span text:style-name="T22"><text:s/>当該セルまたは行を含む列の数を示す． </text:span></text:p>
      <text:p text:style-name="Standard"><text:span text:style-name="T24">indique le nombre de colonnes occupées par cette cellule ou cette ligne.</text:span></text:p>
      <text:p text:style-name="Standard"><text:span text:style-name="T26">indica el número de columnas que abraza una celda o fila.</text:span></text:p>
      <text:p text:style-name="Standard"><text:span text:style-name="T28">indica il numero di colonne occupate dalla cella o riga</text:span></text:p>
      <text:p text:style-name="Standard"><text:span text:style-name="T17"><text:s text:c="2"/></text:span></text:p>
      <text:p text:style-name="Standard"><text:span text:style-name="T17"><text:s text:c="2"/></text:span></text:p>
      <text:p text:style-name="Standard"><text:span text:style-name="T17">1</text:span></text:p>
      <text:p text:style-name="Standard"><text:span text:style-name="T17">A value greater than one indicates that this cell or row spans several columns. Where an initial cell spans an entire row, it may be better treated as a heading.</text:span></text:p>
      <text:p text:style-name="Standard"><text:span text:style-name="T24">Une valeur plus grande que 1 indique que cette cellule (ou cette ligne) occupe plusieurs colonnes. Lorsqu’une première cellule s’étend sur une ligne entière, il peut être préférable de la considérer comme un titre.</text:span></text:p>
      <text:p text:style-name="Standard"><text:span text:style-name="T26">Donde una celda inicial atraviesa una fila entera, puede ser tratada como título.</text:span></text:p>
      <text:p text:style-name="Standard"><text:span text:style-name="T22"><text:s/>始めのセルが行全体である場合には，見出しとして扱った方がよい． </text:span></text:p>
      <text:p text:style-name="Standard"><text:a xlink:type="simple" xlink:href="#FT" text:style-name="ListLabel_20_18" text:visited-style-name="ListLabel_20_18"><text:span text:style-name="Internet_20_link"><text:span text:style-name="T12">#FT</text:span></text:span></text:a></text:p>
      <text:p text:style-name="Standard"><text:span text:style-name="T17">added in an erased area</text:span></text:p>
      <text:p text:style-name="Standard"><text:span text:style-name="T17"><text:s text:c="2"/></text:span></text:p>
      <text:p text:style-name="Standard"><text:span text:style-name="T17"><text:s text:c="2"/></text:span></text:p>
      <text:p text:style-name="Standard"><text:span text:style-name="T17">to contain introductory material</text:span></text:p>
      <text:p text:style-name="Standard"><text:span text:style-name="T17">to contain documentation of source texts</text:span></text:p>
      <text:p text:style-name="Standard"><text:span text:style-name="T17">to contain apparatus criticus or textual notes</text:span></text:p>
      <text:p text:style-name="Standard"><text:span text:style-name="T17">to contain bibliographical information, previous publications, etc.</text:span></text:p>
      <text:p text:style-name="Standard"><text:span text:style-name="T17">to contain all editorial commentary, historical/prosopographical discussion, etc.</text:span></text:p>
      <text:p text:style-name="Standard"><text:span text:style-name="T17">to contain the text of the edition itself; may include multiple text-parts</text:span></text:p>
      <text:p text:style-name="Standard"><text:span text:style-name="T17">A subordinate part of the introduction or other section, but not the edition of translation.</text:span></text:p>
      <text:p text:style-name="Standard"><text:span text:style-name="T17">used to divide a div[type=edition] into multiple parts (fragments, columns, faces, etc.)</text:span></text:p>
      <text:p text:style-name="Standard"><text:span text:style-name="T17">to contain a translation of the text into one or more modern languages</text:span></text:p>
      <text:p text:style-name="Standard"><text:span text:style-name="T17"><text:s text:c="2"/></text:span></text:p>
      <text:p text:style-name="Standard"><text:span text:style-name="T17"><text:s text:c="2"/></text:span></text:p>
      <text:p text:style-name="Standard"><text:span text:style-name="T17">ex should only appear inside expan</text:span></text:p>
      <text:p text:style-name="Standard"><text:span text:style-name="T17"><text:s text:c="2"/></text:span></text:p>
      <text:p text:style-name="Standard"><text:span text:style-name="T17">ex should not be a child of abbr</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expan should contain ex</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gap may have @quantity (a figure) or @extent (a descriptive text value) but not both</text:span></text:p>
      <text:p text:style-name="Standard"><text:span text:style-name="T17"><text:s text:c="2"/></text:span></text:p>
      <text:p text:style-name="Standard"><text:span text:style-name="T17">If gap has @quantity then @unit is required</text:span></text:p>
      <text:p text:style-name="Standard"><text:span text:style-name="T17"><text:s text:c="2"/></text:span></text:p>
      <text:p text:style-name="Standard"><text:span text:style-name="T17">gap may not appear within supplied text</text:span></text:p>
      <text:p text:style-name="Standard"><text:span text:style-name="T17"><text:s text:c="2"/></text:span></text:p>
      <text:p text:style-name="Standard"><text:span text:style-name="T17"><text:s text:c="2"/></text:span></text:p>
      <text:p text:style-name="Standard"><text:span text:style-name="T17">Text completely lost from the surface and unrecoverable</text:span></text:p>
      <text:p text:style-name="Standard"><text:span text:style-name="T17">Traces of text remain on the surface but cannot be interpreted</text:span></text:p>
      <text:p text:style-name="Standard"><text:span text:style-name="T17">Text erroneously omitted from the surface by the scribe/cutter</text:span></text:p>
      <text:p text:style-name="Standard"><text:span text:style-name="T17">Text omitted from the edition by the editor, for whatever reason (brevity, context, language, etc.)</text:span></text:p>
      <text:p text:style-name="Standard"><text:span text:style-name="T17"><text:s text:c="2"/></text:span></text:p>
      <text:p text:style-name="Standard"><text:span text:style-name="T17"><text:s text:c="2"/></text:span></text:p>
      <text:p text:style-name="Standard"><text:span text:style-name="T17">ancient acute (oxia, tonos) diacritic</text:span></text:p>
      <text:p text:style-name="Standard"><text:span text:style-name="T17">ancient apex (identical in appearance to acute), marking a long vowel</text:span></text:p>
      <text:p text:style-name="Standard"><text:span text:style-name="T17">ancient asper (rough breathing) diacritic</text:span></text:p>
      <text:p text:style-name="Standard"><text:span text:style-name="T17">ancient circumflex (perispomeni) diacritic</text:span></text:p>
      <text:p text:style-name="Standard"><text:span text:style-name="T17">ancient diaeresis</text:span></text:p>
      <text:p text:style-name="Standard"><text:span text:style-name="T17">ancient grave (varia) diacritic</text:span></text:p>
      <text:p text:style-name="Standard"><text:span text:style-name="T17">characters scored or struck through at the mid-line level</text:span></text:p>
      <text:p text:style-name="Standard"><text:span text:style-name="T17">character(s) inverted or rotated with respect to the rest of the text</text:span></text:p>
      <text:p text:style-name="Standard"><text:span text:style-name="T17">italicized character(s)</text:span></text:p>
      <text:p text:style-name="Standard"><text:span text:style-name="T17">ancient lenis (smooth breathing) diacritic</text:span></text:p>
      <text:p text:style-name="Standard"><text:span text:style-name="T17">two (or more) letters ligatured, monogrammed, or therwise joined</text:span></text:p>
      <text:p text:style-name="Standard"><text:span text:style-name="T17">unmarked character(s)</text:span></text:p>
      <text:p text:style-name="Standard"><text:span text:style-name="T17">characters reversed (backward-facing) with respect to the rest of the line of text</text:span></text:p>
      <text:p text:style-name="Standard"><text:span text:style-name="T17">Letter(s) smaller than those around them</text:span></text:p>
      <text:p text:style-name="Standard"><text:span text:style-name="T17">characters written lower than the surrounding text</text:span></text:p>
      <text:p text:style-name="Standard"><text:span text:style-name="T17">characters written higher than the surrounding text</text:span></text:p>
      <text:p text:style-name="Standard"><text:span text:style-name="T17">characters written with a supralinear line above (e.g. for abbreviation or numerals)</text:span></text:p>
      <text:p text:style-name="Standard"><text:span text:style-name="T17">Letter(s) taller than those around it, e.g. I-longa</text:span></text:p>
      <text:p text:style-name="Standard"><text:span text:style-name="T17">text written with solid line beneath</text:span></text:p>
      <text:p text:style-name="Standard"><text:span text:style-name="T17">a character written directly above another character (as opposed to superscript)</text:span></text:p>
      <text:p text:style-name="Standard"><text:span text:style-name="T17"><text:s text:c="2"/></text:span></text:p>
      <text:p text:style-name="Standard"><text:span text:style-name="T17"><text:s text:c="2"/></text:span></text:p>
      <text:p text:style-name="Standard"><text:span text:style-name="T17">Consider whether the line should be inside the app.</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his line-beginning should not be taken as a word-break, i.e. word would be hyphenated in a printed text</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 dated palaeographically</text:span></text:p>
      <text:p text:style-name="Standard"><text:span text:style-name="T17">Text dated by nomenclature or onomastics</text:span></text:p>
      <text:p text:style-name="Standard"><text:span text:style-name="T17">Text dated by known persons named or implied within it</text:span></text:p>
      <text:p text:style-name="Standard"><text:span text:style-name="T17">Text dated by the reign of an emperor or other ruler</text:span></text:p>
      <text:p text:style-name="Standard"><text:span text:style-name="T17">Text dated by the use of official titles</text:span></text:p>
      <text:p text:style-name="Standard"><text:span text:style-name="T17">Text dated by explicit internal date</text:span></text:p>
      <text:p text:style-name="Standard"><text:span text:style-name="T17">Archaeological, epigraphic, iconographic or other context of the text support</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space may have @quantity (a figure) or @extent (a descriptive text value) but not both</text:span></text:p>
      <text:p text:style-name="Standard"><text:span text:style-name="T17"><text:s text:c="2"/></text:span></text:p>
      <text:p text:style-name="Standard"><text:span text:style-name="T17">If space has @quantity then @unit is required</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Characters supplied from a parallel version of this text, absent from this one</text:span></text:p>
      <text:p text:style-name="Standard"><text:span text:style-name="T17">Characters visible to a previous editor, now lost/unclear due to damage</text:span></text:p>
      <text:p text:style-name="Standard"><text:span text:style-name="T17">Restoration of text completely lost from the surface</text:span></text:p>
      <text:p text:style-name="Standard"><text:span text:style-name="T17">Supplement of text erroneously omitted from the surface by the scribe/cutter</text:span></text:p>
      <text:p text:style-name="Standard"><text:span text:style-name="T17">Editorial supplement of words subaudible to the native reader</text:span></text:p>
      <text:p text:style-name="Standard"><text:span text:style-name="T17">Editorial explanation of oblique text in original</text:span></text:p>
      <text:p text:style-name="Standard"><text:span text:style-name="T17">Text restored (e.g. from earlier witness or alternate copy) without specification of current state of this text</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No matching xml:id for reference(s): </text:span></text:p>
      <text:p text:style-name="Standard"><text:span text:style-name="T17">.</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text:s text:c="2"/></text:span></text:p>
      <text:p text:style-name="Standard"><text:span text:style-name="T17">No matching xml:id for reference(s): </text:span></text:p>
      <text:p text:style-name="Standard"><text:span text:style-name="T17">.</text:span></text:p>
      <text:p text:style-name="Standard"><text:span text:style-name="T17"><text:s text:c="2"/></text:span></text:p>
      <text:p text:style-name="Standard"><text:span text:style-name="T17"><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Lucida Sans1" svg:font-family="'Lucida Sans'" style:font-family-generic="swiss"/>
    <style:font-face style:name="F" svg:font-family="" style:font-family-generic="roman" style:font-pitch="variable"/>
    <style:font-face style:name="Arial" svg:font-family="Arial"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 fo:font-size="11pt" fo:language="en" fo:country="US" style:letter-kerning="false" style:font-name-asian="F1"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F" fo:font-size="11pt" fo:language="en" fo:country="US" style:letter-kerning="false" style:font-name-asian="F1"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1945in" fo:margin-bottom="0in" loext:contextual-spacing="false" fo:line-height="115%"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0835in" loext:contextual-spacing="false"/>
    </style:style>
    <style:style style:name="List" style:family="paragraph" style:parent-style-name="Standard" style:default-outline-level="" style:class="list">
      <style:paragraph-properties fo:margin-top="0.1945in" fo:margin-bottom="0in" loext:contextual-spacing="tru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together="always" fo:keep-with-next="always"/>
      <style:text-properties fo:color="#000000" style:font-name="F"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text-properties fo:font-size="13pt" style:font-size-asian="13pt" style:font-size-complex="13pt"/>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Heading_20_3" style:next-style-name="Standard" style:default-outline-level="4"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Heading_20_5" style:next-style-name="Standard" style:default-outline-level="6" style:class="text"/>
    <style:style style:name="Heading_20_7" style:display-name="Heading 7" style:family="paragraph" style:parent-style-name="Heading_20_6" style:next-style-name="Standard" style:default-outline-level="7" style:class="text">
      <style:text-properties fo:color="#404040" fo:font-style="normal" style:font-style-asian="normal" style:font-style-complex="normal"/>
    </style:style>
    <style:style style:name="Heading_20_8" style:display-name="Heading 8" style:family="paragraph" style:parent-style-name="Standard" style:next-style-name="Standard" style:default-outline-level="8" style:class="text">
      <style:paragraph-properties fo:keep-together="always" fo:keep-with-next="always"/>
      <style:text-properties fo:color="#404040" style:font-name="F" style:font-family-generic="roman" style:font-pitch="variable" fo:font-size="10pt" style:font-name-asian="F1" style:font-family-generic-asian="system" style:font-pitch-asian="variable" style:font-size-asian="10pt" style:font-name-complex="F1"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keep-together="always" fo:keep-with-next="always"/>
      <style:text-properties fo:color="#404040" style:font-name="F" style:font-family-generic="roman" style:font-pitch="variable" fo:font-size="10pt" fo:font-style="italic" style:font-name-asian="F1" style:font-family-generic-asian="system" style:font-pitch-asian="variable" style:font-size-asian="10pt" style:font-style-asian="italic" style:font-name-complex="F1" style:font-family-generic-complex="system" style:font-pitch-complex="variable" style:font-size-complex="10pt" style:font-style-complex="italic"/>
    </style:style>
    <style:style style:name="id_5f_no" style:display-name="id_no" style:family="paragraph" style:parent-style-name="Standard" style:default-outline-level="">
      <style:paragraph-properties fo:text-align="end" style:justify-single-word="false"/>
      <style:text-properties fo:color="#1f497d" fo:font-size="12pt" fo:font-weight="bold" style:font-size-asian="12pt"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eword" style:family="paragraph" style:parent-style-name="Standard" style:default-outline-level="">
      <style:text-properties fo:color="#1f497d"/>
    </style:style>
    <style:style style:name="List_20_Paragraph" style:display-name="List Paragraph" style:family="paragraph" style:parent-style-name="Standard" style:default-outline-level="">
      <style:paragraph-properties fo:margin-top="0.1945in" fo:margin-bottom="0in" loext:contextual-spacing="true"/>
    </style:style>
    <style:style style:name="List_20_Bullet" style:display-name="List Bullet" style:family="paragraph" style:parent-style-name="Standard" style:default-outline-level="">
      <style:paragraph-properties fo:margin-top="0.1945in" fo:margin-bottom="0in" loext:contextual-spacing="true"/>
    </style:style>
    <style:style style:name="Definition" style:family="paragraph" style:parent-style-name="Standard" style:next-style-name="Standard" style:default-outline-level=""/>
    <style:style style:name="Note" style:family="paragraph" style:parent-style-name="Standard" style:next-style-name="Standard" style:default-outline-level="">
      <style:paragraph-properties>
        <style:tab-stops>
          <style:tab-stop style:position="0.6701in"/>
        </style:tab-stops>
      </style:paragraph-properties>
      <style:text-properties fo:font-size="9pt" style:font-size-asian="9pt"/>
    </style:style>
    <style:style style:name="Example" style:family="paragraph" style:parent-style-name="Standard" style:next-style-name="Standard" style:default-outline-level="">
      <style:paragraph-properties>
        <style:tab-stops>
          <style:tab-stop style:position="0.9453in"/>
        </style:tab-stops>
      </style:paragraph-properties>
      <style:text-properties fo:font-size="9pt" style:font-size-asian="9pt"/>
    </style:style>
    <style:style style:name="List_20_Continue" style:display-name="List Continue" style:family="paragraph" style:parent-style-name="List_20_Bullet" style:default-outline-level="">
      <style:text-properties fo:language="en" fo:country="GB"/>
    </style:style>
    <style:style style:name="List_20_Bullet_20_5" style:display-name="List Bullet 5" style:family="paragraph" style:parent-style-name="List_20_Bullet_20_4" style:default-outline-level="">
      <style:paragraph-properties fo:margin-left="1.5in" fo:margin-right="0in" fo:text-indent="0in" style:auto-text-indent="false"/>
    </style:style>
    <style:style style:name="List_20_Bullet_20_4" style:display-name="List Bullet 4" style:family="paragraph" style:parent-style-name="List_20_Bullet_20_3" style:default-outline-level="">
      <style:paragraph-properties fo:margin-left="1.25in" fo:margin-right="0in" fo:text-indent="0in" style:auto-text-indent="false"/>
    </style:style>
    <style:style style:name="List_20_Bullet_20_3" style:display-name="List Bullet 3" style:family="paragraph" style:parent-style-name="List_20_Bullet_20_2" style:default-outline-level="">
      <style:paragraph-properties fo:margin-left="1in" fo:margin-right="0in" fo:text-indent="0in" style:auto-text-indent="false"/>
    </style:style>
    <style:style style:name="List_20_Bullet_20_2" style:display-name="List Bullet 2" style:family="paragraph" style:parent-style-name="List_20_Bullet" style:default-outline-level="">
      <style:paragraph-properties fo:margin-left="0.75in" fo:margin-right="0in" fo:text-indent="0in" style:auto-text-indent="false"/>
    </style:style>
    <style:style style:name="List_20_Number_20_3" style:display-name="List Number 3" style:family="paragraph" style:parent-style-name="Standard" style:default-outline-level="">
      <style:paragraph-properties fo:margin-top="0.1945in" fo:margin-bottom="0in" loext:contextual-spacing="true"/>
    </style:style>
    <style:style style:name="List_20_2" style:display-name="List 2" style:family="paragraph" style:parent-style-name="List" style:default-outline-level="" style:class="list"/>
    <style:style style:name="List_20_Number" style:display-name="List Number" style:family="paragraph" style:parent-style-name="Standard" style:default-outline-level="">
      <style:paragraph-properties fo:margin-left="0.5in" fo:margin-right="0in" fo:margin-top="0.1945in" fo:margin-bottom="0in" loext:contextual-spacing="true" fo:text-indent="0in" style:auto-text-indent="false"/>
    </style:style>
    <style:style style:name="List_20_Number_20_2" style:display-name="List Number 2" style:family="paragraph" style:parent-style-name="Standard" style:default-outline-level="">
      <style:paragraph-properties fo:margin-top="0.1945in" fo:margin-bottom="0in" loext:contextual-spacing="true"/>
    </style:style>
    <style:style style:name="List_20_Continue_20_3" style:display-name="List Continue 3" style:family="paragraph" style:parent-style-name="List_20_Continue" style:default-outline-level="">
      <style:paragraph-properties fo:margin-left="1in" fo:margin-right="0in" fo:margin-top="0.1945in" fo:margin-bottom="0.0835in" loext:contextual-spacing="true" fo:text-indent="0in" style:auto-text-indent="false"/>
    </style:style>
    <style:style style:name="List_20_3" style:display-name="List 3" style:family="paragraph" style:parent-style-name="List_20_2" style:default-outline-level="" style:class="list">
      <style:paragraph-properties fo:margin-left="1in" fo:margin-right="0in" fo:text-indent="0in" style:auto-text-indent="false"/>
    </style:style>
    <style:style style:name="List_20_4" style:display-name="List 4" style:family="paragraph" style:parent-style-name="List_20_3" style:default-outline-level="" style:class="list">
      <style:paragraph-properties fo:margin-left="1.25in" fo:margin-right="0in" fo:text-indent="0in" style:auto-text-indent="false"/>
    </style:style>
    <style:style style:name="List_20_5" style:display-name="List 5" style:family="paragraph" style:parent-style-name="List_20_4" style:default-outline-level="" style:class="list">
      <style:paragraph-properties fo:margin-left="1.5in" fo:margin-right="0in" fo:text-indent="0in" style:auto-text-indent="false"/>
    </style:style>
    <style:style style:name="List_20_Number_20_5" style:display-name="List Number 5" style:family="paragraph" style:parent-style-name="Standard" style:default-outline-level="">
      <style:paragraph-properties fo:margin-top="0.1945in" fo:margin-bottom="0in" loext:contextual-spacing="true"/>
    </style:style>
    <style:style style:name="List_20_Number_20_4" style:display-name="List Number 4" style:family="paragraph" style:parent-style-name="Standard" style:default-outline-level="">
      <style:paragraph-properties fo:margin-top="0.1945in" fo:margin-bottom="0in" loext:contextual-spacing="tru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Special" style:family="paragraph" style:parent-style-name="Standard" style:next-style-name="Standard" style:default-outline-level="">
      <style:paragraph-properties fo:padding-left="0.0555in" fo:padding-right="0.0555in" fo:padding-top="0.0138in" fo:padding-bottom="0.0138in" fo:border="0.51pt solid #00000a" style:shadow="#000000 0.0071in 0.0071in"/>
      <style:text-properties style:font-name="DejaVu Sans Mono" fo:font-family="'DejaVu Sans Mono'" style:font-family-generic="roman" style:font-pitch="variable" fo:font-size="9pt" style:font-size-asian="9pt"/>
    </style:style>
    <style:style style:name="Figure_20_footnote" style:display-name="Figure footnote" style:family="paragraph" style:parent-style-name="Footnote" style:next-style-name="Standard" style:default-outline-level=""/>
    <style:style style:name="Figure_20_title" style:display-name="Figure title" style:family="paragraph" style:parent-style-name="Standard" style:next-style-name="Standard" style:auto-update="true" style:default-outline-level="">
      <style:paragraph-properties fo:text-align="center" style:justify-single-word="false"/>
      <style:text-properties fo:font-weight="bold" style:font-weight-asian="bold"/>
    </style:style>
    <style:style style:name="Figure_20_note" style:display-name="Figure note" style:family="paragraph" style:parent-style-name="Note" style:default-outline-level=""/>
    <style:style style:name="Table_20_title" style:display-name="Table title" style:family="paragraph" style:parent-style-name="Standard" style:next-style-name="Standard" style:auto-update="true" style:default-outline-level="">
      <style:paragraph-properties fo:margin-left="0in" fo:margin-right="0in" fo:text-align="center" style:justify-single-word="false" fo:text-indent="0in" style:auto-text-indent="false">
        <style:tab-stops>
          <style:tab-stop style:position="0.5in"/>
        </style:tab-stops>
      </style:paragraph-properties>
      <style:text-properties fo:font-size="10pt" fo:font-weight="bold" style:font-size-asian="10pt" style:font-weight-asian="bold"/>
    </style:style>
    <style:style style:name="Table_20_note" style:display-name="Table note" style:family="paragraph" style:parent-style-name="Note" style:default-outline-level=""/>
    <style:style style:name="Figure_20_text" style:display-name="Figure text" style:family="paragraph" style:parent-style-name="Standard" style:default-outline-level=""/>
    <style:style style:name="Formula" style:family="paragraph" style:parent-style-name="Standard" style:next-style-name="Standard" style:default-outline-level="">
      <style:paragraph-properties fo:margin-left="0.2799in" fo:margin-right="0in" fo:text-indent="0in" style:auto-text-indent="false">
        <style:tab-stops>
          <style:tab-stop style:position="6.7701in"/>
        </style:tab-stops>
      </style:paragraph-properties>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365f91"/>
    </style:style>
    <style:style style:name="Contents_20_1" style:display-name="Contents 1" style:family="paragraph" style:parent-style-name="Standard" style:next-style-name="Standard" style:auto-update="true" style:default-outline-level="" style:class="index">
      <style:paragraph-properties fo:margin-top="0.194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194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1945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1945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1945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1945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1945in" fo:margin-bottom="0.2083in" loext:contextual-spacing="true" fo:line-height="100%" fo:padding-left="0in" fo:padding-right="0in" fo:padding-top="0in" fo:padding-bottom="0.0555in" fo:border-left="none" fo:border-right="none" fo:border-top="none" fo:border-bottom="0.99pt solid #4f81bd"/>
      <style:text-properties fo:color="#17365d" style:font-name="F" style:font-family-generic="roman" style:font-pitch="variable" fo:font-size="26pt" fo:letter-spacing="0.0035in" style:letter-kerning="true" style:font-name-asian="F1" style:font-family-generic-asian="system" style:font-pitch-asian="variable" style:font-size-asian="26pt" style:font-name-complex="F1" style:font-family-generic-complex="system" style:font-pitch-complex="variable" style:font-size-complex="26pt"/>
    </style:style>
    <style:style style:name="List_20_Continue_20_2" style:display-name="List Continue 2" style:family="paragraph" style:parent-style-name="List_20_Continue" style:default-outline-level="">
      <style:paragraph-properties fo:margin-left="0.75in" fo:margin-right="0in" fo:margin-top="0.1945in" fo:margin-bottom="0.0835in" loext:contextual-spacing="true" fo:text-indent="0in" style:auto-text-indent="false"/>
    </style:style>
    <style:style style:name="List_20_Continue_20_4" style:display-name="List Continue 4" style:family="paragraph" style:parent-style-name="List_20_Continue" style:default-outline-level="">
      <style:paragraph-properties fo:margin-left="1.25in" fo:margin-right="0in" fo:margin-top="0.1945in" fo:margin-bottom="0.0835in" loext:contextual-spacing="true" fo:text-indent="0in" style:auto-text-indent="false"/>
    </style:style>
    <style:style style:name="List_20_Continue_20_5" style:display-name="List Continue 5" style:family="paragraph" style:parent-style-name="List_20_Continue" style:default-outline-level="">
      <style:paragraph-properties fo:margin-left="1.5in" fo:margin-right="0in" fo:margin-top="0.1945in" fo:margin-bottom="0.0835in" loext:contextual-spacing="true" fo:text-indent="0in" style:auto-text-indent="false"/>
    </style:style>
    <style:style style:name="dl" style:family="paragraph" style:parent-style-name="Standard" style:default-outline-level="">
      <style:paragraph-properties fo:margin-left="0.3in" fo:margin-right="0in" fo:margin-top="0.1945in" fo:margin-bottom="0.0835in" loext:contextual-spacing="false" fo:text-indent="0in" style:auto-text-indent="false"/>
    </style:style>
    <style:style style:name="Table_20_footnote" style:display-name="Table footnote" style:family="paragraph" style:parent-style-name="Standard" style:default-outline-level="">
      <style:paragraph-properties fo:margin-top="0.0417in" fo:margin-bottom="0.0417in" loext:contextual-spacing="false" style:line-height-at-least="0.1319in" fo:text-align="justify" style:justify-single-word="false">
        <style:tab-stops>
          <style:tab-stop style:position="0.2362in"/>
        </style:tab-stops>
      </style:paragraph-properties>
      <style:text-properties style:font-name="Arial" fo:font-family="Arial" style:font-family-generic="roman" style:font-pitch="variable" fo:font-size="8pt" fo:language="de" fo:country="DE" style:font-name-asian="MS Mincho" style:font-family-asian="'MS Mincho'" style:font-family-generic-asian="system" style:font-pitch-asian="variable" style:font-size-asian="8pt" style:language-asian="ja" style:country-asian="JP" style:font-name-complex="Times New Roman1" style:font-family-complex="'Times New Roman'" style:font-family-generic-complex="system" style:font-pitch-complex="variable" style:font-size-complex="10pt"/>
    </style:style>
    <style:style style:name="Table_20_text_20__28_9_29_" style:display-name="Table text (9)" style:family="paragraph" style:parent-style-name="Standard" style:default-outline-level="">
      <style:paragraph-properties fo:margin-top="0.0417in" fo:margin-bottom="0.0417in" loext:contextual-spacing="false" style:line-height-at-least="0.1457in" fo:text-align="justify" style:justify-single-word="false"/>
      <style:text-properties fo:font-size="9pt" fo:language="en" fo:country="GB" style:font-name-asian="MS Mincho" style:font-family-asian="'MS Mincho'" style:font-family-generic-asian="system" style:font-pitch-asian="variable" style:font-size-asian="9pt" style:language-asian="ja" style:country-asian="JP" style:font-name-complex="Times New Roman1" style:font-family-complex="'Times New Roman'" style:font-family-generic-complex="system" style:font-pitch-complex="variable" style:font-size-complex="10pt"/>
    </style:style>
    <style:style style:name="Table_20_text_20__28_8_29_" style:display-name="Table text (8)" style:family="paragraph" style:parent-style-name="Table_20_text_20__28_9_29_" style:default-outline-level="">
      <style:paragraph-properties fo:text-align="start" style:justify-single-word="false"/>
      <style:text-properties fo:font-size="8pt" style:font-size-asian="8pt"/>
    </style:style>
    <style:style style:name="Table_20_text_20__28_7_29_" style:display-name="Table text (7)" style:family="paragraph" style:parent-style-name="Table_20_text_20__28_8_29_" style:default-outline-level="">
      <style:text-properties fo:font-size="7pt" style:font-size-asian="7pt"/>
    </style:style>
    <style:style style:name="Table_20_text_20__28_10_29_" style:display-name="Table text (10)" style:family="paragraph" style:parent-style-name="Table_20_text_20__28_7_29_" style:default-outline-level="">
      <style:text-properties fo:font-size="10pt" style:font-size-asian="10pt"/>
    </style:style>
    <style:style style:name="tei_5f_incipit" style:display-name="tei_incipit" style:family="paragraph" style:parent-style-name="Standard" style:default-outline-level="">
      <style:paragraph-properties fo:line-height="100%"/>
      <style:text-properties fo:font-size="12pt" style:font-size-asian="12pt" style:font-size-complex="12pt"/>
    </style:style>
    <style:style style:name="tei_5f_l" style:display-name="tei_l" style:family="paragraph" style:parent-style-name="Text_20_body_20_indent" style:default-outline-level="">
      <style:paragraph-properties fo:margin-left="0.1972in" fo:margin-right="0in" fo:margin-top="0in" fo:margin-bottom="0in" loext:contextual-spacing="false" style:line-height-at-least="0.1665in" fo:text-indent="0in" style:auto-text-indent="false"/>
    </style:style>
    <style:style style:name="Text_20_body_20_indent" style:display-name="Text body indent" style:family="paragraph" style:parent-style-name="Standard" style:default-outline-level="" style:class="text">
      <style:paragraph-properties fo:margin-left="0.1965in" fo:margin-right="0in" fo:margin-top="0.1945in" fo:margin-bottom="0.0835in" loext:contextual-spacing="false" fo:text-indent="0in" style:auto-text-indent="false"/>
    </style:style>
    <style:style style:name="tei_5f_rubric" style:display-name="tei_rubric" style:family="paragraph" style:parent-style-name="Standard" style:default-outline-level="">
      <style:paragraph-properties fo:line-height="100%"/>
      <style:text-properties fo:font-size="12pt" style:font-size-asian="12pt" style:font-size-complex="12pt"/>
    </style:style>
    <style:style style:name="tei_5f_speaker" style:display-name="tei_speaker" style:family="paragraph" style:parent-style-name="Text_20_body" style:auto-update="true" style:default-outline-level=""/>
    <style:style style:name="tei_5f_stage" style:display-name="tei_stage" style:family="paragraph" style:parent-style-name="tei_5f_speaker" style:auto-update="true" style:default-outline-level="">
      <style:paragraph-properties fo:margin-top="0.0835in" fo:margin-bottom="0.0835in" loext:contextual-spacing="false" fo:line-height="100%"/>
      <style:text-properties fo:font-variant="small-caps" fo:font-size="12pt" fo:font-weight="bold" style:font-size-asian="12pt" style:font-weight-asian="bold" style:font-size-complex="12pt"/>
    </style:style>
    <style:style style:name="Author" style:family="paragraph" style:parent-style-name="Title" style:default-outline-level="">
      <style:text-properties fo:font-size="22pt" style:font-size-asian="22pt"/>
    </style:style>
    <style:style style:name="Subtitle" style:family="paragraph" style:parent-style-name="Standard" style:next-style-name="Standard" style:default-outline-level="" style:class="chapter">
      <style:text-properties fo:color="#4f81bd" style:font-name="F" style:font-family-generic="roman" style:font-pitch="variable" fo:font-size="12pt" fo:letter-spacing="0.0102in" fo:font-style="italic" style:font-name-asian="F1" style:font-family-generic-asian="system" style:font-pitch-asian="variable" style:font-size-asian="12pt" style:font-style-asian="italic" style:font-name-complex="F1" style:font-family-generic-complex="system" style:font-pitch-complex="variable" style:font-size-complex="12pt" style:font-style-complex="italic"/>
    </style:style>
    <style:style style:name="tei_5f_lg" style:display-name="tei_lg" style:family="paragraph" style:parent-style-name="tei_5f_l" style:default-outline-level="">
      <style:paragraph-properties fo:line-height="50%"/>
    </style:style>
    <style:style style:name="tei_5f_docDate" style:display-name="tei_docDate" style:family="paragraph" style:parent-style-name="Title" style:next-style-name="Standard" style:default-outline-level="">
      <style:text-properties fo:font-size="16pt" style:font-size-asian="16pt"/>
    </style:style>
    <style:style style:name="tei_5f_signed" style:display-name="tei_signed" style:family="paragraph" style:parent-style-name="Standard" style:default-outline-level="">
      <style:paragraph-properties fo:margin-left="0.2992in" fo:margin-right="0in" fo:margin-top="0.25in" fo:margin-bottom="0in" loext:contextual-spacing="false" fo:text-indent="-0.2992in" style:auto-text-indent="false"/>
    </style:style>
    <style:style style:name="tei_5f_speech" style:display-name="tei_speech" style:family="paragraph" style:parent-style-name="Standard" style:default-outline-level="">
      <style:paragraph-properties fo:margin-left="0.3in" fo:margin-right="0in" fo:text-indent="-0.3in" style:auto-text-indent="false"/>
    </style:style>
    <style:style style:name="GeneratedTitle" style:family="paragraph" style:parent-style-name="Title" style:default-outline-level=""/>
    <style:style style:name="GeneratedSubTitle" style:family="paragraph" style:parent-style-name="Subtitle" style:default-outline-level=""/>
    <style:style style:name="ANNEX" style:family="paragraph" style:parent-style-name="Standard" style:default-outline-level="">
      <style:text-properties fo:font-size="16pt" fo:font-weight="bold" style:font-size-asian="16pt" style:font-weight-asian="bold"/>
    </style:style>
    <style:style style:name="Quote" style:family="paragraph" style:parent-style-name="Standard" style:next-style-name="Standard" style:default-outline-level="">
      <style:paragraph-properties fo:margin-left="0.1181in" fo:margin-right="0.1181in" fo:text-indent="0in" style:auto-text-indent="false"/>
      <style:text-properties fo:color="#000000" fo:font-style="italic" style:font-style-asian="italic" style:font-style-complex="italic"/>
    </style:style>
    <style:style style:name="MarginNoteOuter" style:family="paragraph" style:parent-style-name="Standard" style:default-outline-level=""/>
    <style:style style:name="marginOuter" style:family="paragraph" style:parent-style-name="Standard" style:default-outline-level=""/>
    <style:style style:name="tei_5f_biblfree" style:display-name="tei_biblfree" style:family="paragraph" style:parent-style-name="Standard" style:default-outline-level="">
      <style:paragraph-properties fo:margin-left="0.1972in" fo:margin-right="0in" fo:margin-top="0.1945in" fo:margin-bottom="0.1945in" loext:contextual-spacing="false" fo:text-indent="-0.0984in" style:auto-text-indent="false"/>
      <style:text-properties fo:font-size="10pt" style:font-size-asian="10pt"/>
    </style:style>
    <style:style style:name="tei_5f_byline" style:display-name="tei_byline" style:family="paragraph" style:parent-style-name="Author" style:default-outline-level=""/>
    <style:style style:name="egXML" style:family="paragraph" style:parent-style-name="Standard" style:default-outline-level="">
      <style:paragraph-properties fo:text-align="start" style:justify-single-word="false"/>
      <style:text-properties style:font-name="Courier" fo:font-family="Courier" style:font-family-generic="roman" style:font-pitch="variable" fo:font-size="10pt" style:font-size-asian="10pt"/>
    </style:style>
    <style:style style:name="egXMLTable" style:family="paragraph" style:parent-style-name="Standard" style:default-outline-level="">
      <style:paragraph-properties fo:margin-top="0.0555in" fo:margin-bottom="0in" loext:contextual-spacing="false" fo:text-align="start" style:justify-single-word="false"/>
      <style:text-properties style:font-name="Courier" fo:font-family="Courier" style:font-family-generic="roman" style:font-pitch="variable" fo:font-size="9pt" style:font-size-asian="9pt"/>
    </style:style>
    <style:style style:name="tei_5f_docAuthor" style:display-name="tei_docAuthor" style:family="paragraph" style:parent-style-name="Standard" style:default-outline-level="">
      <style:text-properties fo:font-size="14pt" fo:font-weight="bold" style:font-size-asian="14pt" style:font-weight-asian="bold"/>
    </style:style>
    <style:style style:name="tei_5f_bibl" style:display-name="tei_bibl" style:family="paragraph" style:parent-style-name="Standard" style:default-outline-level="">
      <style:paragraph-properties fo:margin-left="1in" fo:margin-right="0in" fo:text-indent="-0.5in" style:auto-text-indent="false"/>
    </style:style>
    <style:style style:name="marginRight" style:family="paragraph" style:parent-style-name="marginOuter" style:next-style-name="Standard" style:default-outline-level=""/>
    <style:style style:name="marginLeft" style:family="paragraph" style:parent-style-name="marginOuter" style:next-style-name="Standard" style:default-outline-level=""/>
    <style:style style:name="tei_5f_quote" style:display-name="tei_quote" style:family="paragraph" style:parent-style-name="Normal_20__28_Web_29_" style:default-outline-level="">
      <style:paragraph-properties fo:margin-left="0.1181in" fo:margin-right="0.1181in" fo:margin-top="0.0835in" fo:margin-bottom="0.0835in" loext:contextual-spacing="false" fo:line-height="100%" fo:text-indent="0in" style:auto-text-indent="false"/>
      <style:text-properties fo:font-size="11pt" style:font-size-asian="11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F"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F" style:font-family-generic="roman" style:font-pitch="variable" fo:font-size="13pt" fo:font-weight="bold" style:font-name-asian="F1" style:font-family-generic-asian="system" style:font-pitch-asian="variable" style:font-size-asian="13pt" style:font-weight-asian="bold" style:font-name-complex="F1"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F" style:font-family-generic="roman" style:font-pitch="variable" fo:font-size="13pt" fo:font-weight="bold" style:font-name-asian="F1" style:font-family-generic-asian="system" style:font-pitch-asian="variable" style:font-size-asian="13pt" style:font-weight-asian="bold" style:font-name-complex="F1"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000000" style:font-name="F" style:font-family-generic="roman" style:font-pitch="variable" fo:font-size="13pt" fo:font-style="italic" fo:font-weight="bold" style:font-name-asian="F1" style:font-family-generic-asian="system" style:font-pitch-asian="variable" style:font-size-asian="13pt" style:font-style-asian="italic" style:font-weight-asian="bold" style:font-name-complex="F1" style:font-family-generic-complex="system" style:font-pitch-complex="variable" style:font-size-complex="13pt" style:font-style-complex="italic" style:font-weight-complex="bold"/>
    </style:style>
    <style:style style:name="Heading_20_5_20_Char" style:display-name="Heading 5 Char" style:family="text" style:parent-style-name="Default_20_Paragraph_20_Font">
      <style:text-properties fo:color="#000000" style:font-name="F" style:font-family-generic="roman" style:font-pitch="variable" fo:font-size="13pt" fo:font-style="italic" fo:font-weight="bold" style:font-name-asian="F1" style:font-family-generic-asian="system" style:font-pitch-asian="variable" style:font-size-asian="13pt" style:font-style-asian="italic" style:font-weight-asian="bold" style:font-name-complex="F1"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color="#000000" style:font-name="F" style:font-family-generic="roman" style:font-pitch="variable" fo:font-size="13pt" fo:font-style="italic" fo:font-weight="bold" style:font-name-asian="F1" style:font-family-generic-asian="system" style:font-pitch-asian="variable" style:font-size-asian="13pt" style:font-style-asian="italic" style:font-weight-asian="bold" style:font-name-complex="F1"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fo:color="#404040" style:font-name="F" style:font-family-generic="roman" style:font-pitch="variable" fo:font-size="13pt" fo:font-weight="bold" style:font-name-asian="F1" style:font-family-generic-asian="system" style:font-pitch-asian="variable" style:font-size-asian="13pt" style:font-weight-asian="bold" style:font-name-complex="F1" style:font-family-generic-complex="system" style:font-pitch-complex="variable" style:font-size-complex="13pt" style:font-weight-complex="bold"/>
    </style:style>
    <style:style style:name="Heading_20_8_20_Char" style:display-name="Heading 8 Char" style:family="text" style:parent-style-name="Default_20_Paragraph_20_Font">
      <style:text-properties fo:color="#404040" style:font-name="F" style:font-family-generic="roman" style:font-pitch="variable" fo:font-size="10pt" style:font-name-asian="F1" style:font-family-generic-asian="system" style:font-pitch-asian="variable" style:font-size-asian="10pt" style:font-name-complex="F1"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F" style:font-family-generic="roman" style:font-pitch="variable" fo:font-size="10pt" fo:font-style="italic" style:font-name-asian="F1" style:font-family-generic-asian="system" style:font-pitch-asian="variable" style:font-size-asian="10pt" style:font-style-asian="italic" style:font-name-complex="F1"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igureFootnoteXref" style:family="text" style:parent-style-name="Footnote_20_Symbol">
      <style:text-properties style:text-position="0% 100%"/>
    </style:style>
    <style:style style:name="ExtXref"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rganization"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style:font-name="F" style:font-family-generic="roman" style:font-pitch="variable" fo:font-size="26pt" fo:letter-spacing="0.0035in" style:letter-kerning="true" style:font-name-asian="F1" style:font-family-generic-asian="system" style:font-pitch-asian="variable" style:font-size-asian="26pt" style:font-name-complex="F1" style:font-family-generic-complex="system" style:font-pitch-complex="variable" style:font-size-complex="26pt"/>
    </style:style>
    <style:style style:name="TableFootnoteXref" style:family="text">
      <style:text-properties fo:font-size="7pt" fo:language="en" fo:country="GB" style:font-size-asian="7pt"/>
    </style:style>
    <style:style style:name="Defterms" style:family="text" style:parent-style-name="Default_20_Paragraph_20_Font">
      <style:text-properties fo:language="en" fo:country="GB"/>
    </style:style>
    <style:style style:name="statement" style:family="text" style:parent-style-name="Default_20_Paragraph_20_Font"/>
    <style:style style:name="tei_5f_ex" style:display-name="tei_ex" style:family="text" style:parent-style-name="Default_20_Paragraph_20_Font"/>
    <style:style style:name="tei_5f_expan" style:display-name="tei_expan" style:family="text" style:parent-style-name="Default_20_Paragraph_20_Font"/>
    <style:style style:name="tei_5f_foreign" style:display-name="tei_foreign" style:family="text" style:parent-style-name="Default_20_Paragraph_20_Font">
      <style:text-properties fo:font-style="italic" style:font-style-asian="italic"/>
    </style:style>
    <style:style style:name="Body_20_Text_20_Indent_20_Char" style:display-name="Body Text Indent Char" style:family="text" style:parent-style-name="Default_20_Paragraph_20_Font"/>
    <style:style style:name="tei_5f_name" style:display-name="tei_name" style:family="text" style:parent-style-name="Default_20_Paragraph_20_Font"/>
    <style:style style:name="Body_20_Text_20_Char" style:display-name="Body Text Char" style:family="text" style:parent-style-name="Default_20_Paragraph_20_Font"/>
    <style:style style:name="tei_5f_supplied" style:display-name="tei_supplied" style:family="text" style:parent-style-name="Default_20_Paragraph_20_Font">
      <style:text-properties fo:color="#ff0000"/>
    </style:style>
    <style:style style:name="tei_5f_mentioned" style:display-name="tei_mentioned" style:family="text" style:parent-style-name="Default_20_Paragraph_20_Font">
      <style:text-properties fo:font-style="italic" style:font-style-asian="italic"/>
    </style:style>
    <style:style style:name="tei_5f_unclear" style:display-name="tei_unclear" style:family="text" style:parent-style-name="Default_20_Paragraph_20_Font"/>
    <style:style style:name="Subtitle_20_Char" style:display-name="Subtitle Char" style:family="text" style:parent-style-name="Default_20_Paragraph_20_Font">
      <style:text-properties fo:color="#4f81bd" style:font-name="F" style:font-family-generic="roman" style:font-pitch="variable" fo:font-size="12pt" fo:letter-spacing="0.0102in" fo:font-style="italic" style:font-name-asian="F1" style:font-family-generic-asian="system" style:font-pitch-asian="variable" style:font-size-asian="12pt" style:font-style-asian="italic" style:font-name-complex="F1" style:font-family-generic-complex="system" style:font-pitch-complex="variable" style:font-size-complex="12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i_5f_add" style:display-name="tei_add" style:family="text" style:parent-style-name="Default_20_Paragraph_20_Font">
      <style:text-properties fo:color="#008000" fo:font-style="italic" style:font-style-asian="italic"/>
    </style:style>
    <style:style style:name="tei_5f_corr" style:display-name="tei_corr" style:family="text" style:parent-style-name="Default_20_Paragraph_20_Font">
      <style:text-properties fo:color="#ff0000"/>
    </style:style>
    <style:style style:name="tei_5f_strikethrough" style:display-name="tei_strikethrough" style:family="text" style:parent-style-name="Default_20_Paragraph_20_Font">
      <style:text-properties style:text-line-through-style="none" style:text-line-through-type="none"/>
    </style:style>
    <style:style style:name="tei_5f_titlem" style:display-name="tei_titlem" style:family="text" style:parent-style-name="Default_20_Paragraph_20_Font">
      <style:text-properties fo:font-style="italic" style:font-style-asian="italic"/>
    </style:style>
    <style:style style:name="Normal_20__28_Web_29__20_Char" style:display-name="Normal (Web)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tei_5f_quote_20_Char" style:display-name="tei_quote Char" style:family="text" style:parent-style-name="Normal_20__28_Web_29__20_Char">
      <style:text-properties style:font-name="Times New Roman" fo:font-family="'Times New Roman'" style:font-family-generic="roman" style:font-pitch="variable" fo:font-size="12pt" style:font-size-asian="12pt" style:font-size-complex="12pt"/>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ListLabel_20_11" style:display-name="ListLabel 11" style:family="text">
      <style:text-properties fo:color="#00000a"/>
    </style:style>
    <style:style style:name="ListLabel_20_12" style:display-name="ListLabel 12" style:family="text">
      <style:text-properties fo:color="#00000a"/>
    </style:style>
    <style:style style:name="ListLabel_20_13" style:display-name="ListLabel 13" style:family="text">
      <style:text-properties fo:color="#00000a"/>
    </style:style>
    <style:style style:name="ListLabel_20_14" style:display-name="ListLabel 14" style:family="text">
      <style:text-properties fo:color="#00000a"/>
    </style:style>
    <style:style style:name="ListLabel_20_15" style:display-name="ListLabel 15" style:family="text">
      <style:text-properties fo:color="#00000a"/>
    </style:style>
    <style:style style:name="ListLabel_20_16" style:display-name="ListLabel 16" style:family="text">
      <style:text-properties fo:color="#00000a"/>
    </style:style>
    <style:style style:name="ListLabel_20_17" style:display-name="ListLabel 17" style:family="text"/>
    <style:style style:name="ListLabel_20_18" style:display-name="ListLabel 18" style:family="text">
      <style:text-properties style:text-underline-style="none"/>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5in" fo:margin-left="0.45in"/>
        </style:list-level-properties>
      </text:outline-level-style>
      <text:outline-level-style text:level="3" style:num-format="1" text:display-levels="3">
        <style:list-level-properties text:list-level-position-and-space-mode="label-alignment">
          <style:list-level-label-alignment text:label-followed-by="listtab" fo:text-indent="-0.6in" fo:margin-left="0.6in"/>
        </style:list-level-properties>
      </text:outline-level-style>
      <text:outline-level-style text:level="4" style:num-format="1" text:display-levels="4">
        <style:list-level-properties text:list-level-position-and-space-mode="label-alignment">
          <style:list-level-label-alignment text:label-followed-by="listtab" fo:text-indent="-0.75in" fo:margin-left="0.75in"/>
        </style:list-level-properties>
      </text:outline-level-style>
      <text:outline-level-style text:level="5" style:num-format="1" text:display-levels="5">
        <style:list-level-properties text:list-level-position-and-space-mode="label-alignment">
          <style:list-level-label-alignment text:label-followed-by="listtab" fo:text-indent="-0.9in" fo:margin-left="0.9in"/>
        </style:list-level-properties>
      </text:outline-level-style>
      <text:outline-level-style text:level="6" style:num-format="1" text:display-levels="6">
        <style:list-level-properties text:list-level-position-and-space-mode="label-alignment">
          <style:list-level-label-alignment text:label-followed-by="listtab" fo:text-indent="-1.05in" fo:margin-left="1.05in"/>
        </style:list-level-properties>
      </text:outline-level-style>
      <text:outline-level-style text:level="7" style:num-format="1" text:display-levels="7">
        <style:list-level-properties text:list-level-position-and-space-mode="label-alignment">
          <style:list-level-label-alignment text:label-followed-by="listtab" fo:text-indent="-1.2in" fo:margin-left="1.2in"/>
        </style:list-level-properties>
      </text:outline-level-style>
      <text:outline-level-style text:level="8" style:num-format="1" text:display-levels="8">
        <style:list-level-properties text:list-level-position-and-space-mode="label-alignment">
          <style:list-level-label-alignment text:label-followed-by="listtab" fo:text-indent="-1.35in" fo:margin-left="1.35in"/>
        </style:list-level-properties>
      </text:outline-level-style>
      <text:outline-level-style text:level="9" style:num-format="1" text:display-levels="9">
        <style:list-level-properties text:list-level-position-and-space-mode="label-alignment">
          <style:list-level-label-alignment text:label-followed-by="listtab" fo:text-indent="-1.5in" fo:margin-left="1.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style:num-format="1" text:display-levels="8">
        <style:list-level-properties text:list-level-position-and-space-mode="label-alignment">
          <style:list-level-label-alignment text:label-followed-by="listtab" fo:text-indent="-1.35in" fo:margin-left="1.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nnex " style:num-suffix=": " style:num-format="A" style:num-letter-sync="true">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65in" fo:margin-left="0.65in"/>
        </style:list-level-properties>
      </text:list-level-style-number>
      <text:list-level-style-number text:level="4" style:num-format="1" text:display-levels="4">
        <style:list-level-properties text:list-level-position-and-space-mode="label-alignment">
          <style:list-level-label-alignment text:label-followed-by="listtab" fo:text-indent="-0.8in" fo:margin-left="0.8in"/>
        </style:list-level-properties>
      </text:list-level-style-number>
      <text:list-level-style-number text:level="5" style:num-format="1" text:display-levels="5">
        <style:list-level-properties text:list-level-position-and-space-mode="label-alignment">
          <style:list-level-label-alignment text:label-followed-by="listtab" fo:text-indent="-0.95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1.1in" fo:margin-left="1.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4in" fo:margin-left="1.4in"/>
        </style:list-level-properties>
      </text:list-level-style-number>
      <text:list-level-style-number text:level="9" style:num-format="1" text:display-levels="9">
        <style:list-level-properties text:list-level-position-and-space-mode="label-alignment">
          <style:list-level-label-alignment text:label-followed-by="listtab" fo:text-indent="-1.55in" fo:margin-left="1.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Table "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Figure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783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text:p>
      </style:header>
      <style:header-left>
        <text:p text:style-name="Header"><text:s/></text:p>
      </style:header-left>
      <style:footer>
        <text:p text:style-name="Footer"><text:tab/><text:tab/><text:page-number text:select-page="current">63</text:page-number></text:p>
      </style:footer>
      <style:footer-left>
        <text:p text:style-name="Footer"><text:page-number text:select-page="current">62</text:page-number><text:tab/><text:tab/></text:p>
      </style:footer-left>
    </style:master-page>
    <style:master-page style:name="First_20_Page" style:display-name="First Page" style:page-layout-name="Mpm1" style:next-style-name="Standard">
      <style:header>
        <text:p text:style-name="Header"><text:s/></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lines for Encoding Critical Editions for the Library of Digital Latin Texts</dc:title>
    <meta:initial-creator>Samuel J. Huskey and Hugh Cayless</meta:initial-creator>
    <dc:creator>TEI stylesheets</dc:creator>
    <meta:editing-cycles>4</meta:editing-cycles>
    <meta:creation-date>2013-10-04T10:00:00</meta:creation-date>
    <dc:date>2018-05-14T22:00:00</dc:date>
    <meta:editing-duration>PT1M</meta:editing-duration>
    <meta:generator>LibreOffice/6.0.3.2$MacOSX_X86_64 LibreOffice_project/8f48d515416608e3a835360314dac7e47fd0b821</meta:generator>
    <meta:document-statistic meta:table-count="1" meta:image-count="0" meta:object-count="0" meta:page-count="63" meta:paragraph-count="1102" meta:word-count="28976" meta:character-count="203534" meta:non-whitespace-character-count="171089"/>
    <meta:user-defined meta:name="AppVersion">7.3.0</meta:user-defined>
    <meta:user-defined meta:name="Company">Text Encoding Initiati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I_toDOCX" meta:value-type="string">2.15.0</meta:user-defined>
    <meta:template xlink:type="simple" xlink:actuate="onRequest" xlink:title="Normal.dotm" xlink:href=""/>
  </office:meta>
</office:document-meta>
</file>